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161in"/>
    </style:style>
    <style:style style:name="co2" style:family="table-column">
      <style:table-column-properties fo:break-before="auto" style:column-width="1.1382in"/>
    </style:style>
    <style:style style:name="co3" style:family="table-column">
      <style:table-column-properties fo:break-before="auto" style:column-width="5.0402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366in" fo:break-before="auto" style:use-optimal-row-height="true"/>
    </style:style>
    <style:style style:name="ro5" style:family="table-row">
      <style:table-row-properties style:row-height="0.6472in" fo:break-before="auto" style:use-optimal-row-height="true"/>
    </style:style>
    <style:style style:name="ro6" style:family="table-row">
      <style:table-row-properties style:row-height="0.8028in" fo:break-before="auto" style:use-optimal-row-height="true"/>
    </style:style>
    <style:style style:name="ro7" style:family="table-row">
      <style:table-row-properties style:row-height="0.4917in" fo:break-before="auto" style:use-optimal-row-height="true"/>
    </style:style>
    <style:style style:name="ro8" style:family="table-row">
      <style:table-row-properties style:row-height="1.1138in" fo:break-before="auto" style:use-optimal-row-height="true"/>
    </style:style>
    <style:style style:name="ro9" style:family="table-row">
      <style:table-row-properties style:row-height="0.9583in" fo:break-before="auto" style:use-optimal-row-height="true"/>
    </style:style>
    <style:style style:name="ro10" style:family="table-row">
      <style:table-row-properties style:row-height="1.2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wrap-option="wrap" fo:border-left="none" fo:border-right="none" fo:border-top="0.06pt solid #000000"/>
    </style:style>
    <style:style style:name="ce6" style:family="table-cell" style:parent-style-name="Default" style:data-style-name="N100">
      <style:table-cell-properties fo:wrap-option="wrap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7.7677in" svg:height="6.2724in" svg:x="11.8913in" svg:y="0.5598in">
            <draw:object draw:notify-on-update-of-ranges="Sheet1.G6:Sheet1.G9 Sheet1.E4:Sheet1.E4 Sheet1.E6:Sheet1.E9 Sheet1.G4:Sheet1.G4 Sheet1.G6:Sheet1.G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6" table:default-cell-style-name="ce2"/>
        <table:table-column table:style-name="co3" table:default-cell-style-name="ce2"/>
        <table:table-column table:style-name="co2" table:number-columns-repeated="1016" table:default-cell-style-name="ce2"/>
        <table:table-row table:style-name="ro1">
          <table:table-cell table:style-name="ce1" office:value-type="string" table:number-columns-spanned="2" table:number-rows-spanned="1">
            <text:p>Flat profile:</text:p>
          </table:table-cell>
          <table:covered-table-cell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table:number-columns-spanned="6" table:number-rows-spanned="1">
            <text:p>Each sample counts as 0.01 seconds.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table:number-columns-spanned="1" table:number-rows-spanned="2">
            <text:p>% time</text:p>
          </table:table-cell>
          <table:table-cell table:style-name="ce3" office:value-type="string" table:number-columns-spanned="1" table:number-rows-spanned="2">
            <text:p>cumulative seconds</text:p>
          </table:table-cell>
          <table:table-cell table:style-name="ce3" office:value-type="string" table:number-columns-spanned="1" table:number-rows-spanned="2">
            <text:p>self seconds</text:p>
          </table:table-cell>
          <table:table-cell table:style-name="ce3" office:value-type="string" table:number-columns-spanned="1" table:number-rows-spanned="2">
            <text:p>calls</text:p>
          </table:table-cell>
          <table:table-cell table:style-name="ce3" office:value-type="string" table:number-columns-spanned="1" table:number-rows-spanned="2">
            <text:p>Self us/call</text:p>
          </table:table-cell>
          <table:table-cell table:style-name="ce3" office:value-type="string" table:number-columns-spanned="1" table:number-rows-spanned="2">
            <text:p>Total us/call</text:p>
          </table:table-cell>
          <table:table-cell table:style-name="ce7" office:value-type="string" table:number-columns-spanned="13" table:number-rows-spanned="2">
            <text:p>name</text:p>
          </table:table-cell>
          <table:covered-table-cell table:number-columns-repeated="12" table:style-name="ce4"/>
          <table:table-cell table:number-columns-repeated="1005"/>
        </table:table-row>
        <table:table-row table:style-name="ro2">
          <table:covered-table-cell table:number-columns-repeated="19" table:style-name="ce4"/>
          <table:table-cell table:number-columns-repeated="1005"/>
        </table:table-row>
        <table:table-row table:style-name="ro3">
          <table:table-cell table:style-name="ce5" office:value-type="float" office:value="1.52">
            <text:p>1.52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.01">
            <text:p>0.01</text:p>
          </table:table-cell>
          <table:table-cell table:style-name="ce5" office:value-type="float" office:value="874">
            <text:p>874</text:p>
          </table:table-cell>
          <table:table-cell table:number-columns-repeated="2" table:style-name="ce5" office:value-type="float" office:value="11.44">
            <text:p>11.44</text:p>
          </table:table-cell>
          <table:table-cell table:style-name="ce8" office:value-type="string" table:number-columns-spanned="13" table:number-rows-spanned="1">
            <text:p>cv::videostab::MotionEstimatorRansacL2::MotionEstimatorRansacL2(cv::videostab::MotionModel)</text:p>
          </table:table-cell>
          <table:covered-table-cell table:number-columns-repeated="12" table:style-name="ce5"/>
          <table:table-cell table:number-columns-repeated="1005"/>
        </table:table-row>
        <table:table-row table:style-name="ro3">
          <table:table-cell table:style-name="ce5" office:value-type="float" office:value="1.52">
            <text:p>1.52</text:p>
          </table:table-cell>
          <table:table-cell table:style-name="ce5" office:value-type="float" office:value="0.65">
            <text:p>0.65</text:p>
          </table:table-cell>
          <table:table-cell table:style-name="ce5" office:value-type="float" office:value="0.01">
            <text:p>0.01</text:p>
          </table:table-cell>
          <table:table-cell table:style-name="ce5" office:value-type="float" office:value="1125">
            <text:p>1125</text:p>
          </table:table-cell>
          <table:table-cell table:number-columns-repeated="2" table:style-name="ce5" office:value-type="float" office:value="8.89">
            <text:p>8.89</text:p>
          </table:table-cell>
          <table:table-cell table:style-name="ce8" office:value-type="string" table:number-columns-spanned="13" table:number-rows-spanned="1">
            <text:p>cv::videostab::MotionFilterBase::stabilize(int,</text:p>
          </table:table-cell>
          <table:covered-table-cell table:style-name="ce5" office:value-type="string">
            <text:p>std::vector&lt;cv::Mat,</text:p>
          </table:covered-table-cell>
          <table:covered-table-cell table:style-name="ce5" office:value-type="string">
            <text:p>std::allocator&lt;cv::Mat&gt;</text:p>
          </table:covered-table-cell>
          <table:covered-table-cell table:style-name="ce5" office:value-type="string">
            <text:p>&gt;</text:p>
          </table:covered-table-cell>
          <table:covered-table-cell table:style-name="ce5" office:value-type="string">
            <text:p>const&amp;,</text:p>
          </table:covered-table-cell>
          <table:covered-table-cell table:style-name="ce5" office:value-type="string">
            <text:p>std::pair&lt;int,</text:p>
          </table:covered-table-cell>
          <table:covered-table-cell table:style-name="ce5" office:value-type="string">
            <text:p>int&gt;,</text:p>
          </table:covered-table-cell>
          <table:covered-table-cell table:style-name="ce5" office:value-type="string">
            <text:p>cv::Mat*)</text:p>
          </table:covered-table-cell>
          <table:covered-table-cell table:number-columns-repeated="5" table:style-name="ce5"/>
          <table:table-cell table:number-columns-repeated="1005"/>
        </table:table-row>
        <table:table-row table:style-name="ro3">
          <table:table-cell table:style-name="ce5" office:value-type="float" office:value="1.52">
            <text:p>1.52</text:p>
          </table:table-cell>
          <table:table-cell table:style-name="ce5" office:value-type="float" office:value="0.64">
            <text:p>0.64</text:p>
          </table:table-cell>
          <table:table-cell table:style-name="ce5" office:value-type="float" office:value="0.01">
            <text:p>0.01</text:p>
          </table:table-cell>
          <table:table-cell table:style-name="ce5" office:value-type="float" office:value="3748">
            <text:p>3748</text:p>
          </table:table-cell>
          <table:table-cell table:number-columns-repeated="2" table:style-name="ce5" office:value-type="float" office:value="2.67">
            <text:p>2.67</text:p>
          </table:table-cell>
          <table:table-cell table:style-name="ce8" office:value-type="string" table:number-columns-spanned="13" table:number-rows-spanned="1">
            <text:p>cv::videostab::GaussianMotionFilter::stabilize(int,</text:p>
          </table:table-cell>
          <table:covered-table-cell table:style-name="ce5" office:value-type="string">
            <text:p>std::vector&lt;cv::Mat,</text:p>
          </table:covered-table-cell>
          <table:covered-table-cell table:style-name="ce5" office:value-type="string">
            <text:p>std::allocator&lt;cv::Mat&gt;</text:p>
          </table:covered-table-cell>
          <table:covered-table-cell table:style-name="ce5" office:value-type="string">
            <text:p>&gt;</text:p>
          </table:covered-table-cell>
          <table:covered-table-cell table:style-name="ce5" office:value-type="string">
            <text:p>const&amp;,</text:p>
          </table:covered-table-cell>
          <table:covered-table-cell table:style-name="ce5" office:value-type="string">
            <text:p>std::pair&lt;int,</text:p>
          </table:covered-table-cell>
          <table:covered-table-cell table:style-name="ce5" office:value-type="string">
            <text:p>int&gt;)</text:p>
          </table:covered-table-cell>
          <table:covered-table-cell table:number-columns-repeated="6" table:style-name="ce5"/>
          <table:table-cell table:number-columns-repeated="1005"/>
        </table:table-row>
        <table:table-row table:style-name="ro3">
          <table:table-cell table:style-name="ce5" office:value-type="float" office:value="7.58">
            <text:p>7.58</text:p>
          </table:table-cell>
          <table:table-cell table:style-name="ce5" office:value-type="float" office:value="0.54">
            <text:p>0.54</text:p>
          </table:table-cell>
          <table:table-cell table:style-name="ce5" office:value-type="float" office:value="0.05">
            <text:p>0.05</text:p>
          </table:table-cell>
          <table:table-cell table:style-name="ce5" office:value-type="float" office:value="415159">
            <text:p>415159</text:p>
          </table:table-cell>
          <table:table-cell table:number-columns-repeated="2" table:style-name="ce5" office:value-type="float" office:value="0.12">
            <text:p>0.12</text:p>
          </table:table-cell>
          <table:table-cell table:style-name="ce8" office:value-type="string" table:number-columns-spanned="13" table:number-rows-spanned="1">
            <text:p>cv::videostab::ToFileMotionWriter::ToFileMotionWriter(std::string</text:p>
          </table:table-cell>
          <table:covered-table-cell table:style-name="ce5" office:value-type="string">
            <text:p>const&amp;,</text:p>
          </table:covered-table-cell>
          <table:covered-table-cell table:style-name="ce5" office:value-type="string">
            <text:p>cv::Ptr&lt;cv::videostab::ImageMotionEstimatorBase&gt;)</text:p>
          </table:covered-table-cell>
          <table:covered-table-cell table:number-columns-repeated="10" table:style-name="ce5"/>
          <table:table-cell table:number-columns-repeated="1005"/>
        </table:table-row>
        <table:table-row table:style-name="ro3">
          <table:table-cell table:style-name="ce5" office:value-type="float" office:value="62.12">
            <text:p>62.12</text:p>
          </table:table-cell>
          <table:table-cell table:number-columns-repeated="2" table:style-name="ce5" office:value-type="float" office:value="0.41">
            <text:p>0.41</text:p>
          </table:table-cell>
          <table:table-cell table:style-name="ce5" office:value-type="float" office:value="3764561">
            <text:p>3764561</text:p>
          </table:table-cell>
          <table:table-cell table:number-columns-repeated="2" table:style-name="ce5" office:value-type="float" office:value="0.11">
            <text:p>0.11</text:p>
          </table:table-cell>
          <table:table-cell table:style-name="ce8" office:value-type="string" table:number-columns-spanned="13" table:number-rows-spanned="1">
            <text:p>main</text:p>
          </table:table-cell>
          <table:covered-table-cell table:number-columns-repeated="12" table:style-name="ce5"/>
          <table:table-cell table:number-columns-repeated="1005"/>
        </table:table-row>
        <table:table-row table:style-name="ro3">
          <table:table-cell table:style-name="ce5" office:value-type="float" office:value="12.12">
            <text:p>12.12</text:p>
          </table:table-cell>
          <table:table-cell table:style-name="ce5" office:value-type="float" office:value="0.49">
            <text:p>0.49</text:p>
          </table:table-cell>
          <table:table-cell table:style-name="ce5" office:value-type="float" office:value="0.08">
            <text:p>0.08</text:p>
          </table:table-cell>
          <table:table-cell table:style-name="ce5" office:value-type="float" office:value="1655019">
            <text:p>1655019</text:p>
          </table:table-cell>
          <table:table-cell table:number-columns-repeated="2" table:style-name="ce5" office:value-type="float" office:value="0.05">
            <text:p>0.05</text:p>
          </table:table-cell>
          <table:table-cell table:style-name="ce8" office:value-type="string" table:number-columns-spanned="13" table:number-rows-spanned="1">
            <text:p>cv::videostab::estimateGlobMotionLeastSquaresSimilarity(int,</text:p>
          </table:table-cell>
          <table:covered-table-cell table:style-name="ce5" office:value-type="string">
            <text:p>cv::Point_&lt;float&gt;*,</text:p>
          </table:covered-table-cell>
          <table:covered-table-cell table:style-name="ce5" office:value-type="string">
            <text:p>cv::Point_&lt;float&gt;*,</text:p>
          </table:covered-table-cell>
          <table:covered-table-cell table:style-name="ce5" office:value-type="string">
            <text:p>float*)</text:p>
          </table:covered-table-cell>
          <table:covered-table-cell table:number-columns-repeated="9" table:style-name="ce5"/>
          <table:table-cell table:number-columns-repeated="1005"/>
        </table:table-row>
        <table:table-row table:style-name="ro3">
          <table:table-cell table:style-name="ce5" office:value-type="float" office:value="6.06">
            <text:p>6.06</text:p>
          </table:table-cell>
          <table:table-cell table:style-name="ce5" office:value-type="float" office:value="0.62">
            <text:p>0.62</text:p>
          </table:table-cell>
          <table:table-cell table:style-name="ce5" office:value-type="float" office:value="0.04">
            <text:p>0.04</text:p>
          </table:table-cell>
          <table:table-cell table:style-name="ce5" office:value-type="float" office:value="1667510">
            <text:p>1667510</text:p>
          </table:table-cell>
          <table:table-cell table:number-columns-repeated="2" table:style-name="ce5" office:value-type="float" office:value="0.02">
            <text:p>0.02</text:p>
          </table:table-cell>
          <table:table-cell table:style-name="ce8" office:value-type="string" table:number-columns-spanned="13" table:number-rows-spanned="1">
            <text:p>cv::videostab::estimateGlobMotionLeastSquaresTranslationAndScale(int,</text:p>
          </table:table-cell>
          <table:covered-table-cell table:style-name="ce5" office:value-type="string">
            <text:p>cv::Point_&lt;float&gt;*,</text:p>
          </table:covered-table-cell>
          <table:covered-table-cell table:style-name="ce5" office:value-type="string">
            <text:p>cv::Point_&lt;float&gt;*,</text:p>
          </table:covered-table-cell>
          <table:covered-table-cell table:style-name="ce5" office:value-type="string">
            <text:p>float*)</text:p>
          </table:covered-table-cell>
          <table:covered-table-cell table:number-columns-repeated="9" table:style-name="ce5"/>
          <table:table-cell table:number-columns-repeated="1005"/>
        </table:table-row>
        <table:table-row table:style-name="ro3">
          <table:table-cell table:style-name="ce5" office:value-type="float" office:value="6.06">
            <text:p>6.06</text:p>
          </table:table-cell>
          <table:table-cell table:style-name="ce5" office:value-type="float" office:value="0.58">
            <text:p>0.58</text:p>
          </table:table-cell>
          <table:table-cell table:style-name="ce5" office:value-type="float" office:value="0.04">
            <text:p>0.04</text:p>
          </table:table-cell>
          <table:table-cell table:style-name="ce5" office:value-type="float" office:value="2893110">
            <text:p>2893110</text:p>
          </table:table-cell>
          <table:table-cell table:number-columns-repeated="2" table:style-name="ce5" office:value-type="float" office:value="0.01">
            <text:p>0.01</text:p>
          </table:table-cell>
          <table:table-cell table:style-name="ce8" office:value-type="string" table:number-columns-spanned="13" table:number-rows-spanned="1">
            <text:p>cv::videostab::estimateGlobMotionLeastSquaresAffine(int,</text:p>
          </table:table-cell>
          <table:covered-table-cell table:style-name="ce5" office:value-type="string">
            <text:p>cv::Point_&lt;float&gt;*,</text:p>
          </table:covered-table-cell>
          <table:covered-table-cell table:style-name="ce5" office:value-type="string">
            <text:p>cv::Point_&lt;float&gt;*,</text:p>
          </table:covered-table-cell>
          <table:covered-table-cell table:style-name="ce5" office:value-type="string">
            <text:p>float*)</text:p>
          </table:covered-table-cell>
          <table:covered-table-cell table:number-columns-repeated="9" table:style-name="ce5"/>
          <table:table-cell table:number-columns-repeated="1005"/>
        </table:table-row>
        <table:table-row table:style-name="ro3">
          <table:table-cell table:style-name="ce5" office:value-type="float" office:value="1.52">
            <text:p>1.52</text:p>
          </table:table-cell>
          <table:table-cell table:style-name="ce5" office:value-type="float" office:value="0.63">
            <text:p>0.63</text:p>
          </table:table-cell>
          <table:table-cell table:style-name="ce5" office:value-type="float" office:value="0.01">
            <text:p>0.01</text:p>
          </table:table-cell>
          <table:table-cell table:style-name="ce5" office:value-type="float" office:value="1083412">
            <text:p>1083412</text:p>
          </table:table-cell>
          <table:table-cell table:number-columns-repeated="2" table:style-name="ce5" office:value-type="float" office:value="0.01">
            <text:p>0.01</text:p>
          </table:table-cell>
          <table:table-cell table:style-name="ce8" office:value-type="string" table:number-columns-spanned="13" table:number-rows-spanned="1">
            <text:p>cv::videostab::ToFileMotionWriter::estimate(cv::Mat</text:p>
          </table:table-cell>
          <table:covered-table-cell table:style-name="ce5" office:value-type="string">
            <text:p>const&amp;,</text:p>
          </table:covered-table-cell>
          <table:covered-table-cell table:style-name="ce5" office:value-type="string">
            <text:p>cv::Mat</text:p>
          </table:covered-table-cell>
          <table:covered-table-cell table:style-name="ce5" office:value-type="string">
            <text:p>const&amp;,</text:p>
          </table:covered-table-cell>
          <table:covered-table-cell table:style-name="ce5" office:value-type="string">
            <text:p>bool*)</text:p>
          </table:covered-table-cell>
          <table:covered-table-cell table:number-columns-repeated="8" table:style-name="ce5"/>
          <table:table-cell table:number-columns-repeated="1005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84127">
            <text:p>384127</text:p>
          </table:table-cell>
          <table:table-cell table:number-columns-repeated="2" table:style-name="ce5" office:value-type="float" office:value="0">
            <text:p>0</text:p>
          </table:table-cell>
          <table:table-cell table:style-name="ce8" office:value-type="string" table:number-columns-spanned="13" table:number-rows-spanned="1">
            <text:p>cv::videostab::getMotion(int,</text:p>
          </table:table-cell>
          <table:covered-table-cell table:style-name="ce5" office:value-type="string">
            <text:p>int,</text:p>
          </table:covered-table-cell>
          <table:covered-table-cell table:style-name="ce5" office:value-type="string">
            <text:p>std::vector&lt;cv::Mat,</text:p>
          </table:covered-table-cell>
          <table:covered-table-cell table:style-name="ce5" office:value-type="string">
            <text:p>std::allocator&lt;cv::Mat&gt;</text:p>
          </table:covered-table-cell>
          <table:covered-table-cell table:style-name="ce5" office:value-type="string">
            <text:p>&gt;</text:p>
          </table:covered-table-cell>
          <table:covered-table-cell table:style-name="ce5" office:value-type="string">
            <text:p>const&amp;)</text:p>
          </table:covered-table-cell>
          <table:covered-table-cell table:number-columns-repeated="7" table:style-name="ce5"/>
          <table:table-cell table:number-columns-repeated="1005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977">
            <text:p>20977</text:p>
          </table:table-cell>
          <table:table-cell table:number-columns-repeated="2" table:style-name="ce5" office:value-type="float" office:value="0">
            <text:p>0</text:p>
          </table:table-cell>
          <table:table-cell table:style-name="ce8" office:value-type="string" table:number-columns-spanned="13" table:number-rows-spanned="1">
            <text:p>cv::videostab::MotionInpaintBody</text:p>
          </table:table-cell>
          <table:covered-table-cell table:style-name="ce5" office:value-type="string">
            <text:p>cv::videostab::FastMarchingMethod::run&lt;cv::videostab::MotionInpaintBody&gt;(cv::Mat</text:p>
          </table:covered-table-cell>
          <table:covered-table-cell table:style-name="ce5" office:value-type="string">
            <text:p>const&amp;,</text:p>
          </table:covered-table-cell>
          <table:covered-table-cell table:style-name="ce5" office:value-type="string">
            <text:p>cv::videostab::MotionInpaintBody)</text:p>
          </table:covered-table-cell>
          <table:covered-table-cell table:number-columns-repeated="9" table:style-name="ce5"/>
          <table:table-cell table:number-columns-repeated="1005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4865">
            <text:p>14865</text:p>
          </table:table-cell>
          <table:table-cell table:number-columns-repeated="2" table:style-name="ce5" office:value-type="float" office:value="0">
            <text:p>0</text:p>
          </table:table-cell>
          <table:table-cell table:style-name="ce8" office:value-type="string" table:number-columns-spanned="13" table:number-rows-spanned="1">
            <text:p>cv::videostab::ColorAverageInpaintBody</text:p>
          </table:table-cell>
          <table:covered-table-cell table:style-name="ce5" office:value-type="string">
            <text:p>cv::videostab::FastMarchingMethod::run&lt;cv::videostab::ColorAverageInpaintBody&gt;(cv::Mat</text:p>
          </table:covered-table-cell>
          <table:covered-table-cell table:style-name="ce5" office:value-type="string">
            <text:p>const&amp;,</text:p>
          </table:covered-table-cell>
          <table:covered-table-cell table:style-name="ce5" office:value-type="string">
            <text:p>cv::videostab::ColorAverageInpaintBody)</text:p>
          </table:covered-table-cell>
          <table:covered-table-cell table:number-columns-repeated="9" table:style-name="ce5"/>
          <table:table-cell table:number-columns-repeated="1005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433">
            <text:p>11433</text:p>
          </table:table-cell>
          <table:table-cell table:number-columns-repeated="2" table:style-name="ce5" office:value-type="float" office:value="0">
            <text:p>0</text:p>
          </table:table-cell>
          <table:table-cell table:style-name="ce8" office:value-type="string" table:number-columns-spanned="13" table:number-rows-spanned="1">
            <text:p>cv::videostab::calcFlowMask(cv::Mat</text:p>
          </table:table-cell>
          <table:covered-table-cell table:style-name="ce5" office:value-type="string">
            <text:p>const&amp;,</text:p>
          </table:covered-table-cell>
          <table:covered-table-cell table:style-name="ce5" office:value-type="string">
            <text:p>cv::Mat</text:p>
          </table:covered-table-cell>
          <table:covered-table-cell table:style-name="ce5" office:value-type="string">
            <text:p>const&amp;,</text:p>
          </table:covered-table-cell>
          <table:covered-table-cell table:style-name="ce5" office:value-type="string">
            <text:p>cv::Mat</text:p>
          </table:covered-table-cell>
          <table:covered-table-cell table:style-name="ce5" office:value-type="string">
            <text:p>const&amp;,</text:p>
          </table:covered-table-cell>
          <table:covered-table-cell table:style-name="ce5" office:value-type="string">
            <text:p>float,</text:p>
          </table:covered-table-cell>
          <table:covered-table-cell table:style-name="ce5" office:value-type="string">
            <text:p>cv::Mat</text:p>
          </table:covered-table-cell>
          <table:covered-table-cell table:style-name="ce5" office:value-type="string">
            <text:p>const&amp;,</text:p>
          </table:covered-table-cell>
          <table:covered-table-cell table:style-name="ce5" office:value-type="string">
            <text:p>cv::Mat</text:p>
          </table:covered-table-cell>
          <table:covered-table-cell table:style-name="ce5" office:value-type="string">
            <text:p>const&amp;,</text:p>
          </table:covered-table-cell>
          <table:covered-table-cell table:style-name="ce5" office:value-type="string">
            <text:p>cv::Mat&amp;)</text:p>
          </table:covered-table-cell>
          <table:covered-table-cell table:style-name="ce5"/>
          <table:table-cell table:number-columns-repeated="1005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853">
            <text:p>9853</text:p>
          </table:table-cell>
          <table:table-cell table:number-columns-repeated="2" table:style-name="ce5" office:value-type="float" office:value="0">
            <text:p>0</text:p>
          </table:table-cell>
          <table:table-cell table:style-name="ce8" office:value-type="string" table:number-columns-spanned="13" table:number-rows-spanned="1">
            <text:p>cv::videostab::ConsistentMosaicInpainter::inpaint(int,</text:p>
          </table:table-cell>
          <table:covered-table-cell table:style-name="ce5" office:value-type="string">
            <text:p>cv::Mat&amp;,</text:p>
          </table:covered-table-cell>
          <table:covered-table-cell table:style-name="ce5" office:value-type="string">
            <text:p>cv::Mat&amp;)</text:p>
          </table:covered-table-cell>
          <table:covered-table-cell table:number-columns-repeated="10" table:style-name="ce5"/>
          <table:table-cell table:number-columns-repeated="1005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664">
            <text:p>9664</text:p>
          </table:table-cell>
          <table:table-cell table:number-columns-repeated="2" table:style-name="ce5" office:value-type="float" office:value="0">
            <text:p>0</text:p>
          </table:table-cell>
          <table:table-cell table:style-name="ce8" office:value-type="string" table:number-columns-spanned="13" table:number-rows-spanned="1">
            <text:p>cv::videostab::MotionInpainter::inpaint(int,</text:p>
          </table:table-cell>
          <table:covered-table-cell table:style-name="ce5" office:value-type="string">
            <text:p>cv::Mat&amp;,</text:p>
          </table:covered-table-cell>
          <table:covered-table-cell table:style-name="ce5" office:value-type="string">
            <text:p>cv::Mat&amp;)</text:p>
          </table:covered-table-cell>
          <table:covered-table-cell table:number-columns-repeated="10" table:style-name="ce5"/>
          <table:table-cell table:number-columns-repeated="1005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502">
            <text:p>7502</text:p>
          </table:table-cell>
          <table:table-cell table:number-columns-repeated="2" table:style-name="ce5" office:value-type="float" office:value="0">
            <text:p>0</text:p>
          </table:table-cell>
          <table:table-cell table:style-name="ce8" office:value-type="string" table:number-columns-spanned="13" table:number-rows-spanned="1">
            <text:p>cv::videostab::MotionInpainter::MotionInpainter()</text:p>
          </table:table-cell>
          <table:covered-table-cell table:number-columns-repeated="12" table:style-name="ce5"/>
          <table:table-cell table:number-columns-repeated="1005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442">
            <text:p>6442</text:p>
          </table:table-cell>
          <table:table-cell table:number-columns-repeated="2" table:style-name="ce5" office:value-type="float" office:value="0">
            <text:p>0</text:p>
          </table:table-cell>
          <table:table-cell table:style-name="ce8" office:value-type="string" table:number-columns-spanned="13" table:number-rows-spanned="1">
            <text:p>cv::videostab::ensureInclusionConstraint(cv::Mat</text:p>
          </table:table-cell>
          <table:covered-table-cell table:style-name="ce5" office:value-type="string">
            <text:p>const&amp;,</text:p>
          </table:covered-table-cell>
          <table:covered-table-cell table:style-name="ce5" office:value-type="string">
            <text:p>cv::Size_&lt;int&gt;,</text:p>
          </table:covered-table-cell>
          <table:covered-table-cell table:style-name="ce5" office:value-type="string">
            <text:p>float)</text:p>
          </table:covered-table-cell>
          <table:covered-table-cell table:number-columns-repeated="9" table:style-name="ce5"/>
          <table:table-cell table:number-columns-repeated="1005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529">
            <text:p>3529</text:p>
          </table:table-cell>
          <table:table-cell table:number-columns-repeated="2" table:style-name="ce5" office:value-type="float" office:value="0">
            <text:p>0</text:p>
          </table:table-cell>
          <table:table-cell table:style-name="ce8" office:value-type="string" table:number-columns-spanned="13" table:number-rows-spanned="1">
            <text:p>cv::videostab::estimateOptimalTrimRatio(cv::Mat</text:p>
          </table:table-cell>
          <table:covered-table-cell table:style-name="ce5" office:value-type="string">
            <text:p>const&amp;,</text:p>
          </table:covered-table-cell>
          <table:covered-table-cell table:style-name="ce5" office:value-type="string">
            <text:p>cv::Size_&lt;int&gt;)</text:p>
          </table:covered-table-cell>
          <table:covered-table-cell table:number-columns-repeated="10" table:style-name="ce5"/>
          <table:table-cell table:number-columns-repeated="1005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25">
            <text:p>1125</text:p>
          </table:table-cell>
          <table:table-cell table:number-columns-repeated="2" table:style-name="ce5" office:value-type="float" office:value="0">
            <text:p>0</text:p>
          </table:table-cell>
          <table:table-cell table:style-name="ce8" office:value-type="string" table:number-columns-spanned="13" table:number-rows-spanned="1">
            <text:p>cv::gpu::GoodFeaturesToTrackDetector_GPU::~GoodFeaturesToTrackDetector_GPU()</text:p>
          </table:table-cell>
          <table:covered-table-cell table:number-columns-repeated="12" table:style-name="ce5"/>
          <table:table-cell table:number-columns-repeated="1005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77">
            <text:p>877</text:p>
          </table:table-cell>
          <table:table-cell table:number-columns-repeated="2" table:style-name="ce5" office:value-type="float" office:value="0">
            <text:p>0</text:p>
          </table:table-cell>
          <table:table-cell table:style-name="ce8" office:value-type="string" table:number-columns-spanned="13" table:number-rows-spanned="1">
            <text:p>cv::videostab::MotionInpaintBody::MotionInpaintBody(cv::videostab::MotionInpaintBody</text:p>
          </table:table-cell>
          <table:covered-table-cell table:style-name="ce5" office:value-type="string">
            <text:p>const&amp;)</text:p>
          </table:covered-table-cell>
          <table:covered-table-cell table:number-columns-repeated="11" table:style-name="ce5"/>
          <table:table-cell table:number-columns-repeated="1005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76">
            <text:p>876</text:p>
          </table:table-cell>
          <table:table-cell table:number-columns-repeated="2" table:style-name="ce5" office:value-type="float" office:value="0">
            <text:p>0</text:p>
          </table:table-cell>
          <table:table-cell table:style-name="ce8" office:value-type="string" table:number-columns-spanned="13" table:number-rows-spanned="1">
            <text:p>cv::videostab::estimateGlobMotionLeastSquaresRigid(int,</text:p>
          </table:table-cell>
          <table:covered-table-cell table:style-name="ce5" office:value-type="string">
            <text:p>cv::Point_&lt;float&gt;*,</text:p>
          </table:covered-table-cell>
          <table:covered-table-cell table:style-name="ce5" office:value-type="string">
            <text:p>cv::Point_&lt;float&gt;*,</text:p>
          </table:covered-table-cell>
          <table:covered-table-cell table:style-name="ce5" office:value-type="string">
            <text:p>float*)</text:p>
          </table:covered-table-cell>
          <table:covered-table-cell table:number-columns-repeated="9" table:style-name="ce5"/>
          <table:table-cell table:number-columns-repeated="1005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76">
            <text:p>876</text:p>
          </table:table-cell>
          <table:table-cell table:number-columns-repeated="2" table:style-name="ce5" office:value-type="float" office:value="0">
            <text:p>0</text:p>
          </table:table-cell>
          <table:table-cell table:style-name="ce8" office:value-type="string" table:number-columns-spanned="13" table:number-rows-spanned="1">
            <text:p>std::basic_string&lt;char,</text:p>
          </table:table-cell>
          <table:covered-table-cell table:style-name="ce5" office:value-type="string">
            <text:p>std::char_traits&lt;char&gt;,</text:p>
          </table:covered-table-cell>
          <table:covered-table-cell table:style-name="ce5" office:value-type="string">
            <text:p>std::allocator&lt;char&gt;</text:p>
          </table:covered-table-cell>
          <table:covered-table-cell table:style-name="ce5" office:value-type="string">
            <text:p>&gt;</text:p>
          </table:covered-table-cell>
          <table:covered-table-cell table:style-name="ce5" office:value-type="string">
            <text:p>std::operator+&lt;char,</text:p>
          </table:covered-table-cell>
          <table:covered-table-cell table:style-name="ce5" office:value-type="string">
            <text:p>std::char_traits&lt;char&gt;,</text:p>
          </table:covered-table-cell>
          <table:covered-table-cell table:style-name="ce5" office:value-type="string">
            <text:p>std::allocator&lt;char&gt;</text:p>
          </table:covered-table-cell>
          <table:covered-table-cell table:style-name="ce5" office:value-type="string">
            <text:p>&gt;(char</text:p>
          </table:covered-table-cell>
          <table:covered-table-cell table:style-name="ce5" office:value-type="string">
            <text:p>const*,</text:p>
          </table:covered-table-cell>
          <table:covered-table-cell table:style-name="ce5" office:value-type="string">
            <text:p>std::basic_string&lt;char,</text:p>
          </table:covered-table-cell>
          <table:covered-table-cell table:style-name="ce5" office:value-type="string">
            <text:p>std::char_traits&lt;char&gt;,</text:p>
          </table:covered-table-cell>
          <table:covered-table-cell table:style-name="ce5" office:value-type="string">
            <text:p>std::allocator&lt;char&gt;</text:p>
          </table:covered-table-cell>
          <table:covered-table-cell table:style-name="ce5" office:value-type="string">
            <text:p>&gt;</text:p>
          </table:covered-table-cell>
          <table:table-cell office:value-type="string">
            <text:p>const&amp;)</text:p>
          </table:table-cell>
          <table:table-cell table:number-columns-repeated="1004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75">
            <text:p>875</text:p>
          </table:table-cell>
          <table:table-cell table:number-columns-repeated="2" table:style-name="ce5" office:value-type="float" office:value="0">
            <text:p>0</text:p>
          </table:table-cell>
          <table:table-cell table:style-name="ce8" office:value-type="string" table:number-columns-spanned="13" table:number-rows-spanned="1">
            <text:p>cv::videostab::MotionInpaintBody::operator()(int,</text:p>
          </table:table-cell>
          <table:covered-table-cell table:style-name="ce5" office:value-type="string">
            <text:p>int)</text:p>
          </table:covered-table-cell>
          <table:covered-table-cell table:number-columns-repeated="11" table:style-name="ce5"/>
          <table:table-cell table:number-columns-repeated="1005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75">
            <text:p>875</text:p>
          </table:table-cell>
          <table:table-cell table:number-columns-repeated="2" table:style-name="ce5" office:value-type="float" office:value="0">
            <text:p>0</text:p>
          </table:table-cell>
          <table:table-cell table:style-name="ce8" office:value-type="string" table:number-columns-spanned="13" table:number-rows-spanned="1">
            <text:p>cv::videostab::TwoPassStabilizer::postProcessFrame(cv::Mat</text:p>
          </table:table-cell>
          <table:covered-table-cell table:style-name="ce5" office:value-type="string">
            <text:p>const&amp;)</text:p>
          </table:covered-table-cell>
          <table:covered-table-cell table:number-columns-repeated="11" table:style-name="ce5"/>
          <table:table-cell table:number-columns-repeated="1005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75">
            <text:p>875</text:p>
          </table:table-cell>
          <table:table-cell table:number-columns-repeated="2" table:style-name="ce5" office:value-type="float" office:value="0">
            <text:p>0</text:p>
          </table:table-cell>
          <table:table-cell table:style-name="ce8" office:value-type="string" table:number-columns-spanned="13" table:number-rows-spanned="1">
            <text:p>cv::videostab::estimateGlobMotionLeastSquaresTranslation(int,</text:p>
          </table:table-cell>
          <table:covered-table-cell table:style-name="ce5" office:value-type="string">
            <text:p>cv::Point_&lt;float&gt;*,</text:p>
          </table:covered-table-cell>
          <table:covered-table-cell table:style-name="ce5" office:value-type="string">
            <text:p>cv::Point_&lt;float&gt;*,</text:p>
          </table:covered-table-cell>
          <table:covered-table-cell table:style-name="ce5" office:value-type="string">
            <text:p>float*)</text:p>
          </table:covered-table-cell>
          <table:covered-table-cell table:number-columns-repeated="9" table:style-name="ce5"/>
          <table:table-cell table:number-columns-repeated="1005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74">
            <text:p>87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.37">
            <text:p>3.37</text:p>
          </table:table-cell>
          <table:table-cell table:style-name="ce8" office:value-type="string" table:number-columns-spanned="13" table:number-rows-spanned="1">
            <text:p>cv::videostab::ColorInpainter::inpaint(int,</text:p>
          </table:table-cell>
          <table:covered-table-cell table:style-name="ce5" office:value-type="string">
            <text:p>cv::Mat&amp;,</text:p>
          </table:covered-table-cell>
          <table:covered-table-cell table:style-name="ce5" office:value-type="string">
            <text:p>cv::Mat&amp;)</text:p>
          </table:covered-table-cell>
          <table:covered-table-cell table:number-columns-repeated="10" table:style-name="ce5"/>
          <table:table-cell table:number-columns-repeated="1005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74">
            <text:p>874</text:p>
          </table:table-cell>
          <table:table-cell table:number-columns-repeated="2" table:style-name="ce5" office:value-type="float" office:value="0">
            <text:p>0</text:p>
          </table:table-cell>
          <table:table-cell table:style-name="ce8" office:value-type="string" table:number-columns-spanned="13" table:number-rows-spanned="1">
            <text:p>std::vector&lt;cv::Mat,</text:p>
          </table:table-cell>
          <table:covered-table-cell table:style-name="ce5" office:value-type="string">
            <text:p>std::allocator&lt;cv::Mat&gt;</text:p>
          </table:covered-table-cell>
          <table:covered-table-cell table:style-name="ce5" office:value-type="string">
            <text:p>&gt;::vector(unsigned</text:p>
          </table:covered-table-cell>
          <table:covered-table-cell table:style-name="ce5" office:value-type="string">
            <text:p>int,</text:p>
          </table:covered-table-cell>
          <table:covered-table-cell table:style-name="ce5" office:value-type="string">
            <text:p>cv::Mat</text:p>
          </table:covered-table-cell>
          <table:covered-table-cell table:style-name="ce5" office:value-type="string">
            <text:p>const&amp;,</text:p>
          </table:covered-table-cell>
          <table:covered-table-cell table:style-name="ce5" office:value-type="string">
            <text:p>std::allocator&lt;cv::Mat&gt;</text:p>
          </table:covered-table-cell>
          <table:covered-table-cell table:style-name="ce5" office:value-type="string">
            <text:p>const&amp;)</text:p>
          </table:covered-table-cell>
          <table:covered-table-cell table:number-columns-repeated="5" table:style-name="ce5"/>
          <table:table-cell table:number-columns-repeated="1005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1">
            <text:p>9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.26">
            <text:p>0.26</text:p>
          </table:table-cell>
          <table:table-cell table:style-name="ce8" office:value-type="string" table:number-columns-spanned="13" table:number-rows-spanned="1">
            <text:p>cv::videostab::StabilizerBase::stabilizeFrame()</text:p>
          </table:table-cell>
          <table:covered-table-cell table:number-columns-repeated="12" table:style-name="ce5"/>
          <table:table-cell table:number-columns-repeated="1005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number-columns-repeated="2" table:style-name="ce5" office:value-type="float" office:value="0">
            <text:p>0</text:p>
          </table:table-cell>
          <table:table-cell table:style-name="ce8" office:value-type="string" table:number-columns-spanned="13" table:number-rows-spanned="1">
            <text:p>cv::videostab::InpainterBase::setMotions(std::vector&lt;cv::Mat,</text:p>
          </table:table-cell>
          <table:covered-table-cell table:style-name="ce5" office:value-type="string">
            <text:p>std::allocator&lt;cv::Mat&gt;</text:p>
          </table:covered-table-cell>
          <table:covered-table-cell table:style-name="ce5" office:value-type="string">
            <text:p>&gt;</text:p>
          </table:covered-table-cell>
          <table:covered-table-cell table:style-name="ce5" office:value-type="string">
            <text:p>const&amp;)</text:p>
          </table:covered-table-cell>
          <table:covered-table-cell table:number-columns-repeated="9" table:style-name="ce5"/>
          <table:table-cell table:number-columns-repeated="1005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number-columns-repeated="2" table:style-name="ce5" office:value-type="float" office:value="0">
            <text:p>0</text:p>
          </table:table-cell>
          <table:table-cell table:style-name="ce8" office:value-type="string" table:number-columns-spanned="13" table:number-rows-spanned="1">
            <text:p>cv::videostab::StabilizerBase::doOneIteration()</text:p>
          </table:table-cell>
          <table:covered-table-cell table:number-columns-repeated="12" table:style-name="ce5"/>
          <table:table-cell table:number-columns-repeated="1005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number-columns-repeated="2" table:style-name="ce5" office:value-type="float" office:value="0">
            <text:p>0</text:p>
          </table:table-cell>
          <table:table-cell table:style-name="ce8" office:value-type="string" table:number-columns-spanned="13" table:number-rows-spanned="1">
            <text:p>cv::videostab::TwoPassStabilizer::estimateStabilizationMotion()</text:p>
          </table:table-cell>
          <table:covered-table-cell table:number-columns-repeated="12" table:style-name="ce5"/>
          <table:table-cell table:number-columns-repeated="1005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number-columns-repeated="2" table:style-name="ce5" office:value-type="float" office:value="0">
            <text:p>0</text:p>
          </table:table-cell>
          <table:table-cell table:style-name="ce8" office:value-type="string" table:number-columns-spanned="13" table:number-rows-spanned="1">
            <text:p>cv::videostab::ConsistentMosaicInpainter::ConsistentMosaicInpainter()</text:p>
          </table:table-cell>
          <table:covered-table-cell table:number-columns-repeated="12" table:style-name="ce5"/>
          <table:table-cell table:number-columns-repeated="1005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number-columns-repeated="2" table:style-name="ce5" office:value-type="float" office:value="0">
            <text:p>0</text:p>
          </table:table-cell>
          <table:table-cell table:style-name="ce8" office:value-type="string" table:number-columns-spanned="13" table:number-rows-spanned="1">
            <text:p>cv::videostab::ConsistentMosaicInpainter::~ConsistentMosaicInpainter()</text:p>
          </table:table-cell>
          <table:covered-table-cell table:number-columns-repeated="12" table:style-name="ce5"/>
          <table:table-cell table:number-columns-repeated="1005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number-columns-repeated="2" table:style-name="ce5" office:value-type="float" office:value="0">
            <text:p>0</text:p>
          </table:table-cell>
          <table:table-cell table:style-name="ce8" office:value-type="string" table:number-columns-spanned="13" table:number-rows-spanned="1">
            <text:p>cv::videostab::KeypointBasedMotionEstimatorGpu::estimate(cv::gpu::GpuMat</text:p>
          </table:table-cell>
          <table:covered-table-cell table:style-name="ce5" office:value-type="string">
            <text:p>const&amp;,</text:p>
          </table:covered-table-cell>
          <table:covered-table-cell table:style-name="ce5" office:value-type="string">
            <text:p>cv::gpu::GpuMat</text:p>
          </table:covered-table-cell>
          <table:covered-table-cell table:style-name="ce5" office:value-type="string">
            <text:p>const&amp;,</text:p>
          </table:covered-table-cell>
          <table:covered-table-cell table:style-name="ce5" office:value-type="string">
            <text:p>bool*)</text:p>
          </table:covered-table-cell>
          <table:covered-table-cell table:number-columns-repeated="8" table:style-name="ce5"/>
          <table:table-cell table:number-columns-repeated="1005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number-columns-repeated="2" table:style-name="ce5" office:value-type="float" office:value="0">
            <text:p>0</text:p>
          </table:table-cell>
          <table:table-cell table:style-name="ce8" office:value-type="string" table:number-columns-spanned="13" table:number-rows-spanned="1">
            <text:p>cv::videostab::ColorInpainter::~ColorInpainter()</text:p>
          </table:table-cell>
          <table:covered-table-cell table:number-columns-repeated="12" table:style-name="ce5"/>
          <table:table-cell table:number-columns-repeated="1005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.57">
            <text:p>21.57</text:p>
          </table:table-cell>
          <table:table-cell table:style-name="ce8" office:value-type="string" table:number-columns-spanned="13" table:number-rows-spanned="1">
            <text:p>cv::videostab::StabilizerBase::reset()</text:p>
          </table:table-cell>
          <table:covered-table-cell table:number-columns-repeated="12" table:style-name="ce5"/>
          <table:table-cell table:number-columns-repeated="1005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.12">
            <text:p>1.12</text:p>
          </table:table-cell>
          <table:table-cell table:style-name="ce8" office:value-type="string" table:number-columns-spanned="13" table:number-rows-spanned="1">
            <text:p>cv::videostab::OnePassStabilizer::estimateMotion()</text:p>
          </table:table-cell>
          <table:covered-table-cell table:number-columns-repeated="12" table:style-name="ce5"/>
          <table:table-cell table:number-columns-repeated="1005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style-name="ce8" office:value-type="string" table:number-columns-spanned="13" table:number-rows-spanned="1">
            <text:p>cv::Ptr&lt;cv::FeatureDetector&gt;::release()</text:p>
          </table:table-cell>
          <table:covered-table-cell table:number-columns-repeated="12" table:style-name="ce5"/>
          <table:table-cell table:number-columns-repeated="1005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style-name="ce8" office:value-type="string" table:number-columns-spanned="13" table:number-rows-spanned="1">
            <text:p>cv::Mat_&lt;unsigned</text:p>
          </table:table-cell>
          <table:covered-table-cell table:style-name="ce5" office:value-type="string">
            <text:p>char&gt;::~Mat_()</text:p>
          </table:covered-table-cell>
          <table:covered-table-cell table:number-columns-repeated="11" table:style-name="ce5"/>
          <table:table-cell table:number-columns-repeated="1005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.69">
            <text:p>1.69</text:p>
          </table:table-cell>
          <table:table-cell table:style-name="ce8" office:value-type="string" table:number-columns-spanned="13" table:number-rows-spanned="1">
            <text:p>cv::videostab::InpainterBase::setStabilizationMotions(std::vector&lt;cv::Mat,</text:p>
          </table:table-cell>
          <table:covered-table-cell table:style-name="ce5" office:value-type="string">
            <text:p>std::allocator&lt;cv::Mat&gt;</text:p>
          </table:covered-table-cell>
          <table:covered-table-cell table:style-name="ce5" office:value-type="string">
            <text:p>&gt;</text:p>
          </table:covered-table-cell>
          <table:covered-table-cell table:style-name="ce5" office:value-type="string">
            <text:p>const&amp;)</text:p>
          </table:covered-table-cell>
          <table:covered-table-cell table:number-columns-repeated="9" table:style-name="ce5"/>
          <table:table-cell table:number-columns-repeated="1005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style-name="ce8" office:value-type="string" table:number-columns-spanned="13" table:number-rows-spanned="1">
            <text:p>cv::videostab::InpainterBase::setRadius(int)</text:p>
          </table:table-cell>
          <table:covered-table-cell table:number-columns-repeated="12" table:style-name="ce5"/>
          <table:table-cell table:number-columns-repeated="1005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style-name="ce8" office:value-type="string" table:number-columns-spanned="13" table:number-rows-spanned="1">
            <text:p>cv::videostab::FromFileMotionReader::FromFileMotionReader(std::string</text:p>
          </table:table-cell>
          <table:covered-table-cell table:style-name="ce5" office:value-type="string">
            <text:p>const&amp;)</text:p>
          </table:covered-table-cell>
          <table:covered-table-cell table:number-columns-repeated="11" table:style-name="ce5"/>
          <table:table-cell table:number-columns-repeated="1005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style-name="ce8" office:value-type="string" table:number-columns-spanned="13" table:number-rows-spanned="1">
            <text:p>cv::videostab::ConsistentMosaicInpainter::~ConsistentMosaicInpainter()</text:p>
          </table:table-cell>
          <table:covered-table-cell table:number-columns-repeated="12" table:style-name="ce5"/>
          <table:table-cell table:number-columns-repeated="1005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style-name="ce8" office:value-type="string" table:number-columns-spanned="13" table:number-rows-spanned="1">
            <text:p>cv::videostab::KeypointBasedMotionEstimator::KeypointBasedMotionEstimator(cv::Ptr&lt;cv::videostab::MotionEstimatorBase&gt;)</text:p>
          </table:table-cell>
          <table:covered-table-cell table:number-columns-repeated="12" table:style-name="ce5"/>
          <table:table-cell table:number-columns-repeated="1005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style-name="ce8" office:value-type="string" table:number-columns-spanned="13" table:number-rows-spanned="1">
            <text:p>cv::videostab::InpainterBase::frames()</text:p>
          </table:table-cell>
          <table:covered-table-cell table:style-name="ce5" office:value-type="string">
            <text:p>const</text:p>
          </table:covered-table-cell>
          <table:covered-table-cell table:number-columns-repeated="11" table:style-name="ce5"/>
          <table:table-cell table:number-columns-repeated="1005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style-name="ce8" office:value-type="string" table:number-columns-spanned="13" table:number-rows-spanned="1">
            <text:p>std::vector&lt;cv::Point_&lt;float&gt;,</text:p>
          </table:table-cell>
          <table:covered-table-cell table:style-name="ce5" office:value-type="string">
            <text:p>std::allocator&lt;cv::Point_&lt;float&gt;</text:p>
          </table:covered-table-cell>
          <table:covered-table-cell table:style-name="ce5" office:value-type="string">
            <text:p>&gt;</text:p>
          </table:covered-table-cell>
          <table:covered-table-cell table:style-name="ce5" office:value-type="string">
            <text:p>&gt;::~vector()</text:p>
          </table:covered-table-cell>
          <table:covered-table-cell table:number-columns-repeated="9" table:style-name="ce5"/>
          <table:table-cell table:number-columns-repeated="1005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8" office:value-type="string" table:number-columns-spanned="13" table:number-rows-spanned="1">
            <text:p>cv::MatExpr::~MatExpr()</text:p>
          </table:table-cell>
          <table:covered-table-cell table:number-columns-repeated="12" table:style-name="ce5"/>
          <table:table-cell table:number-columns-repeated="1005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8" office:value-type="string" table:number-columns-spanned="13" table:number-rows-spanned="1">
            <text:p>cv::videostab::InpainterBase::setMotionModel(cv::videostab::MotionModel)</text:p>
          </table:table-cell>
          <table:covered-table-cell table:number-columns-repeated="12" table:style-name="ce5"/>
          <table:table-cell table:number-columns-repeated="1005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8" office:value-type="string" table:number-columns-spanned="13" table:number-rows-spanned="1">
            <text:p>cv::videostab::InpainterBase::~InpainterBase()</text:p>
          </table:table-cell>
          <table:covered-table-cell table:number-columns-repeated="12" table:style-name="ce5"/>
          <table:table-cell table:number-columns-repeated="1005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8" office:value-type="string" table:number-columns-spanned="13" table:number-rows-spanned="1">
            <text:p>cv::videostab::ColorInpainter::~ColorInpainter()</text:p>
          </table:table-cell>
          <table:covered-table-cell table:number-columns-repeated="12" table:style-name="ce5"/>
          <table:table-cell table:number-columns-repeated="1005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.37">
            <text:p>3.37</text:p>
          </table:table-cell>
          <table:table-cell table:style-name="ce8" office:value-type="string" table:number-columns-spanned="13" table:number-rows-spanned="1">
            <text:p>cv::videostab::StabilizerBase::postProcessFrame(cv::Mat</text:p>
          </table:table-cell>
          <table:covered-table-cell table:style-name="ce5" office:value-type="string">
            <text:p>const&amp;)</text:p>
          </table:covered-table-cell>
          <table:covered-table-cell table:number-columns-repeated="11" table:style-name="ce5"/>
          <table:table-cell table:number-columns-repeated="1005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8" office:value-type="string" table:number-columns-spanned="13" table:number-rows-spanned="1">
            <text:p>cv::videostab::OnePassStabilizer::estimateStabilizationMotion()</text:p>
          </table:table-cell>
          <table:covered-table-cell table:number-columns-repeated="12" table:style-name="ce5"/>
          <table:table-cell table:number-columns-repeated="1005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8" office:value-type="string" table:number-columns-spanned="13" table:number-rows-spanned="1">
            <text:p>cv::videostab::InpainterBase::stabilizedFrames()</text:p>
          </table:table-cell>
          <table:covered-table-cell table:style-name="ce5" office:value-type="string">
            <text:p>const</text:p>
          </table:covered-table-cell>
          <table:covered-table-cell table:number-columns-repeated="11" table:style-name="ce5"/>
          <table:table-cell table:number-columns-repeated="1005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.56">
            <text:p>1.56</text:p>
          </table:table-cell>
          <table:table-cell table:style-name="ce8" office:value-type="string" table:number-columns-spanned="13" table:number-rows-spanned="1">
            <text:p>std::vector&lt;std::vector&lt;int,</text:p>
          </table:table-cell>
          <table:covered-table-cell table:style-name="ce5" office:value-type="string">
            <text:p>std::allocator&lt;int&gt;</text:p>
          </table:covered-table-cell>
          <table:covered-table-cell table:style-name="ce5" office:value-type="string">
            <text:p>&gt;,</text:p>
          </table:covered-table-cell>
          <table:covered-table-cell table:style-name="ce5" office:value-type="string">
            <text:p>std::allocator&lt;std::vector&lt;int,</text:p>
          </table:covered-table-cell>
          <table:covered-table-cell table:style-name="ce5" office:value-type="string">
            <text:p>std::allocator&lt;int&gt;</text:p>
          </table:covered-table-cell>
          <table:covered-table-cell table:number-columns-repeated="2" table:style-name="ce5" office:value-type="string">
            <text:p>&gt;</text:p>
          </table:covered-table-cell>
          <table:covered-table-cell table:style-name="ce5" office:value-type="string">
            <text:p>&gt;::_M_fill_assign(unsigned</text:p>
          </table:covered-table-cell>
          <table:covered-table-cell table:style-name="ce5" office:value-type="string">
            <text:p>int,</text:p>
          </table:covered-table-cell>
          <table:covered-table-cell table:style-name="ce5" office:value-type="string">
            <text:p>std::vector&lt;int,</text:p>
          </table:covered-table-cell>
          <table:covered-table-cell table:style-name="ce5" office:value-type="string">
            <text:p>std::allocator&lt;int&gt;</text:p>
          </table:covered-table-cell>
          <table:covered-table-cell table:style-name="ce5" office:value-type="string">
            <text:p>&gt;</text:p>
          </table:covered-table-cell>
          <table:covered-table-cell table:style-name="ce5" office:value-type="string">
            <text:p>const&amp;)</text:p>
          </table:covered-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the</text:p>
          </table:table-cell>
          <table:table-cell office:value-type="string">
            <text:p>percentage</text:p>
          </table:table-cell>
          <table:table-cell office:value-type="string">
            <text:p>of</text:p>
          </table:table-cell>
          <table:table-cell office:value-type="string">
            <text:p>the</text:p>
          </table:table-cell>
          <table:table-cell office:value-type="string">
            <text:p>total</text:p>
          </table:table-cell>
          <table:table-cell office:value-type="string">
            <text:p>running</text:p>
          </table:table-cell>
          <table:table-cell office:value-type="string">
            <text:p>time</text:p>
          </table:table-cell>
          <table:table-cell office:value-type="string">
            <text:p>of</text:p>
          </table:table-cell>
          <table:table-cell office:value-type="string">
            <text:p>the</text:p>
          </table:table-cell>
          <table:table-cell table:number-columns-repeated="1013"/>
        </table:table-row>
        <table:table-row table:style-name="ro1">
          <table:table-cell office:value-type="string">
            <text:p>time</text:p>
          </table:table-cell>
          <table:table-cell office:value-type="string">
            <text:p>program</text:p>
          </table:table-cell>
          <table:table-cell office:value-type="string">
            <text:p>used</text:p>
          </table:table-cell>
          <table:table-cell office:value-type="string">
            <text:p>by</text:p>
          </table:table-cell>
          <table:table-cell office:value-type="string">
            <text:p>this</text:p>
          </table:table-cell>
          <table:table-cell office:value-type="string">
            <text:p>function.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cumulative</text:p>
          </table:table-cell>
          <table:table-cell office:value-type="string">
            <text:p>a</text:p>
          </table:table-cell>
          <table:table-cell office:value-type="string">
            <text:p>running</text:p>
          </table:table-cell>
          <table:table-cell office:value-type="string">
            <text:p>sum</text:p>
          </table:table-cell>
          <table:table-cell office:value-type="string">
            <text:p>of</text:p>
          </table:table-cell>
          <table:table-cell office:value-type="string">
            <text:p>the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seconds</text:p>
          </table:table-cell>
          <table:table-cell office:value-type="string">
            <text:p>accounted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seconds</text:p>
          </table:table-cell>
          <table:table-cell office:value-type="string">
            <text:p>for</text:p>
          </table:table-cell>
          <table:table-cell office:value-type="string">
            <text:p>by</text:p>
          </table:table-cell>
          <table:table-cell office:value-type="string">
            <text:p>this</text:p>
          </table:table-cell>
          <table:table-cell office:value-type="string">
            <text:p>function</text:p>
          </table:table-cell>
          <table:table-cell office:value-type="string">
            <text:p>and</text:p>
          </table:table-cell>
          <table:table-cell office:value-type="string">
            <text:p>those</text:p>
          </table:table-cell>
          <table:table-cell office:value-type="string">
            <text:p>listed</text:p>
          </table:table-cell>
          <table:table-cell office:value-type="string">
            <text:p>above</text:p>
          </table:table-cell>
          <table:table-cell office:value-type="string">
            <text:p>it.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self</text:p>
          </table:table-cell>
          <table:table-cell office:value-type="string">
            <text:p>the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seconds</text:p>
          </table:table-cell>
          <table:table-cell office:value-type="string">
            <text:p>accounted</text:p>
          </table:table-cell>
          <table:table-cell office:value-type="string">
            <text:p>for</text:p>
          </table:table-cell>
          <table:table-cell office:value-type="string">
            <text:p>by</text:p>
          </table:table-cell>
          <table:table-cell office:value-type="string">
            <text:p>this</text:p>
          </table:table-cell>
          <table:table-cell table:number-columns-repeated="1014"/>
        </table:table-row>
        <table:table-row table:style-name="ro1">
          <table:table-cell office:value-type="string">
            <text:p>seconds</text:p>
          </table:table-cell>
          <table:table-cell office:value-type="string">
            <text:p>function</text:p>
          </table:table-cell>
          <table:table-cell office:value-type="string">
            <text:p>alone.</text:p>
          </table:table-cell>
          <table:table-cell office:value-type="string">
            <text:p>This</text:p>
          </table:table-cell>
          <table:table-cell office:value-type="string">
            <text:p>is</text:p>
          </table:table-cell>
          <table:table-cell office:value-type="string">
            <text:p>the</text:p>
          </table:table-cell>
          <table:table-cell office:value-type="string">
            <text:p>major</text:p>
          </table:table-cell>
          <table:table-cell office:value-type="string">
            <text:p>sort</text:p>
          </table:table-cell>
          <table:table-cell office:value-type="string">
            <text:p>for</text:p>
          </table:table-cell>
          <table:table-cell office:value-type="string">
            <text:p>this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listing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calls</text:p>
          </table:table-cell>
          <table:table-cell office:value-type="string">
            <text:p>the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imes</text:p>
          </table:table-cell>
          <table:table-cell office:value-type="string">
            <text:p>this</text:p>
          </table:table-cell>
          <table:table-cell office:value-type="string">
            <text:p>function</text:p>
          </table:table-cell>
          <table:table-cell office:value-type="string">
            <text:p>was</text:p>
          </table:table-cell>
          <table:table-cell office:value-type="string">
            <text:p>invoked,</text:p>
          </table:table-cell>
          <table:table-cell office:value-type="string">
            <text:p>if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this</text:p>
          </table:table-cell>
          <table:table-cell office:value-type="string">
            <text:p>function</text:p>
          </table:table-cell>
          <table:table-cell office:value-type="string">
            <text:p>is</text:p>
          </table:table-cell>
          <table:table-cell office:value-type="string">
            <text:p>profiled,</text:p>
          </table:table-cell>
          <table:table-cell office:value-type="string">
            <text:p>else</text:p>
          </table:table-cell>
          <table:table-cell office:value-type="string">
            <text:p>blank.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self</text:p>
          </table:table-cell>
          <table:table-cell office:value-type="string">
            <text:p>the</text:p>
          </table:table-cell>
          <table:table-cell office:value-type="string">
            <text:p>average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milliseconds</text:p>
          </table:table-cell>
          <table:table-cell office:value-type="string">
            <text:p>spent</text:p>
          </table:table-cell>
          <table:table-cell office:value-type="string">
            <text:p>in</text:p>
          </table:table-cell>
          <table:table-cell office:value-type="string">
            <text:p>this</text:p>
          </table:table-cell>
          <table:table-cell table:number-columns-repeated="1014"/>
        </table:table-row>
        <table:table-row table:style-name="ro1">
          <table:table-cell office:value-type="string">
            <text:p>ms/call</text:p>
          </table:table-cell>
          <table:table-cell office:value-type="string">
            <text:p>function</text:p>
          </table:table-cell>
          <table:table-cell office:value-type="string">
            <text:p>per</text:p>
          </table:table-cell>
          <table:table-cell office:value-type="string">
            <text:p>call,</text:p>
          </table:table-cell>
          <table:table-cell office:value-type="string">
            <text:p>if</text:p>
          </table:table-cell>
          <table:table-cell office:value-type="string">
            <text:p>this</text:p>
          </table:table-cell>
          <table:table-cell office:value-type="string">
            <text:p>function</text:p>
          </table:table-cell>
          <table:table-cell office:value-type="string">
            <text:p>is</text:p>
          </table:table-cell>
          <table:table-cell office:value-type="string">
            <text:p>profiled,</text:p>
          </table:table-cell>
          <table:table-cell table:number-columns-repeated="1015"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else</text:p>
          </table:table-cell>
          <table:table-cell office:value-type="string">
            <text:p>blank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total</text:p>
          </table:table-cell>
          <table:table-cell office:value-type="string">
            <text:p>the</text:p>
          </table:table-cell>
          <table:table-cell office:value-type="string">
            <text:p>average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milliseconds</text:p>
          </table:table-cell>
          <table:table-cell office:value-type="string">
            <text:p>spent</text:p>
          </table:table-cell>
          <table:table-cell office:value-type="string">
            <text:p>in</text:p>
          </table:table-cell>
          <table:table-cell office:value-type="string">
            <text:p>this</text:p>
          </table:table-cell>
          <table:table-cell table:number-columns-repeated="1014"/>
        </table:table-row>
        <table:table-row table:style-name="ro1">
          <table:table-cell office:value-type="string">
            <text:p>ms/call</text:p>
          </table:table-cell>
          <table:table-cell office:value-type="string">
            <text:p>function</text:p>
          </table:table-cell>
          <table:table-cell office:value-type="string">
            <text:p>and</text:p>
          </table:table-cell>
          <table:table-cell office:value-type="string">
            <text:p>its</text:p>
          </table:table-cell>
          <table:table-cell office:value-type="string">
            <text:p>descendents</text:p>
          </table:table-cell>
          <table:table-cell office:value-type="string">
            <text:p>per</text:p>
          </table:table-cell>
          <table:table-cell office:value-type="string">
            <text:p>call,</text:p>
          </table:table-cell>
          <table:table-cell office:value-type="string">
            <text:p>if</text:p>
          </table:table-cell>
          <table:table-cell office:value-type="string">
            <text:p>this</text:p>
          </table:table-cell>
          <table:table-cell table:number-columns-repeated="1015"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function</text:p>
          </table:table-cell>
          <table:table-cell office:value-type="string">
            <text:p>is</text:p>
          </table:table-cell>
          <table:table-cell office:value-type="string">
            <text:p>profiled,</text:p>
          </table:table-cell>
          <table:table-cell office:value-type="string">
            <text:p>else</text:p>
          </table:table-cell>
          <table:table-cell office:value-type="string">
            <text:p>blank.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name</text:p>
          </table:table-cell>
          <table:table-cell office:value-type="string">
            <text:p>the</text:p>
          </table:table-cell>
          <table:table-cell office:value-type="string">
            <text:p>name</text:p>
          </table:table-cell>
          <table:table-cell office:value-type="string">
            <text:p>of</text:p>
          </table:table-cell>
          <table:table-cell office:value-type="string">
            <text:p>the</text:p>
          </table:table-cell>
          <table:table-cell office:value-type="string">
            <text:p>function.</text:p>
          </table:table-cell>
          <table:table-cell office:value-type="string">
            <text:p>This</text:p>
          </table:table-cell>
          <table:table-cell office:value-type="string">
            <text:p>is</text:p>
          </table:table-cell>
          <table:table-cell office:value-type="string">
            <text:p>the</text:p>
          </table:table-cell>
          <table:table-cell office:value-type="string">
            <text:p>minor</text:p>
          </table:table-cell>
          <table:table-cell office:value-type="string">
            <text:p>sor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for</text:p>
          </table:table-cell>
          <table:table-cell office:value-type="string">
            <text:p>this</text:p>
          </table:table-cell>
          <table:table-cell office:value-type="string">
            <text:p>listing.</text:p>
          </table:table-cell>
          <table:table-cell office:value-type="string">
            <text:p>The</text:p>
          </table:table-cell>
          <table:table-cell office:value-type="string">
            <text:p>index</text:p>
          </table:table-cell>
          <table:table-cell office:value-type="string">
            <text:p>shows</text:p>
          </table:table-cell>
          <table:table-cell office:value-type="string">
            <text:p>the</text:p>
          </table:table-cell>
          <table:table-cell office:value-type="string">
            <text:p>location</text:p>
          </table:table-cell>
          <table:table-cell office:value-type="string">
            <text:p>of</text:p>
          </table:table-cell>
          <table:table-cell table:number-columns-repeated="1014"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he</text:p>
          </table:table-cell>
          <table:table-cell office:value-type="string">
            <text:p>function</text:p>
          </table:table-cell>
          <table:table-cell office:value-type="string">
            <text:p>in</text:p>
          </table:table-cell>
          <table:table-cell office:value-type="string">
            <text:p>the</text:p>
          </table:table-cell>
          <table:table-cell office:value-type="string">
            <text:p>gprof</text:p>
          </table:table-cell>
          <table:table-cell office:value-type="string">
            <text:p>listing.</text:p>
          </table:table-cell>
          <table:table-cell office:value-type="string">
            <text:p>If</text:p>
          </table:table-cell>
          <table:table-cell office:value-type="string">
            <text:p>the</text:p>
          </table:table-cell>
          <table:table-cell office:value-type="string">
            <text:p>index</text:p>
          </table:table-cell>
          <table:table-cell office:value-type="string">
            <text:p>is</text:p>
          </table:table-cell>
          <table:table-cell table:number-columns-repeated="1013"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in</text:p>
          </table:table-cell>
          <table:table-cell office:value-type="string">
            <text:p>parenthesis</text:p>
          </table:table-cell>
          <table:table-cell office:value-type="string">
            <text:p>it</text:p>
          </table:table-cell>
          <table:table-cell office:value-type="string">
            <text:p>shows</text:p>
          </table:table-cell>
          <table:table-cell office:value-type="string">
            <text:p>where</text:p>
          </table:table-cell>
          <table:table-cell office:value-type="string">
            <text:p>it</text:p>
          </table:table-cell>
          <table:table-cell office:value-type="string">
            <text:p>would</text:p>
          </table:table-cell>
          <table:table-cell office:value-type="string">
            <text:p>appear</text:p>
          </table:table-cell>
          <table:table-cell office:value-type="string">
            <text:p>in</text:p>
          </table:table-cell>
          <table:table-cell table:number-columns-repeated="1014"/>
        </table:table-row>
        <table:table-row table:style-name="ro1">
          <table:table-cell office:value-type="string">
            <text:p><text:tab/></text:p>
          </table:table-cell>
          <table:table-cell office:value-type="string">
            <text:p>the</text:p>
          </table:table-cell>
          <table:table-cell office:value-type="string">
            <text:p>gprof</text:p>
          </table:table-cell>
          <table:table-cell office:value-type="string">
            <text:p>listing</text:p>
          </table:table-cell>
          <table:table-cell office:value-type="string">
            <text:p>if</text:p>
          </table:table-cell>
          <table:table-cell office:value-type="string">
            <text:p>it</text:p>
          </table:table-cell>
          <table:table-cell office:value-type="string">
            <text:p>were</text:p>
          </table:table-cell>
          <table:table-cell office:value-type="string">
            <text:p>to</text:p>
          </table:table-cell>
          <table:table-cell office:value-type="string">
            <text:p>be</text:p>
          </table:table-cell>
          <table:table-cell office:value-type="string">
            <text:p>printed.</text:p>
          </table:table-cell>
          <table:table-cell table:number-columns-repeated="1014"/>
        </table:table-row>
        <table:table-row table:style-name="ro1">
          <table:table-cell office:value-type="string">
            <text:p/>
          </table:table-cell>
          <table:table-cell table:number-columns-repeated="1023"/>
        </table:table-row>
        <table:table-row table:style-name="ro1">
          <table:table-cell office:value-type="string">
            <text:p><text:tab/><text:tab/></text:p>
          </table:table-cell>
          <table:table-cell office:value-type="string">
            <text:p>Call</text:p>
          </table:table-cell>
          <table:table-cell office:value-type="string">
            <text:p>graph</text:p>
          </table:table-cell>
          <table:table-cell office:value-type="string">
            <text:p>(explanation</text:p>
          </table:table-cell>
          <table:table-cell office:value-type="string">
            <text:p>follows)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string">
            <text:p>granularity:</text:p>
          </table:table-cell>
          <table:table-cell office:value-type="string">
            <text:p>each</text:p>
          </table:table-cell>
          <table:table-cell office:value-type="string">
            <text:p>sample</text:p>
          </table:table-cell>
          <table:table-cell office:value-type="string">
            <text:p>hit</text:p>
          </table:table-cell>
          <table:table-cell office:value-type="string">
            <text:p>covers</text:p>
          </table:table-cell>
          <table:table-cell office:value-type="float" office:value="4">
            <text:p>4</text:p>
          </table:table-cell>
          <table:table-cell office:value-type="string">
            <text:p>byte(s)</text:p>
          </table:table-cell>
          <table:table-cell office:value-type="string">
            <text:p>for</text:p>
          </table:table-cell>
          <table:table-cell table:style-name="ce6" office:value-type="string">
            <text:p>1.52%</text:p>
          </table:table-cell>
          <table:table-cell office:value-type="string">
            <text:p>of</text:p>
          </table:table-cell>
          <table:table-cell office:value-type="float" office:value="0.66">
            <text:p>0.66</text:p>
          </table:table-cell>
          <table:table-cell office:value-type="string">
            <text:p>seconds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index</text:p>
          </table:table-cell>
          <table:table-cell office:value-type="string">
            <text:p>%</text:p>
          </table:table-cell>
          <table:table-cell office:value-type="string">
            <text:p>time</text:p>
          </table:table-cell>
          <table:table-cell office:value-type="string">
            <text:p>self</text:p>
          </table:table-cell>
          <table:table-cell office:value-type="string">
            <text:p>children</text:p>
          </table:table-cell>
          <table:table-cell office:value-type="string">
            <text:p>called</text:p>
          </table:table-cell>
          <table:table-cell office:value-type="string">
            <text:p>name</text:p>
          </table:table-cell>
          <table:table-cell table:number-columns-repeated="1017"/>
        </table:table-row>
        <table:table-row table:style-name="ro4">
          <table:table-cell office:value-type="string">
            <text:p>[1]</text:p>
          </table:table-cell>
          <table:table-cell office:value-type="float" office:value="100">
            <text:p>100</text:p>
          </table:table-cell>
          <table:table-cell office:value-type="float" office:value="0.66">
            <text:p>0.66</text:p>
          </table:table-cell>
          <table:table-cell office:value-type="float" office:value="0">
            <text:p>0</text:p>
          </table:table-cell>
          <table:table-cell office:value-type="string">
            <text:p>195594+11763484</text:p>
          </table:table-cell>
          <table:table-cell office:value-type="string">
            <text:p>&lt;cycle</text:p>
          </table:table-cell>
          <table:table-cell office:value-type="float" office:value="1">
            <text:p>1</text:p>
          </table:table-cell>
          <table:table-cell office:value-type="string">
            <text:p>as</text:p>
          </table:table-cell>
          <table:table-cell office:value-type="string">
            <text:p>a</text:p>
          </table:table-cell>
          <table:table-cell office:value-type="string">
            <text:p>whole&gt;</text:p>
          </table:table-cell>
          <table:table-cell office:value-type="string">
            <text:p>[1]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string">
            <text:p>3764561+11528109</text:p>
          </table:table-cell>
          <table:table-cell office:value-type="string">
            <text:p>main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3]</text:p>
          </table:table-cell>
          <table:table-cell table:number-columns-repeated="1016"/>
        </table:table-row>
        <table:table-row table:style-name="ro5">
          <table:table-cell/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string">
            <text:p>1655019+3122847</text:p>
          </table:table-cell>
          <table:table-cell office:value-type="string">
            <text:p>cv::videostab::estimateGlobMotionLeastSquaresSimilarity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]</text:p>
          </table:table-cell>
          <table:table-cell table:number-columns-repeated="1013"/>
        </table:table-row>
        <table:table-row table:style-name="ro5">
          <table:table-cell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415159+846436</text:p>
          </table:table-cell>
          <table:table-cell office:value-type="string">
            <text:p>cv::videostab::ToFileMotionWriter::ToFileMotionWriter(std::string</text:p>
          </table:table-cell>
          <table:table-cell office:value-type="string">
            <text:p>const&amp;,</text:p>
          </table:table-cell>
          <table:table-cell office:value-type="string">
            <text:p>cv::Ptr&lt;cv::videostab::ImageMotionEstimatorBase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]</text:p>
          </table:table-cell>
          <table:table-cell table:number-columns-repeated="1014"/>
        </table:table-row>
        <table:table-row table:style-name="ro5">
          <table:table-cell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string">
            <text:p>2893110+7058</text:p>
          </table:table-cell>
          <table:table-cell office:value-type="string">
            <text:p>cv::videostab::estimateGlobMotionLeastSquaresAffin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]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string">
            <text:p>1667510+3524</text:p>
          </table:table-cell>
          <table:table-cell office:value-type="string">
            <text:p>cv::videostab::estimateGlobMotionLeastSquaresTranslationAndScal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7]</text:p>
          </table:table-cell>
          <table:table-cell table:number-columns-repeated="1013"/>
        </table:table-row>
        <table:table-row table:style-name="ro5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083412+2</text:p>
          </table:table-cell>
          <table:table-cell office:value-type="string">
            <text:p>cv::videostab::ToFileMotionWriter::estimate(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bool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9]</text:p>
          </table:table-cell>
          <table:table-cell table:number-columns-repeated="1012"/>
        </table:table-row>
        <table:table-row table:style-name="ro7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3748+252</text:p>
          </table:table-cell>
          <table:table-cell office:value-type="string">
            <text:p>cv::videostab::GaussianMotionFilter::stabilize(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,</text:p>
          </table:table-cell>
          <table:table-cell office:value-type="string">
            <text:p>std::pair&lt;int,</text:p>
          </table:table-cell>
          <table:table-cell office:value-type="string">
            <text:p>int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10]</text:p>
          </table:table-cell>
          <table:table-cell table:number-columns-repeated="1010"/>
        </table:table-row>
        <table:table-row table:style-name="ro7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125">
            <text:p>1125</text:p>
          </table:table-cell>
          <table:table-cell office:value-type="string">
            <text:p>cv::videostab::MotionFilterBase::stabilize(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,</text:p>
          </table:table-cell>
          <table:table-cell office:value-type="string">
            <text:p>std::pair&lt;int,</text:p>
          </table:table-cell>
          <table:table-cell office:value-type="string">
            <text:p>int&gt;,</text:p>
          </table:table-cell>
          <table:table-cell office:value-type="string">
            <text:p>cv::M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11]</text:p>
          </table:table-cell>
          <table:table-cell table:number-columns-repeated="1009"/>
        </table:table-row>
        <table:table-row table:style-name="ro8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874">
            <text:p>874</text:p>
          </table:table-cell>
          <table:table-cell office:value-type="string">
            <text:p>cv::videostab::MotionEstimatorRansacL2::MotionEstimatorRansacL2(cv::videostab::MotionModel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12]</text:p>
          </table:table-cell>
          <table:table-cell table:number-columns-repeated="1016"/>
        </table:table-row>
        <table:table-row table:style-name="ro4">
          <table:table-cell/>
          <table:table-cell table:number-columns-repeated="2" office:value-type="float" office:value="0">
            <text:p>0</text:p>
          </table:table-cell>
          <table:table-cell office:value-type="string">
            <text:p>384127+4</text:p>
          </table:table-cell>
          <table:table-cell office:value-type="string">
            <text:p>cv::videostab::getMotion(int,</text:p>
          </table:table-cell>
          <table:table-cell office:value-type="string">
            <text:p>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3]</text:p>
          </table:table-cell>
          <table:table-cell table:number-columns-repeated="1011"/>
        </table:table-row>
        <table:table-row table:style-name="ro9">
          <table:table-cell/>
          <table:table-cell table:number-columns-repeated="2" office:value-type="float" office:value="0">
            <text:p>0</text:p>
          </table:table-cell>
          <table:table-cell office:value-type="string">
            <text:p>20977+48945</text:p>
          </table:table-cell>
          <table:table-cell office:value-type="string">
            <text:p>cv::videostab::MotionInpaintBody</text:p>
          </table:table-cell>
          <table:table-cell office:value-type="string">
            <text:p>cv::videostab::FastMarchingMethod::run&lt;cv::videostab::MotionInpaintBody&gt;(cv::Mat</text:p>
          </table:table-cell>
          <table:table-cell office:value-type="string">
            <text:p>const&amp;,</text:p>
          </table:table-cell>
          <table:table-cell office:value-type="string">
            <text:p>cv::videostab::MotionInpaintBody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4]</text:p>
          </table:table-cell>
          <table:table-cell table:number-columns-repeated="1013"/>
        </table:table-row>
        <table:table-row table:style-name="ro9">
          <table:table-cell/>
          <table:table-cell table:number-columns-repeated="2" office:value-type="float" office:value="0">
            <text:p>0</text:p>
          </table:table-cell>
          <table:table-cell office:value-type="string">
            <text:p>14865+49821</text:p>
          </table:table-cell>
          <table:table-cell office:value-type="string">
            <text:p>cv::videostab::ColorAverageInpaintBody</text:p>
          </table:table-cell>
          <table:table-cell office:value-type="string">
            <text:p>cv::videostab::FastMarchingMethod::run&lt;cv::videostab::ColorAverageInpaintBody&gt;(cv::Mat</text:p>
          </table:table-cell>
          <table:table-cell office:value-type="string">
            <text:p>const&amp;,</text:p>
          </table:table-cell>
          <table:table-cell office:value-type="string">
            <text:p>cv::videostab::ColorAverageInpaintBody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5]</text:p>
          </table:table-cell>
          <table:table-cell table:number-columns-repeated="1013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office:value-type="string">
            <text:p>9664+38489</text:p>
          </table:table-cell>
          <table:table-cell office:value-type="string">
            <text:p>cv::videostab::Motion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8]</text:p>
          </table:table-cell>
          <table:table-cell table:number-columns-repeated="1014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office:value-type="string">
            <text:p>3529+38585</text:p>
          </table:table-cell>
          <table:table-cell office:value-type="string">
            <text:p>cv::videostab::estimateOptimalTrimRatio(cv::Mat</text:p>
          </table:table-cell>
          <table:table-cell office:value-type="string">
            <text:p>const&amp;,</text:p>
          </table:table-cell>
          <table:table-cell office:value-type="string">
            <text:p>cv::Size_&lt;int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1]</text:p>
          </table:table-cell>
          <table:table-cell table:number-columns-repeated="1014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office:value-type="string">
            <text:p>11433+2647</text:p>
          </table:table-cell>
          <table:table-cell office:value-type="string">
            <text:p>cv::videostab::calcFlowMask(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float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6]</text:p>
          </table:table-cell>
          <table:table-cell table:number-columns-repeated="1005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string">
            <text:p>9853+52</text:p>
          </table:table-cell>
          <table:table-cell office:value-type="string">
            <text:p>cv::videostab::ConsistentMosaic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7]</text:p>
          </table:table-cell>
          <table:table-cell table:number-columns-repeated="1014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string">
            <text:p>6442+2032</text:p>
          </table:table-cell>
          <table:table-cell office:value-type="string">
            <text:p>cv::videostab::ensureInclusionConstraint(cv::Mat</text:p>
          </table:table-cell>
          <table:table-cell office:value-type="string">
            <text:p>const&amp;,</text:p>
          </table:table-cell>
          <table:table-cell office:value-type="string">
            <text:p>cv::Size_&lt;int&gt;,</text:p>
          </table:table-cell>
          <table:table-cell office:value-type="string">
            <text:p>float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0]</text:p>
          </table:table-cell>
          <table:table-cell table:number-columns-repeated="1013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office:value-type="float" office:value="7502">
            <text:p>7502</text:p>
          </table:table-cell>
          <table:table-cell office:value-type="string">
            <text:p>cv::videostab::MotionInpainter::MotionInpainter(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9]</text:p>
          </table:table-cell>
          <table:table-cell table:number-columns-repeated="1016"/>
        </table:table-row>
        <table:table-row table:style-name="ro9">
          <table:table-cell/>
          <table:table-cell table:number-columns-repeated="2" office:value-type="float" office:value="0">
            <text:p>0</text:p>
          </table:table-cell>
          <table:table-cell office:value-type="string">
            <text:p>877+3</text:p>
          </table:table-cell>
          <table:table-cell office:value-type="string">
            <text:p>cv::videostab::MotionInpaintBody::MotionInpaintBody(cv::videostab::MotionInpaintBody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3]</text:p>
          </table:table-cell>
          <table:table-cell table:number-columns-repeated="1015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float" office:value="876">
            <text:p>876</text:p>
          </table:table-cell>
          <table:table-cell office:value-type="string">
            <text:p>cv::videostab::estimateGlobMotionLeastSquaresRigid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4]</text:p>
          </table:table-cell>
          <table:table-cell table:number-columns-repeated="1013"/>
        </table:table-row>
        <table:table-row table:style-name="ro4">
          <table:table-cell/>
          <table:table-cell table:number-columns-repeated="2" office:value-type="float" office:value="0">
            <text:p>0</text:p>
          </table:table-cell>
          <table:table-cell office:value-type="float" office:value="876">
            <text:p>876</text:p>
          </table:table-cell>
          <table:table-cell office:value-type="string">
            <text:p>std::basic_string&lt;char,</text:p>
          </table:table-cell>
          <table:table-cell office:value-type="string">
            <text:p>std::char_traits&lt;char&gt;,</text:p>
          </table:table-cell>
          <table:table-cell office:value-type="string">
            <text:p>std::allocator&lt;char&gt;</text:p>
          </table:table-cell>
          <table:table-cell office:value-type="string">
            <text:p>&gt;</text:p>
          </table:table-cell>
          <table:table-cell office:value-type="string">
            <text:p>std::operator+&lt;char,</text:p>
          </table:table-cell>
          <table:table-cell office:value-type="string">
            <text:p>std::char_traits&lt;char&gt;,</text:p>
          </table:table-cell>
          <table:table-cell office:value-type="string">
            <text:p>std::allocator&lt;char&gt;</text:p>
          </table:table-cell>
          <table:table-cell office:value-type="string">
            <text:p>&gt;(char</text:p>
          </table:table-cell>
          <table:table-cell office:value-type="string">
            <text:p>const*,</text:p>
          </table:table-cell>
          <table:table-cell office:value-type="string">
            <text:p>std::basic_string&lt;char,</text:p>
          </table:table-cell>
          <table:table-cell office:value-type="string">
            <text:p>std::char_traits&lt;char&gt;,</text:p>
          </table:table-cell>
          <table:table-cell office:value-type="string">
            <text:p>std::allocator&lt;char&gt;</text:p>
          </table:table-cell>
          <table:table-cell office:value-type="string">
            <text:p>&gt;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5]</text:p>
          </table:table-cell>
          <table:table-cell table:number-columns-repeated="1003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office:value-type="string">
            <text:p>875+1</text:p>
          </table:table-cell>
          <table:table-cell office:value-type="string">
            <text:p>cv::videostab::MotionInpaintBody::operator()(int,</text:p>
          </table:table-cell>
          <table:table-cell office:value-type="string">
            <text:p>int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6]</text:p>
          </table:table-cell>
          <table:table-cell table:number-columns-repeated="1015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float" office:value="875">
            <text:p>875</text:p>
          </table:table-cell>
          <table:table-cell office:value-type="string">
            <text:p>cv::videostab::TwoPassStabilizer::postProcessFrame(cv::Mat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7]</text:p>
          </table:table-cell>
          <table:table-cell table:number-columns-repeated="1015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float" office:value="875">
            <text:p>875</text:p>
          </table:table-cell>
          <table:table-cell office:value-type="string">
            <text:p>cv::videostab::estimateGlobMotionLeastSquaresTranslation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8]</text:p>
          </table:table-cell>
          <table:table-cell table:number-columns-repeated="1013"/>
        </table:table-row>
        <table:table-row table:style-name="ro4">
          <table:table-cell/>
          <table:table-cell table:number-columns-repeated="2" office:value-type="float" office:value="0">
            <text:p>0</text:p>
          </table:table-cell>
          <table:table-cell office:value-type="float" office:value="874">
            <text:p>874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::vector(unsigned</text:p>
          </table:table-cell>
          <table:table-cell office:value-type="string">
            <text:p>int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std::allocator&lt;cv::Mat&gt;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9]</text:p>
          </table:table-cell>
          <table:table-cell table:number-columns-repeated="1009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office:value-type="string">
            <text:p>8+7</text:p>
          </table:table-cell>
          <table:table-cell office:value-type="string">
            <text:p>cv::videostab::StabilizerBase::doOneIteration(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1]</text:p>
          </table:table-cell>
          <table:table-cell table:number-columns-repeated="1016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cv::videostab::InpainterBase::setMotions(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0]</text:p>
          </table:table-cell>
          <table:table-cell table:number-columns-repeated="1013"/>
        </table:table-row>
        <table:table-row table:style-name="ro6">
          <table:table-cell/>
          <table:table-cell table:number-columns-repeated="2" office:value-type="float" office:value="0">
            <text:p>0</text:p>
          </table:table-cell>
          <table:table-cell office:value-type="string">
            <text:p>5+3</text:p>
          </table:table-cell>
          <table:table-cell office:value-type="string">
            <text:p>cv::videostab::KeypointBasedMotionEstimatorGpu::estimate(cv::gpu::GpuMat</text:p>
          </table:table-cell>
          <table:table-cell office:value-type="string">
            <text:p>const&amp;,</text:p>
          </table:table-cell>
          <table:table-cell office:value-type="string">
            <text:p>cv::gpu::GpuMat</text:p>
          </table:table-cell>
          <table:table-cell office:value-type="string">
            <text:p>const&amp;,</text:p>
          </table:table-cell>
          <table:table-cell office:value-type="string">
            <text:p>bool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5]</text:p>
          </table:table-cell>
          <table:table-cell table:number-columns-repeated="1012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cv::videostab::TwoPassStabilizer::estimateStabilizationMotion(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2]</text:p>
          </table:table-cell>
          <table:table-cell table:number-columns-repeated="1016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v::videostab::ColorInpainter::~ColorInpainter(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6]</text:p>
          </table:table-cell>
          <table:table-cell table:number-columns-repeated="1016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office:value-type="string">
            <text:p>1+2</text:p>
          </table:table-cell>
          <table:table-cell office:value-type="string">
            <text:p>cv::videostab::ColorInpainter::~ColorInpainter(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78]</text:p>
          </table:table-cell>
          <table:table-cell table:number-columns-repeated="1016"/>
        </table:table-row>
        <table:table-row table:style-name="ro10">
          <table:table-cell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v::videostab::KeypointBasedMotionEstimator::KeypointBasedMotionEstimator(cv::Ptr&lt;cv::videostab::MotionEstimatorBase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72]</text:p>
          </table:table-cell>
          <table:table-cell table:number-columns-repeated="1016"/>
        </table:table-row>
        <table:table-row table:style-name="ro6">
          <table:table-cell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v::videostab::ConsistentMosaicInpainter::~ConsistentMosaicInpainter(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71]</text:p>
          </table:table-cell>
          <table:table-cell table:number-columns-repeated="1016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&lt;spontaneous&gt;</text:p>
          </table:table-cell>
          <table:table-cell table:number-columns-repeated="1022"/>
        </table:table-row>
        <table:table-row table:style-name="ro5">
          <table:table-cell office:value-type="string">
            <text:p>[2]</text:p>
          </table:table-cell>
          <table:table-cell office:value-type="float" office:value="93.5">
            <text:p>93.5</text:p>
          </table:table-cell>
          <table:table-cell office:value-type="float" office:value="0">
            <text:p>0</text:p>
          </table:table-cell>
          <table:table-cell office:value-type="float" office:value="0.62">
            <text:p>0.62</text:p>
          </table:table-cell>
          <table:table-cell office:value-type="string">
            <text:p>cv::videostab::MotionEstimatorL1::estimate(cv::_InputArray</text:p>
          </table:table-cell>
          <table:table-cell office:value-type="string">
            <text:p>const&amp;,</text:p>
          </table:table-cell>
          <table:table-cell office:value-type="string">
            <text:p>cv::_InputArray</text:p>
          </table:table-cell>
          <table:table-cell office:value-type="string">
            <text:p>const&amp;,</text:p>
          </table:table-cell>
          <table:table-cell office:value-type="string">
            <text:p>bool*)</text:p>
          </table:table-cell>
          <table:table-cell office:value-type="string">
            <text:p>[2]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0.59">
            <text:p>0.59</text:p>
          </table:table-cell>
          <table:table-cell office:value-type="float" office:value="0">
            <text:p>0</text:p>
          </table:table-cell>
          <table:table-cell office:value-type="string">
            <text:p>175036/195594</text:p>
          </table:table-cell>
          <table:table-cell office:value-type="string">
            <text:p>cv::videostab::estimateGlobMotionLeastSquaresTranslationAndScal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7]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6118/195594</text:p>
          </table:table-cell>
          <table:table-cell office:value-type="string">
            <text:p>main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3]</text:p>
          </table:table-cell>
          <table:table-cell table:number-columns-repeated="1016"/>
        </table:table-row>
        <table:table-row table:style-name="ro5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748/195594</text:p>
          </table:table-cell>
          <table:table-cell office:value-type="string">
            <text:p>cv::videostab::estimateGlobMotionLeastSquaresAffin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]</text:p>
          </table:table-cell>
          <table:table-cell table:number-columns-repeated="1013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1528109">
            <text:p>11528109</text:p>
          </table:table-cell>
          <table:table-cell office:value-type="string">
            <text:p>main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3]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0">
            <text:p>20</text:p>
          </table:table-cell>
          <table:table-cell office:value-type="string">
            <text:p>cv::videostab::ensureInclusionConstraint(cv::Mat</text:p>
          </table:table-cell>
          <table:table-cell office:value-type="string">
            <text:p>const&amp;,</text:p>
          </table:table-cell>
          <table:table-cell office:value-type="string">
            <text:p>cv::Size_&lt;int&gt;,</text:p>
          </table:table-cell>
          <table:table-cell office:value-type="string">
            <text:p>float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0]</text:p>
          </table:table-cell>
          <table:table-cell table:number-columns-repeated="1015"/>
        </table:table-row>
        <table:table-row table:style-name="ro7">
          <table:table-cell/>
          <table:table-cell office:value-type="float" office:value="874">
            <text:p>874</text:p>
          </table:table-cell>
          <table:table-cell office:value-type="string">
            <text:p>cv::videostab::MotionInpaintBody::operator()(int,</text:p>
          </table:table-cell>
          <table:table-cell office:value-type="string">
            <text:p>int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6]</text:p>
          </table:table-cell>
          <table:table-cell table:number-columns-repeated="1017"/>
        </table:table-row>
        <table:table-row table:style-name="ro4">
          <table:table-cell/>
          <table:table-cell office:value-type="float" office:value="874">
            <text:p>874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::vector(unsigned</text:p>
          </table:table-cell>
          <table:table-cell office:value-type="string">
            <text:p>int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std::allocator&lt;cv::Mat&gt;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9]</text:p>
          </table:table-cell>
          <table:table-cell table:number-columns-repeated="1011"/>
        </table:table-row>
        <table:table-row table:style-name="ro5">
          <table:table-cell/>
          <table:table-cell office:value-type="float" office:value="874">
            <text:p>874</text:p>
          </table:table-cell>
          <table:table-cell office:value-type="string">
            <text:p>cv::videostab::TwoPassStabilizer::postProcessFrame(cv::Mat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7]</text:p>
          </table:table-cell>
          <table:table-cell table:number-columns-repeated="1017"/>
        </table:table-row>
        <table:table-row table:style-name="ro7">
          <table:table-cell/>
          <table:table-cell office:value-type="float" office:value="1015">
            <text:p>1015</text:p>
          </table:table-cell>
          <table:table-cell office:value-type="string">
            <text:p>cv::videostab::GaussianMotionFilter::stabilize(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,</text:p>
          </table:table-cell>
          <table:table-cell office:value-type="string">
            <text:p>std::pair&lt;int,</text:p>
          </table:table-cell>
          <table:table-cell office:value-type="string">
            <text:p>int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10]</text:p>
          </table:table-cell>
          <table:table-cell table:number-columns-repeated="1012"/>
        </table:table-row>
        <table:table-row table:style-name="ro5">
          <table:table-cell/>
          <table:table-cell office:value-type="float" office:value="1748">
            <text:p>1748</text:p>
          </table:table-cell>
          <table:table-cell office:value-type="string">
            <text:p>cv::videostab::ToFileMotionWriter::estimate(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bool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9]</text:p>
          </table:table-cell>
          <table:table-cell table:number-columns-repeated="1014"/>
        </table:table-row>
        <table:table-row table:style-name="ro5">
          <table:table-cell/>
          <table:table-cell office:value-type="float" office:value="3496">
            <text:p>3496</text:p>
          </table:table-cell>
          <table:table-cell office:value-type="string">
            <text:p>cv::videostab::estimateGlobMotionLeastSquaresAffin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]</text:p>
          </table:table-cell>
          <table:table-cell table:number-columns-repeated="1015"/>
        </table:table-row>
        <table:table-row table:style-name="ro9">
          <table:table-cell/>
          <table:table-cell office:value-type="float" office:value="3496">
            <text:p>3496</text:p>
          </table:table-cell>
          <table:table-cell office:value-type="string">
            <text:p>cv::videostab::MotionInpaintBody</text:p>
          </table:table-cell>
          <table:table-cell office:value-type="string">
            <text:p>cv::videostab::FastMarchingMethod::run&lt;cv::videostab::MotionInpaintBody&gt;(cv::Mat</text:p>
          </table:table-cell>
          <table:table-cell office:value-type="string">
            <text:p>const&amp;,</text:p>
          </table:table-cell>
          <table:table-cell office:value-type="string">
            <text:p>cv::videostab::MotionInpaintBody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4]</text:p>
          </table:table-cell>
          <table:table-cell table:number-columns-repeated="1015"/>
        </table:table-row>
        <table:table-row table:style-name="ro5">
          <table:table-cell/>
          <table:table-cell office:value-type="float" office:value="6118">
            <text:p>6118</text:p>
          </table:table-cell>
          <table:table-cell office:value-type="string">
            <text:p>cv::videostab::estimateGlobMotionLeastSquaresTranslation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8]</text:p>
          </table:table-cell>
          <table:table-cell table:number-columns-repeated="1015"/>
        </table:table-row>
        <table:table-row table:style-name="ro9">
          <table:table-cell/>
          <table:table-cell office:value-type="float" office:value="6136">
            <text:p>6136</text:p>
          </table:table-cell>
          <table:table-cell office:value-type="string">
            <text:p>cv::videostab::ColorAverageInpaintBody</text:p>
          </table:table-cell>
          <table:table-cell office:value-type="string">
            <text:p>cv::videostab::FastMarchingMethod::run&lt;cv::videostab::ColorAverageInpaintBody&gt;(cv::Mat</text:p>
          </table:table-cell>
          <table:table-cell office:value-type="string">
            <text:p>const&amp;,</text:p>
          </table:table-cell>
          <table:table-cell office:value-type="string">
            <text:p>cv::videostab::ColorAverageInpaintBody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5]</text:p>
          </table:table-cell>
          <table:table-cell table:number-columns-repeated="1015"/>
        </table:table-row>
        <table:table-row table:style-name="ro5">
          <table:table-cell/>
          <table:table-cell office:value-type="float" office:value="6992">
            <text:p>6992</text:p>
          </table:table-cell>
          <table:table-cell office:value-type="string">
            <text:p>cv::videostab::estimateGlobMotionLeastSquaresRigid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4]</text:p>
          </table:table-cell>
          <table:table-cell table:number-columns-repeated="1015"/>
        </table:table-row>
        <table:table-row table:style-name="ro5">
          <table:table-cell/>
          <table:table-cell office:value-type="float" office:value="7499">
            <text:p>7499</text:p>
          </table:table-cell>
          <table:table-cell office:value-type="string">
            <text:p>cv::videostab::ConsistentMosaic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7]</text:p>
          </table:table-cell>
          <table:table-cell table:number-columns-repeated="1016"/>
        </table:table-row>
        <table:table-row table:style-name="ro7">
          <table:table-cell/>
          <table:table-cell office:value-type="float" office:value="8770">
            <text:p>8770</text:p>
          </table:table-cell>
          <table:table-cell office:value-type="string">
            <text:p>cv::videostab::estimateOptimalTrimRatio(cv::Mat</text:p>
          </table:table-cell>
          <table:table-cell office:value-type="string">
            <text:p>const&amp;,</text:p>
          </table:table-cell>
          <table:table-cell office:value-type="string">
            <text:p>cv::Size_&lt;int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1]</text:p>
          </table:table-cell>
          <table:table-cell table:number-columns-repeated="1016"/>
        </table:table-row>
        <table:table-row table:style-name="ro7">
          <table:table-cell/>
          <table:table-cell office:value-type="float" office:value="27095">
            <text:p>27095</text:p>
          </table:table-cell>
          <table:table-cell office:value-type="string">
            <text:p>cv::videostab::Motion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8]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55335">
            <text:p>55335</text:p>
          </table:table-cell>
          <table:table-cell office:value-type="string">
            <text:p>cv::videostab::getMotion(int,</text:p>
          </table:table-cell>
          <table:table-cell office:value-type="string">
            <text:p>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3]</text:p>
          </table:table-cell>
          <table:table-cell table:number-columns-repeated="1013"/>
        </table:table-row>
        <table:table-row table:style-name="ro5">
          <table:table-cell/>
          <table:table-cell office:value-type="float" office:value="223070">
            <text:p>223070</text:p>
          </table:table-cell>
          <table:table-cell office:value-type="string">
            <text:p>cv::videostab::ToFileMotionWriter::ToFileMotionWriter(std::string</text:p>
          </table:table-cell>
          <table:table-cell office:value-type="string">
            <text:p>const&amp;,</text:p>
          </table:table-cell>
          <table:table-cell office:value-type="string">
            <text:p>cv::Ptr&lt;cv::videostab::ImageMotionEstimatorBase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]</text:p>
          </table:table-cell>
          <table:table-cell table:number-columns-repeated="1016"/>
        </table:table-row>
        <table:table-row table:style-name="ro8">
          <table:table-cell/>
          <table:table-cell office:value-type="float" office:value="382375">
            <text:p>382375</text:p>
          </table:table-cell>
          <table:table-cell office:value-type="string">
            <text:p>cv::videostab::MotionEstimatorRansacL2::MotionEstimatorRansacL2(cv::videostab::MotionModel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12]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711909">
            <text:p>711909</text:p>
          </table:table-cell>
          <table:table-cell office:value-type="string">
            <text:p>cv::videostab::estimateGlobMotionLeastSquaresSimilarity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]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2304738">
            <text:p>2304738</text:p>
          </table:table-cell>
          <table:table-cell office:value-type="string">
            <text:p>cv::videostab::estimateGlobMotionLeastSquaresTranslationAndScal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7]</text:p>
          </table:table-cell>
          <table:table-cell table:number-columns-repeated="1015"/>
        </table:table-row>
        <table:table-row table:style-name="ro6">
          <table:table-cell/>
          <table:table-cell table:number-columns-repeated="2" office:value-type="float" office:value="0">
            <text:p>0</text:p>
          </table:table-cell>
          <table:table-cell office:value-type="string">
            <text:p>1/195594</text:p>
          </table:table-cell>
          <table:table-cell office:value-type="string">
            <text:p>cv::videostab::TranslationBasedLocalOutlierRejector::process(cv::Size_&lt;int&gt;,</text:p>
          </table:table-cell>
          <table:table-cell office:value-type="string">
            <text:p>cv::_InputArray</text:p>
          </table:table-cell>
          <table:table-cell office:value-type="string">
            <text:p>const&amp;,</text:p>
          </table:table-cell>
          <table:table-cell office:value-type="string">
            <text:p>cv::_In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)</text:p>
          </table:table-cell>
          <table:table-cell office:value-type="string">
            <text:p>[27]</text:p>
          </table:table-cell>
          <table:table-cell table:number-columns-repeated="1012"/>
        </table:table-row>
        <table:table-row table:style-name="ro6">
          <table:table-cell/>
          <table:table-cell table:number-columns-repeated="2" office:value-type="float" office:value="0">
            <text:p>0</text:p>
          </table:table-cell>
          <table:table-cell office:value-type="string">
            <text:p>2/195594</text:p>
          </table:table-cell>
          <table:table-cell office:value-type="string">
            <text:p>cv::videostab::SparsePyrLkOptFlowEstimatorGpu::run(cv::_InputArray</text:p>
          </table:table-cell>
          <table:table-cell office:value-type="string">
            <text:p>const&amp;,</text:p>
          </table:table-cell>
          <table:table-cell office:value-type="string">
            <text:p>cv::_InputArray</text:p>
          </table:table-cell>
          <table:table-cell office:value-type="string">
            <text:p>const&amp;,</text:p>
          </table:table-cell>
          <table:table-cell office:value-type="string">
            <text:p>cv::_In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)</text:p>
          </table:table-cell>
          <table:table-cell office:value-type="string">
            <text:p>[20]</text:p>
          </table:table-cell>
          <table:table-cell table:number-columns-repeated="1007"/>
        </table:table-row>
        <table:table-row table:style-name="ro6">
          <table:table-cell/>
          <table:table-cell table:number-columns-repeated="2" office:value-type="float" office:value="0">
            <text:p>0</text:p>
          </table:table-cell>
          <table:table-cell office:value-type="string">
            <text:p>2/195594</text:p>
          </table:table-cell>
          <table:table-cell office:value-type="string">
            <text:p>cv::videostab::SparsePyrLkOptFlowEstimatorGpu::run(cv::gpu::GpuMat</text:p>
          </table:table-cell>
          <table:table-cell office:value-type="string">
            <text:p>const&amp;,</text:p>
          </table:table-cell>
          <table:table-cell office:value-type="string">
            <text:p>cv::gpu::GpuMat</text:p>
          </table:table-cell>
          <table:table-cell office:value-type="string">
            <text:p>const&amp;,</text:p>
          </table:table-cell>
          <table:table-cell office:value-type="string">
            <text:p>cv::gpu::GpuMat</text:p>
          </table:table-cell>
          <table:table-cell office:value-type="string">
            <text:p>const&amp;,</text:p>
          </table:table-cell>
          <table:table-cell office:value-type="string">
            <text:p>cv::gpu::GpuMat&amp;,</text:p>
          </table:table-cell>
          <table:table-cell office:value-type="string">
            <text:p>cv::gpu::GpuMat&amp;,</text:p>
          </table:table-cell>
          <table:table-cell office:value-type="string">
            <text:p>cv::gpu::GpuMat&amp;)</text:p>
          </table:table-cell>
          <table:table-cell office:value-type="string">
            <text:p>[28]</text:p>
          </table:table-cell>
          <table:table-cell table:number-columns-repeated="1010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string">
            <text:p>3/195594</text:p>
          </table:table-cell>
          <table:table-cell office:value-type="string">
            <text:p>cv::videostab::TwoPassStabilizer::setUp(cv::Mat</text:p>
          </table:table-cell>
          <table:table-cell office:value-type="string">
            <text:p>const&amp;)</text:p>
          </table:table-cell>
          <table:table-cell office:value-type="string">
            <text:p>[22]</text:p>
          </table:table-cell>
          <table:table-cell table:number-columns-repeated="1017"/>
        </table:table-row>
        <table:table-row table:style-name="ro6">
          <table:table-cell/>
          <table:table-cell table:number-columns-repeated="2" office:value-type="float" office:value="0">
            <text:p>0</text:p>
          </table:table-cell>
          <table:table-cell office:value-type="string">
            <text:p>874/195594</text:p>
          </table:table-cell>
          <table:table-cell office:value-type="string">
            <text:p>void</text:p>
          </table:table-cell>
          <table:table-cell office:value-type="string">
            <text:p>std::__adjust_heap&lt;__gnu_cxx::__normal_iterator&lt;cv::videostab::Pixel3*,</text:p>
          </table:table-cell>
          <table:table-cell office:value-type="string">
            <text:p>std::vector&lt;cv::videostab::Pixel3,</text:p>
          </table:table-cell>
          <table:table-cell office:value-type="string">
            <text:p>std::allocator&lt;cv::videostab::Pixel3&gt;</text:p>
          </table:table-cell>
          <table:table-cell office:value-type="string">
            <text:p>&gt;</text:p>
          </table:table-cell>
          <table:table-cell office:value-type="string">
            <text:p>&gt;,</text:p>
          </table:table-cell>
          <table:table-cell office:value-type="string">
            <text:p>int,</text:p>
          </table:table-cell>
          <table:table-cell office:value-type="string">
            <text:p>cv::videostab::Pixel3&gt;(__gnu_cxx::__normal_iterator&lt;cv::videostab::Pixel3*,</text:p>
          </table:table-cell>
          <table:table-cell office:value-type="string">
            <text:p>std::vector&lt;cv::videostab::Pixel3,</text:p>
          </table:table-cell>
          <table:table-cell office:value-type="string">
            <text:p>std::allocator&lt;cv::videostab::Pixel3&gt;</text:p>
          </table:table-cell>
          <table:table-cell office:value-type="string">
            <text:p>&gt;</text:p>
          </table:table-cell>
          <table:table-cell office:value-type="string">
            <text:p>&gt;,</text:p>
          </table:table-cell>
          <table:table-cell table:number-columns-repeated="2" office:value-type="string">
            <text:p>int,</text:p>
          </table:table-cell>
          <table:table-cell office:value-type="string">
            <text:p>cv::videostab::Pixel3)</text:p>
          </table:table-cell>
          <table:table-cell office:value-type="string">
            <text:p>[13]</text:p>
          </table:table-cell>
          <table:table-cell table:number-columns-repeated="1004"/>
        </table:table-row>
        <table:table-row table:style-name="ro6">
          <table:table-cell/>
          <table:table-cell table:number-columns-repeated="2" office:value-type="float" office:value="0">
            <text:p>0</text:p>
          </table:table-cell>
          <table:table-cell office:value-type="string">
            <text:p>874/195594</text:p>
          </table:table-cell>
          <table:table-cell office:value-type="string">
            <text:p>void</text:p>
          </table:table-cell>
          <table:table-cell office:value-type="string">
            <text:p>std::make_heap&lt;__gnu_cxx::__normal_iterator&lt;cv::videostab::Pixel3*,</text:p>
          </table:table-cell>
          <table:table-cell office:value-type="string">
            <text:p>std::vector&lt;cv::videostab::Pixel3,</text:p>
          </table:table-cell>
          <table:table-cell office:value-type="string">
            <text:p>std::allocator&lt;cv::videostab::Pixel3&gt;</text:p>
          </table:table-cell>
          <table:table-cell table:number-columns-repeated="2" office:value-type="string">
            <text:p>&gt;</text:p>
          </table:table-cell>
          <table:table-cell office:value-type="string">
            <text:p>&gt;(__gnu_cxx::__normal_iterator&lt;cv::videostab::Pixel3*,</text:p>
          </table:table-cell>
          <table:table-cell office:value-type="string">
            <text:p>std::vector&lt;cv::videostab::Pixel3,</text:p>
          </table:table-cell>
          <table:table-cell office:value-type="string">
            <text:p>std::allocator&lt;cv::videostab::Pixel3&gt;</text:p>
          </table:table-cell>
          <table:table-cell office:value-type="string">
            <text:p>&gt;</text:p>
          </table:table-cell>
          <table:table-cell office:value-type="string">
            <text:p>&gt;,</text:p>
          </table:table-cell>
          <table:table-cell office:value-type="string">
            <text:p>__gnu_cxx::__normal_iterator&lt;cv::videostab::Pixel3*,</text:p>
          </table:table-cell>
          <table:table-cell office:value-type="string">
            <text:p>std::vector&lt;cv::videostab::Pixel3,</text:p>
          </table:table-cell>
          <table:table-cell office:value-type="string">
            <text:p>std::allocator&lt;cv::videostab::Pixel3&gt;</text:p>
          </table:table-cell>
          <table:table-cell office:value-type="string">
            <text:p>&gt;</text:p>
          </table:table-cell>
          <table:table-cell office:value-type="string">
            <text:p>&gt;)</text:p>
          </table:table-cell>
          <table:table-cell office:value-type="string">
            <text:p>[14]</text:p>
          </table:table-cell>
          <table:table-cell table:number-columns-repeated="1003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office:value-type="string">
            <text:p>874/195594</text:p>
          </table:table-cell>
          <table:table-cell office:value-type="string">
            <text:p>cv::videostab::LpMotionStabilizer::stabilize(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,</text:p>
          </table:table-cell>
          <table:table-cell office:value-type="string">
            <text:p>std::pair&lt;int,</text:p>
          </table:table-cell>
          <table:table-cell office:value-type="string">
            <text:p>int&gt;,</text:p>
          </table:table-cell>
          <table:table-cell office:value-type="string">
            <text:p>cv::Mat*)</text:p>
          </table:table-cell>
          <table:table-cell office:value-type="string">
            <text:p>[17]</text:p>
          </table:table-cell>
          <table:table-cell table:number-columns-repeated="1011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string">
            <text:p>1125/195594</text:p>
          </table:table-cell>
          <table:table-cell office:value-type="string">
            <text:p>cv::videostab::GaussianMotionFilter::setParams(int,</text:p>
          </table:table-cell>
          <table:table-cell office:value-type="string">
            <text:p>float)</text:p>
          </table:table-cell>
          <table:table-cell office:value-type="string">
            <text:p>[15]</text:p>
          </table:table-cell>
          <table:table-cell table:number-columns-repeated="1017"/>
        </table:table-row>
        <table:table-row table:style-name="ro5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2254/195594</text:p>
          </table:table-cell>
          <table:table-cell office:value-type="string">
            <text:p>cv::videostab::MotionStabilizationPipeline::stabilize(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,</text:p>
          </table:table-cell>
          <table:table-cell office:value-type="string">
            <text:p>std::pair&lt;int,</text:p>
          </table:table-cell>
          <table:table-cell office:value-type="string">
            <text:p>int&gt;,</text:p>
          </table:table-cell>
          <table:table-cell office:value-type="string">
            <text:p>cv::Mat*)</text:p>
          </table:table-cell>
          <table:table-cell office:value-type="string">
            <text:p>[8]</text:p>
          </table:table-cell>
          <table:table-cell table:number-columns-repeated="1011"/>
        </table:table-row>
        <table:table-row table:style-name="ro5">
          <table:table-cell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string">
            <text:p>6118/195594</text:p>
          </table:table-cell>
          <table:table-cell office:value-type="string">
            <text:p>cv::videostab::MotionEstimatorL1::estimate(cv::_InputArray</text:p>
          </table:table-cell>
          <table:table-cell office:value-type="string">
            <text:p>const&amp;,</text:p>
          </table:table-cell>
          <table:table-cell office:value-type="string">
            <text:p>cv::_InputArray</text:p>
          </table:table-cell>
          <table:table-cell office:value-type="string">
            <text:p>const&amp;,</text:p>
          </table:table-cell>
          <table:table-cell office:value-type="string">
            <text:p>bool*)</text:p>
          </table:table-cell>
          <table:table-cell office:value-type="string">
            <text:p>[2]</text:p>
          </table:table-cell>
          <table:table-cell table:number-columns-repeated="1014"/>
        </table:table-row>
        <table:table-row table:style-name="ro4">
          <table:table-cell office:value-type="string">
            <text:p>[3]</text:p>
          </table:table-cell>
          <table:table-cell office:value-type="float" office:value="62.1">
            <text:p>62.1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string">
            <text:p>3764561+11528109</text:p>
          </table:table-cell>
          <table:table-cell office:value-type="string">
            <text:p>main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3]</text:p>
          </table:table-cell>
          <table:table-cell table:number-columns-repeated="1015"/>
        </table:table-row>
        <table:table-row table:style-name="ro7">
          <table:table-cell/>
          <table:table-cell office:value-type="float" office:value="2">
            <text:p>2</text:p>
          </table:table-cell>
          <table:table-cell office:value-type="string">
            <text:p>cv::videostab::estimateOptimalTrimRatio(cv::Mat</text:p>
          </table:table-cell>
          <table:table-cell office:value-type="string">
            <text:p>const&amp;,</text:p>
          </table:table-cell>
          <table:table-cell office:value-type="string">
            <text:p>cv::Size_&lt;int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1]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528109">
            <text:p>11528109</text:p>
          </table:table-cell>
          <table:table-cell office:value-type="string">
            <text:p>main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3]</text:p>
          </table:table-cell>
          <table:table-cell table:number-columns-repeated="1018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5">
          <table:table-cell/>
          <table:table-cell office:value-type="float" office:value="3122847">
            <text:p>3122847</text:p>
          </table:table-cell>
          <table:table-cell office:value-type="string">
            <text:p>cv::videostab::estimateGlobMotionLeastSquaresSimilarity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]</text:p>
          </table:table-cell>
          <table:table-cell table:number-columns-repeated="1015"/>
        </table:table-row>
        <table:table-row table:style-name="ro9">
          <table:table-cell/>
          <table:table-cell office:value-type="float" office:value="10488">
            <text:p>10488</text:p>
          </table:table-cell>
          <table:table-cell office:value-type="string">
            <text:p>cv::videostab::MotionInpaintBody</text:p>
          </table:table-cell>
          <table:table-cell office:value-type="string">
            <text:p>cv::videostab::FastMarchingMethod::run&lt;cv::videostab::MotionInpaintBody&gt;(cv::Mat</text:p>
          </table:table-cell>
          <table:table-cell office:value-type="string">
            <text:p>const&amp;,</text:p>
          </table:table-cell>
          <table:table-cell office:value-type="string">
            <text:p>cv::videostab::MotionInpaintBody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4]</text:p>
          </table:table-cell>
          <table:table-cell table:number-columns-repeated="1015"/>
        </table:table-row>
        <table:table-row table:style-name="ro5">
          <table:table-cell/>
          <table:table-cell office:value-type="float" office:value="182669">
            <text:p>182669</text:p>
          </table:table-cell>
          <table:table-cell office:value-type="string">
            <text:p>cv::videostab::ToFileMotionWriter::ToFileMotionWriter(std::string</text:p>
          </table:table-cell>
          <table:table-cell office:value-type="string">
            <text:p>const&amp;,</text:p>
          </table:table-cell>
          <table:table-cell office:value-type="string">
            <text:p>cv::Ptr&lt;cv::videostab::ImageMotionEstimatorBase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]</text:p>
          </table:table-cell>
          <table:table-cell table:number-columns-repeated="1016"/>
        </table:table-row>
        <table:table-row table:style-name="ro5">
          <table:table-cell/>
          <table:table-cell office:value-type="float" office:value="190559">
            <text:p>190559</text:p>
          </table:table-cell>
          <table:table-cell office:value-type="string">
            <text:p>cv::videostab::estimateGlobMotionLeastSquaresAffin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]</text:p>
          </table:table-cell>
          <table:table-cell table:number-columns-repeated="1015"/>
        </table:table-row>
        <table:table-row table:style-name="ro5">
          <table:table-cell/>
          <table:table-cell office:value-type="float" office:value="1271303">
            <text:p>1271303</text:p>
          </table:table-cell>
          <table:table-cell office:value-type="string">
            <text:p>cv::videostab::ToFileMotionWriter::estimate(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bool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9]</text:p>
          </table:table-cell>
          <table:table-cell table:number-columns-repeated="1014"/>
        </table:table-row>
        <table:table-row table:style-name="ro5">
          <table:table-cell office:value-type="string">
            <text:p>[4]</text:p>
          </table:table-cell>
          <table:table-cell office:value-type="float" office:value="12.1">
            <text:p>12.1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string">
            <text:p>1655019+3122847</text:p>
          </table:table-cell>
          <table:table-cell office:value-type="string">
            <text:p>cv::videostab::estimateGlobMotionLeastSquaresSimilarity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]</text:p>
          </table:table-cell>
          <table:table-cell table:number-columns-repeated="1012"/>
        </table:table-row>
        <table:table-row table:style-name="ro5">
          <table:table-cell/>
          <table:table-cell office:value-type="float" office:value="1461345">
            <text:p>1461345</text:p>
          </table:table-cell>
          <table:table-cell office:value-type="string">
            <text:p>cv::videostab::estimateGlobMotionLeastSquaresAffin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]</text:p>
          </table:table-cell>
          <table:table-cell table:number-columns-repeated="1015"/>
        </table:table-row>
        <table:table-row table:style-name="ro5">
          <table:table-cell/>
          <table:table-cell office:value-type="float" office:value="730667">
            <text:p>730667</text:p>
          </table:table-cell>
          <table:table-cell office:value-type="string">
            <text:p>cv::videostab::ToFileMotionWriter::estimate(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bool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9]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11909">
            <text:p>711909</text:p>
          </table:table-cell>
          <table:table-cell office:value-type="string">
            <text:p>main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3]</text:p>
          </table:table-cell>
          <table:table-cell table:number-columns-repeated="1018"/>
        </table:table-row>
        <table:table-row table:style-name="ro6">
          <table:table-cell/>
          <table:table-cell office:value-type="float" office:value="529242">
            <text:p>529242</text:p>
          </table:table-cell>
          <table:table-cell office:value-type="string">
            <text:p>cv::videostab::estimateGlobMotionLeastSquaresTranslationAndScal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7]</text:p>
          </table:table-cell>
          <table:table-cell table:number-columns-repeated="1015"/>
        </table:table-row>
        <table:table-row table:style-name="ro5">
          <table:table-cell/>
          <table:table-cell office:value-type="float" office:value="373207">
            <text:p>373207</text:p>
          </table:table-cell>
          <table:table-cell office:value-type="string">
            <text:p>cv::videostab::ToFileMotionWriter::ToFileMotionWriter(std::string</text:p>
          </table:table-cell>
          <table:table-cell office:value-type="string">
            <text:p>const&amp;,</text:p>
          </table:table-cell>
          <table:table-cell office:value-type="string">
            <text:p>cv::Ptr&lt;cv::videostab::ImageMotionEstimatorBase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]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5">
            <text:p>5</text:p>
          </table:table-cell>
          <table:table-cell office:value-type="string">
            <text:p>cv::videostab::KeypointBasedMotionEstimatorGpu::estimate(cv::gpu::GpuMat</text:p>
          </table:table-cell>
          <table:table-cell office:value-type="string">
            <text:p>const&amp;,</text:p>
          </table:table-cell>
          <table:table-cell office:value-type="string">
            <text:p>cv::gpu::GpuMat</text:p>
          </table:table-cell>
          <table:table-cell office:value-type="string">
            <text:p>const&amp;,</text:p>
          </table:table-cell>
          <table:table-cell office:value-type="string">
            <text:p>bool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5]</text:p>
          </table:table-cell>
          <table:table-cell table:number-columns-repeated="1014"/>
        </table:table-row>
        <table:table-row table:style-name="ro9">
          <table:table-cell/>
          <table:table-cell office:value-type="float" office:value="3">
            <text:p>3</text:p>
          </table:table-cell>
          <table:table-cell office:value-type="string">
            <text:p>cv::videostab::ColorAverageInpaintBody</text:p>
          </table:table-cell>
          <table:table-cell office:value-type="string">
            <text:p>cv::videostab::FastMarchingMethod::run&lt;cv::videostab::ColorAverageInpaintBody&gt;(cv::Mat</text:p>
          </table:table-cell>
          <table:table-cell office:value-type="string">
            <text:p>const&amp;,</text:p>
          </table:table-cell>
          <table:table-cell office:value-type="string">
            <text:p>cv::videostab::ColorAverageInpaintBody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5]</text:p>
          </table:table-cell>
          <table:table-cell table:number-columns-repeated="1015"/>
        </table:table-row>
        <table:table-row table:style-name="ro9">
          <table:table-cell/>
          <table:table-cell office:value-type="float" office:value="2">
            <text:p>2</text:p>
          </table:table-cell>
          <table:table-cell office:value-type="string">
            <text:p>cv::videostab::MotionInpaintBody::MotionInpaintBody(cv::videostab::MotionInpaintBody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3]</text:p>
          </table:table-cell>
          <table:table-cell table:number-columns-repeated="1017"/>
        </table:table-row>
        <table:table-row table:style-name="ro5">
          <table:table-cell/>
          <table:table-cell office:value-type="float" office:value="3122847">
            <text:p>3122847</text:p>
          </table:table-cell>
          <table:table-cell office:value-type="string">
            <text:p>cv::videostab::estimateGlobMotionLeastSquaresSimilarity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]</text:p>
          </table:table-cell>
          <table:table-cell table:number-columns-repeated="1015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5">
          <table:table-cell/>
          <table:table-cell office:value-type="float" office:value="846436">
            <text:p>846436</text:p>
          </table:table-cell>
          <table:table-cell office:value-type="string">
            <text:p>cv::videostab::ToFileMotionWriter::ToFileMotionWriter(std::string</text:p>
          </table:table-cell>
          <table:table-cell office:value-type="string">
            <text:p>const&amp;,</text:p>
          </table:table-cell>
          <table:table-cell office:value-type="string">
            <text:p>cv::Ptr&lt;cv::videostab::ImageMotionEstimatorBase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]</text:p>
          </table:table-cell>
          <table:table-cell table:number-columns-repeated="1016"/>
        </table:table-row>
        <table:table-row table:style-name="ro9">
          <table:table-cell/>
          <table:table-cell office:value-type="float" office:value="13984">
            <text:p>13984</text:p>
          </table:table-cell>
          <table:table-cell office:value-type="string">
            <text:p>cv::videostab::MotionInpaintBody</text:p>
          </table:table-cell>
          <table:table-cell office:value-type="string">
            <text:p>cv::videostab::FastMarchingMethod::run&lt;cv::videostab::MotionInpaintBody&gt;(cv::Mat</text:p>
          </table:table-cell>
          <table:table-cell office:value-type="string">
            <text:p>const&amp;,</text:p>
          </table:table-cell>
          <table:table-cell office:value-type="string">
            <text:p>cv::videostab::MotionInpaintBody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4]</text:p>
          </table:table-cell>
          <table:table-cell table:number-columns-repeated="1015"/>
        </table:table-row>
        <table:table-row table:style-name="ro9">
          <table:table-cell/>
          <table:table-cell office:value-type="float" office:value="27968">
            <text:p>27968</text:p>
          </table:table-cell>
          <table:table-cell office:value-type="string">
            <text:p>cv::videostab::ColorAverageInpaintBody</text:p>
          </table:table-cell>
          <table:table-cell office:value-type="string">
            <text:p>cv::videostab::FastMarchingMethod::run&lt;cv::videostab::ColorAverageInpaintBody&gt;(cv::Mat</text:p>
          </table:table-cell>
          <table:table-cell office:value-type="string">
            <text:p>const&amp;,</text:p>
          </table:table-cell>
          <table:table-cell office:value-type="string">
            <text:p>cv::videostab::ColorAverageInpaintBody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5]</text:p>
          </table:table-cell>
          <table:table-cell table:number-columns-repeated="1015"/>
        </table:table-row>
        <table:table-row table:style-name="ro5">
          <table:table-cell/>
          <table:table-cell office:value-type="float" office:value="373207">
            <text:p>373207</text:p>
          </table:table-cell>
          <table:table-cell office:value-type="string">
            <text:p>cv::videostab::estimateGlobMotionLeastSquaresSimilarity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]</text:p>
          </table:table-cell>
          <table:table-cell table:number-columns-repeated="1015"/>
        </table:table-row>
        <table:table-row table:style-name="ro5">
          <table:table-cell office:value-type="string">
            <text:p>[5]</text:p>
          </table:table-cell>
          <table:table-cell office:value-type="float" office:value="7.6">
            <text:p>7.6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415159+846436</text:p>
          </table:table-cell>
          <table:table-cell office:value-type="string">
            <text:p>cv::videostab::ToFileMotionWriter::ToFileMotionWriter(std::string</text:p>
          </table:table-cell>
          <table:table-cell office:value-type="string">
            <text:p>const&amp;,</text:p>
          </table:table-cell>
          <table:table-cell office:value-type="string">
            <text:p>cv::Ptr&lt;cv::videostab::ImageMotionEstimatorBase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]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23070">
            <text:p>223070</text:p>
          </table:table-cell>
          <table:table-cell office:value-type="string">
            <text:p>main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3]</text:p>
          </table:table-cell>
          <table:table-cell table:number-columns-repeated="1018"/>
        </table:table-row>
        <table:table-row table:style-name="ro6">
          <table:table-cell/>
          <table:table-cell office:value-type="float" office:value="223070">
            <text:p>223070</text:p>
          </table:table-cell>
          <table:table-cell office:value-type="string">
            <text:p>cv::videostab::estimateGlobMotionLeastSquaresTranslationAndScal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7]</text:p>
          </table:table-cell>
          <table:table-cell table:number-columns-repeated="1015"/>
        </table:table-row>
        <table:table-row table:style-name="ro5">
          <table:table-cell/>
          <table:table-cell office:value-type="float" office:value="182669">
            <text:p>182669</text:p>
          </table:table-cell>
          <table:table-cell office:value-type="string">
            <text:p>cv::videostab::estimateGlobMotionLeastSquaresSimilarity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]</text:p>
          </table:table-cell>
          <table:table-cell table:number-columns-repeated="1015"/>
        </table:table-row>
        <table:table-row table:style-name="ro5">
          <table:table-cell/>
          <table:table-cell office:value-type="float" office:value="846436">
            <text:p>846436</text:p>
          </table:table-cell>
          <table:table-cell office:value-type="string">
            <text:p>cv::videostab::ToFileMotionWriter::ToFileMotionWriter(std::string</text:p>
          </table:table-cell>
          <table:table-cell office:value-type="string">
            <text:p>const&amp;,</text:p>
          </table:table-cell>
          <table:table-cell office:value-type="string">
            <text:p>cv::Ptr&lt;cv::videostab::ImageMotionEstimatorBase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]</text:p>
          </table:table-cell>
          <table:table-cell table:number-columns-repeated="1016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5">
          <table:table-cell/>
          <table:table-cell office:value-type="float" office:value="7058">
            <text:p>7058</text:p>
          </table:table-cell>
          <table:table-cell office:value-type="string">
            <text:p>cv::videostab::estimateGlobMotionLeastSquaresAffin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]</text:p>
          </table:table-cell>
          <table:table-cell table:number-columns-repeated="1015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string">
            <text:p>cv::videostab::estimateGlobMotionLeastSquaresTranslation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8]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1">
            <text:p>1</text:p>
          </table:table-cell>
          <table:table-cell office:value-type="string">
            <text:p>cv::videostab::KeypointBasedMotionEstimatorGpu::estimate(cv::gpu::GpuMat</text:p>
          </table:table-cell>
          <table:table-cell office:value-type="string">
            <text:p>const&amp;,</text:p>
          </table:table-cell>
          <table:table-cell office:value-type="string">
            <text:p>cv::gpu::GpuMat</text:p>
          </table:table-cell>
          <table:table-cell office:value-type="string">
            <text:p>const&amp;,</text:p>
          </table:table-cell>
          <table:table-cell office:value-type="string">
            <text:p>bool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5]</text:p>
          </table:table-cell>
          <table:table-cell table:number-columns-repeated="1014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string">
            <text:p>cv::videostab::ensureInclusionConstraint(cv::Mat</text:p>
          </table:table-cell>
          <table:table-cell office:value-type="string">
            <text:p>const&amp;,</text:p>
          </table:table-cell>
          <table:table-cell office:value-type="string">
            <text:p>cv::Size_&lt;int&gt;,</text:p>
          </table:table-cell>
          <table:table-cell office:value-type="string">
            <text:p>float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0]</text:p>
          </table:table-cell>
          <table:table-cell table:number-columns-repeated="1015"/>
        </table:table-row>
        <table:table-row table:style-name="ro9">
          <table:table-cell/>
          <table:table-cell office:value-type="float" office:value="2">
            <text:p>2</text:p>
          </table:table-cell>
          <table:table-cell office:value-type="string">
            <text:p>cv::videostab::ColorAverageInpaintBody</text:p>
          </table:table-cell>
          <table:table-cell office:value-type="string">
            <text:p>cv::videostab::FastMarchingMethod::run&lt;cv::videostab::ColorAverageInpaintBody&gt;(cv::Mat</text:p>
          </table:table-cell>
          <table:table-cell office:value-type="string">
            <text:p>const&amp;,</text:p>
          </table:table-cell>
          <table:table-cell office:value-type="string">
            <text:p>cv::videostab::ColorAverageInpaintBody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5]</text:p>
          </table:table-cell>
          <table:table-cell table:number-columns-repeated="1015"/>
        </table:table-row>
        <table:table-row table:style-name="ro5">
          <table:table-cell/>
          <table:table-cell office:value-type="float" office:value="3">
            <text:p>3</text:p>
          </table:table-cell>
          <table:table-cell office:value-type="string">
            <text:p>cv::videostab::TwoPassStabilizer::estimateStabilizationMotion(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2]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12">
            <text:p>12</text:p>
          </table:table-cell>
          <table:table-cell office:value-type="string">
            <text:p>cv::videostab::KeypointBasedMotionEstimator::KeypointBasedMotionEstimator(cv::Ptr&lt;cv::videostab::MotionEstimatorBase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72]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750">
            <text:p>1750</text:p>
          </table:table-cell>
          <table:table-cell office:value-type="string">
            <text:p>cv::videostab::ToFileMotionWriter::estimate(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bool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9]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2651">
            <text:p>2651</text:p>
          </table:table-cell>
          <table:table-cell office:value-type="string">
            <text:p>cv::videostab::estimateGlobMotionLeastSquaresTranslationAndScal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7]</text:p>
          </table:table-cell>
          <table:table-cell table:number-columns-repeated="1015"/>
        </table:table-row>
        <table:table-row table:style-name="ro9">
          <table:table-cell/>
          <table:table-cell office:value-type="float" office:value="17480">
            <text:p>17480</text:p>
          </table:table-cell>
          <table:table-cell office:value-type="string">
            <text:p>cv::videostab::MotionInpaintBody</text:p>
          </table:table-cell>
          <table:table-cell office:value-type="string">
            <text:p>cv::videostab::FastMarchingMethod::run&lt;cv::videostab::MotionInpaintBody&gt;(cv::Mat</text:p>
          </table:table-cell>
          <table:table-cell office:value-type="string">
            <text:p>const&amp;,</text:p>
          </table:table-cell>
          <table:table-cell office:value-type="string">
            <text:p>cv::videostab::MotionInpaintBody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4]</text:p>
          </table:table-cell>
          <table:table-cell table:number-columns-repeated="1015"/>
        </table:table-row>
        <table:table-row table:style-name="ro5">
          <table:table-cell/>
          <table:table-cell office:value-type="float" office:value="1408108">
            <text:p>1408108</text:p>
          </table:table-cell>
          <table:table-cell office:value-type="string">
            <text:p>cv::videostab::estimateGlobMotionLeastSquaresRigid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4]</text:p>
          </table:table-cell>
          <table:table-cell table:number-columns-repeated="1015"/>
        </table:table-row>
        <table:table-row table:style-name="ro5">
          <table:table-cell/>
          <table:table-cell office:value-type="float" office:value="1461345">
            <text:p>1461345</text:p>
          </table:table-cell>
          <table:table-cell office:value-type="string">
            <text:p>cv::videostab::estimateGlobMotionLeastSquaresSimilarity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]</text:p>
          </table:table-cell>
          <table:table-cell table:number-columns-repeated="1015"/>
        </table:table-row>
        <table:table-row table:style-name="ro6">
          <table:table-cell/>
          <table:table-cell table:number-columns-repeated="2" office:value-type="float" office:value="0">
            <text:p>0</text:p>
          </table:table-cell>
          <table:table-cell office:value-type="string">
            <text:p>1/195594</text:p>
          </table:table-cell>
          <table:table-cell office:value-type="string">
            <text:p>cv::videostab::SparsePyrLkOptFlowEstimatorGpu::run(cv::_InputArray</text:p>
          </table:table-cell>
          <table:table-cell office:value-type="string">
            <text:p>const&amp;,</text:p>
          </table:table-cell>
          <table:table-cell office:value-type="string">
            <text:p>cv::_InputArray</text:p>
          </table:table-cell>
          <table:table-cell office:value-type="string">
            <text:p>const&amp;,</text:p>
          </table:table-cell>
          <table:table-cell office:value-type="string">
            <text:p>cv::_In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)</text:p>
          </table:table-cell>
          <table:table-cell office:value-type="string">
            <text:p>[20]</text:p>
          </table:table-cell>
          <table:table-cell table:number-columns-repeated="1007"/>
        </table:table-row>
        <table:table-row table:style-name="ro6">
          <table:table-cell/>
          <table:table-cell table:number-columns-repeated="2" office:value-type="float" office:value="0">
            <text:p>0</text:p>
          </table:table-cell>
          <table:table-cell office:value-type="string">
            <text:p>1/195594</text:p>
          </table:table-cell>
          <table:table-cell office:value-type="string">
            <text:p>cv::videostab::SparsePyrLkOptFlowEstimatorGpu::run(cv::gpu::GpuMat</text:p>
          </table:table-cell>
          <table:table-cell office:value-type="string">
            <text:p>const&amp;,</text:p>
          </table:table-cell>
          <table:table-cell office:value-type="string">
            <text:p>cv::gpu::GpuMat</text:p>
          </table:table-cell>
          <table:table-cell office:value-type="string">
            <text:p>const&amp;,</text:p>
          </table:table-cell>
          <table:table-cell office:value-type="string">
            <text:p>cv::gpu::GpuMat</text:p>
          </table:table-cell>
          <table:table-cell office:value-type="string">
            <text:p>const&amp;,</text:p>
          </table:table-cell>
          <table:table-cell office:value-type="string">
            <text:p>cv::gpu::GpuMat&amp;,</text:p>
          </table:table-cell>
          <table:table-cell office:value-type="string">
            <text:p>cv::gpu::GpuMat&amp;)</text:p>
          </table:table-cell>
          <table:table-cell office:value-type="string">
            <text:p>[24]</text:p>
          </table:table-cell>
          <table:table-cell table:number-columns-repeated="1011"/>
        </table:table-row>
        <table:table-row table:style-name="ro9">
          <table:table-cell/>
          <table:table-cell table:number-columns-repeated="2" office:value-type="float" office:value="0">
            <text:p>0</text:p>
          </table:table-cell>
          <table:table-cell office:value-type="string">
            <text:p>3/195594</text:p>
          </table:table-cell>
          <table:table-cell office:value-type="string">
            <text:p>cv::videostab::DensePyrLkOptFlowEstimatorGpu::DensePyrLkOptFlowEstimatorGpu()</text:p>
          </table:table-cell>
          <table:table-cell office:value-type="string">
            <text:p>[21]</text:p>
          </table:table-cell>
          <table:table-cell table:number-columns-repeated="1018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office:value-type="string">
            <text:p>3/195594</text:p>
          </table:table-cell>
          <table:table-cell office:value-type="string">
            <text:p>cv::videostab::StabilizerBase::reset()</text:p>
          </table:table-cell>
          <table:table-cell office:value-type="string">
            <text:p>[19]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748/195594</text:p>
          </table:table-cell>
          <table:table-cell office:value-type="string">
            <text:p>cv::videostab::MotionEstimatorL1::estimate(cv::_InputArray</text:p>
          </table:table-cell>
          <table:table-cell office:value-type="string">
            <text:p>const&amp;,</text:p>
          </table:table-cell>
          <table:table-cell office:value-type="string">
            <text:p>cv::_InputArray</text:p>
          </table:table-cell>
          <table:table-cell office:value-type="string">
            <text:p>const&amp;,</text:p>
          </table:table-cell>
          <table:table-cell office:value-type="string">
            <text:p>bool*)</text:p>
          </table:table-cell>
          <table:table-cell office:value-type="string">
            <text:p>[2]</text:p>
          </table:table-cell>
          <table:table-cell table:number-columns-repeated="1014"/>
        </table:table-row>
        <table:table-row table:style-name="ro5">
          <table:table-cell office:value-type="string">
            <text:p>[6]</text:p>
          </table:table-cell>
          <table:table-cell office:value-type="float" office:value="6.1">
            <text:p>6.1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string">
            <text:p>2893110+7058</text:p>
          </table:table-cell>
          <table:table-cell office:value-type="string">
            <text:p>cv::videostab::estimateGlobMotionLeastSquaresAffin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]</text:p>
          </table:table-cell>
          <table:table-cell table:number-columns-repeated="1012"/>
        </table:table-row>
        <table:table-row table:style-name="ro5">
          <table:table-cell/>
          <table:table-cell office:value-type="float" office:value="352742">
            <text:p>352742</text:p>
          </table:table-cell>
          <table:table-cell office:value-type="string">
            <text:p>cv::videostab::ToFileMotionWriter::estimate(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bool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9]</text:p>
          </table:table-cell>
          <table:table-cell table:number-columns-repeated="1014"/>
        </table:table-row>
        <table:table-row table:style-name="ro5">
          <table:table-cell/>
          <table:table-cell office:value-type="float" office:value="190559">
            <text:p>190559</text:p>
          </table:table-cell>
          <table:table-cell office:value-type="string">
            <text:p>cv::videostab::estimateGlobMotionLeastSquaresSimilarity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]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496">
            <text:p>3496</text:p>
          </table:table-cell>
          <table:table-cell office:value-type="string">
            <text:p>main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3]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7058">
            <text:p>7058</text:p>
          </table:table-cell>
          <table:table-cell office:value-type="string">
            <text:p>cv::videostab::estimateGlobMotionLeastSquaresAffin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]</text:p>
          </table:table-cell>
          <table:table-cell table:number-columns-repeated="1015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6">
          <table:table-cell/>
          <table:table-cell office:value-type="float" office:value="3524">
            <text:p>3524</text:p>
          </table:table-cell>
          <table:table-cell office:value-type="string">
            <text:p>cv::videostab::estimateGlobMotionLeastSquaresTranslationAndScal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7]</text:p>
          </table:table-cell>
          <table:table-cell table:number-columns-repeated="1015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string">
            <text:p>cv::videostab::getMotion(int,</text:p>
          </table:table-cell>
          <table:table-cell office:value-type="string">
            <text:p>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3]</text:p>
          </table:table-cell>
          <table:table-cell table:number-columns-repeated="1013"/>
        </table:table-row>
        <table:table-row table:style-name="ro9">
          <table:table-cell/>
          <table:table-cell office:value-type="float" office:value="2">
            <text:p>2</text:p>
          </table:table-cell>
          <table:table-cell office:value-type="string">
            <text:p>cv::videostab::MotionInpaintBody::MotionInpaintBody(cv::videostab::MotionInpaintBody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3]</text:p>
          </table:table-cell>
          <table:table-cell table:number-columns-repeated="1017"/>
        </table:table-row>
        <table:table-row table:style-name="ro6">
          <table:table-cell/>
          <table:table-cell office:value-type="float" office:value="3">
            <text:p>3</text:p>
          </table:table-cell>
          <table:table-cell office:value-type="string">
            <text:p>cv::videostab::KeypointBasedMotionEstimatorGpu::estimate(cv::gpu::GpuMat</text:p>
          </table:table-cell>
          <table:table-cell office:value-type="string">
            <text:p>const&amp;,</text:p>
          </table:table-cell>
          <table:table-cell office:value-type="string">
            <text:p>cv::gpu::GpuMat</text:p>
          </table:table-cell>
          <table:table-cell office:value-type="string">
            <text:p>const&amp;,</text:p>
          </table:table-cell>
          <table:table-cell office:value-type="string">
            <text:p>bool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5]</text:p>
          </table:table-cell>
          <table:table-cell table:number-columns-repeated="1014"/>
        </table:table-row>
        <table:table-row table:style-name="ro9">
          <table:table-cell/>
          <table:table-cell office:value-type="float" office:value="4">
            <text:p>4</text:p>
          </table:table-cell>
          <table:table-cell office:value-type="string">
            <text:p>cv::videostab::ColorAverageInpaintBody</text:p>
          </table:table-cell>
          <table:table-cell office:value-type="string">
            <text:p>cv::videostab::FastMarchingMethod::run&lt;cv::videostab::ColorAverageInpaintBody&gt;(cv::Mat</text:p>
          </table:table-cell>
          <table:table-cell office:value-type="string">
            <text:p>const&amp;,</text:p>
          </table:table-cell>
          <table:table-cell office:value-type="string">
            <text:p>cv::videostab::ColorAverageInpaintBody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5]</text:p>
          </table:table-cell>
          <table:table-cell table:number-columns-repeated="1015"/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string">
            <text:p>std::basic_string&lt;char,</text:p>
          </table:table-cell>
          <table:table-cell office:value-type="string">
            <text:p>std::char_traits&lt;char&gt;,</text:p>
          </table:table-cell>
          <table:table-cell office:value-type="string">
            <text:p>std::allocator&lt;char&gt;</text:p>
          </table:table-cell>
          <table:table-cell office:value-type="string">
            <text:p>&gt;</text:p>
          </table:table-cell>
          <table:table-cell office:value-type="string">
            <text:p>std::operator+&lt;char,</text:p>
          </table:table-cell>
          <table:table-cell office:value-type="string">
            <text:p>std::char_traits&lt;char&gt;,</text:p>
          </table:table-cell>
          <table:table-cell office:value-type="string">
            <text:p>std::allocator&lt;char&gt;</text:p>
          </table:table-cell>
          <table:table-cell office:value-type="string">
            <text:p>&gt;(char</text:p>
          </table:table-cell>
          <table:table-cell office:value-type="string">
            <text:p>const*,</text:p>
          </table:table-cell>
          <table:table-cell office:value-type="string">
            <text:p>std::basic_string&lt;char,</text:p>
          </table:table-cell>
          <table:table-cell office:value-type="string">
            <text:p>std::char_traits&lt;char&gt;,</text:p>
          </table:table-cell>
          <table:table-cell office:value-type="string">
            <text:p>std::allocator&lt;char&gt;</text:p>
          </table:table-cell>
          <table:table-cell office:value-type="string">
            <text:p>&gt;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5]</text:p>
          </table:table-cell>
          <table:table-cell table:number-columns-repeated="1005"/>
        </table:table-row>
        <table:table-row table:style-name="ro10">
          <table:table-cell/>
          <table:table-cell office:value-type="float" office:value="10">
            <text:p>10</text:p>
          </table:table-cell>
          <table:table-cell office:value-type="string">
            <text:p>cv::videostab::KeypointBasedMotionEstimator::KeypointBasedMotionEstimator(cv::Ptr&lt;cv::videostab::MotionEstimatorBase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72]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874">
            <text:p>874</text:p>
          </table:table-cell>
          <table:table-cell office:value-type="string">
            <text:p>cv::videostab::TwoPassStabilizer::postProcessFrame(cv::Mat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7]</text:p>
          </table:table-cell>
          <table:table-cell table:number-columns-repeated="1017"/>
        </table:table-row>
        <table:table-row table:style-name="ro7">
          <table:table-cell/>
          <table:table-cell office:value-type="float" office:value="875">
            <text:p>875</text:p>
          </table:table-cell>
          <table:table-cell office:value-type="string">
            <text:p>cv::videostab::GaussianMotionFilter::stabilize(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,</text:p>
          </table:table-cell>
          <table:table-cell office:value-type="string">
            <text:p>std::pair&lt;int,</text:p>
          </table:table-cell>
          <table:table-cell office:value-type="string">
            <text:p>int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10]</text:p>
          </table:table-cell>
          <table:table-cell table:number-columns-repeated="1012"/>
        </table:table-row>
        <table:table-row table:style-name="ro5">
          <table:table-cell/>
          <table:table-cell office:value-type="float" office:value="877">
            <text:p>877</text:p>
          </table:table-cell>
          <table:table-cell office:value-type="string">
            <text:p>cv::videostab::estimateGlobMotionLeastSquaresTranslation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8]</text:p>
          </table:table-cell>
          <table:table-cell table:number-columns-repeated="1015"/>
        </table:table-row>
        <table:table-row table:style-name="ro7">
          <table:table-cell/>
          <table:table-cell office:value-type="float" office:value="1124">
            <text:p>1124</text:p>
          </table:table-cell>
          <table:table-cell office:value-type="string">
            <text:p>cv::videostab::MotionFilterBase::stabilize(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,</text:p>
          </table:table-cell>
          <table:table-cell office:value-type="string">
            <text:p>std::pair&lt;int,</text:p>
          </table:table-cell>
          <table:table-cell office:value-type="string">
            <text:p>int&gt;,</text:p>
          </table:table-cell>
          <table:table-cell office:value-type="string">
            <text:p>cv::M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11]</text:p>
          </table:table-cell>
          <table:table-cell table:number-columns-repeated="1011"/>
        </table:table-row>
        <table:table-row table:style-name="ro5">
          <table:table-cell/>
          <table:table-cell office:value-type="float" office:value="223070">
            <text:p>223070</text:p>
          </table:table-cell>
          <table:table-cell office:value-type="string">
            <text:p>cv::videostab::ToFileMotionWriter::ToFileMotionWriter(std::string</text:p>
          </table:table-cell>
          <table:table-cell office:value-type="string">
            <text:p>const&amp;,</text:p>
          </table:table-cell>
          <table:table-cell office:value-type="string">
            <text:p>cv::Ptr&lt;cv::videostab::ImageMotionEstimatorBase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]</text:p>
          </table:table-cell>
          <table:table-cell table:number-columns-repeated="1016"/>
        </table:table-row>
        <table:table-row table:style-name="ro5">
          <table:table-cell/>
          <table:table-cell office:value-type="float" office:value="351372">
            <text:p>351372</text:p>
          </table:table-cell>
          <table:table-cell office:value-type="string">
            <text:p>cv::videostab::estimateGlobMotionLeastSquaresRigid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4]</text:p>
          </table:table-cell>
          <table:table-cell table:number-columns-repeated="1015"/>
        </table:table-row>
        <table:table-row table:style-name="ro8">
          <table:table-cell/>
          <table:table-cell office:value-type="float" office:value="383249">
            <text:p>383249</text:p>
          </table:table-cell>
          <table:table-cell office:value-type="string">
            <text:p>cv::videostab::MotionEstimatorRansacL2::MotionEstimatorRansacL2(cv::videostab::MotionModel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12]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529242">
            <text:p>529242</text:p>
          </table:table-cell>
          <table:table-cell office:value-type="string">
            <text:p>cv::videostab::estimateGlobMotionLeastSquaresSimilarity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]</text:p>
          </table:table-cell>
          <table:table-cell table:number-columns-repeated="1015"/>
        </table:table-row>
        <table:table-row table:style-name="ro6">
          <table:table-cell/>
          <table:table-cell table:number-columns-repeated="2" office:value-type="float" office:value="0">
            <text:p>0</text:p>
          </table:table-cell>
          <table:table-cell office:value-type="string">
            <text:p>2/195594</text:p>
          </table:table-cell>
          <table:table-cell office:value-type="string">
            <text:p>cv::videostab::SparsePyrLkOptFlowEstimatorGpu::run(cv::gpu::GpuMat</text:p>
          </table:table-cell>
          <table:table-cell office:value-type="string">
            <text:p>const&amp;,</text:p>
          </table:table-cell>
          <table:table-cell office:value-type="string">
            <text:p>cv::gpu::GpuMat</text:p>
          </table:table-cell>
          <table:table-cell office:value-type="string">
            <text:p>const&amp;,</text:p>
          </table:table-cell>
          <table:table-cell office:value-type="string">
            <text:p>cv::gpu::GpuMat</text:p>
          </table:table-cell>
          <table:table-cell office:value-type="string">
            <text:p>const&amp;,</text:p>
          </table:table-cell>
          <table:table-cell office:value-type="string">
            <text:p>cv::gpu::GpuMat&amp;,</text:p>
          </table:table-cell>
          <table:table-cell office:value-type="string">
            <text:p>cv::gpu::GpuMat&amp;)</text:p>
          </table:table-cell>
          <table:table-cell office:value-type="string">
            <text:p>[24]</text:p>
          </table:table-cell>
          <table:table-cell table:number-columns-repeated="1011"/>
        </table:table-row>
        <table:table-row table:style-name="ro9">
          <table:table-cell/>
          <table:table-cell table:number-columns-repeated="2" office:value-type="float" office:value="0">
            <text:p>0</text:p>
          </table:table-cell>
          <table:table-cell office:value-type="string">
            <text:p>2/195594</text:p>
          </table:table-cell>
          <table:table-cell office:value-type="string">
            <text:p>cv::videostab::DensePyrLkOptFlowEstimatorGpu::DensePyrLkOptFlowEstimatorGpu()</text:p>
          </table:table-cell>
          <table:table-cell office:value-type="string">
            <text:p>[21]</text:p>
          </table:table-cell>
          <table:table-cell table:number-columns-repeated="1018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office:value-type="string">
            <text:p>8/195594</text:p>
          </table:table-cell>
          <table:table-cell office:value-type="string">
            <text:p>cv::videostab::StabilizerBase::reset()</text:p>
          </table:table-cell>
          <table:table-cell office:value-type="string">
            <text:p>[19]</text:p>
          </table:table-cell>
          <table:table-cell table:number-columns-repeated="1018"/>
        </table:table-row>
        <table:table-row table:style-name="ro6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748/195594</text:p>
          </table:table-cell>
          <table:table-cell office:value-type="string">
            <text:p>void</text:p>
          </table:table-cell>
          <table:table-cell office:value-type="string">
            <text:p>std::__adjust_heap&lt;__gnu_cxx::__normal_iterator&lt;cv::videostab::Pixel3*,</text:p>
          </table:table-cell>
          <table:table-cell office:value-type="string">
            <text:p>std::vector&lt;cv::videostab::Pixel3,</text:p>
          </table:table-cell>
          <table:table-cell office:value-type="string">
            <text:p>std::allocator&lt;cv::videostab::Pixel3&gt;</text:p>
          </table:table-cell>
          <table:table-cell office:value-type="string">
            <text:p>&gt;</text:p>
          </table:table-cell>
          <table:table-cell office:value-type="string">
            <text:p>&gt;,</text:p>
          </table:table-cell>
          <table:table-cell office:value-type="string">
            <text:p>int,</text:p>
          </table:table-cell>
          <table:table-cell office:value-type="string">
            <text:p>cv::videostab::Pixel3&gt;(__gnu_cxx::__normal_iterator&lt;cv::videostab::Pixel3*,</text:p>
          </table:table-cell>
          <table:table-cell office:value-type="string">
            <text:p>std::vector&lt;cv::videostab::Pixel3,</text:p>
          </table:table-cell>
          <table:table-cell office:value-type="string">
            <text:p>std::allocator&lt;cv::videostab::Pixel3&gt;</text:p>
          </table:table-cell>
          <table:table-cell office:value-type="string">
            <text:p>&gt;</text:p>
          </table:table-cell>
          <table:table-cell office:value-type="string">
            <text:p>&gt;,</text:p>
          </table:table-cell>
          <table:table-cell table:number-columns-repeated="2" office:value-type="string">
            <text:p>int,</text:p>
          </table:table-cell>
          <table:table-cell office:value-type="string">
            <text:p>cv::videostab::Pixel3)</text:p>
          </table:table-cell>
          <table:table-cell office:value-type="string">
            <text:p>[13]</text:p>
          </table:table-cell>
          <table:table-cell table:number-columns-repeated="1004"/>
        </table:table-row>
        <table:table-row table:style-name="ro5">
          <table:table-cell/>
          <table:table-cell office:value-type="float" office:value="0.59">
            <text:p>0.59</text:p>
          </table:table-cell>
          <table:table-cell office:value-type="float" office:value="0">
            <text:p>0</text:p>
          </table:table-cell>
          <table:table-cell office:value-type="string">
            <text:p>175036/195594</text:p>
          </table:table-cell>
          <table:table-cell office:value-type="string">
            <text:p>cv::videostab::MotionEstimatorL1::estimate(cv::_InputArray</text:p>
          </table:table-cell>
          <table:table-cell office:value-type="string">
            <text:p>const&amp;,</text:p>
          </table:table-cell>
          <table:table-cell office:value-type="string">
            <text:p>cv::_InputArray</text:p>
          </table:table-cell>
          <table:table-cell office:value-type="string">
            <text:p>const&amp;,</text:p>
          </table:table-cell>
          <table:table-cell office:value-type="string">
            <text:p>bool*)</text:p>
          </table:table-cell>
          <table:table-cell office:value-type="string">
            <text:p>[2]</text:p>
          </table:table-cell>
          <table:table-cell table:number-columns-repeated="1014"/>
        </table:table-row>
        <table:table-row table:style-name="ro6">
          <table:table-cell office:value-type="string">
            <text:p>[7]</text:p>
          </table:table-cell>
          <table:table-cell office:value-type="float" office:value="6.1">
            <text:p>6.1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string">
            <text:p>1667510+3524</text:p>
          </table:table-cell>
          <table:table-cell office:value-type="string">
            <text:p>cv::videostab::estimateGlobMotionLeastSquaresTranslationAndScal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7]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304738">
            <text:p>2304738</text:p>
          </table:table-cell>
          <table:table-cell office:value-type="string">
            <text:p>main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3]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651">
            <text:p>2651</text:p>
          </table:table-cell>
          <table:table-cell office:value-type="string">
            <text:p>cv::videostab::estimateGlobMotionLeastSquaresAffin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]</text:p>
          </table:table-cell>
          <table:table-cell table:number-columns-repeated="1015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string">
            <text:p>cv::videostab::getMotion(int,</text:p>
          </table:table-cell>
          <table:table-cell office:value-type="string">
            <text:p>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3]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3524">
            <text:p>3524</text:p>
          </table:table-cell>
          <table:table-cell office:value-type="string">
            <text:p>cv::videostab::estimateGlobMotionLeastSquaresTranslationAndScal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7]</text:p>
          </table:table-cell>
          <table:table-cell table:number-columns-repeated="1015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&lt;spontaneous&gt;</text:p>
          </table:table-cell>
          <table:table-cell table:number-columns-repeated="1022"/>
        </table:table-row>
        <table:table-row table:style-name="ro5">
          <table:table-cell office:value-type="string">
            <text:p>[8]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string">
            <text:p>cv::videostab::MotionStabilizationPipeline::stabilize(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,</text:p>
          </table:table-cell>
          <table:table-cell office:value-type="string">
            <text:p>std::pair&lt;int,</text:p>
          </table:table-cell>
          <table:table-cell office:value-type="string">
            <text:p>int&gt;,</text:p>
          </table:table-cell>
          <table:table-cell office:value-type="string">
            <text:p>cv::Mat*)</text:p>
          </table:table-cell>
          <table:table-cell office:value-type="string">
            <text:p>[8]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2254/195594</text:p>
          </table:table-cell>
          <table:table-cell office:value-type="string">
            <text:p>main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3]</text:p>
          </table:table-cell>
          <table:table-cell table:number-columns-repeated="1016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office:value-type="string">
            <text:p>1125/195594</text:p>
          </table:table-cell>
          <table:table-cell office:value-type="string">
            <text:p>cv::videostab::GaussianMotionFilter::stabilize(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,</text:p>
          </table:table-cell>
          <table:table-cell office:value-type="string">
            <text:p>std::pair&lt;int,</text:p>
          </table:table-cell>
          <table:table-cell office:value-type="string">
            <text:p>int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10]</text:p>
          </table:table-cell>
          <table:table-cell table:number-columns-repeated="1010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string">
            <text:p>1125/195594</text:p>
          </table:table-cell>
          <table:table-cell office:value-type="string">
            <text:p>cv::videostab::ensureInclusionConstraint(cv::Mat</text:p>
          </table:table-cell>
          <table:table-cell office:value-type="string">
            <text:p>const&amp;,</text:p>
          </table:table-cell>
          <table:table-cell office:value-type="string">
            <text:p>cv::Size_&lt;int&gt;,</text:p>
          </table:table-cell>
          <table:table-cell office:value-type="string">
            <text:p>float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0]</text:p>
          </table:table-cell>
          <table:table-cell table:number-columns-repeated="1013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2/3</text:p>
          </table:table-cell>
          <table:table-cell office:value-type="string">
            <text:p>cv::videostab::StabilizerBase::reset()</text:p>
          </table:table-cell>
          <table:table-cell office:value-type="string">
            <text:p>[19]</text:p>
          </table:table-cell>
          <table:table-cell table:number-columns-repeated="1018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office:value-type="string">
            <text:p>27/91</text:p>
          </table:table-cell>
          <table:table-cell office:value-type="string">
            <text:p>cv::videostab::StabilizerBase::stabilizeFrame()</text:p>
          </table:table-cell>
          <table:table-cell office:value-type="string">
            <text:p>[23]</text:p>
          </table:table-cell>
          <table:table-cell table:number-columns-repeated="1018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5">
          <table:table-cell/>
          <table:table-cell office:value-type="float" office:value="2">
            <text:p>2</text:p>
          </table:table-cell>
          <table:table-cell office:value-type="string">
            <text:p>cv::videostab::ToFileMotionWriter::estimate(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bool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9]</text:p>
          </table:table-cell>
          <table:table-cell table:number-columns-repeated="1014"/>
        </table:table-row>
        <table:table-row table:style-name="ro5">
          <table:table-cell/>
          <table:table-cell office:value-type="float" office:value="3">
            <text:p>3</text:p>
          </table:table-cell>
          <table:table-cell office:value-type="string">
            <text:p>cv::videostab::ensureInclusionConstraint(cv::Mat</text:p>
          </table:table-cell>
          <table:table-cell office:value-type="string">
            <text:p>const&amp;,</text:p>
          </table:table-cell>
          <table:table-cell office:value-type="string">
            <text:p>cv::Size_&lt;int&gt;,</text:p>
          </table:table-cell>
          <table:table-cell office:value-type="string">
            <text:p>float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0]</text:p>
          </table:table-cell>
          <table:table-cell table:number-columns-repeated="1015"/>
        </table:table-row>
        <table:table-row table:style-name="ro5">
          <table:table-cell/>
          <table:table-cell office:value-type="float" office:value="352742">
            <text:p>352742</text:p>
          </table:table-cell>
          <table:table-cell office:value-type="string">
            <text:p>cv::videostab::estimateGlobMotionLeastSquaresAffin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]</text:p>
          </table:table-cell>
          <table:table-cell table:number-columns-repeated="1015"/>
        </table:table-row>
        <table:table-row table:style-name="ro5">
          <table:table-cell/>
          <table:table-cell office:value-type="float" office:value="730667">
            <text:p>730667</text:p>
          </table:table-cell>
          <table:table-cell office:value-type="string">
            <text:p>cv::videostab::estimateGlobMotionLeastSquaresSimilarity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]</text:p>
          </table:table-cell>
          <table:table-cell table:number-columns-repeated="1015"/>
        </table:table-row>
        <table:table-row table:style-name="ro5">
          <table:table-cell office:value-type="string">
            <text:p>[9]</text:p>
          </table:table-cell>
          <table:table-cell office:value-type="float" office:value="1.5">
            <text:p>1.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083412+2</text:p>
          </table:table-cell>
          <table:table-cell office:value-type="string">
            <text:p>cv::videostab::ToFileMotionWriter::estimate(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bool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9]</text:p>
          </table:table-cell>
          <table:table-cell table:number-columns-repeated="1011"/>
        </table:table-row>
        <table:table-row table:style-name="ro5">
          <table:table-cell/>
          <table:table-cell office:value-type="float" office:value="1271303">
            <text:p>1271303</text:p>
          </table:table-cell>
          <table:table-cell office:value-type="string">
            <text:p>cv::videostab::estimateGlobMotionLeastSquaresSimilarity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]</text:p>
          </table:table-cell>
          <table:table-cell table:number-columns-repeated="1015"/>
        </table:table-row>
        <table:table-row table:style-name="ro5">
          <table:table-cell/>
          <table:table-cell office:value-type="float" office:value="1750">
            <text:p>1750</text:p>
          </table:table-cell>
          <table:table-cell office:value-type="string">
            <text:p>cv::videostab::estimateGlobMotionLeastSquaresAffin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]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48">
            <text:p>1748</text:p>
          </table:table-cell>
          <table:table-cell office:value-type="string">
            <text:p>main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3]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">
            <text:p>2</text:p>
          </table:table-cell>
          <table:table-cell office:value-type="string">
            <text:p>cv::videostab::ToFileMotionWriter::estimate(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bool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9]</text:p>
          </table:table-cell>
          <table:table-cell table:number-columns-repeated="1014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7">
          <table:table-cell/>
          <table:table-cell office:value-type="float" office:value="252">
            <text:p>252</text:p>
          </table:table-cell>
          <table:table-cell office:value-type="string">
            <text:p>cv::videostab::GaussianMotionFilter::stabilize(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,</text:p>
          </table:table-cell>
          <table:table-cell office:value-type="string">
            <text:p>std::pair&lt;int,</text:p>
          </table:table-cell>
          <table:table-cell office:value-type="string">
            <text:p>int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10]</text:p>
          </table:table-cell>
          <table:table-cell table:number-columns-repeated="1012"/>
        </table:table-row>
        <table:table-row table:style-name="ro4">
          <table:table-cell/>
          <table:table-cell office:value-type="float" office:value="874">
            <text:p>874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::vector(unsigned</text:p>
          </table:table-cell>
          <table:table-cell office:value-type="string">
            <text:p>int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std::allocator&lt;cv::Mat&gt;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9]</text:p>
          </table:table-cell>
          <table:table-cell table:number-columns-repeated="1011"/>
        </table:table-row>
        <table:table-row table:style-name="ro9">
          <table:table-cell/>
          <table:table-cell office:value-type="float" office:value="1748">
            <text:p>1748</text:p>
          </table:table-cell>
          <table:table-cell office:value-type="string">
            <text:p>cv::videostab::ColorAverageInpaintBody</text:p>
          </table:table-cell>
          <table:table-cell office:value-type="string">
            <text:p>cv::videostab::FastMarchingMethod::run&lt;cv::videostab::ColorAverageInpaintBody&gt;(cv::Mat</text:p>
          </table:table-cell>
          <table:table-cell office:value-type="string">
            <text:p>const&amp;,</text:p>
          </table:table-cell>
          <table:table-cell office:value-type="string">
            <text:p>cv::videostab::ColorAverageInpaintBody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5]</text:p>
          </table:table-cell>
          <table:table-cell table:number-columns-repeated="1015"/>
        </table:table-row>
        <table:table-row table:style-name="ro6">
          <table:table-cell/>
          <table:table-cell table:number-columns-repeated="2" office:value-type="float" office:value="0">
            <text:p>0</text:p>
          </table:table-cell>
          <table:table-cell office:value-type="string">
            <text:p>1/195594</text:p>
          </table:table-cell>
          <table:table-cell office:value-type="string">
            <text:p>cv::videostab::SparsePyrLkOptFlowEstimator::run(cv::_InputArray</text:p>
          </table:table-cell>
          <table:table-cell office:value-type="string">
            <text:p>const&amp;,</text:p>
          </table:table-cell>
          <table:table-cell office:value-type="string">
            <text:p>cv::_InputArray</text:p>
          </table:table-cell>
          <table:table-cell office:value-type="string">
            <text:p>const&amp;,</text:p>
          </table:table-cell>
          <table:table-cell office:value-type="string">
            <text:p>cv::_In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)</text:p>
          </table:table-cell>
          <table:table-cell office:value-type="string">
            <text:p>[31]</text:p>
          </table:table-cell>
          <table:table-cell table:number-columns-repeated="1007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string">
            <text:p>1125/195594</text:p>
          </table:table-cell>
          <table:table-cell office:value-type="string">
            <text:p>cv::videostab::MotionStabilizationPipeline::stabilize(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,</text:p>
          </table:table-cell>
          <table:table-cell office:value-type="string">
            <text:p>std::pair&lt;int,</text:p>
          </table:table-cell>
          <table:table-cell office:value-type="string">
            <text:p>int&gt;,</text:p>
          </table:table-cell>
          <table:table-cell office:value-type="string">
            <text:p>cv::Mat*)</text:p>
          </table:table-cell>
          <table:table-cell office:value-type="string">
            <text:p>[8]</text:p>
          </table:table-cell>
          <table:table-cell table:number-columns-repeated="1011"/>
        </table:table-row>
        <table:table-row table:style-name="ro7">
          <table:table-cell office:value-type="string">
            <text:p>[10]</text:p>
          </table:table-cell>
          <table:table-cell office:value-type="float" office:value="1.5">
            <text:p>1.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3748+252</text:p>
          </table:table-cell>
          <table:table-cell office:value-type="string">
            <text:p>cv::videostab::GaussianMotionFilter::stabilize(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,</text:p>
          </table:table-cell>
          <table:table-cell office:value-type="string">
            <text:p>std::pair&lt;int,</text:p>
          </table:table-cell>
          <table:table-cell office:value-type="string">
            <text:p>int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10]</text:p>
          </table:table-cell>
          <table:table-cell table:number-columns-repeated="1009"/>
        </table:table-row>
        <table:table-row table:style-name="ro5">
          <table:table-cell/>
          <table:table-cell office:value-type="float" office:value="2248">
            <text:p>2248</text:p>
          </table:table-cell>
          <table:table-cell office:value-type="string">
            <text:p>cv::videostab::ConsistentMosaic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7]</text:p>
          </table:table-cell>
          <table:table-cell table:number-columns-repeated="1016"/>
        </table:table-row>
        <table:table-row table:style-name="ro5">
          <table:table-cell/>
          <table:table-cell office:value-type="float" office:value="1760">
            <text:p>1760</text:p>
          </table:table-cell>
          <table:table-cell office:value-type="string">
            <text:p>cv::videostab::ensureInclusionConstraint(cv::Mat</text:p>
          </table:table-cell>
          <table:table-cell office:value-type="string">
            <text:p>const&amp;,</text:p>
          </table:table-cell>
          <table:table-cell office:value-type="string">
            <text:p>cv::Size_&lt;int&gt;,</text:p>
          </table:table-cell>
          <table:table-cell office:value-type="string">
            <text:p>float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0]</text:p>
          </table:table-cell>
          <table:table-cell table:number-columns-repeated="1015"/>
        </table:table-row>
        <table:table-row table:style-name="ro7">
          <table:table-cell/>
          <table:table-cell office:value-type="float" office:value="1124">
            <text:p>1124</text:p>
          </table:table-cell>
          <table:table-cell office:value-type="string">
            <text:p>cv::videostab::MotionFilterBase::stabilize(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,</text:p>
          </table:table-cell>
          <table:table-cell office:value-type="string">
            <text:p>std::pair&lt;int,</text:p>
          </table:table-cell>
          <table:table-cell office:value-type="string">
            <text:p>int&gt;,</text:p>
          </table:table-cell>
          <table:table-cell office:value-type="string">
            <text:p>cv::M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11]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15">
            <text:p>1015</text:p>
          </table:table-cell>
          <table:table-cell office:value-type="string">
            <text:p>main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3]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878">
            <text:p>878</text:p>
          </table:table-cell>
          <table:table-cell office:value-type="string">
            <text:p>cv::videostab::ColorAverageInpaintBody</text:p>
          </table:table-cell>
          <table:table-cell office:value-type="string">
            <text:p>cv::videostab::FastMarchingMethod::run&lt;cv::videostab::ColorAverageInpaintBody&gt;(cv::Mat</text:p>
          </table:table-cell>
          <table:table-cell office:value-type="string">
            <text:p>const&amp;,</text:p>
          </table:table-cell>
          <table:table-cell office:value-type="string">
            <text:p>cv::videostab::ColorAverageInpaintBody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5]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875">
            <text:p>875</text:p>
          </table:table-cell>
          <table:table-cell office:value-type="string">
            <text:p>cv::videostab::estimateGlobMotionLeastSquaresTranslationAndScal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7]</text:p>
          </table:table-cell>
          <table:table-cell table:number-columns-repeated="1015"/>
        </table:table-row>
        <table:table-row table:style-name="ro5">
          <table:table-cell/>
          <table:table-cell office:value-type="float" office:value="874">
            <text:p>874</text:p>
          </table:table-cell>
          <table:table-cell office:value-type="string">
            <text:p>cv::videostab::estimateGlobMotionLeastSquaresTranslation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8]</text:p>
          </table:table-cell>
          <table:table-cell table:number-columns-repeated="1015"/>
        </table:table-row>
        <table:table-row table:style-name="ro5">
          <table:table-cell/>
          <table:table-cell office:value-type="float" office:value="874">
            <text:p>874</text:p>
          </table:table-cell>
          <table:table-cell office:value-type="string">
            <text:p>cv::videostab::TwoPassStabilizer::postProcessFrame(cv::Mat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7]</text:p>
          </table:table-cell>
          <table:table-cell table:number-columns-repeated="1017"/>
        </table:table-row>
        <table:table-row table:style-name="ro7">
          <table:table-cell/>
          <table:table-cell office:value-type="float" office:value="252">
            <text:p>252</text:p>
          </table:table-cell>
          <table:table-cell office:value-type="string">
            <text:p>cv::videostab::GaussianMotionFilter::stabilize(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,</text:p>
          </table:table-cell>
          <table:table-cell office:value-type="string">
            <text:p>std::pair&lt;int,</text:p>
          </table:table-cell>
          <table:table-cell office:value-type="string">
            <text:p>int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10]</text:p>
          </table:table-cell>
          <table:table-cell table:number-columns-repeated="1012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9">
          <table:table-cell/>
          <table:table-cell office:value-type="float" office:value="1">
            <text:p>1</text:p>
          </table:table-cell>
          <table:table-cell office:value-type="string">
            <text:p>cv::videostab::ColorAverageInpaintBody</text:p>
          </table:table-cell>
          <table:table-cell office:value-type="string">
            <text:p>cv::videostab::FastMarchingMethod::run&lt;cv::videostab::ColorAverageInpaintBody&gt;(cv::Mat</text:p>
          </table:table-cell>
          <table:table-cell office:value-type="string">
            <text:p>const&amp;,</text:p>
          </table:table-cell>
          <table:table-cell office:value-type="string">
            <text:p>cv::videostab::ColorAverageInpaintBody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5]</text:p>
          </table:table-cell>
          <table:table-cell table:number-columns-repeated="1015"/>
        </table:table-row>
        <table:table-row table:style-name="ro7">
          <table:table-cell/>
          <table:table-cell office:value-type="float" office:value="1124">
            <text:p>1124</text:p>
          </table:table-cell>
          <table:table-cell office:value-type="string">
            <text:p>cv::videostab::GaussianMotionFilter::stabilize(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,</text:p>
          </table:table-cell>
          <table:table-cell office:value-type="string">
            <text:p>std::pair&lt;int,</text:p>
          </table:table-cell>
          <table:table-cell office:value-type="string">
            <text:p>int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10]</text:p>
          </table:table-cell>
          <table:table-cell table:number-columns-repeated="1012"/>
        </table:table-row>
        <table:table-row table:style-name="ro7">
          <table:table-cell office:value-type="string">
            <text:p>[11]</text:p>
          </table:table-cell>
          <table:table-cell office:value-type="float" office:value="1.5">
            <text:p>1.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125">
            <text:p>1125</text:p>
          </table:table-cell>
          <table:table-cell office:value-type="string">
            <text:p>cv::videostab::MotionFilterBase::stabilize(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,</text:p>
          </table:table-cell>
          <table:table-cell office:value-type="string">
            <text:p>std::pair&lt;int,</text:p>
          </table:table-cell>
          <table:table-cell office:value-type="string">
            <text:p>int&gt;,</text:p>
          </table:table-cell>
          <table:table-cell office:value-type="string">
            <text:p>cv::M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11]</text:p>
          </table:table-cell>
          <table:table-cell table:number-columns-repeated="1008"/>
        </table:table-row>
        <table:table-row table:style-name="ro9">
          <table:table-cell/>
          <table:table-cell table:number-columns-repeated="2" office:value-type="float" office:value="0">
            <text:p>0</text:p>
          </table:table-cell>
          <table:table-cell office:value-type="string">
            <text:p>1124/1125</text:p>
          </table:table-cell>
          <table:table-cell office:value-type="string">
            <text:p>cv::gpu::GoodFeaturesToTrackDetector_GPU::~GoodFeaturesToTrackDetector_GPU()</text:p>
          </table:table-cell>
          <table:table-cell office:value-type="string">
            <text:p>[52]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248">
            <text:p>2248</text:p>
          </table:table-cell>
          <table:table-cell office:value-type="string">
            <text:p>cv::videostab::ConsistentMosaic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7]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1124">
            <text:p>1124</text:p>
          </table:table-cell>
          <table:table-cell office:value-type="string">
            <text:p>cv::videostab::estimateGlobMotionLeastSquaresTranslationAndScal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7]</text:p>
          </table:table-cell>
          <table:table-cell table:number-columns-repeated="1015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string">
            <text:p>cv::videostab::ensureInclusionConstraint(cv::Mat</text:p>
          </table:table-cell>
          <table:table-cell office:value-type="string">
            <text:p>const&amp;,</text:p>
          </table:table-cell>
          <table:table-cell office:value-type="string">
            <text:p>cv::Size_&lt;int&gt;,</text:p>
          </table:table-cell>
          <table:table-cell office:value-type="string">
            <text:p>float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0]</text:p>
          </table:table-cell>
          <table:table-cell table:number-columns-repeated="1015"/>
        </table:table-row>
        <table:table-row table:style-name="ro7">
          <table:table-cell/>
          <table:table-cell office:value-type="float" office:value="1">
            <text:p>1</text:p>
          </table:table-cell>
          <table:table-cell office:value-type="string">
            <text:p>cv::videostab::Motion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8]</text:p>
          </table:table-cell>
          <table:table-cell table:number-columns-repeated="1016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5">
          <table:table-cell/>
          <table:table-cell office:value-type="float" office:value="874">
            <text:p>874</text:p>
          </table:table-cell>
          <table:table-cell office:value-type="string">
            <text:p>cv::videostab::TwoPassStabilizer::postProcessFrame(cv::Mat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7]</text:p>
          </table:table-cell>
          <table:table-cell table:number-columns-repeated="1017"/>
        </table:table-row>
        <table:table-row table:style-name="ro8">
          <table:table-cell office:value-type="string">
            <text:p>[12]</text:p>
          </table:table-cell>
          <table:table-cell office:value-type="float" office:value="1.5">
            <text:p>1.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874">
            <text:p>874</text:p>
          </table:table-cell>
          <table:table-cell office:value-type="string">
            <text:p>cv::videostab::MotionEstimatorRansacL2::MotionEstimatorRansacL2(cv::videostab::MotionModel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12]</text:p>
          </table:table-cell>
          <table:table-cell table:number-columns-repeated="1015"/>
        </table:table-row>
        <table:table-row table:style-name="ro4">
          <table:table-cell/>
          <table:table-cell office:value-type="float" office:value="383249">
            <text:p>383249</text:p>
          </table:table-cell>
          <table:table-cell office:value-type="string">
            <text:p>cv::videostab::getMotion(int,</text:p>
          </table:table-cell>
          <table:table-cell office:value-type="string">
            <text:p>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3]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383249">
            <text:p>383249</text:p>
          </table:table-cell>
          <table:table-cell office:value-type="string">
            <text:p>cv::videostab::estimateGlobMotionLeastSquaresTranslationAndScal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7]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82375">
            <text:p>382375</text:p>
          </table:table-cell>
          <table:table-cell office:value-type="string">
            <text:p>main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3]</text:p>
          </table:table-cell>
          <table:table-cell table:number-columns-repeated="1018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&lt;spontaneous&gt;</text:p>
          </table:table-cell>
          <table:table-cell table:number-columns-repeated="1022"/>
        </table:table-row>
        <table:table-row table:style-name="ro6">
          <table:table-cell office:value-type="string">
            <text:p>[13]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string">
            <text:p>void</text:p>
          </table:table-cell>
          <table:table-cell office:value-type="string">
            <text:p>std::__adjust_heap&lt;__gnu_cxx::__normal_iterator&lt;cv::videostab::Pixel3*,</text:p>
          </table:table-cell>
          <table:table-cell office:value-type="string">
            <text:p>std::vector&lt;cv::videostab::Pixel3,</text:p>
          </table:table-cell>
          <table:table-cell office:value-type="string">
            <text:p>std::allocator&lt;cv::videostab::Pixel3&gt;</text:p>
          </table:table-cell>
          <table:table-cell office:value-type="string">
            <text:p>&gt;</text:p>
          </table:table-cell>
          <table:table-cell office:value-type="string">
            <text:p>&gt;,</text:p>
          </table:table-cell>
          <table:table-cell office:value-type="string">
            <text:p>int,</text:p>
          </table:table-cell>
          <table:table-cell office:value-type="string">
            <text:p>cv::videostab::Pixel3&gt;(__gnu_cxx::__normal_iterator&lt;cv::videostab::Pixel3*,</text:p>
          </table:table-cell>
          <table:table-cell office:value-type="string">
            <text:p>std::vector&lt;cv::videostab::Pixel3,</text:p>
          </table:table-cell>
          <table:table-cell office:value-type="string">
            <text:p>std::allocator&lt;cv::videostab::Pixel3&gt;</text:p>
          </table:table-cell>
          <table:table-cell office:value-type="string">
            <text:p>&gt;</text:p>
          </table:table-cell>
          <table:table-cell office:value-type="string">
            <text:p>&gt;,</text:p>
          </table:table-cell>
          <table:table-cell table:number-columns-repeated="2" office:value-type="string">
            <text:p>int,</text:p>
          </table:table-cell>
          <table:table-cell office:value-type="string">
            <text:p>cv::videostab::Pixel3)</text:p>
          </table:table-cell>
          <table:table-cell office:value-type="string">
            <text:p>[13]</text:p>
          </table:table-cell>
          <table:table-cell table:number-columns-repeated="1004"/>
        </table:table-row>
        <table:table-row table:style-name="ro6"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string">
            <text:p>1748/195594</text:p>
          </table:table-cell>
          <table:table-cell office:value-type="string">
            <text:p>cv::videostab::estimateGlobMotionLeastSquaresTranslationAndScal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7]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string">
            <text:p>874/195594</text:p>
          </table:table-cell>
          <table:table-cell office:value-type="string">
            <text:p>main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3]</text:p>
          </table:table-cell>
          <table:table-cell table:number-columns-repeated="1016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&lt;spontaneous&gt;</text:p>
          </table:table-cell>
          <table:table-cell table:number-columns-repeated="1022"/>
        </table:table-row>
        <table:table-row table:style-name="ro6">
          <table:table-cell office:value-type="string">
            <text:p>[14]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string">
            <text:p>void</text:p>
          </table:table-cell>
          <table:table-cell office:value-type="string">
            <text:p>std::make_heap&lt;__gnu_cxx::__normal_iterator&lt;cv::videostab::Pixel3*,</text:p>
          </table:table-cell>
          <table:table-cell office:value-type="string">
            <text:p>std::vector&lt;cv::videostab::Pixel3,</text:p>
          </table:table-cell>
          <table:table-cell office:value-type="string">
            <text:p>std::allocator&lt;cv::videostab::Pixel3&gt;</text:p>
          </table:table-cell>
          <table:table-cell table:number-columns-repeated="2" office:value-type="string">
            <text:p>&gt;</text:p>
          </table:table-cell>
          <table:table-cell office:value-type="string">
            <text:p>&gt;(__gnu_cxx::__normal_iterator&lt;cv::videostab::Pixel3*,</text:p>
          </table:table-cell>
          <table:table-cell office:value-type="string">
            <text:p>std::vector&lt;cv::videostab::Pixel3,</text:p>
          </table:table-cell>
          <table:table-cell office:value-type="string">
            <text:p>std::allocator&lt;cv::videostab::Pixel3&gt;</text:p>
          </table:table-cell>
          <table:table-cell office:value-type="string">
            <text:p>&gt;</text:p>
          </table:table-cell>
          <table:table-cell office:value-type="string">
            <text:p>&gt;,</text:p>
          </table:table-cell>
          <table:table-cell office:value-type="string">
            <text:p>__gnu_cxx::__normal_iterator&lt;cv::videostab::Pixel3*,</text:p>
          </table:table-cell>
          <table:table-cell office:value-type="string">
            <text:p>std::vector&lt;cv::videostab::Pixel3,</text:p>
          </table:table-cell>
          <table:table-cell office:value-type="string">
            <text:p>std::allocator&lt;cv::videostab::Pixel3&gt;</text:p>
          </table:table-cell>
          <table:table-cell office:value-type="string">
            <text:p>&gt;</text:p>
          </table:table-cell>
          <table:table-cell office:value-type="string">
            <text:p>&gt;)</text:p>
          </table:table-cell>
          <table:table-cell office:value-type="string">
            <text:p>[14]</text:p>
          </table:table-cell>
          <table:table-cell table:number-columns-repeated="1003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office:value-type="string">
            <text:p>874/874</text:p>
          </table:table-cell>
          <table:table-cell office:value-type="string">
            <text:p>cv::videostab::Color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[16]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string">
            <text:p>874/195594</text:p>
          </table:table-cell>
          <table:table-cell office:value-type="string">
            <text:p>main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3]</text:p>
          </table:table-cell>
          <table:table-cell table:number-columns-repeated="1016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string">
            <text:p>874/195594</text:p>
          </table:table-cell>
          <table:table-cell office:value-type="string">
            <text:p>cv::videostab::ConsistentMosaic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7]</text:p>
          </table:table-cell>
          <table:table-cell table:number-columns-repeated="1014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&lt;spontaneous&gt;</text:p>
          </table:table-cell>
          <table:table-cell table:number-columns-repeated="1022"/>
        </table:table-row>
        <table:table-row table:style-name="ro5">
          <table:table-cell office:value-type="string">
            <text:p>[15]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v::videostab::GaussianMotionFilter::setParams(int,</text:p>
          </table:table-cell>
          <table:table-cell office:value-type="string">
            <text:p>float)</text:p>
          </table:table-cell>
          <table:table-cell office:value-type="string">
            <text:p>[15]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string">
            <text:p>1125/195594</text:p>
          </table:table-cell>
          <table:table-cell office:value-type="string">
            <text:p>main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3]</text:p>
          </table:table-cell>
          <table:table-cell table:number-columns-repeated="1016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1/3</text:p>
          </table:table-cell>
          <table:table-cell office:value-type="string">
            <text:p>cv::videostab::OnePassStabilizer::estimateMotion()</text:p>
          </table:table-cell>
          <table:table-cell office:value-type="string">
            <text:p>[32]</text:p>
          </table:table-cell>
          <table:table-cell table:number-columns-repeated="1018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6">
          <table:table-cell/>
          <table:table-cell table:number-columns-repeated="2" office:value-type="float" office:value="0">
            <text:p>0</text:p>
          </table:table-cell>
          <table:table-cell office:value-type="string">
            <text:p>874/874</text:p>
          </table:table-cell>
          <table:table-cell office:value-type="string">
            <text:p>void</text:p>
          </table:table-cell>
          <table:table-cell office:value-type="string">
            <text:p>std::make_heap&lt;__gnu_cxx::__normal_iterator&lt;cv::videostab::Pixel3*,</text:p>
          </table:table-cell>
          <table:table-cell office:value-type="string">
            <text:p>std::vector&lt;cv::videostab::Pixel3,</text:p>
          </table:table-cell>
          <table:table-cell office:value-type="string">
            <text:p>std::allocator&lt;cv::videostab::Pixel3&gt;</text:p>
          </table:table-cell>
          <table:table-cell table:number-columns-repeated="2" office:value-type="string">
            <text:p>&gt;</text:p>
          </table:table-cell>
          <table:table-cell office:value-type="string">
            <text:p>&gt;(__gnu_cxx::__normal_iterator&lt;cv::videostab::Pixel3*,</text:p>
          </table:table-cell>
          <table:table-cell office:value-type="string">
            <text:p>std::vector&lt;cv::videostab::Pixel3,</text:p>
          </table:table-cell>
          <table:table-cell office:value-type="string">
            <text:p>std::allocator&lt;cv::videostab::Pixel3&gt;</text:p>
          </table:table-cell>
          <table:table-cell office:value-type="string">
            <text:p>&gt;</text:p>
          </table:table-cell>
          <table:table-cell office:value-type="string">
            <text:p>&gt;,</text:p>
          </table:table-cell>
          <table:table-cell office:value-type="string">
            <text:p>__gnu_cxx::__normal_iterator&lt;cv::videostab::Pixel3*,</text:p>
          </table:table-cell>
          <table:table-cell office:value-type="string">
            <text:p>std::vector&lt;cv::videostab::Pixel3,</text:p>
          </table:table-cell>
          <table:table-cell office:value-type="string">
            <text:p>std::allocator&lt;cv::videostab::Pixel3&gt;</text:p>
          </table:table-cell>
          <table:table-cell office:value-type="string">
            <text:p>&gt;</text:p>
          </table:table-cell>
          <table:table-cell office:value-type="string">
            <text:p>&gt;)</text:p>
          </table:table-cell>
          <table:table-cell office:value-type="string">
            <text:p>[14]</text:p>
          </table:table-cell>
          <table:table-cell table:number-columns-repeated="1003"/>
        </table:table-row>
        <table:table-row table:style-name="ro7">
          <table:table-cell office:value-type="string">
            <text:p>[16]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float" office:value="874">
            <text:p>874</text:p>
          </table:table-cell>
          <table:table-cell office:value-type="string">
            <text:p>cv::videostab::Color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[16]</text:p>
          </table:table-cell>
          <table:table-cell table:number-columns-repeated="1015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office:value-type="string">
            <text:p>874/195594</text:p>
          </table:table-cell>
          <table:table-cell office:value-type="string">
            <text:p>cv::videostab::calcFlowMask(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float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6]</text:p>
          </table:table-cell>
          <table:table-cell table:number-columns-repeated="1005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&lt;spontaneous&gt;</text:p>
          </table:table-cell>
          <table:table-cell table:number-columns-repeated="1022"/>
        </table:table-row>
        <table:table-row table:style-name="ro7">
          <table:table-cell office:value-type="string">
            <text:p>[17]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v::videostab::LpMotionStabilizer::stabilize(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,</text:p>
          </table:table-cell>
          <table:table-cell office:value-type="string">
            <text:p>std::pair&lt;int,</text:p>
          </table:table-cell>
          <table:table-cell office:value-type="string">
            <text:p>int&gt;,</text:p>
          </table:table-cell>
          <table:table-cell office:value-type="string">
            <text:p>cv::Mat*)</text:p>
          </table:table-cell>
          <table:table-cell office:value-type="string">
            <text:p>[17]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string">
            <text:p>874/195594</text:p>
          </table:table-cell>
          <table:table-cell office:value-type="string">
            <text:p>main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3]</text:p>
          </table:table-cell>
          <table:table-cell table:number-columns-repeated="1016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&lt;spontaneous&gt;</text:p>
          </table:table-cell>
          <table:table-cell table:number-columns-repeated="1022"/>
        </table:table-row>
        <table:table-row table:style-name="ro6">
          <table:table-cell office:value-type="string">
            <text:p>[18]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oid</text:p>
          </table:table-cell>
          <table:table-cell office:value-type="string">
            <text:p>std::_Destroy_aux&lt;false&gt;::__destroy&lt;cv::Mat_&lt;float&gt;*&gt;(cv::Mat_&lt;float&gt;*,</text:p>
          </table:table-cell>
          <table:table-cell office:value-type="string">
            <text:p>cv::Mat_&lt;float&gt;*)</text:p>
          </table:table-cell>
          <table:table-cell office:value-type="string">
            <text:p>[18]</text:p>
          </table:table-cell>
          <table:table-cell table:number-columns-repeated="1016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string">
            <text:p>874/195594</text:p>
          </table:table-cell>
          <table:table-cell office:value-type="string">
            <text:p>cv::videostab::ConsistentMosaic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7]</text:p>
          </table:table-cell>
          <table:table-cell table:number-columns-repeated="1014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6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1/3</text:p>
          </table:table-cell>
          <table:table-cell office:value-type="string">
            <text:p>cv::videostab::SparsePyrLkOptFlowEstimatorGpu::run(cv::_InputArray</text:p>
          </table:table-cell>
          <table:table-cell office:value-type="string">
            <text:p>const&amp;,</text:p>
          </table:table-cell>
          <table:table-cell office:value-type="string">
            <text:p>cv::_InputArray</text:p>
          </table:table-cell>
          <table:table-cell office:value-type="string">
            <text:p>const&amp;,</text:p>
          </table:table-cell>
          <table:table-cell office:value-type="string">
            <text:p>cv::_In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)</text:p>
          </table:table-cell>
          <table:table-cell office:value-type="string">
            <text:p>[20]</text:p>
          </table:table-cell>
          <table:table-cell table:number-columns-repeated="1007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2/3</text:p>
          </table:table-cell>
          <table:table-cell office:value-type="string">
            <text:p>cv::videostab::MotionStabilizationPipeline::stabilize(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,</text:p>
          </table:table-cell>
          <table:table-cell office:value-type="string">
            <text:p>std::pair&lt;int,</text:p>
          </table:table-cell>
          <table:table-cell office:value-type="string">
            <text:p>int&gt;,</text:p>
          </table:table-cell>
          <table:table-cell office:value-type="string">
            <text:p>cv::Mat*)</text:p>
          </table:table-cell>
          <table:table-cell office:value-type="string">
            <text:p>[8]</text:p>
          </table:table-cell>
          <table:table-cell table:number-columns-repeated="1011"/>
        </table:table-row>
        <table:table-row table:style-name="ro7">
          <table:table-cell office:value-type="string">
            <text:p>[19]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v::videostab::StabilizerBase::reset()</text:p>
          </table:table-cell>
          <table:table-cell office:value-type="string">
            <text:p>[19]</text:p>
          </table:table-cell>
          <table:table-cell table:number-columns-repeated="1017"/>
        </table:table-row>
        <table:table-row table:style-name="ro6">
          <table:table-cell/>
          <table:table-cell table:number-columns-repeated="2" office:value-type="float" office:value="0">
            <text:p>0</text:p>
          </table:table-cell>
          <table:table-cell office:value-type="string">
            <text:p>8/195594</text:p>
          </table:table-cell>
          <table:table-cell office:value-type="string">
            <text:p>cv::videostab::estimateGlobMotionLeastSquaresTranslationAndScal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7]</text:p>
          </table:table-cell>
          <table:table-cell table:number-columns-repeated="1013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string">
            <text:p>3/195594</text:p>
          </table:table-cell>
          <table:table-cell office:value-type="string">
            <text:p>cv::videostab::estimateGlobMotionLeastSquaresAffin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]</text:p>
          </table:table-cell>
          <table:table-cell table:number-columns-repeated="1013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string">
            <text:p>2/195594</text:p>
          </table:table-cell>
          <table:table-cell office:value-type="string">
            <text:p>cv::videostab::TwoPassStabilizer::estimateStabilizationMotion(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2]</text:p>
          </table:table-cell>
          <table:table-cell table:number-columns-repeated="1016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string">
            <text:p>2/195594</text:p>
          </table:table-cell>
          <table:table-cell office:value-type="string">
            <text:p>cv::videostab::ensureInclusionConstraint(cv::Mat</text:p>
          </table:table-cell>
          <table:table-cell office:value-type="string">
            <text:p>const&amp;,</text:p>
          </table:table-cell>
          <table:table-cell office:value-type="string">
            <text:p>cv::Size_&lt;int&gt;,</text:p>
          </table:table-cell>
          <table:table-cell office:value-type="string">
            <text:p>float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0]</text:p>
          </table:table-cell>
          <table:table-cell table:number-columns-repeated="1013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office:value-type="string">
            <text:p>18/91</text:p>
          </table:table-cell>
          <table:table-cell office:value-type="string">
            <text:p>cv::videostab::StabilizerBase::stabilizeFrame()</text:p>
          </table:table-cell>
          <table:table-cell office:value-type="string">
            <text:p>[23]</text:p>
          </table:table-cell>
          <table:table-cell table:number-columns-repeated="1018"/>
        </table:table-row>
        <table:table-row table:style-name="ro4">
          <table:table-cell/>
          <table:table-cell table:number-columns-repeated="2" office:value-type="float" office:value="0">
            <text:p>0</text:p>
          </table:table-cell>
          <table:table-cell office:value-type="string">
            <text:p>1/195594</text:p>
          </table:table-cell>
          <table:table-cell office:value-type="string">
            <text:p>std::basic_string&lt;char,</text:p>
          </table:table-cell>
          <table:table-cell office:value-type="string">
            <text:p>std::char_traits&lt;char&gt;,</text:p>
          </table:table-cell>
          <table:table-cell office:value-type="string">
            <text:p>std::allocator&lt;char&gt;</text:p>
          </table:table-cell>
          <table:table-cell office:value-type="string">
            <text:p>&gt;</text:p>
          </table:table-cell>
          <table:table-cell office:value-type="string">
            <text:p>std::operator+&lt;char,</text:p>
          </table:table-cell>
          <table:table-cell office:value-type="string">
            <text:p>std::char_traits&lt;char&gt;,</text:p>
          </table:table-cell>
          <table:table-cell office:value-type="string">
            <text:p>std::allocator&lt;char&gt;</text:p>
          </table:table-cell>
          <table:table-cell office:value-type="string">
            <text:p>&gt;(char</text:p>
          </table:table-cell>
          <table:table-cell office:value-type="string">
            <text:p>const*,</text:p>
          </table:table-cell>
          <table:table-cell office:value-type="string">
            <text:p>std::basic_string&lt;char,</text:p>
          </table:table-cell>
          <table:table-cell office:value-type="string">
            <text:p>std::char_traits&lt;char&gt;,</text:p>
          </table:table-cell>
          <table:table-cell office:value-type="string">
            <text:p>std::allocator&lt;char&gt;</text:p>
          </table:table-cell>
          <table:table-cell office:value-type="string">
            <text:p>&gt;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5]</text:p>
          </table:table-cell>
          <table:table-cell table:number-columns-repeated="1003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string">
            <text:p>1/195594</text:p>
          </table:table-cell>
          <table:table-cell office:value-type="string">
            <text:p>cv::videostab::estimateGlobMotionLeastSquaresRigid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4]</text:p>
          </table:table-cell>
          <table:table-cell table:number-columns-repeated="1013"/>
        </table:table-row>
        <table:table-row table:style-name="ro4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1/1</text:p>
          </table:table-cell>
          <table:table-cell office:value-type="string">
            <text:p>std::vector&lt;std::vector&lt;int,</text:p>
          </table:table-cell>
          <table:table-cell office:value-type="string">
            <text:p>std::allocator&lt;int&gt;</text:p>
          </table:table-cell>
          <table:table-cell office:value-type="string">
            <text:p>&gt;,</text:p>
          </table:table-cell>
          <table:table-cell office:value-type="string">
            <text:p>std::allocator&lt;std::vector&lt;int,</text:p>
          </table:table-cell>
          <table:table-cell office:value-type="string">
            <text:p>std::allocator&lt;int&gt;</text:p>
          </table:table-cell>
          <table:table-cell table:number-columns-repeated="2" office:value-type="string">
            <text:p>&gt;</text:p>
          </table:table-cell>
          <table:table-cell office:value-type="string">
            <text:p>&gt;::_M_fill_assign(unsigned</text:p>
          </table:table-cell>
          <table:table-cell office:value-type="string">
            <text:p>int,</text:p>
          </table:table-cell>
          <table:table-cell office:value-type="string">
            <text:p>std::vector&lt;int,</text:p>
          </table:table-cell>
          <table:table-cell office:value-type="string">
            <text:p>std::allocator&lt;int&gt;</text:p>
          </table:table-cell>
          <table:table-cell office:value-type="string">
            <text:p>&gt;</text:p>
          </table:table-cell>
          <table:table-cell office:value-type="string">
            <text:p>const&amp;)</text:p>
          </table:table-cell>
          <table:table-cell office:value-type="string">
            <text:p>[36]</text:p>
          </table:table-cell>
          <table:table-cell table:number-columns-repeated="1006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1/3</text:p>
          </table:table-cell>
          <table:table-cell office:value-type="string">
            <text:p>cv::videostab::OnePassStabilizer::estimateMotion()</text:p>
          </table:table-cell>
          <table:table-cell office:value-type="string">
            <text:p>[32]</text:p>
          </table:table-cell>
          <table:table-cell table:number-columns-repeated="1018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&lt;spontaneous&gt;</text:p>
          </table:table-cell>
          <table:table-cell table:number-columns-repeated="1022"/>
        </table:table-row>
        <table:table-row table:style-name="ro6">
          <table:table-cell office:value-type="string">
            <text:p>[20]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v::videostab::SparsePyrLkOptFlowEstimatorGpu::run(cv::_InputArray</text:p>
          </table:table-cell>
          <table:table-cell office:value-type="string">
            <text:p>const&amp;,</text:p>
          </table:table-cell>
          <table:table-cell office:value-type="string">
            <text:p>cv::_InputArray</text:p>
          </table:table-cell>
          <table:table-cell office:value-type="string">
            <text:p>const&amp;,</text:p>
          </table:table-cell>
          <table:table-cell office:value-type="string">
            <text:p>cv::_In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)</text:p>
          </table:table-cell>
          <table:table-cell office:value-type="string">
            <text:p>[20]</text:p>
          </table:table-cell>
          <table:table-cell table:number-columns-repeated="1007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1/3</text:p>
          </table:table-cell>
          <table:table-cell office:value-type="string">
            <text:p>cv::videostab::StabilizerBase::reset()</text:p>
          </table:table-cell>
          <table:table-cell office:value-type="string">
            <text:p>[19]</text:p>
          </table:table-cell>
          <table:table-cell table:number-columns-repeated="1018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string">
            <text:p>3/195594</text:p>
          </table:table-cell>
          <table:table-cell office:value-type="string">
            <text:p>cv::videostab::ensureInclusionConstraint(cv::Mat</text:p>
          </table:table-cell>
          <table:table-cell office:value-type="string">
            <text:p>const&amp;,</text:p>
          </table:table-cell>
          <table:table-cell office:value-type="string">
            <text:p>cv::Size_&lt;int&gt;,</text:p>
          </table:table-cell>
          <table:table-cell office:value-type="string">
            <text:p>float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0]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string">
            <text:p>2/195594</text:p>
          </table:table-cell>
          <table:table-cell office:value-type="string">
            <text:p>main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3]</text:p>
          </table:table-cell>
          <table:table-cell table:number-columns-repeated="1016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string">
            <text:p>1/195594</text:p>
          </table:table-cell>
          <table:table-cell office:value-type="string">
            <text:p>cv::videostab::TwoPassStabilizer::estimateStabilizationMotion(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2]</text:p>
          </table:table-cell>
          <table:table-cell table:number-columns-repeated="1016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string">
            <text:p>1/195594</text:p>
          </table:table-cell>
          <table:table-cell office:value-type="string">
            <text:p>cv::videostab::estimateGlobMotionLeastSquaresAffin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]</text:p>
          </table:table-cell>
          <table:table-cell table:number-columns-repeated="1013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office:value-type="string">
            <text:p>4/91</text:p>
          </table:table-cell>
          <table:table-cell office:value-type="string">
            <text:p>cv::videostab::StabilizerBase::stabilizeFrame()</text:p>
          </table:table-cell>
          <table:table-cell office:value-type="string">
            <text:p>[23]</text:p>
          </table:table-cell>
          <table:table-cell table:number-columns-repeated="1018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&lt;spontaneous&gt;</text:p>
          </table:table-cell>
          <table:table-cell table:number-columns-repeated="1022"/>
        </table:table-row>
        <table:table-row table:style-name="ro9">
          <table:table-cell office:value-type="string">
            <text:p>[21]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v::videostab::DensePyrLkOptFlowEstimatorGpu::DensePyrLkOptFlowEstimatorGpu()</text:p>
          </table:table-cell>
          <table:table-cell office:value-type="string">
            <text:p>[21]</text:p>
          </table:table-cell>
          <table:table-cell table:number-columns-repeated="1018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string">
            <text:p>3/195594</text:p>
          </table:table-cell>
          <table:table-cell office:value-type="string">
            <text:p>cv::videostab::estimateGlobMotionLeastSquaresAffin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]</text:p>
          </table:table-cell>
          <table:table-cell table:number-columns-repeated="1013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string">
            <text:p>2/195594</text:p>
          </table:table-cell>
          <table:table-cell office:value-type="string">
            <text:p>cv::videostab::TwoPassStabilizer::estimateStabilizationMotion(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2]</text:p>
          </table:table-cell>
          <table:table-cell table:number-columns-repeated="1016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string">
            <text:p>2/195594</text:p>
          </table:table-cell>
          <table:table-cell office:value-type="string">
            <text:p>cv::videostab::ensureInclusionConstraint(cv::Mat</text:p>
          </table:table-cell>
          <table:table-cell office:value-type="string">
            <text:p>const&amp;,</text:p>
          </table:table-cell>
          <table:table-cell office:value-type="string">
            <text:p>cv::Size_&lt;int&gt;,</text:p>
          </table:table-cell>
          <table:table-cell office:value-type="string">
            <text:p>float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0]</text:p>
          </table:table-cell>
          <table:table-cell table:number-columns-repeated="1013"/>
        </table:table-row>
        <table:table-row table:style-name="ro6">
          <table:table-cell/>
          <table:table-cell table:number-columns-repeated="2" office:value-type="float" office:value="0">
            <text:p>0</text:p>
          </table:table-cell>
          <table:table-cell office:value-type="string">
            <text:p>2/195594</text:p>
          </table:table-cell>
          <table:table-cell office:value-type="string">
            <text:p>cv::videostab::estimateGlobMotionLeastSquaresTranslationAndScal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7]</text:p>
          </table:table-cell>
          <table:table-cell table:number-columns-repeated="1013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string">
            <text:p>1/195594</text:p>
          </table:table-cell>
          <table:table-cell office:value-type="string">
            <text:p>cv::videostab::estimateGlobMotionLeastSquaresTranslation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8]</text:p>
          </table:table-cell>
          <table:table-cell table:number-columns-repeated="1013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office:value-type="string">
            <text:p>7/91</text:p>
          </table:table-cell>
          <table:table-cell office:value-type="string">
            <text:p>cv::videostab::StabilizerBase::stabilizeFrame()</text:p>
          </table:table-cell>
          <table:table-cell office:value-type="string">
            <text:p>[23]</text:p>
          </table:table-cell>
          <table:table-cell table:number-columns-repeated="1018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5">
          <table:table-cell/>
          <table:table-cell office:value-type="float" office:value="2">
            <text:p>2</text:p>
          </table:table-cell>
          <table:table-cell office:value-type="string">
            <text:p>cv::videostab::TwoPassStabilizer::setUp(cv::Mat</text:p>
          </table:table-cell>
          <table:table-cell office:value-type="string">
            <text:p>const&amp;)</text:p>
          </table:table-cell>
          <table:table-cell office:value-type="string">
            <text:p>[22]</text:p>
          </table:table-cell>
          <table:table-cell table:number-columns-repeated="1019"/>
        </table:table-row>
        <table:table-row table:style-name="ro5">
          <table:table-cell office:value-type="string">
            <text:p>[22]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+2</text:p>
          </table:table-cell>
          <table:table-cell office:value-type="string">
            <text:p>cv::videostab::TwoPassStabilizer::setUp(cv::Mat</text:p>
          </table:table-cell>
          <table:table-cell office:value-type="string">
            <text:p>const&amp;)</text:p>
          </table:table-cell>
          <table:table-cell office:value-type="string">
            <text:p>[22]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string">
            <text:p>3/195594</text:p>
          </table:table-cell>
          <table:table-cell office:value-type="string">
            <text:p>main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3]</text:p>
          </table:table-cell>
          <table:table-cell table:number-columns-repeated="1016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1/1</text:p>
          </table:table-cell>
          <table:table-cell office:value-type="string">
            <text:p>cv::videostab::StabilizerBase::postProcessFrame(cv::Mat</text:p>
          </table:table-cell>
          <table:table-cell office:value-type="string">
            <text:p>const&amp;)</text:p>
          </table:table-cell>
          <table:table-cell office:value-type="string">
            <text:p>[34]</text:p>
          </table:table-cell>
          <table:table-cell table:number-columns-repeated="1017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string">
            <text:p>1/195594</text:p>
          </table:table-cell>
          <table:table-cell office:value-type="string">
            <text:p>cv::videostab::ensureInclusionConstraint(cv::Mat</text:p>
          </table:table-cell>
          <table:table-cell office:value-type="string">
            <text:p>const&amp;,</text:p>
          </table:table-cell>
          <table:table-cell office:value-type="string">
            <text:p>cv::Size_&lt;int&gt;,</text:p>
          </table:table-cell>
          <table:table-cell office:value-type="string">
            <text:p>float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0]</text:p>
          </table:table-cell>
          <table:table-cell table:number-columns-repeated="1013"/>
        </table:table-row>
        <table:table-row table:style-name="ro9">
          <table:table-cell/>
          <table:table-cell table:number-columns-repeated="2" office:value-type="float" office:value="0">
            <text:p>0</text:p>
          </table:table-cell>
          <table:table-cell office:value-type="string">
            <text:p>1/195594</text:p>
          </table:table-cell>
          <table:table-cell office:value-type="string">
            <text:p>cv::videostab::MotionInpaintBody</text:p>
          </table:table-cell>
          <table:table-cell office:value-type="string">
            <text:p>cv::videostab::FastMarchingMethod::run&lt;cv::videostab::MotionInpaintBody&gt;(cv::Mat</text:p>
          </table:table-cell>
          <table:table-cell office:value-type="string">
            <text:p>const&amp;,</text:p>
          </table:table-cell>
          <table:table-cell office:value-type="string">
            <text:p>cv::videostab::MotionInpaintBody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4]</text:p>
          </table:table-cell>
          <table:table-cell table:number-columns-repeated="1013"/>
        </table:table-row>
        <table:table-row table:style-name="ro9">
          <table:table-cell/>
          <table:table-cell table:number-columns-repeated="2" office:value-type="float" office:value="0">
            <text:p>0</text:p>
          </table:table-cell>
          <table:table-cell office:value-type="string">
            <text:p>1/195594</text:p>
          </table:table-cell>
          <table:table-cell office:value-type="string">
            <text:p>cv::videostab::MotionInpaintBody::MotionInpaintBody(cv::videostab::MotionInpaintBody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3]</text:p>
          </table:table-cell>
          <table:table-cell table:number-columns-repeated="1015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string">
            <text:p>1/195594</text:p>
          </table:table-cell>
          <table:table-cell office:value-type="string">
            <text:p>cv::videostab::ConsistentMosaic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7]</text:p>
          </table:table-cell>
          <table:table-cell table:number-columns-repeated="1014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office:value-type="string">
            <text:p>1/195594</text:p>
          </table:table-cell>
          <table:table-cell office:value-type="string">
            <text:p>cv::videostab::Motion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8]</text:p>
          </table:table-cell>
          <table:table-cell table:number-columns-repeated="1014"/>
        </table:table-row>
        <table:table-row table:style-name="ro9">
          <table:table-cell/>
          <table:table-cell table:number-columns-repeated="2" office:value-type="float" office:value="0">
            <text:p>0</text:p>
          </table:table-cell>
          <table:table-cell office:value-type="string">
            <text:p>1/1125</text:p>
          </table:table-cell>
          <table:table-cell office:value-type="string">
            <text:p>cv::gpu::GoodFeaturesToTrackDetector_GPU::~GoodFeaturesToTrackDetector_GPU()</text:p>
          </table:table-cell>
          <table:table-cell office:value-type="string">
            <text:p>[52]</text:p>
          </table:table-cell>
          <table:table-cell table:number-columns-repeated="1018"/>
        </table:table-row>
        <table:table-row table:style-name="ro6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1/2</text:p>
          </table:table-cell>
          <table:table-cell office:value-type="string">
            <text:p>cv::videostab::FromFileMotionReader::FromFileMotionReader(std::string</text:p>
          </table:table-cell>
          <table:table-cell office:value-type="string">
            <text:p>const&amp;)</text:p>
          </table:table-cell>
          <table:table-cell office:value-type="string">
            <text:p>[70]</text:p>
          </table:table-cell>
          <table:table-cell table:number-columns-repeated="1017"/>
        </table:table-row>
        <table:table-row table:style-name="ro5">
          <table:table-cell/>
          <table:table-cell office:value-type="float" office:value="2">
            <text:p>2</text:p>
          </table:table-cell>
          <table:table-cell office:value-type="string">
            <text:p>cv::videostab::TwoPassStabilizer::setUp(cv::Mat</text:p>
          </table:table-cell>
          <table:table-cell office:value-type="string">
            <text:p>const&amp;)</text:p>
          </table:table-cell>
          <table:table-cell office:value-type="string">
            <text:p>[22]</text:p>
          </table:table-cell>
          <table:table-cell table:number-columns-repeated="1019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7">
          <table:table-cell/>
          <table:table-cell office:value-type="float" office:value="19">
            <text:p>19</text:p>
          </table:table-cell>
          <table:table-cell office:value-type="string">
            <text:p>cv::videostab::StabilizerBase::stabilizeFrame()</text:p>
          </table:table-cell>
          <table:table-cell office:value-type="string">
            <text:p>[23]</text:p>
          </table:table-cell>
          <table:table-cell table:number-columns-repeated="1020"/>
        </table:table-row>
        <table:table-row table:style-name="ro6">
          <table:table-cell/>
          <table:table-cell table:number-columns-repeated="2" office:value-type="float" office:value="0">
            <text:p>0</text:p>
          </table:table-cell>
          <table:table-cell office:value-type="string">
            <text:p>1/91</text:p>
          </table:table-cell>
          <table:table-cell office:value-type="string">
            <text:p>cv::videostab::SparsePyrLkOptFlowEstimator::run(cv::_InputArray</text:p>
          </table:table-cell>
          <table:table-cell office:value-type="string">
            <text:p>const&amp;,</text:p>
          </table:table-cell>
          <table:table-cell office:value-type="string">
            <text:p>cv::_InputArray</text:p>
          </table:table-cell>
          <table:table-cell office:value-type="string">
            <text:p>const&amp;,</text:p>
          </table:table-cell>
          <table:table-cell office:value-type="string">
            <text:p>cv::_In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)</text:p>
          </table:table-cell>
          <table:table-cell office:value-type="string">
            <text:p>[31]</text:p>
          </table:table-cell>
          <table:table-cell table:number-columns-repeated="1007"/>
        </table:table-row>
        <table:table-row table:style-name="ro6">
          <table:table-cell/>
          <table:table-cell table:number-columns-repeated="2" office:value-type="float" office:value="0">
            <text:p>0</text:p>
          </table:table-cell>
          <table:table-cell office:value-type="string">
            <text:p>1/91</text:p>
          </table:table-cell>
          <table:table-cell office:value-type="string">
            <text:p>cv::videostab::DensePyrLkOptFlowEstimatorGpu::run(cv::_InputArray</text:p>
          </table:table-cell>
          <table:table-cell office:value-type="string">
            <text:p>const&amp;,</text:p>
          </table:table-cell>
          <table:table-cell office:value-type="string">
            <text:p>cv::_In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)</text:p>
          </table:table-cell>
          <table:table-cell office:value-type="string">
            <text:p>[26]</text:p>
          </table:table-cell>
          <table:table-cell table:number-columns-repeated="1009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string">
            <text:p>1/91</text:p>
          </table:table-cell>
          <table:table-cell office:value-type="string">
            <text:p>cv::videostab::OnePassStabilizer::postProcessFrame(cv::Mat</text:p>
          </table:table-cell>
          <table:table-cell office:value-type="string">
            <text:p>const&amp;)</text:p>
          </table:table-cell>
          <table:table-cell office:value-type="string">
            <text:p>[38]</text:p>
          </table:table-cell>
          <table:table-cell table:number-columns-repeated="1017"/>
        </table:table-row>
        <table:table-row table:style-name="ro9">
          <table:table-cell/>
          <table:table-cell table:number-columns-repeated="2" office:value-type="float" office:value="0">
            <text:p>0</text:p>
          </table:table-cell>
          <table:table-cell office:value-type="string">
            <text:p>2/91</text:p>
          </table:table-cell>
          <table:table-cell office:value-type="string">
            <text:p>cv::videostab::DensePyrLkOptFlowEstimatorGpu::~DensePyrLkOptFlowEstimatorGpu()</text:p>
          </table:table-cell>
          <table:table-cell office:value-type="string">
            <text:p>[37]</text:p>
          </table:table-cell>
          <table:table-cell table:number-columns-repeated="1018"/>
        </table:table-row>
        <table:table-row table:style-name="ro9">
          <table:table-cell/>
          <table:table-cell table:number-columns-repeated="2" office:value-type="float" office:value="0">
            <text:p>0</text:p>
          </table:table-cell>
          <table:table-cell office:value-type="string">
            <text:p>3/91</text:p>
          </table:table-cell>
          <table:table-cell office:value-type="string">
            <text:p>cv::videostab::DensePyrLkOptFlowEstimatorGpu::~DensePyrLkOptFlowEstimatorGpu()</text:p>
          </table:table-cell>
          <table:table-cell office:value-type="string">
            <text:p>[30]</text:p>
          </table:table-cell>
          <table:table-cell table:number-columns-repeated="1018"/>
        </table:table-row>
        <table:table-row table:style-name="ro6">
          <table:table-cell/>
          <table:table-cell table:number-columns-repeated="2" office:value-type="float" office:value="0">
            <text:p>0</text:p>
          </table:table-cell>
          <table:table-cell office:value-type="string">
            <text:p>3/91</text:p>
          </table:table-cell>
          <table:table-cell office:value-type="string">
            <text:p>cv::videostab::TranslationBasedLocalOutlierRejector::process(cv::Size_&lt;int&gt;,</text:p>
          </table:table-cell>
          <table:table-cell office:value-type="string">
            <text:p>cv::_InputArray</text:p>
          </table:table-cell>
          <table:table-cell office:value-type="string">
            <text:p>const&amp;,</text:p>
          </table:table-cell>
          <table:table-cell office:value-type="string">
            <text:p>cv::_In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)</text:p>
          </table:table-cell>
          <table:table-cell office:value-type="string">
            <text:p>[27]</text:p>
          </table:table-cell>
          <table:table-cell table:number-columns-repeated="1012"/>
        </table:table-row>
        <table:table-row table:style-name="ro6">
          <table:table-cell/>
          <table:table-cell table:number-columns-repeated="2" office:value-type="float" office:value="0">
            <text:p>0</text:p>
          </table:table-cell>
          <table:table-cell office:value-type="string">
            <text:p>4/91</text:p>
          </table:table-cell>
          <table:table-cell office:value-type="string">
            <text:p>cv::videostab::SparsePyrLkOptFlowEstimatorGpu::run(cv::_InputArray</text:p>
          </table:table-cell>
          <table:table-cell office:value-type="string">
            <text:p>const&amp;,</text:p>
          </table:table-cell>
          <table:table-cell office:value-type="string">
            <text:p>cv::_InputArray</text:p>
          </table:table-cell>
          <table:table-cell office:value-type="string">
            <text:p>const&amp;,</text:p>
          </table:table-cell>
          <table:table-cell office:value-type="string">
            <text:p>cv::_In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)</text:p>
          </table:table-cell>
          <table:table-cell office:value-type="string">
            <text:p>[20]</text:p>
          </table:table-cell>
          <table:table-cell table:number-columns-repeated="1007"/>
        </table:table-row>
        <table:table-row table:style-name="ro4">
          <table:table-cell/>
          <table:table-cell table:number-columns-repeated="2" office:value-type="float" office:value="0">
            <text:p>0</text:p>
          </table:table-cell>
          <table:table-cell office:value-type="string">
            <text:p>6/91</text:p>
          </table:table-cell>
          <table:table-cell office:value-type="string">
            <text:p>std::vector&lt;std::vector&lt;int,</text:p>
          </table:table-cell>
          <table:table-cell office:value-type="string">
            <text:p>std::allocator&lt;int&gt;</text:p>
          </table:table-cell>
          <table:table-cell office:value-type="string">
            <text:p>&gt;,</text:p>
          </table:table-cell>
          <table:table-cell office:value-type="string">
            <text:p>std::allocator&lt;std::vector&lt;int,</text:p>
          </table:table-cell>
          <table:table-cell office:value-type="string">
            <text:p>std::allocator&lt;int&gt;</text:p>
          </table:table-cell>
          <table:table-cell table:number-columns-repeated="2" office:value-type="string">
            <text:p>&gt;</text:p>
          </table:table-cell>
          <table:table-cell office:value-type="string">
            <text:p>&gt;::_M_fill_assign(unsigned</text:p>
          </table:table-cell>
          <table:table-cell office:value-type="string">
            <text:p>int,</text:p>
          </table:table-cell>
          <table:table-cell office:value-type="string">
            <text:p>std::vector&lt;int,</text:p>
          </table:table-cell>
          <table:table-cell office:value-type="string">
            <text:p>std::allocator&lt;int&gt;</text:p>
          </table:table-cell>
          <table:table-cell office:value-type="string">
            <text:p>&gt;</text:p>
          </table:table-cell>
          <table:table-cell office:value-type="string">
            <text:p>const&amp;)</text:p>
          </table:table-cell>
          <table:table-cell office:value-type="string">
            <text:p>[36]</text:p>
          </table:table-cell>
          <table:table-cell table:number-columns-repeated="1006"/>
        </table:table-row>
        <table:table-row table:style-name="ro9">
          <table:table-cell/>
          <table:table-cell table:number-columns-repeated="2" office:value-type="float" office:value="0">
            <text:p>0</text:p>
          </table:table-cell>
          <table:table-cell office:value-type="string">
            <text:p>7/91</text:p>
          </table:table-cell>
          <table:table-cell office:value-type="string">
            <text:p>cv::videostab::DensePyrLkOptFlowEstimatorGpu::DensePyrLkOptFlowEstimatorGpu()</text:p>
          </table:table-cell>
          <table:table-cell office:value-type="string">
            <text:p>[21]</text:p>
          </table:table-cell>
          <table:table-cell table:number-columns-repeated="1018"/>
        </table:table-row>
        <table:table-row table:style-name="ro9">
          <table:table-cell/>
          <table:table-cell table:number-columns-repeated="2" office:value-type="float" office:value="0">
            <text:p>0</text:p>
          </table:table-cell>
          <table:table-cell office:value-type="string">
            <text:p>7/91</text:p>
          </table:table-cell>
          <table:table-cell office:value-type="string">
            <text:p>cv::videostab::SparsePyrLkOptFlowEstimatorGpu::SparsePyrLkOptFlowEstimatorGpu()</text:p>
          </table:table-cell>
          <table:table-cell office:value-type="string">
            <text:p>[25]</text:p>
          </table:table-cell>
          <table:table-cell table:number-columns-repeated="1018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string">
            <text:p>11/91</text:p>
          </table:table-cell>
          <table:table-cell office:value-type="string">
            <text:p>cv::videostab::NullOutlierRejector::process(cv::Size_&lt;int&gt;,</text:p>
          </table:table-cell>
          <table:table-cell office:value-type="string">
            <text:p>cv::_InputArray</text:p>
          </table:table-cell>
          <table:table-cell office:value-type="string">
            <text:p>const&amp;,</text:p>
          </table:table-cell>
          <table:table-cell office:value-type="string">
            <text:p>cv::_In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)</text:p>
          </table:table-cell>
          <table:table-cell office:value-type="string">
            <text:p>[29]</text:p>
          </table:table-cell>
          <table:table-cell table:number-columns-repeated="1012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office:value-type="string">
            <text:p>18/91</text:p>
          </table:table-cell>
          <table:table-cell office:value-type="string">
            <text:p>cv::videostab::StabilizerBase::reset()</text:p>
          </table:table-cell>
          <table:table-cell office:value-type="string">
            <text:p>[19]</text:p>
          </table:table-cell>
          <table:table-cell table:number-columns-repeated="1018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string">
            <text:p>27/91</text:p>
          </table:table-cell>
          <table:table-cell office:value-type="string">
            <text:p>cv::videostab::MotionStabilizationPipeline::stabilize(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,</text:p>
          </table:table-cell>
          <table:table-cell office:value-type="string">
            <text:p>std::pair&lt;int,</text:p>
          </table:table-cell>
          <table:table-cell office:value-type="string">
            <text:p>int&gt;,</text:p>
          </table:table-cell>
          <table:table-cell office:value-type="string">
            <text:p>cv::Mat*)</text:p>
          </table:table-cell>
          <table:table-cell office:value-type="string">
            <text:p>[8]</text:p>
          </table:table-cell>
          <table:table-cell table:number-columns-repeated="1011"/>
        </table:table-row>
        <table:table-row table:style-name="ro7">
          <table:table-cell office:value-type="string">
            <text:p>[23]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91+19</text:p>
          </table:table-cell>
          <table:table-cell office:value-type="string">
            <text:p>cv::videostab::StabilizerBase::stabilizeFrame()</text:p>
          </table:table-cell>
          <table:table-cell office:value-type="string">
            <text:p>[23]</text:p>
          </table:table-cell>
          <table:table-cell table:number-columns-repeated="1017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office:value-type="string">
            <text:p>7/195594</text:p>
          </table:table-cell>
          <table:table-cell office:value-type="string">
            <text:p>cv::videostab::StabilizerBase::doOneIteration(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1]</text:p>
          </table:table-cell>
          <table:table-cell table:number-columns-repeated="1016"/>
        </table:table-row>
        <table:table-row table:style-name="ro4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1/2</text:p>
          </table:table-cell>
          <table:table-cell office:value-type="string">
            <text:p>std::vector&lt;cv::Point_&lt;float&gt;,</text:p>
          </table:table-cell>
          <table:table-cell office:value-type="string">
            <text:p>std::allocator&lt;cv::Point_&lt;float&gt;</text:p>
          </table:table-cell>
          <table:table-cell office:value-type="string">
            <text:p>&gt;</text:p>
          </table:table-cell>
          <table:table-cell office:value-type="string">
            <text:p>&gt;::~vector()</text:p>
          </table:table-cell>
          <table:table-cell office:value-type="string">
            <text:p>[74]</text:p>
          </table:table-cell>
          <table:table-cell table:number-columns-repeated="1015"/>
        </table:table-row>
        <table:table-row table:style-name="ro7">
          <table:table-cell/>
          <table:table-cell office:value-type="float" office:value="19">
            <text:p>19</text:p>
          </table:table-cell>
          <table:table-cell office:value-type="string">
            <text:p>cv::videostab::StabilizerBase::stabilizeFrame()</text:p>
          </table:table-cell>
          <table:table-cell office:value-type="string">
            <text:p>[23]</text:p>
          </table:table-cell>
          <table:table-cell table:number-columns-repeated="1020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&lt;spontaneous&gt;</text:p>
          </table:table-cell>
          <table:table-cell table:number-columns-repeated="1022"/>
        </table:table-row>
        <table:table-row table:style-name="ro6">
          <table:table-cell office:value-type="string">
            <text:p>[24]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v::videostab::SparsePyrLkOptFlowEstimatorGpu::run(cv::gpu::GpuMat</text:p>
          </table:table-cell>
          <table:table-cell office:value-type="string">
            <text:p>const&amp;,</text:p>
          </table:table-cell>
          <table:table-cell office:value-type="string">
            <text:p>cv::gpu::GpuMat</text:p>
          </table:table-cell>
          <table:table-cell office:value-type="string">
            <text:p>const&amp;,</text:p>
          </table:table-cell>
          <table:table-cell office:value-type="string">
            <text:p>cv::gpu::GpuMat</text:p>
          </table:table-cell>
          <table:table-cell office:value-type="string">
            <text:p>const&amp;,</text:p>
          </table:table-cell>
          <table:table-cell office:value-type="string">
            <text:p>cv::gpu::GpuMat&amp;,</text:p>
          </table:table-cell>
          <table:table-cell office:value-type="string">
            <text:p>cv::gpu::GpuMat&amp;)</text:p>
          </table:table-cell>
          <table:table-cell office:value-type="string">
            <text:p>[24]</text:p>
          </table:table-cell>
          <table:table-cell table:number-columns-repeated="1011"/>
        </table:table-row>
        <table:table-row table:style-name="ro6">
          <table:table-cell/>
          <table:table-cell table:number-columns-repeated="2" office:value-type="float" office:value="0">
            <text:p>0</text:p>
          </table:table-cell>
          <table:table-cell office:value-type="string">
            <text:p>2/195594</text:p>
          </table:table-cell>
          <table:table-cell office:value-type="string">
            <text:p>cv::videostab::estimateGlobMotionLeastSquaresTranslationAndScal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7]</text:p>
          </table:table-cell>
          <table:table-cell table:number-columns-repeated="1013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string">
            <text:p>1/195594</text:p>
          </table:table-cell>
          <table:table-cell office:value-type="string">
            <text:p>cv::videostab::TwoPassStabilizer::estimateStabilizationMotion(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2]</text:p>
          </table:table-cell>
          <table:table-cell table:number-columns-repeated="1016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string">
            <text:p>1/195594</text:p>
          </table:table-cell>
          <table:table-cell office:value-type="string">
            <text:p>cv::videostab::estimateGlobMotionLeastSquaresAffin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]</text:p>
          </table:table-cell>
          <table:table-cell table:number-columns-repeated="1013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&lt;spontaneous&gt;</text:p>
          </table:table-cell>
          <table:table-cell table:number-columns-repeated="1022"/>
        </table:table-row>
        <table:table-row table:style-name="ro9">
          <table:table-cell office:value-type="string">
            <text:p>[25]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v::videostab::SparsePyrLkOptFlowEstimatorGpu::SparsePyrLkOptFlowEstimatorGpu()</text:p>
          </table:table-cell>
          <table:table-cell office:value-type="string">
            <text:p>[25]</text:p>
          </table:table-cell>
          <table:table-cell table:number-columns-repeated="1018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string">
            <text:p>3/195594</text:p>
          </table:table-cell>
          <table:table-cell office:value-type="string">
            <text:p>cv::videostab::ensureInclusionConstraint(cv::Mat</text:p>
          </table:table-cell>
          <table:table-cell office:value-type="string">
            <text:p>const&amp;,</text:p>
          </table:table-cell>
          <table:table-cell office:value-type="string">
            <text:p>cv::Size_&lt;int&gt;,</text:p>
          </table:table-cell>
          <table:table-cell office:value-type="string">
            <text:p>float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0]</text:p>
          </table:table-cell>
          <table:table-cell table:number-columns-repeated="1013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office:value-type="string">
            <text:p>7/91</text:p>
          </table:table-cell>
          <table:table-cell office:value-type="string">
            <text:p>cv::videostab::StabilizerBase::stabilizeFrame()</text:p>
          </table:table-cell>
          <table:table-cell office:value-type="string">
            <text:p>[23]</text:p>
          </table:table-cell>
          <table:table-cell table:number-columns-repeated="1018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&lt;spontaneous&gt;</text:p>
          </table:table-cell>
          <table:table-cell table:number-columns-repeated="1022"/>
        </table:table-row>
        <table:table-row table:style-name="ro6">
          <table:table-cell office:value-type="string">
            <text:p>[26]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v::videostab::DensePyrLkOptFlowEstimatorGpu::run(cv::_InputArray</text:p>
          </table:table-cell>
          <table:table-cell office:value-type="string">
            <text:p>const&amp;,</text:p>
          </table:table-cell>
          <table:table-cell office:value-type="string">
            <text:p>cv::_In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)</text:p>
          </table:table-cell>
          <table:table-cell office:value-type="string">
            <text:p>[26]</text:p>
          </table:table-cell>
          <table:table-cell table:number-columns-repeated="1009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string">
            <text:p>3/195594</text:p>
          </table:table-cell>
          <table:table-cell office:value-type="string">
            <text:p>cv::videostab::ensureInclusionConstraint(cv::Mat</text:p>
          </table:table-cell>
          <table:table-cell office:value-type="string">
            <text:p>const&amp;,</text:p>
          </table:table-cell>
          <table:table-cell office:value-type="string">
            <text:p>cv::Size_&lt;int&gt;,</text:p>
          </table:table-cell>
          <table:table-cell office:value-type="string">
            <text:p>float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0]</text:p>
          </table:table-cell>
          <table:table-cell table:number-columns-repeated="1013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1/3</text:p>
          </table:table-cell>
          <table:table-cell office:value-type="string">
            <text:p>cv::videostab::OnePassStabilizer::estimateMotion()</text:p>
          </table:table-cell>
          <table:table-cell office:value-type="string">
            <text:p>[32]</text:p>
          </table:table-cell>
          <table:table-cell table:number-columns-repeated="1018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office:value-type="string">
            <text:p>1/91</text:p>
          </table:table-cell>
          <table:table-cell office:value-type="string">
            <text:p>cv::videostab::StabilizerBase::stabilizeFrame()</text:p>
          </table:table-cell>
          <table:table-cell office:value-type="string">
            <text:p>[23]</text:p>
          </table:table-cell>
          <table:table-cell table:number-columns-repeated="1018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&lt;spontaneous&gt;</text:p>
          </table:table-cell>
          <table:table-cell table:number-columns-repeated="1022"/>
        </table:table-row>
        <table:table-row table:style-name="ro6">
          <table:table-cell office:value-type="string">
            <text:p>[27]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v::videostab::TranslationBasedLocalOutlierRejector::process(cv::Size_&lt;int&gt;,</text:p>
          </table:table-cell>
          <table:table-cell office:value-type="string">
            <text:p>cv::_InputArray</text:p>
          </table:table-cell>
          <table:table-cell office:value-type="string">
            <text:p>const&amp;,</text:p>
          </table:table-cell>
          <table:table-cell office:value-type="string">
            <text:p>cv::_In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)</text:p>
          </table:table-cell>
          <table:table-cell office:value-type="string">
            <text:p>[27]</text:p>
          </table:table-cell>
          <table:table-cell table:number-columns-repeated="1012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office:value-type="string">
            <text:p>1/195594</text:p>
          </table:table-cell>
          <table:table-cell office:value-type="string">
            <text:p>cv::videostab::estimateOptimalTrimRatio(cv::Mat</text:p>
          </table:table-cell>
          <table:table-cell office:value-type="string">
            <text:p>const&amp;,</text:p>
          </table:table-cell>
          <table:table-cell office:value-type="string">
            <text:p>cv::Size_&lt;int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1]</text:p>
          </table:table-cell>
          <table:table-cell table:number-columns-repeated="1014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office:value-type="string">
            <text:p>1/195594</text:p>
          </table:table-cell>
          <table:table-cell office:value-type="string">
            <text:p>cv::videostab::calcFlowMask(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float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6]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string">
            <text:p>1/195594</text:p>
          </table:table-cell>
          <table:table-cell office:value-type="string">
            <text:p>main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3]</text:p>
          </table:table-cell>
          <table:table-cell table:number-columns-repeated="1016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office:value-type="string">
            <text:p>3/91</text:p>
          </table:table-cell>
          <table:table-cell office:value-type="string">
            <text:p>cv::videostab::StabilizerBase::stabilizeFrame()</text:p>
          </table:table-cell>
          <table:table-cell office:value-type="string">
            <text:p>[23]</text:p>
          </table:table-cell>
          <table:table-cell table:number-columns-repeated="1018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&lt;spontaneous&gt;</text:p>
          </table:table-cell>
          <table:table-cell table:number-columns-repeated="1022"/>
        </table:table-row>
        <table:table-row table:style-name="ro6">
          <table:table-cell office:value-type="string">
            <text:p>[28]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v::videostab::SparsePyrLkOptFlowEstimatorGpu::run(cv::gpu::GpuMat</text:p>
          </table:table-cell>
          <table:table-cell office:value-type="string">
            <text:p>const&amp;,</text:p>
          </table:table-cell>
          <table:table-cell office:value-type="string">
            <text:p>cv::gpu::GpuMat</text:p>
          </table:table-cell>
          <table:table-cell office:value-type="string">
            <text:p>const&amp;,</text:p>
          </table:table-cell>
          <table:table-cell office:value-type="string">
            <text:p>cv::gpu::GpuMat</text:p>
          </table:table-cell>
          <table:table-cell office:value-type="string">
            <text:p>const&amp;,</text:p>
          </table:table-cell>
          <table:table-cell office:value-type="string">
            <text:p>cv::gpu::GpuMat&amp;,</text:p>
          </table:table-cell>
          <table:table-cell office:value-type="string">
            <text:p>cv::gpu::GpuMat&amp;,</text:p>
          </table:table-cell>
          <table:table-cell office:value-type="string">
            <text:p>cv::gpu::GpuMat&amp;)</text:p>
          </table:table-cell>
          <table:table-cell office:value-type="string">
            <text:p>[28]</text:p>
          </table:table-cell>
          <table:table-cell table:number-columns-repeated="1010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string">
            <text:p>2/195594</text:p>
          </table:table-cell>
          <table:table-cell office:value-type="string">
            <text:p>main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3]</text:p>
          </table:table-cell>
          <table:table-cell table:number-columns-repeated="1016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string">
            <text:p>1/195594</text:p>
          </table:table-cell>
          <table:table-cell office:value-type="string">
            <text:p>cv::videostab::ensureInclusionConstraint(cv::Mat</text:p>
          </table:table-cell>
          <table:table-cell office:value-type="string">
            <text:p>const&amp;,</text:p>
          </table:table-cell>
          <table:table-cell office:value-type="string">
            <text:p>cv::Size_&lt;int&gt;,</text:p>
          </table:table-cell>
          <table:table-cell office:value-type="string">
            <text:p>float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0]</text:p>
          </table:table-cell>
          <table:table-cell table:number-columns-repeated="1013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&lt;spontaneous&gt;</text:p>
          </table:table-cell>
          <table:table-cell table:number-columns-repeated="1022"/>
        </table:table-row>
        <table:table-row table:style-name="ro5">
          <table:table-cell office:value-type="string">
            <text:p>[29]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v::videostab::NullOutlierRejector::process(cv::Size_&lt;int&gt;,</text:p>
          </table:table-cell>
          <table:table-cell office:value-type="string">
            <text:p>cv::_InputArray</text:p>
          </table:table-cell>
          <table:table-cell office:value-type="string">
            <text:p>const&amp;,</text:p>
          </table:table-cell>
          <table:table-cell office:value-type="string">
            <text:p>cv::_In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)</text:p>
          </table:table-cell>
          <table:table-cell office:value-type="string">
            <text:p>[29]</text:p>
          </table:table-cell>
          <table:table-cell table:number-columns-repeated="1012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string">
            <text:p>1/195594</text:p>
          </table:table-cell>
          <table:table-cell office:value-type="string">
            <text:p>cv::videostab::TwoPassStabilizer::postProcessFrame(cv::Mat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7]</text:p>
          </table:table-cell>
          <table:table-cell table:number-columns-repeated="1015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office:value-type="string">
            <text:p>11/91</text:p>
          </table:table-cell>
          <table:table-cell office:value-type="string">
            <text:p>cv::videostab::StabilizerBase::stabilizeFrame()</text:p>
          </table:table-cell>
          <table:table-cell office:value-type="string">
            <text:p>[23]</text:p>
          </table:table-cell>
          <table:table-cell table:number-columns-repeated="1018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&lt;spontaneous&gt;</text:p>
          </table:table-cell>
          <table:table-cell table:number-columns-repeated="1022"/>
        </table:table-row>
        <table:table-row table:style-name="ro9">
          <table:table-cell office:value-type="string">
            <text:p>[30]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v::videostab::DensePyrLkOptFlowEstimatorGpu::~DensePyrLkOptFlowEstimatorGpu()</text:p>
          </table:table-cell>
          <table:table-cell office:value-type="string">
            <text:p>[30]</text:p>
          </table:table-cell>
          <table:table-cell table:number-columns-repeated="1018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string">
            <text:p>1/195594</text:p>
          </table:table-cell>
          <table:table-cell office:value-type="string">
            <text:p>cv::videostab::ensureInclusionConstraint(cv::Mat</text:p>
          </table:table-cell>
          <table:table-cell office:value-type="string">
            <text:p>const&amp;,</text:p>
          </table:table-cell>
          <table:table-cell office:value-type="string">
            <text:p>cv::Size_&lt;int&gt;,</text:p>
          </table:table-cell>
          <table:table-cell office:value-type="string">
            <text:p>float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0]</text:p>
          </table:table-cell>
          <table:table-cell table:number-columns-repeated="1013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office:value-type="string">
            <text:p>3/91</text:p>
          </table:table-cell>
          <table:table-cell office:value-type="string">
            <text:p>cv::videostab::StabilizerBase::stabilizeFrame()</text:p>
          </table:table-cell>
          <table:table-cell office:value-type="string">
            <text:p>[23]</text:p>
          </table:table-cell>
          <table:table-cell table:number-columns-repeated="1018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&lt;spontaneous&gt;</text:p>
          </table:table-cell>
          <table:table-cell table:number-columns-repeated="1022"/>
        </table:table-row>
        <table:table-row table:style-name="ro6">
          <table:table-cell office:value-type="string">
            <text:p>[31]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v::videostab::SparsePyrLkOptFlowEstimator::run(cv::_InputArray</text:p>
          </table:table-cell>
          <table:table-cell office:value-type="string">
            <text:p>const&amp;,</text:p>
          </table:table-cell>
          <table:table-cell office:value-type="string">
            <text:p>cv::_InputArray</text:p>
          </table:table-cell>
          <table:table-cell office:value-type="string">
            <text:p>const&amp;,</text:p>
          </table:table-cell>
          <table:table-cell office:value-type="string">
            <text:p>cv::_In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)</text:p>
          </table:table-cell>
          <table:table-cell office:value-type="string">
            <text:p>[31]</text:p>
          </table:table-cell>
          <table:table-cell table:number-columns-repeated="1007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office:value-type="string">
            <text:p>1/195594</text:p>
          </table:table-cell>
          <table:table-cell office:value-type="string">
            <text:p>cv::videostab::GaussianMotionFilter::stabilize(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,</text:p>
          </table:table-cell>
          <table:table-cell office:value-type="string">
            <text:p>std::pair&lt;int,</text:p>
          </table:table-cell>
          <table:table-cell office:value-type="string">
            <text:p>int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10]</text:p>
          </table:table-cell>
          <table:table-cell table:number-columns-repeated="1010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office:value-type="string">
            <text:p>1/91</text:p>
          </table:table-cell>
          <table:table-cell office:value-type="string">
            <text:p>cv::videostab::StabilizerBase::stabilizeFrame()</text:p>
          </table:table-cell>
          <table:table-cell office:value-type="string">
            <text:p>[23]</text:p>
          </table:table-cell>
          <table:table-cell table:number-columns-repeated="1018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1/3</text:p>
          </table:table-cell>
          <table:table-cell office:value-type="string">
            <text:p>cv::videostab::GaussianMotionFilter::setParams(int,</text:p>
          </table:table-cell>
          <table:table-cell office:value-type="string">
            <text:p>float)</text:p>
          </table:table-cell>
          <table:table-cell office:value-type="string">
            <text:p>[15]</text:p>
          </table:table-cell>
          <table:table-cell table:number-columns-repeated="1017"/>
        </table:table-row>
        <table:table-row table:style-name="ro6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1/3</text:p>
          </table:table-cell>
          <table:table-cell office:value-type="string">
            <text:p>cv::videostab::DensePyrLkOptFlowEstimatorGpu::run(cv::_InputArray</text:p>
          </table:table-cell>
          <table:table-cell office:value-type="string">
            <text:p>const&amp;,</text:p>
          </table:table-cell>
          <table:table-cell office:value-type="string">
            <text:p>cv::_In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)</text:p>
          </table:table-cell>
          <table:table-cell office:value-type="string">
            <text:p>[26]</text:p>
          </table:table-cell>
          <table:table-cell table:number-columns-repeated="1009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1/3</text:p>
          </table:table-cell>
          <table:table-cell office:value-type="string">
            <text:p>cv::videostab::StabilizerBase::reset()</text:p>
          </table:table-cell>
          <table:table-cell office:value-type="string">
            <text:p>[19]</text:p>
          </table:table-cell>
          <table:table-cell table:number-columns-repeated="1018"/>
        </table:table-row>
        <table:table-row table:style-name="ro5">
          <table:table-cell office:value-type="string">
            <text:p>[32]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v::videostab::OnePassStabilizer::estimateMotion()</text:p>
          </table:table-cell>
          <table:table-cell office:value-type="string">
            <text:p>[32]</text:p>
          </table:table-cell>
          <table:table-cell table:number-columns-repeated="1017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string">
            <text:p>1/195594</text:p>
          </table:table-cell>
          <table:table-cell office:value-type="string">
            <text:p>cv::videostab::ensureInclusionConstraint(cv::Mat</text:p>
          </table:table-cell>
          <table:table-cell office:value-type="string">
            <text:p>const&amp;,</text:p>
          </table:table-cell>
          <table:table-cell office:value-type="string">
            <text:p>cv::Size_&lt;int&gt;,</text:p>
          </table:table-cell>
          <table:table-cell office:value-type="string">
            <text:p>float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0]</text:p>
          </table:table-cell>
          <table:table-cell table:number-columns-repeated="1013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2/2</text:p>
          </table:table-cell>
          <table:table-cell office:value-type="string">
            <text:p>cv::videostab::InpainterBase::radius()</text:p>
          </table:table-cell>
          <table:table-cell office:value-type="string">
            <text:p>const</text:p>
          </table:table-cell>
          <table:table-cell office:value-type="string">
            <text:p>[35]</text:p>
          </table:table-cell>
          <table:table-cell table:number-columns-repeated="1017"/>
        </table:table-row>
        <table:table-row table:style-name="ro6">
          <table:table-cell office:value-type="string">
            <text:p>[33]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v::videostab::InpainterBase::setStabilizationMotions(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)</text:p>
          </table:table-cell>
          <table:table-cell office:value-type="string">
            <text:p>[33]</text:p>
          </table:table-cell>
          <table:table-cell table:number-columns-repeated="1014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office:value-type="string">
            <text:p>1/195594</text:p>
          </table:table-cell>
          <table:table-cell office:value-type="string">
            <text:p>cv::videostab::ColorInpainter::~ColorInpainter(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6]</text:p>
          </table:table-cell>
          <table:table-cell table:number-columns-repeated="1016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1/1</text:p>
          </table:table-cell>
          <table:table-cell office:value-type="string">
            <text:p>cv::videostab::TwoPassStabilizer::setUp(cv::Mat</text:p>
          </table:table-cell>
          <table:table-cell office:value-type="string">
            <text:p>const&amp;)</text:p>
          </table:table-cell>
          <table:table-cell office:value-type="string">
            <text:p>[22]</text:p>
          </table:table-cell>
          <table:table-cell table:number-columns-repeated="1017"/>
        </table:table-row>
        <table:table-row table:style-name="ro5">
          <table:table-cell office:value-type="string">
            <text:p>[34]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v::videostab::StabilizerBase::postProcessFrame(cv::Mat</text:p>
          </table:table-cell>
          <table:table-cell office:value-type="string">
            <text:p>const&amp;)</text:p>
          </table:table-cell>
          <table:table-cell office:value-type="string">
            <text:p>[34]</text:p>
          </table:table-cell>
          <table:table-cell table:number-columns-repeated="1016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string">
            <text:p>1/195594</text:p>
          </table:table-cell>
          <table:table-cell office:value-type="string">
            <text:p>cv::videostab::ensureInclusionConstraint(cv::Mat</text:p>
          </table:table-cell>
          <table:table-cell office:value-type="string">
            <text:p>const&amp;,</text:p>
          </table:table-cell>
          <table:table-cell office:value-type="string">
            <text:p>cv::Size_&lt;int&gt;,</text:p>
          </table:table-cell>
          <table:table-cell office:value-type="string">
            <text:p>float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0]</text:p>
          </table:table-cell>
          <table:table-cell table:number-columns-repeated="1013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1/1</text:p>
          </table:table-cell>
          <table:table-cell office:value-type="string">
            <text:p>cv::videostab::OnePassStabilizer::estimateStabilizationMotion()</text:p>
          </table:table-cell>
          <table:table-cell office:value-type="string">
            <text:p>[79]</text:p>
          </table:table-cell>
          <table:table-cell table:number-columns-repeated="1018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&lt;spontaneous&gt;</text:p>
          </table:table-cell>
          <table:table-cell table:number-columns-repeated="1022"/>
        </table:table-row>
        <table:table-row table:style-name="ro7">
          <table:table-cell office:value-type="string">
            <text:p>[35]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v::videostab::InpainterBase::radius()</text:p>
          </table:table-cell>
          <table:table-cell office:value-type="string">
            <text:p>const</text:p>
          </table:table-cell>
          <table:table-cell office:value-type="string">
            <text:p>[35]</text:p>
          </table:table-cell>
          <table:table-cell table:number-columns-repeated="1017"/>
        </table:table-row>
        <table:table-row table:style-name="ro6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2/2</text:p>
          </table:table-cell>
          <table:table-cell office:value-type="string">
            <text:p>cv::videostab::InpainterBase::setStabilizationMotions(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)</text:p>
          </table:table-cell>
          <table:table-cell office:value-type="string">
            <text:p>[33]</text:p>
          </table:table-cell>
          <table:table-cell table:number-columns-repeated="1015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1/1</text:p>
          </table:table-cell>
          <table:table-cell office:value-type="string">
            <text:p>cv::videostab::StabilizerBase::reset()</text:p>
          </table:table-cell>
          <table:table-cell office:value-type="string">
            <text:p>[19]</text:p>
          </table:table-cell>
          <table:table-cell table:number-columns-repeated="1018"/>
        </table:table-row>
        <table:table-row table:style-name="ro4">
          <table:table-cell office:value-type="string">
            <text:p>[36]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td::vector&lt;std::vector&lt;int,</text:p>
          </table:table-cell>
          <table:table-cell office:value-type="string">
            <text:p>std::allocator&lt;int&gt;</text:p>
          </table:table-cell>
          <table:table-cell office:value-type="string">
            <text:p>&gt;,</text:p>
          </table:table-cell>
          <table:table-cell office:value-type="string">
            <text:p>std::allocator&lt;std::vector&lt;int,</text:p>
          </table:table-cell>
          <table:table-cell office:value-type="string">
            <text:p>std::allocator&lt;int&gt;</text:p>
          </table:table-cell>
          <table:table-cell table:number-columns-repeated="2" office:value-type="string">
            <text:p>&gt;</text:p>
          </table:table-cell>
          <table:table-cell office:value-type="string">
            <text:p>&gt;::_M_fill_assign(unsigned</text:p>
          </table:table-cell>
          <table:table-cell office:value-type="string">
            <text:p>int,</text:p>
          </table:table-cell>
          <table:table-cell office:value-type="string">
            <text:p>std::vector&lt;int,</text:p>
          </table:table-cell>
          <table:table-cell office:value-type="string">
            <text:p>std::allocator&lt;int&gt;</text:p>
          </table:table-cell>
          <table:table-cell office:value-type="string">
            <text:p>&gt;</text:p>
          </table:table-cell>
          <table:table-cell office:value-type="string">
            <text:p>const&amp;)</text:p>
          </table:table-cell>
          <table:table-cell office:value-type="string">
            <text:p>[36]</text:p>
          </table:table-cell>
          <table:table-cell table:number-columns-repeated="1005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office:value-type="string">
            <text:p>6/91</text:p>
          </table:table-cell>
          <table:table-cell office:value-type="string">
            <text:p>cv::videostab::StabilizerBase::stabilizeFrame()</text:p>
          </table:table-cell>
          <table:table-cell office:value-type="string">
            <text:p>[23]</text:p>
          </table:table-cell>
          <table:table-cell table:number-columns-repeated="1018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&lt;spontaneous&gt;</text:p>
          </table:table-cell>
          <table:table-cell table:number-columns-repeated="1022"/>
        </table:table-row>
        <table:table-row table:style-name="ro9">
          <table:table-cell office:value-type="string">
            <text:p>[37]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v::videostab::DensePyrLkOptFlowEstimatorGpu::~DensePyrLkOptFlowEstimatorGpu()</text:p>
          </table:table-cell>
          <table:table-cell office:value-type="string">
            <text:p>[37]</text:p>
          </table:table-cell>
          <table:table-cell table:number-columns-repeated="1018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office:value-type="string">
            <text:p>2/91</text:p>
          </table:table-cell>
          <table:table-cell office:value-type="string">
            <text:p>cv::videostab::StabilizerBase::stabilizeFrame()</text:p>
          </table:table-cell>
          <table:table-cell office:value-type="string">
            <text:p>[23]</text:p>
          </table:table-cell>
          <table:table-cell table:number-columns-repeated="1018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&lt;spontaneous&gt;</text:p>
          </table:table-cell>
          <table:table-cell table:number-columns-repeated="1022"/>
        </table:table-row>
        <table:table-row table:style-name="ro5">
          <table:table-cell office:value-type="string">
            <text:p>[38]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v::videostab::OnePassStabilizer::postProcessFrame(cv::Mat</text:p>
          </table:table-cell>
          <table:table-cell office:value-type="string">
            <text:p>const&amp;)</text:p>
          </table:table-cell>
          <table:table-cell office:value-type="string">
            <text:p>[38]</text:p>
          </table:table-cell>
          <table:table-cell table:number-columns-repeated="1017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office:value-type="string">
            <text:p>1/91</text:p>
          </table:table-cell>
          <table:table-cell office:value-type="string">
            <text:p>cv::videostab::StabilizerBase::stabilizeFrame()</text:p>
          </table:table-cell>
          <table:table-cell office:value-type="string">
            <text:p>[23]</text:p>
          </table:table-cell>
          <table:table-cell table:number-columns-repeated="1018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string">
            <text:p>cv::videostab::getMotion(int,</text:p>
          </table:table-cell>
          <table:table-cell office:value-type="string">
            <text:p>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3]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2">
            <text:p>2</text:p>
          </table:table-cell>
          <table:table-cell office:value-type="string">
            <text:p>cv::videostab::estimateGlobMotionLeastSquaresTranslationAndScal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7]</text:p>
          </table:table-cell>
          <table:table-cell table:number-columns-repeated="1015"/>
        </table:table-row>
        <table:table-row table:style-name="ro9">
          <table:table-cell/>
          <table:table-cell office:value-type="float" office:value="2">
            <text:p>2</text:p>
          </table:table-cell>
          <table:table-cell office:value-type="string">
            <text:p>cv::videostab::MotionInpaintBody::MotionInpaintBody(cv::videostab::MotionInpaintBody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3]</text:p>
          </table:table-cell>
          <table:table-cell table:number-columns-repeated="1017"/>
        </table:table-row>
        <table:table-row table:style-name="ro5">
          <table:table-cell/>
          <table:table-cell office:value-type="float" office:value="874">
            <text:p>874</text:p>
          </table:table-cell>
          <table:table-cell office:value-type="string">
            <text:p>cv::videostab::TwoPassStabilizer::postProcessFrame(cv::Mat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7]</text:p>
          </table:table-cell>
          <table:table-cell table:number-columns-repeated="1017"/>
        </table:table-row>
        <table:table-row table:style-name="ro8">
          <table:table-cell/>
          <table:table-cell office:value-type="float" office:value="383249">
            <text:p>383249</text:p>
          </table:table-cell>
          <table:table-cell office:value-type="string">
            <text:p>cv::videostab::MotionEstimatorRansacL2::MotionEstimatorRansacL2(cv::videostab::MotionModel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12]</text:p>
          </table:table-cell>
          <table:table-cell table:number-columns-repeated="1018"/>
        </table:table-row>
        <table:table-row table:style-name="ro4">
          <table:table-cell office:value-type="string">
            <text:p>[43]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84127+4</text:p>
          </table:table-cell>
          <table:table-cell office:value-type="string">
            <text:p>cv::videostab::getMotion(int,</text:p>
          </table:table-cell>
          <table:table-cell office:value-type="string">
            <text:p>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3]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5335">
            <text:p>55335</text:p>
          </table:table-cell>
          <table:table-cell office:value-type="string">
            <text:p>main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3]</text:p>
          </table:table-cell>
          <table:table-cell table:number-columns-repeated="1018"/>
        </table:table-row>
        <table:table-row table:style-name="ro6">
          <table:table-cell/>
          <table:table-cell office:value-type="float" office:value="2">
            <text:p>2</text:p>
          </table:table-cell>
          <table:table-cell office:value-type="string">
            <text:p>cv::videostab::estimateGlobMotionLeastSquaresTranslationAndScal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7]</text:p>
          </table:table-cell>
          <table:table-cell table:number-columns-repeated="1015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string">
            <text:p>cv::videostab::getMotion(int,</text:p>
          </table:table-cell>
          <table:table-cell office:value-type="string">
            <text:p>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3]</text:p>
          </table:table-cell>
          <table:table-cell table:number-columns-repeated="1013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9">
          <table:table-cell/>
          <table:table-cell office:value-type="float" office:value="48945">
            <text:p>48945</text:p>
          </table:table-cell>
          <table:table-cell office:value-type="string">
            <text:p>cv::videostab::MotionInpaintBody</text:p>
          </table:table-cell>
          <table:table-cell office:value-type="string">
            <text:p>cv::videostab::FastMarchingMethod::run&lt;cv::videostab::MotionInpaintBody&gt;(cv::Mat</text:p>
          </table:table-cell>
          <table:table-cell office:value-type="string">
            <text:p>const&amp;,</text:p>
          </table:table-cell>
          <table:table-cell office:value-type="string">
            <text:p>cv::videostab::MotionInpaintBody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4]</text:p>
          </table:table-cell>
          <table:table-cell table:number-columns-repeated="1015"/>
        </table:table-row>
        <table:table-row table:style-name="ro9">
          <table:table-cell/>
          <table:table-cell office:value-type="float" office:value="20976">
            <text:p>20976</text:p>
          </table:table-cell>
          <table:table-cell office:value-type="string">
            <text:p>cv::videostab::ColorAverageInpaintBody</text:p>
          </table:table-cell>
          <table:table-cell office:value-type="string">
            <text:p>cv::videostab::FastMarchingMethod::run&lt;cv::videostab::ColorAverageInpaintBody&gt;(cv::Mat</text:p>
          </table:table-cell>
          <table:table-cell office:value-type="string">
            <text:p>const&amp;,</text:p>
          </table:table-cell>
          <table:table-cell office:value-type="string">
            <text:p>cv::videostab::ColorAverageInpaintBody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5]</text:p>
          </table:table-cell>
          <table:table-cell table:number-columns-repeated="1015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string">
            <text:p>1/195594</text:p>
          </table:table-cell>
          <table:table-cell office:value-type="string">
            <text:p>cv::videostab::TwoPassStabilizer::setUp(cv::Mat</text:p>
          </table:table-cell>
          <table:table-cell office:value-type="string">
            <text:p>const&amp;)</text:p>
          </table:table-cell>
          <table:table-cell office:value-type="string">
            <text:p>[22]</text:p>
          </table:table-cell>
          <table:table-cell table:number-columns-repeated="1017"/>
        </table:table-row>
        <table:table-row table:style-name="ro9">
          <table:table-cell office:value-type="string">
            <text:p>[44]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977+48945</text:p>
          </table:table-cell>
          <table:table-cell office:value-type="string">
            <text:p>cv::videostab::MotionInpaintBody</text:p>
          </table:table-cell>
          <table:table-cell office:value-type="string">
            <text:p>cv::videostab::FastMarchingMethod::run&lt;cv::videostab::MotionInpaintBody&gt;(cv::Mat</text:p>
          </table:table-cell>
          <table:table-cell office:value-type="string">
            <text:p>const&amp;,</text:p>
          </table:table-cell>
          <table:table-cell office:value-type="string">
            <text:p>cv::videostab::MotionInpaintBody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4]</text:p>
          </table:table-cell>
          <table:table-cell table:number-columns-repeated="1012"/>
        </table:table-row>
        <table:table-row table:style-name="ro5">
          <table:table-cell/>
          <table:table-cell office:value-type="float" office:value="17480">
            <text:p>17480</text:p>
          </table:table-cell>
          <table:table-cell office:value-type="string">
            <text:p>cv::videostab::estimateGlobMotionLeastSquaresAffin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]</text:p>
          </table:table-cell>
          <table:table-cell table:number-columns-repeated="1015"/>
        </table:table-row>
        <table:table-row table:style-name="ro9">
          <table:table-cell/>
          <table:table-cell office:value-type="float" office:value="13984">
            <text:p>13984</text:p>
          </table:table-cell>
          <table:table-cell office:value-type="string">
            <text:p>cv::videostab::ColorAverageInpaintBody</text:p>
          </table:table-cell>
          <table:table-cell office:value-type="string">
            <text:p>cv::videostab::FastMarchingMethod::run&lt;cv::videostab::ColorAverageInpaintBody&gt;(cv::Mat</text:p>
          </table:table-cell>
          <table:table-cell office:value-type="string">
            <text:p>const&amp;,</text:p>
          </table:table-cell>
          <table:table-cell office:value-type="string">
            <text:p>cv::videostab::ColorAverageInpaintBody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5]</text:p>
          </table:table-cell>
          <table:table-cell table:number-columns-repeated="1015"/>
        </table:table-row>
        <table:table-row table:style-name="ro5">
          <table:table-cell/>
          <table:table-cell office:value-type="float" office:value="13984">
            <text:p>13984</text:p>
          </table:table-cell>
          <table:table-cell office:value-type="string">
            <text:p>cv::videostab::ToFileMotionWriter::ToFileMotionWriter(std::string</text:p>
          </table:table-cell>
          <table:table-cell office:value-type="string">
            <text:p>const&amp;,</text:p>
          </table:table-cell>
          <table:table-cell office:value-type="string">
            <text:p>cv::Ptr&lt;cv::videostab::ImageMotionEstimatorBase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]</text:p>
          </table:table-cell>
          <table:table-cell table:number-columns-repeated="1016"/>
        </table:table-row>
        <table:table-row table:style-name="ro5">
          <table:table-cell/>
          <table:table-cell office:value-type="float" office:value="10488">
            <text:p>10488</text:p>
          </table:table-cell>
          <table:table-cell office:value-type="string">
            <text:p>cv::videostab::estimateGlobMotionLeastSquaresSimilarity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]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496">
            <text:p>3496</text:p>
          </table:table-cell>
          <table:table-cell office:value-type="string">
            <text:p>main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3]</text:p>
          </table:table-cell>
          <table:table-cell table:number-columns-repeated="1018"/>
        </table:table-row>
        <table:table-row table:style-name="ro9">
          <table:table-cell/>
          <table:table-cell office:value-type="float" office:value="48945">
            <text:p>48945</text:p>
          </table:table-cell>
          <table:table-cell office:value-type="string">
            <text:p>cv::videostab::MotionInpaintBody</text:p>
          </table:table-cell>
          <table:table-cell office:value-type="string">
            <text:p>cv::videostab::FastMarchingMethod::run&lt;cv::videostab::MotionInpaintBody&gt;(cv::Mat</text:p>
          </table:table-cell>
          <table:table-cell office:value-type="string">
            <text:p>const&amp;,</text:p>
          </table:table-cell>
          <table:table-cell office:value-type="string">
            <text:p>cv::videostab::MotionInpaintBody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4]</text:p>
          </table:table-cell>
          <table:table-cell table:number-columns-repeated="1015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9">
          <table:table-cell/>
          <table:table-cell office:value-type="float" office:value="49821">
            <text:p>49821</text:p>
          </table:table-cell>
          <table:table-cell office:value-type="string">
            <text:p>cv::videostab::ColorAverageInpaintBody</text:p>
          </table:table-cell>
          <table:table-cell office:value-type="string">
            <text:p>cv::videostab::FastMarchingMethod::run&lt;cv::videostab::ColorAverageInpaintBody&gt;(cv::Mat</text:p>
          </table:table-cell>
          <table:table-cell office:value-type="string">
            <text:p>const&amp;,</text:p>
          </table:table-cell>
          <table:table-cell office:value-type="string">
            <text:p>cv::videostab::ColorAverageInpaintBody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5]</text:p>
          </table:table-cell>
          <table:table-cell table:number-columns-repeated="1015"/>
        </table:table-row>
        <table:table-row table:style-name="ro5">
          <table:table-cell/>
          <table:table-cell office:value-type="float" office:value="3">
            <text:p>3</text:p>
          </table:table-cell>
          <table:table-cell office:value-type="string">
            <text:p>cv::videostab::estimateGlobMotionLeastSquaresSimilarity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]</text:p>
          </table:table-cell>
          <table:table-cell table:number-columns-repeated="1015"/>
        </table:table-row>
        <table:table-row table:style-name="ro7">
          <table:table-cell/>
          <table:table-cell office:value-type="float" office:value="878">
            <text:p>878</text:p>
          </table:table-cell>
          <table:table-cell office:value-type="string">
            <text:p>cv::videostab::GaussianMotionFilter::stabilize(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,</text:p>
          </table:table-cell>
          <table:table-cell office:value-type="string">
            <text:p>std::pair&lt;int,</text:p>
          </table:table-cell>
          <table:table-cell office:value-type="string">
            <text:p>int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10]</text:p>
          </table:table-cell>
          <table:table-cell table:number-columns-repeated="1012"/>
        </table:table-row>
        <table:table-row table:style-name="ro9">
          <table:table-cell/>
          <table:table-cell office:value-type="float" office:value="13984">
            <text:p>13984</text:p>
          </table:table-cell>
          <table:table-cell office:value-type="string">
            <text:p>cv::videostab::MotionInpaintBody</text:p>
          </table:table-cell>
          <table:table-cell office:value-type="string">
            <text:p>cv::videostab::FastMarchingMethod::run&lt;cv::videostab::MotionInpaintBody&gt;(cv::Mat</text:p>
          </table:table-cell>
          <table:table-cell office:value-type="string">
            <text:p>const&amp;,</text:p>
          </table:table-cell>
          <table:table-cell office:value-type="string">
            <text:p>cv::videostab::MotionInpaintBody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4]</text:p>
          </table:table-cell>
          <table:table-cell table:number-columns-repeated="1015"/>
        </table:table-row>
        <table:table-row table:style-name="ro9">
          <table:table-cell office:value-type="string">
            <text:p>[45]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14865+49821</text:p>
          </table:table-cell>
          <table:table-cell office:value-type="string">
            <text:p>cv::videostab::ColorAverageInpaintBody</text:p>
          </table:table-cell>
          <table:table-cell office:value-type="string">
            <text:p>cv::videostab::FastMarchingMethod::run&lt;cv::videostab::ColorAverageInpaintBody&gt;(cv::Mat</text:p>
          </table:table-cell>
          <table:table-cell office:value-type="string">
            <text:p>const&amp;,</text:p>
          </table:table-cell>
          <table:table-cell office:value-type="string">
            <text:p>cv::videostab::ColorAverageInpaintBody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5]</text:p>
          </table:table-cell>
          <table:table-cell table:number-columns-repeated="1012"/>
        </table:table-row>
        <table:table-row table:style-name="ro5">
          <table:table-cell/>
          <table:table-cell office:value-type="float" office:value="27968">
            <text:p>27968</text:p>
          </table:table-cell>
          <table:table-cell office:value-type="string">
            <text:p>cv::videostab::ToFileMotionWriter::ToFileMotionWriter(std::string</text:p>
          </table:table-cell>
          <table:table-cell office:value-type="string">
            <text:p>const&amp;,</text:p>
          </table:table-cell>
          <table:table-cell office:value-type="string">
            <text:p>cv::Ptr&lt;cv::videostab::ImageMotionEstimatorBase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]</text:p>
          </table:table-cell>
          <table:table-cell table:number-columns-repeated="1016"/>
        </table:table-row>
        <table:table-row table:style-name="ro9">
          <table:table-cell/>
          <table:table-cell office:value-type="float" office:value="20976">
            <text:p>20976</text:p>
          </table:table-cell>
          <table:table-cell office:value-type="string">
            <text:p>cv::videostab::MotionInpaintBody</text:p>
          </table:table-cell>
          <table:table-cell office:value-type="string">
            <text:p>cv::videostab::FastMarchingMethod::run&lt;cv::videostab::MotionInpaintBody&gt;(cv::Mat</text:p>
          </table:table-cell>
          <table:table-cell office:value-type="string">
            <text:p>const&amp;,</text:p>
          </table:table-cell>
          <table:table-cell office:value-type="string">
            <text:p>cv::videostab::MotionInpaintBody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4]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136">
            <text:p>6136</text:p>
          </table:table-cell>
          <table:table-cell office:value-type="string">
            <text:p>main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3]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3535">
            <text:p>3535</text:p>
          </table:table-cell>
          <table:table-cell office:value-type="string">
            <text:p>cv::videostab::ensureInclusionConstraint(cv::Mat</text:p>
          </table:table-cell>
          <table:table-cell office:value-type="string">
            <text:p>const&amp;,</text:p>
          </table:table-cell>
          <table:table-cell office:value-type="string">
            <text:p>cv::Size_&lt;int&gt;,</text:p>
          </table:table-cell>
          <table:table-cell office:value-type="string">
            <text:p>float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0]</text:p>
          </table:table-cell>
          <table:table-cell table:number-columns-repeated="1015"/>
        </table:table-row>
        <table:table-row table:style-name="ro5">
          <table:table-cell/>
          <table:table-cell office:value-type="float" office:value="2622">
            <text:p>2622</text:p>
          </table:table-cell>
          <table:table-cell office:value-type="string">
            <text:p>cv::videostab::ConsistentMosaic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7]</text:p>
          </table:table-cell>
          <table:table-cell table:number-columns-repeated="1016"/>
        </table:table-row>
        <table:table-row table:style-name="ro7">
          <table:table-cell/>
          <table:table-cell office:value-type="float" office:value="1748">
            <text:p>1748</text:p>
          </table:table-cell>
          <table:table-cell office:value-type="string">
            <text:p>cv::videostab::GaussianMotionFilter::stabilize(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,</text:p>
          </table:table-cell>
          <table:table-cell office:value-type="string">
            <text:p>std::pair&lt;int,</text:p>
          </table:table-cell>
          <table:table-cell office:value-type="string">
            <text:p>int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10]</text:p>
          </table:table-cell>
          <table:table-cell table:number-columns-repeated="1012"/>
        </table:table-row>
        <table:table-row table:style-name="ro4">
          <table:table-cell/>
          <table:table-cell office:value-type="float" office:value="874">
            <text:p>874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::vector(unsigned</text:p>
          </table:table-cell>
          <table:table-cell office:value-type="string">
            <text:p>int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std::allocator&lt;cv::Mat&gt;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9]</text:p>
          </table:table-cell>
          <table:table-cell table:number-columns-repeated="1011"/>
        </table:table-row>
        <table:table-row table:style-name="ro7">
          <table:table-cell/>
          <table:table-cell office:value-type="float" office:value="874">
            <text:p>874</text:p>
          </table:table-cell>
          <table:table-cell office:value-type="string">
            <text:p>cv::videostab::Motion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8]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4">
            <text:p>4</text:p>
          </table:table-cell>
          <table:table-cell office:value-type="string">
            <text:p>cv::videostab::estimateGlobMotionLeastSquaresTranslationAndScal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7]</text:p>
          </table:table-cell>
          <table:table-cell table:number-columns-repeated="1015"/>
        </table:table-row>
        <table:table-row table:style-name="ro5">
          <table:table-cell/>
          <table:table-cell office:value-type="float" office:value="2">
            <text:p>2</text:p>
          </table:table-cell>
          <table:table-cell office:value-type="string">
            <text:p>cv::videostab::estimateGlobMotionLeastSquaresAffin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]</text:p>
          </table:table-cell>
          <table:table-cell table:number-columns-repeated="1015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std::basic_string&lt;char,</text:p>
          </table:table-cell>
          <table:table-cell office:value-type="string">
            <text:p>std::char_traits&lt;char&gt;,</text:p>
          </table:table-cell>
          <table:table-cell office:value-type="string">
            <text:p>std::allocator&lt;char&gt;</text:p>
          </table:table-cell>
          <table:table-cell office:value-type="string">
            <text:p>&gt;</text:p>
          </table:table-cell>
          <table:table-cell office:value-type="string">
            <text:p>std::operator+&lt;char,</text:p>
          </table:table-cell>
          <table:table-cell office:value-type="string">
            <text:p>std::char_traits&lt;char&gt;,</text:p>
          </table:table-cell>
          <table:table-cell office:value-type="string">
            <text:p>std::allocator&lt;char&gt;</text:p>
          </table:table-cell>
          <table:table-cell office:value-type="string">
            <text:p>&gt;(char</text:p>
          </table:table-cell>
          <table:table-cell office:value-type="string">
            <text:p>const*,</text:p>
          </table:table-cell>
          <table:table-cell office:value-type="string">
            <text:p>std::basic_string&lt;char,</text:p>
          </table:table-cell>
          <table:table-cell office:value-type="string">
            <text:p>std::char_traits&lt;char&gt;,</text:p>
          </table:table-cell>
          <table:table-cell office:value-type="string">
            <text:p>std::allocator&lt;char&gt;</text:p>
          </table:table-cell>
          <table:table-cell office:value-type="string">
            <text:p>&gt;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5]</text:p>
          </table:table-cell>
          <table:table-cell table:number-columns-repeated="1005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string">
            <text:p>cv::videostab::estimateGlobMotionLeastSquaresRigid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4]</text:p>
          </table:table-cell>
          <table:table-cell table:number-columns-repeated="1015"/>
        </table:table-row>
        <table:table-row table:style-name="ro7">
          <table:table-cell/>
          <table:table-cell office:value-type="float" office:value="1">
            <text:p>1</text:p>
          </table:table-cell>
          <table:table-cell office:value-type="string">
            <text:p>cv::videostab::calcFlowMask(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float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6]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1">
            <text:p>1</text:p>
          </table:table-cell>
          <table:table-cell office:value-type="string">
            <text:p>cv::videostab::MotionFilterBase::stabilize(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,</text:p>
          </table:table-cell>
          <table:table-cell office:value-type="string">
            <text:p>std::pair&lt;int,</text:p>
          </table:table-cell>
          <table:table-cell office:value-type="string">
            <text:p>int&gt;,</text:p>
          </table:table-cell>
          <table:table-cell office:value-type="string">
            <text:p>cv::M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11]</text:p>
          </table:table-cell>
          <table:table-cell table:number-columns-repeated="1011"/>
        </table:table-row>
        <table:table-row table:style-name="ro9">
          <table:table-cell/>
          <table:table-cell office:value-type="float" office:value="49821">
            <text:p>49821</text:p>
          </table:table-cell>
          <table:table-cell office:value-type="string">
            <text:p>cv::videostab::ColorAverageInpaintBody</text:p>
          </table:table-cell>
          <table:table-cell office:value-type="string">
            <text:p>cv::videostab::FastMarchingMethod::run&lt;cv::videostab::ColorAverageInpaintBody&gt;(cv::Mat</text:p>
          </table:table-cell>
          <table:table-cell office:value-type="string">
            <text:p>const&amp;,</text:p>
          </table:table-cell>
          <table:table-cell office:value-type="string">
            <text:p>cv::videostab::ColorAverageInpaintBody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5]</text:p>
          </table:table-cell>
          <table:table-cell table:number-columns-repeated="1015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7">
          <table:table-cell/>
          <table:table-cell office:value-type="float" office:value="2647">
            <text:p>2647</text:p>
          </table:table-cell>
          <table:table-cell office:value-type="string">
            <text:p>cv::videostab::calcFlowMask(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float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6]</text:p>
          </table:table-cell>
          <table:table-cell table:number-columns-repeated="1007"/>
        </table:table-row>
        <table:table-row table:style-name="ro9">
          <table:table-cell/>
          <table:table-cell office:value-type="float" office:value="1">
            <text:p>1</text:p>
          </table:table-cell>
          <table:table-cell office:value-type="string">
            <text:p>cv::videostab::ColorAverageInpaintBody</text:p>
          </table:table-cell>
          <table:table-cell office:value-type="string">
            <text:p>cv::videostab::FastMarchingMethod::run&lt;cv::videostab::ColorAverageInpaintBody&gt;(cv::Mat</text:p>
          </table:table-cell>
          <table:table-cell office:value-type="string">
            <text:p>const&amp;,</text:p>
          </table:table-cell>
          <table:table-cell office:value-type="string">
            <text:p>cv::videostab::ColorAverageInpaintBody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5]</text:p>
          </table:table-cell>
          <table:table-cell table:number-columns-repeated="1015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string">
            <text:p>cv::videostab::ensureInclusionConstraint(cv::Mat</text:p>
          </table:table-cell>
          <table:table-cell office:value-type="string">
            <text:p>const&amp;,</text:p>
          </table:table-cell>
          <table:table-cell office:value-type="string">
            <text:p>cv::Size_&lt;int&gt;,</text:p>
          </table:table-cell>
          <table:table-cell office:value-type="string">
            <text:p>float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0]</text:p>
          </table:table-cell>
          <table:table-cell table:number-columns-repeated="1015"/>
        </table:table-row>
        <table:table-row table:style-name="ro7">
          <table:table-cell/>
          <table:table-cell office:value-type="float" office:value="3">
            <text:p>3</text:p>
          </table:table-cell>
          <table:table-cell office:value-type="string">
            <text:p>cv::videostab::Motion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8]</text:p>
          </table:table-cell>
          <table:table-cell table:number-columns-repeated="1016"/>
        </table:table-row>
        <table:table-row table:style-name="ro7">
          <table:table-cell/>
          <table:table-cell office:value-type="float" office:value="25">
            <text:p>25</text:p>
          </table:table-cell>
          <table:table-cell office:value-type="string">
            <text:p>cv::videostab::MotionInpainter::MotionInpainter(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9]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10528">
            <text:p>10528</text:p>
          </table:table-cell>
          <table:table-cell office:value-type="string">
            <text:p>cv::videostab::estimateOptimalTrimRatio(cv::Mat</text:p>
          </table:table-cell>
          <table:table-cell office:value-type="string">
            <text:p>const&amp;,</text:p>
          </table:table-cell>
          <table:table-cell office:value-type="string">
            <text:p>cv::Size_&lt;int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1]</text:p>
          </table:table-cell>
          <table:table-cell table:number-columns-repeated="1016"/>
        </table:table-row>
        <table:table-row table:style-name="ro6">
          <table:table-cell/>
          <table:table-cell table:number-columns-repeated="2" office:value-type="float" office:value="0">
            <text:p>0</text:p>
          </table:table-cell>
          <table:table-cell office:value-type="string">
            <text:p>1/195594</text:p>
          </table:table-cell>
          <table:table-cell office:value-type="string">
            <text:p>cv::videostab::TranslationBasedLocalOutlierRejector::process(cv::Size_&lt;int&gt;,</text:p>
          </table:table-cell>
          <table:table-cell office:value-type="string">
            <text:p>cv::_InputArray</text:p>
          </table:table-cell>
          <table:table-cell office:value-type="string">
            <text:p>const&amp;,</text:p>
          </table:table-cell>
          <table:table-cell office:value-type="string">
            <text:p>cv::_In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)</text:p>
          </table:table-cell>
          <table:table-cell office:value-type="string">
            <text:p>[27]</text:p>
          </table:table-cell>
          <table:table-cell table:number-columns-repeated="1012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office:value-type="string">
            <text:p>874/195594</text:p>
          </table:table-cell>
          <table:table-cell office:value-type="string">
            <text:p>cv::videostab::Color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[16]</text:p>
          </table:table-cell>
          <table:table-cell table:number-columns-repeated="1016"/>
        </table:table-row>
        <table:table-row table:style-name="ro7">
          <table:table-cell office:value-type="string">
            <text:p>[46]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11433+2647</text:p>
          </table:table-cell>
          <table:table-cell office:value-type="string">
            <text:p>cv::videostab::calcFlowMask(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float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6]</text:p>
          </table:table-cell>
          <table:table-cell table:number-columns-repeated="1004"/>
        </table:table-row>
        <table:table-row table:style-name="ro7">
          <table:table-cell/>
          <table:table-cell office:value-type="float" office:value="1772">
            <text:p>1772</text:p>
          </table:table-cell>
          <table:table-cell office:value-type="string">
            <text:p>cv::videostab::Motion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8]</text:p>
          </table:table-cell>
          <table:table-cell table:number-columns-repeated="1016"/>
        </table:table-row>
        <table:table-row table:style-name="ro7">
          <table:table-cell/>
          <table:table-cell office:value-type="float" office:value="5">
            <text:p>5</text:p>
          </table:table-cell>
          <table:table-cell office:value-type="string">
            <text:p>cv::videostab::MotionInpainter::MotionInpainter(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9]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2647">
            <text:p>2647</text:p>
          </table:table-cell>
          <table:table-cell office:value-type="string">
            <text:p>cv::videostab::calcFlowMask(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float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6]</text:p>
          </table:table-cell>
          <table:table-cell table:number-columns-repeated="1007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5">
          <table:table-cell/>
          <table:table-cell office:value-type="float" office:value="52">
            <text:p>52</text:p>
          </table:table-cell>
          <table:table-cell office:value-type="string">
            <text:p>cv::videostab::ConsistentMosaic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7]</text:p>
          </table:table-cell>
          <table:table-cell table:number-columns-repeated="1016"/>
        </table:table-row>
        <table:table-row table:style-name="ro7">
          <table:table-cell/>
          <table:table-cell office:value-type="float" office:value="1">
            <text:p>1</text:p>
          </table:table-cell>
          <table:table-cell office:value-type="string">
            <text:p>cv::videostab::StabilizerBase::doOneIteration(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1]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2">
            <text:p>2</text:p>
          </table:table-cell>
          <table:table-cell office:value-type="string">
            <text:p>cv::videostab::MotionInpaintBody::operator()(int,</text:p>
          </table:table-cell>
          <table:table-cell office:value-type="string">
            <text:p>int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6]</text:p>
          </table:table-cell>
          <table:table-cell table:number-columns-repeated="1017"/>
        </table:table-row>
        <table:table-row table:style-name="ro5">
          <table:table-cell/>
          <table:table-cell office:value-type="float" office:value="4">
            <text:p>4</text:p>
          </table:table-cell>
          <table:table-cell office:value-type="string">
            <text:p>cv::videostab::ensureInclusionConstraint(cv::Mat</text:p>
          </table:table-cell>
          <table:table-cell office:value-type="string">
            <text:p>const&amp;,</text:p>
          </table:table-cell>
          <table:table-cell office:value-type="string">
            <text:p>cv::Size_&lt;int&gt;,</text:p>
          </table:table-cell>
          <table:table-cell office:value-type="string">
            <text:p>float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0]</text:p>
          </table:table-cell>
          <table:table-cell table:number-columns-repeated="1015"/>
        </table:table-row>
        <table:table-row table:style-name="ro7">
          <table:table-cell/>
          <table:table-cell office:value-type="float" office:value="5">
            <text:p>5</text:p>
          </table:table-cell>
          <table:table-cell office:value-type="string">
            <text:p>cv::videostab::ColorInpainter::~ColorInpainter(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6]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6">
            <text:p>6</text:p>
          </table:table-cell>
          <table:table-cell office:value-type="string">
            <text:p>cv::videostab::ColorInpainter::~ColorInpainter(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78]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94">
            <text:p>94</text:p>
          </table:table-cell>
          <table:table-cell office:value-type="string">
            <text:p>cv::videostab::Motion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8]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874">
            <text:p>874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::vector(unsigned</text:p>
          </table:table-cell>
          <table:table-cell office:value-type="string">
            <text:p>int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std::allocator&lt;cv::Mat&gt;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9]</text:p>
          </table:table-cell>
          <table:table-cell table:number-columns-repeated="1011"/>
        </table:table-row>
        <table:table-row table:style-name="ro7">
          <table:table-cell/>
          <table:table-cell office:value-type="float" office:value="2248">
            <text:p>2248</text:p>
          </table:table-cell>
          <table:table-cell office:value-type="string">
            <text:p>cv::videostab::MotionFilterBase::stabilize(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,</text:p>
          </table:table-cell>
          <table:table-cell office:value-type="string">
            <text:p>std::pair&lt;int,</text:p>
          </table:table-cell>
          <table:table-cell office:value-type="string">
            <text:p>int&gt;,</text:p>
          </table:table-cell>
          <table:table-cell office:value-type="string">
            <text:p>cv::M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11]</text:p>
          </table:table-cell>
          <table:table-cell table:number-columns-repeated="1011"/>
        </table:table-row>
        <table:table-row table:style-name="ro7">
          <table:table-cell/>
          <table:table-cell office:value-type="float" office:value="2248">
            <text:p>2248</text:p>
          </table:table-cell>
          <table:table-cell office:value-type="string">
            <text:p>cv::videostab::GaussianMotionFilter::stabilize(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,</text:p>
          </table:table-cell>
          <table:table-cell office:value-type="string">
            <text:p>std::pair&lt;int,</text:p>
          </table:table-cell>
          <table:table-cell office:value-type="string">
            <text:p>int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10]</text:p>
          </table:table-cell>
          <table:table-cell table:number-columns-repeated="1012"/>
        </table:table-row>
        <table:table-row table:style-name="ro9">
          <table:table-cell/>
          <table:table-cell office:value-type="float" office:value="2622">
            <text:p>2622</text:p>
          </table:table-cell>
          <table:table-cell office:value-type="string">
            <text:p>cv::videostab::ColorAverageInpaintBody</text:p>
          </table:table-cell>
          <table:table-cell office:value-type="string">
            <text:p>cv::videostab::FastMarchingMethod::run&lt;cv::videostab::ColorAverageInpaintBody&gt;(cv::Mat</text:p>
          </table:table-cell>
          <table:table-cell office:value-type="string">
            <text:p>const&amp;,</text:p>
          </table:table-cell>
          <table:table-cell office:value-type="string">
            <text:p>cv::videostab::ColorAverageInpaintBody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5]</text:p>
          </table:table-cell>
          <table:table-cell table:number-columns-repeated="1015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string">
            <text:p>1/195594</text:p>
          </table:table-cell>
          <table:table-cell office:value-type="string">
            <text:p>cv::videostab::TwoPassStabilizer::setUp(cv::Mat</text:p>
          </table:table-cell>
          <table:table-cell office:value-type="string">
            <text:p>const&amp;)</text:p>
          </table:table-cell>
          <table:table-cell office:value-type="string">
            <text:p>[22]</text:p>
          </table:table-cell>
          <table:table-cell table:number-columns-repeated="1017"/>
        </table:table-row>
        <table:table-row table:style-name="ro6">
          <table:table-cell/>
          <table:table-cell table:number-columns-repeated="2" office:value-type="float" office:value="0">
            <text:p>0</text:p>
          </table:table-cell>
          <table:table-cell office:value-type="string">
            <text:p>874/195594</text:p>
          </table:table-cell>
          <table:table-cell office:value-type="string">
            <text:p>void</text:p>
          </table:table-cell>
          <table:table-cell office:value-type="string">
            <text:p>std::_Destroy_aux&lt;false&gt;::__destroy&lt;cv::Mat_&lt;float&gt;*&gt;(cv::Mat_&lt;float&gt;*,</text:p>
          </table:table-cell>
          <table:table-cell office:value-type="string">
            <text:p>cv::Mat_&lt;float&gt;*)</text:p>
          </table:table-cell>
          <table:table-cell office:value-type="string">
            <text:p>[18]</text:p>
          </table:table-cell>
          <table:table-cell table:number-columns-repeated="1016"/>
        </table:table-row>
        <table:table-row table:style-name="ro6">
          <table:table-cell/>
          <table:table-cell table:number-columns-repeated="2" office:value-type="float" office:value="0">
            <text:p>0</text:p>
          </table:table-cell>
          <table:table-cell office:value-type="string">
            <text:p>874/195594</text:p>
          </table:table-cell>
          <table:table-cell office:value-type="string">
            <text:p>void</text:p>
          </table:table-cell>
          <table:table-cell office:value-type="string">
            <text:p>std::make_heap&lt;__gnu_cxx::__normal_iterator&lt;cv::videostab::Pixel3*,</text:p>
          </table:table-cell>
          <table:table-cell office:value-type="string">
            <text:p>std::vector&lt;cv::videostab::Pixel3,</text:p>
          </table:table-cell>
          <table:table-cell office:value-type="string">
            <text:p>std::allocator&lt;cv::videostab::Pixel3&gt;</text:p>
          </table:table-cell>
          <table:table-cell table:number-columns-repeated="2" office:value-type="string">
            <text:p>&gt;</text:p>
          </table:table-cell>
          <table:table-cell office:value-type="string">
            <text:p>&gt;(__gnu_cxx::__normal_iterator&lt;cv::videostab::Pixel3*,</text:p>
          </table:table-cell>
          <table:table-cell office:value-type="string">
            <text:p>std::vector&lt;cv::videostab::Pixel3,</text:p>
          </table:table-cell>
          <table:table-cell office:value-type="string">
            <text:p>std::allocator&lt;cv::videostab::Pixel3&gt;</text:p>
          </table:table-cell>
          <table:table-cell office:value-type="string">
            <text:p>&gt;</text:p>
          </table:table-cell>
          <table:table-cell office:value-type="string">
            <text:p>&gt;,</text:p>
          </table:table-cell>
          <table:table-cell office:value-type="string">
            <text:p>__gnu_cxx::__normal_iterator&lt;cv::videostab::Pixel3*,</text:p>
          </table:table-cell>
          <table:table-cell office:value-type="string">
            <text:p>std::vector&lt;cv::videostab::Pixel3,</text:p>
          </table:table-cell>
          <table:table-cell office:value-type="string">
            <text:p>std::allocator&lt;cv::videostab::Pixel3&gt;</text:p>
          </table:table-cell>
          <table:table-cell office:value-type="string">
            <text:p>&gt;</text:p>
          </table:table-cell>
          <table:table-cell office:value-type="string">
            <text:p>&gt;)</text:p>
          </table:table-cell>
          <table:table-cell office:value-type="string">
            <text:p>[14]</text:p>
          </table:table-cell>
          <table:table-cell table:number-columns-repeated="1003"/>
        </table:table-row>
        <table:table-row table:style-name="ro5">
          <table:table-cell office:value-type="string">
            <text:p>[47]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9853+52</text:p>
          </table:table-cell>
          <table:table-cell office:value-type="string">
            <text:p>cv::videostab::ConsistentMosaic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7]</text:p>
          </table:table-cell>
          <table:table-cell table:number-columns-repeated="1013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2/2</text:p>
          </table:table-cell>
          <table:table-cell office:value-type="string">
            <text:p>cv::videostab::InpainterBase::setRadius(int)</text:p>
          </table:table-cell>
          <table:table-cell office:value-type="string">
            <text:p>[69]</text:p>
          </table:table-cell>
          <table:table-cell table:number-columns-repeated="1018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2/2</text:p>
          </table:table-cell>
          <table:table-cell office:value-type="string">
            <text:p>cv::videostab::InpainterBase::frames()</text:p>
          </table:table-cell>
          <table:table-cell office:value-type="string">
            <text:p>const</text:p>
          </table:table-cell>
          <table:table-cell office:value-type="string">
            <text:p>[73]</text:p>
          </table:table-cell>
          <table:table-cell table:number-columns-repeated="1017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1/1</text:p>
          </table:table-cell>
          <table:table-cell office:value-type="string">
            <text:p>cv::videostab::InpainterBase::~InpainterBase()</text:p>
          </table:table-cell>
          <table:table-cell office:value-type="string">
            <text:p>[77]</text:p>
          </table:table-cell>
          <table:table-cell table:number-columns-repeated="1018"/>
        </table:table-row>
        <table:table-row table:style-name="ro6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1/1</text:p>
          </table:table-cell>
          <table:table-cell office:value-type="string">
            <text:p>cv::videostab::InpainterBase::setMotionModel(cv::videostab::MotionModel)</text:p>
          </table:table-cell>
          <table:table-cell office:value-type="string">
            <text:p>[76]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499">
            <text:p>7499</text:p>
          </table:table-cell>
          <table:table-cell office:value-type="string">
            <text:p>main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3]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7492">
            <text:p>7492</text:p>
          </table:table-cell>
          <table:table-cell office:value-type="string">
            <text:p>cv::videostab::MotionInpainter::MotionInpainter(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9]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1">
            <text:p>11</text:p>
          </table:table-cell>
          <table:table-cell office:value-type="string">
            <text:p>cv::videostab::InpainterBase::setMotions(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0]</text:p>
          </table:table-cell>
          <table:table-cell table:number-columns-repeated="1015"/>
        </table:table-row>
        <table:table-row table:style-name="ro5">
          <table:table-cell/>
          <table:table-cell office:value-type="float" office:value="52">
            <text:p>52</text:p>
          </table:table-cell>
          <table:table-cell office:value-type="string">
            <text:p>cv::videostab::ConsistentMosaic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7]</text:p>
          </table:table-cell>
          <table:table-cell table:number-columns-repeated="1016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7">
          <table:table-cell/>
          <table:table-cell office:value-type="float" office:value="38489">
            <text:p>38489</text:p>
          </table:table-cell>
          <table:table-cell office:value-type="string">
            <text:p>cv::videostab::Motion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8]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::vector(unsigned</text:p>
          </table:table-cell>
          <table:table-cell office:value-type="string">
            <text:p>int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std::allocator&lt;cv::Mat&gt;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9]</text:p>
          </table:table-cell>
          <table:table-cell table:number-columns-repeated="1011"/>
        </table:table-row>
        <table:table-row table:style-name="ro7">
          <table:table-cell/>
          <table:table-cell office:value-type="float" office:value="1">
            <text:p>1</text:p>
          </table:table-cell>
          <table:table-cell office:value-type="string">
            <text:p>cv::videostab::MotionFilterBase::stabilize(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,</text:p>
          </table:table-cell>
          <table:table-cell office:value-type="string">
            <text:p>std::pair&lt;int,</text:p>
          </table:table-cell>
          <table:table-cell office:value-type="string">
            <text:p>int&gt;,</text:p>
          </table:table-cell>
          <table:table-cell office:value-type="string">
            <text:p>cv::M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11]</text:p>
          </table:table-cell>
          <table:table-cell table:number-columns-repeated="1011"/>
        </table:table-row>
        <table:table-row table:style-name="ro5">
          <table:table-cell/>
          <table:table-cell office:value-type="float" office:value="2">
            <text:p>2</text:p>
          </table:table-cell>
          <table:table-cell office:value-type="string">
            <text:p>cv::videostab::ensureInclusionConstraint(cv::Mat</text:p>
          </table:table-cell>
          <table:table-cell office:value-type="string">
            <text:p>const&amp;,</text:p>
          </table:table-cell>
          <table:table-cell office:value-type="string">
            <text:p>cv::Size_&lt;int&gt;,</text:p>
          </table:table-cell>
          <table:table-cell office:value-type="string">
            <text:p>float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0]</text:p>
          </table:table-cell>
          <table:table-cell table:number-columns-repeated="1015"/>
        </table:table-row>
        <table:table-row table:style-name="ro9">
          <table:table-cell/>
          <table:table-cell office:value-type="float" office:value="874">
            <text:p>874</text:p>
          </table:table-cell>
          <table:table-cell office:value-type="string">
            <text:p>cv::videostab::ColorAverageInpaintBody</text:p>
          </table:table-cell>
          <table:table-cell office:value-type="string">
            <text:p>cv::videostab::FastMarchingMethod::run&lt;cv::videostab::ColorAverageInpaintBody&gt;(cv::Mat</text:p>
          </table:table-cell>
          <table:table-cell office:value-type="string">
            <text:p>const&amp;,</text:p>
          </table:table-cell>
          <table:table-cell office:value-type="string">
            <text:p>cv::videostab::ColorAverageInpaintBody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5]</text:p>
          </table:table-cell>
          <table:table-cell table:number-columns-repeated="1015"/>
        </table:table-row>
        <table:table-row table:style-name="ro7">
          <table:table-cell/>
          <table:table-cell office:value-type="float" office:value="1772">
            <text:p>1772</text:p>
          </table:table-cell>
          <table:table-cell office:value-type="string">
            <text:p>cv::videostab::calcFlowMask(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float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6]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7013">
            <text:p>7013</text:p>
          </table:table-cell>
          <table:table-cell office:value-type="string">
            <text:p>cv::videostab::estimateOptimalTrimRatio(cv::Mat</text:p>
          </table:table-cell>
          <table:table-cell office:value-type="string">
            <text:p>const&amp;,</text:p>
          </table:table-cell>
          <table:table-cell office:value-type="string">
            <text:p>cv::Size_&lt;int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1]</text:p>
          </table:table-cell>
          <table:table-cell table:number-columns-repeated="1016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string">
            <text:p>1/195594</text:p>
          </table:table-cell>
          <table:table-cell office:value-type="string">
            <text:p>cv::videostab::TwoPassStabilizer::setUp(cv::Mat</text:p>
          </table:table-cell>
          <table:table-cell office:value-type="string">
            <text:p>const&amp;)</text:p>
          </table:table-cell>
          <table:table-cell office:value-type="string">
            <text:p>[22]</text:p>
          </table:table-cell>
          <table:table-cell table:number-columns-repeated="1017"/>
        </table:table-row>
        <table:table-row table:style-name="ro7">
          <table:table-cell office:value-type="string">
            <text:p>[48]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9664+38489</text:p>
          </table:table-cell>
          <table:table-cell office:value-type="string">
            <text:p>cv::videostab::Motion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8]</text:p>
          </table:table-cell>
          <table:table-cell table:number-columns-repeated="1013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1/2</text:p>
          </table:table-cell>
          <table:table-cell office:value-type="string">
            <text:p>cv::Ptr&lt;cv::FeatureDetector&gt;::release()</text:p>
          </table:table-cell>
          <table:table-cell office:value-type="string">
            <text:p>[67]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095">
            <text:p>27095</text:p>
          </table:table-cell>
          <table:table-cell office:value-type="string">
            <text:p>main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3]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94">
            <text:p>94</text:p>
          </table:table-cell>
          <table:table-cell office:value-type="string">
            <text:p>cv::videostab::ConsistentMosaic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7]</text:p>
          </table:table-cell>
          <table:table-cell table:number-columns-repeated="1016"/>
        </table:table-row>
        <table:table-row table:style-name="ro7">
          <table:table-cell/>
          <table:table-cell office:value-type="float" office:value="3">
            <text:p>3</text:p>
          </table:table-cell>
          <table:table-cell office:value-type="string">
            <text:p>cv::videostab::calcFlowMask(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float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6]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1">
            <text:p>1</text:p>
          </table:table-cell>
          <table:table-cell office:value-type="string">
            <text:p>cv::videostab::estimateOptimalTrimRatio(cv::Mat</text:p>
          </table:table-cell>
          <table:table-cell office:value-type="string">
            <text:p>const&amp;,</text:p>
          </table:table-cell>
          <table:table-cell office:value-type="string">
            <text:p>cv::Size_&lt;int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1]</text:p>
          </table:table-cell>
          <table:table-cell table:number-columns-repeated="1016"/>
        </table:table-row>
        <table:table-row table:style-name="ro7">
          <table:table-cell/>
          <table:table-cell office:value-type="float" office:value="38489">
            <text:p>38489</text:p>
          </table:table-cell>
          <table:table-cell office:value-type="string">
            <text:p>cv::videostab::Motion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8]</text:p>
          </table:table-cell>
          <table:table-cell table:number-columns-repeated="1016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7">
          <table:table-cell/>
          <table:table-cell office:value-type="float" office:value="5">
            <text:p>5</text:p>
          </table:table-cell>
          <table:table-cell office:value-type="string">
            <text:p>cv::videostab::calcFlowMask(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float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6]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5">
            <text:p>5</text:p>
          </table:table-cell>
          <table:table-cell office:value-type="string">
            <text:p>cv::videostab::estimateOptimalTrimRatio(cv::Mat</text:p>
          </table:table-cell>
          <table:table-cell office:value-type="string">
            <text:p>const&amp;,</text:p>
          </table:table-cell>
          <table:table-cell office:value-type="string">
            <text:p>cv::Size_&lt;int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1]</text:p>
          </table:table-cell>
          <table:table-cell table:number-columns-repeated="1016"/>
        </table:table-row>
        <table:table-row table:style-name="ro5">
          <table:table-cell/>
          <table:table-cell office:value-type="float" office:value="7492">
            <text:p>7492</text:p>
          </table:table-cell>
          <table:table-cell office:value-type="string">
            <text:p>cv::videostab::ConsistentMosaic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7]</text:p>
          </table:table-cell>
          <table:table-cell table:number-columns-repeated="1016"/>
        </table:table-row>
        <table:table-row table:style-name="ro7">
          <table:table-cell office:value-type="string">
            <text:p>[49]</text:p>
          </table:table-cell>
          <table:table-cell table:number-columns-repeated="3" office:value-type="float" office:value="0">
            <text:p>0</text:p>
          </table:table-cell>
          <table:table-cell office:value-type="float" office:value="7502">
            <text:p>7502</text:p>
          </table:table-cell>
          <table:table-cell office:value-type="string">
            <text:p>cv::videostab::MotionInpainter::MotionInpainter(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9]</text:p>
          </table:table-cell>
          <table:table-cell table:number-columns-repeated="1015"/>
        </table:table-row>
        <table:table-row table:style-name="ro7">
          <table:table-cell/>
          <table:table-cell office:value-type="float" office:value="25">
            <text:p>25</text:p>
          </table:table-cell>
          <table:table-cell office:value-type="string">
            <text:p>cv::videostab::calcFlowMask(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float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6]</text:p>
          </table:table-cell>
          <table:table-cell table:number-columns-repeated="1007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5">
          <table:table-cell/>
          <table:table-cell office:value-type="float" office:value="2032">
            <text:p>2032</text:p>
          </table:table-cell>
          <table:table-cell office:value-type="string">
            <text:p>cv::videostab::ensureInclusionConstraint(cv::Mat</text:p>
          </table:table-cell>
          <table:table-cell office:value-type="string">
            <text:p>const&amp;,</text:p>
          </table:table-cell>
          <table:table-cell office:value-type="string">
            <text:p>cv::Size_&lt;int&gt;,</text:p>
          </table:table-cell>
          <table:table-cell office:value-type="string">
            <text:p>float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0]</text:p>
          </table:table-cell>
          <table:table-cell table:number-columns-repeated="1015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::vector(unsigned</text:p>
          </table:table-cell>
          <table:table-cell office:value-type="string">
            <text:p>int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std::allocator&lt;cv::Mat&gt;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9]</text:p>
          </table:table-cell>
          <table:table-cell table:number-columns-repeated="1011"/>
        </table:table-row>
        <table:table-row table:style-name="ro7">
          <table:table-cell/>
          <table:table-cell office:value-type="float" office:value="1">
            <text:p>1</text:p>
          </table:table-cell>
          <table:table-cell office:value-type="string">
            <text:p>cv::videostab::MotionFilterBase::stabilize(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,</text:p>
          </table:table-cell>
          <table:table-cell office:value-type="string">
            <text:p>std::pair&lt;int,</text:p>
          </table:table-cell>
          <table:table-cell office:value-type="string">
            <text:p>int&gt;,</text:p>
          </table:table-cell>
          <table:table-cell office:value-type="string">
            <text:p>cv::M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11]</text:p>
          </table:table-cell>
          <table:table-cell table:number-columns-repeated="1011"/>
        </table:table-row>
        <table:table-row table:style-name="ro7">
          <table:table-cell/>
          <table:table-cell office:value-type="float" office:value="2">
            <text:p>2</text:p>
          </table:table-cell>
          <table:table-cell office:value-type="string">
            <text:p>cv::videostab::estimateOptimalTrimRatio(cv::Mat</text:p>
          </table:table-cell>
          <table:table-cell office:value-type="string">
            <text:p>const&amp;,</text:p>
          </table:table-cell>
          <table:table-cell office:value-type="string">
            <text:p>cv::Size_&lt;int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1]</text:p>
          </table:table-cell>
          <table:table-cell table:number-columns-repeated="1016"/>
        </table:table-row>
        <table:table-row table:style-name="ro7">
          <table:table-cell/>
          <table:table-cell office:value-type="float" office:value="1760">
            <text:p>1760</text:p>
          </table:table-cell>
          <table:table-cell office:value-type="string">
            <text:p>cv::videostab::GaussianMotionFilter::stabilize(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,</text:p>
          </table:table-cell>
          <table:table-cell office:value-type="string">
            <text:p>std::pair&lt;int,</text:p>
          </table:table-cell>
          <table:table-cell office:value-type="string">
            <text:p>int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10]</text:p>
          </table:table-cell>
          <table:table-cell table:number-columns-repeated="1012"/>
        </table:table-row>
        <table:table-row table:style-name="ro9">
          <table:table-cell/>
          <table:table-cell office:value-type="float" office:value="3535">
            <text:p>3535</text:p>
          </table:table-cell>
          <table:table-cell office:value-type="string">
            <text:p>cv::videostab::ColorAverageInpaintBody</text:p>
          </table:table-cell>
          <table:table-cell office:value-type="string">
            <text:p>cv::videostab::FastMarchingMethod::run&lt;cv::videostab::ColorAverageInpaintBody&gt;(cv::Mat</text:p>
          </table:table-cell>
          <table:table-cell office:value-type="string">
            <text:p>const&amp;,</text:p>
          </table:table-cell>
          <table:table-cell office:value-type="string">
            <text:p>cv::videostab::ColorAverageInpaintBody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5]</text:p>
          </table:table-cell>
          <table:table-cell table:number-columns-repeated="1015"/>
        </table:table-row>
        <table:table-row table:style-name="ro6">
          <table:table-cell/>
          <table:table-cell table:number-columns-repeated="2" office:value-type="float" office:value="0">
            <text:p>0</text:p>
          </table:table-cell>
          <table:table-cell office:value-type="string">
            <text:p>1/195594</text:p>
          </table:table-cell>
          <table:table-cell office:value-type="string">
            <text:p>cv::videostab::SparsePyrLkOptFlowEstimatorGpu::run(cv::gpu::GpuMat</text:p>
          </table:table-cell>
          <table:table-cell office:value-type="string">
            <text:p>const&amp;,</text:p>
          </table:table-cell>
          <table:table-cell office:value-type="string">
            <text:p>cv::gpu::GpuMat</text:p>
          </table:table-cell>
          <table:table-cell office:value-type="string">
            <text:p>const&amp;,</text:p>
          </table:table-cell>
          <table:table-cell office:value-type="string">
            <text:p>cv::gpu::GpuMat</text:p>
          </table:table-cell>
          <table:table-cell office:value-type="string">
            <text:p>const&amp;,</text:p>
          </table:table-cell>
          <table:table-cell office:value-type="string">
            <text:p>cv::gpu::GpuMat&amp;,</text:p>
          </table:table-cell>
          <table:table-cell office:value-type="string">
            <text:p>cv::gpu::GpuMat&amp;,</text:p>
          </table:table-cell>
          <table:table-cell office:value-type="string">
            <text:p>cv::gpu::GpuMat&amp;)</text:p>
          </table:table-cell>
          <table:table-cell office:value-type="string">
            <text:p>[28]</text:p>
          </table:table-cell>
          <table:table-cell table:number-columns-repeated="1010"/>
        </table:table-row>
        <table:table-row table:style-name="ro9">
          <table:table-cell/>
          <table:table-cell table:number-columns-repeated="2" office:value-type="float" office:value="0">
            <text:p>0</text:p>
          </table:table-cell>
          <table:table-cell office:value-type="string">
            <text:p>1/195594</text:p>
          </table:table-cell>
          <table:table-cell office:value-type="string">
            <text:p>cv::videostab::DensePyrLkOptFlowEstimatorGpu::~DensePyrLkOptFlowEstimatorGpu()</text:p>
          </table:table-cell>
          <table:table-cell office:value-type="string">
            <text:p>[30]</text:p>
          </table:table-cell>
          <table:table-cell table:number-columns-repeated="1018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string">
            <text:p>1/195594</text:p>
          </table:table-cell>
          <table:table-cell office:value-type="string">
            <text:p>cv::videostab::StabilizerBase::postProcessFrame(cv::Mat</text:p>
          </table:table-cell>
          <table:table-cell office:value-type="string">
            <text:p>const&amp;)</text:p>
          </table:table-cell>
          <table:table-cell office:value-type="string">
            <text:p>[34]</text:p>
          </table:table-cell>
          <table:table-cell table:number-columns-repeated="1017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string">
            <text:p>1/195594</text:p>
          </table:table-cell>
          <table:table-cell office:value-type="string">
            <text:p>cv::videostab::OnePassStabilizer::estimateMotion()</text:p>
          </table:table-cell>
          <table:table-cell office:value-type="string">
            <text:p>[32]</text:p>
          </table:table-cell>
          <table:table-cell table:number-columns-repeated="1018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string">
            <text:p>1/195594</text:p>
          </table:table-cell>
          <table:table-cell office:value-type="string">
            <text:p>cv::videostab::TwoPassStabilizer::setUp(cv::Mat</text:p>
          </table:table-cell>
          <table:table-cell office:value-type="string">
            <text:p>const&amp;)</text:p>
          </table:table-cell>
          <table:table-cell office:value-type="string">
            <text:p>[22]</text:p>
          </table:table-cell>
          <table:table-cell table:number-columns-repeated="1017"/>
        </table:table-row>
        <table:table-row table:style-name="ro9">
          <table:table-cell/>
          <table:table-cell table:number-columns-repeated="2" office:value-type="float" office:value="0">
            <text:p>0</text:p>
          </table:table-cell>
          <table:table-cell office:value-type="string">
            <text:p>2/195594</text:p>
          </table:table-cell>
          <table:table-cell office:value-type="string">
            <text:p>cv::videostab::DensePyrLkOptFlowEstimatorGpu::DensePyrLkOptFlowEstimatorGpu()</text:p>
          </table:table-cell>
          <table:table-cell office:value-type="string">
            <text:p>[21]</text:p>
          </table:table-cell>
          <table:table-cell table:number-columns-repeated="1018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office:value-type="string">
            <text:p>2/195594</text:p>
          </table:table-cell>
          <table:table-cell office:value-type="string">
            <text:p>cv::videostab::StabilizerBase::reset()</text:p>
          </table:table-cell>
          <table:table-cell office:value-type="string">
            <text:p>[19]</text:p>
          </table:table-cell>
          <table:table-cell table:number-columns-repeated="1018"/>
        </table:table-row>
        <table:table-row table:style-name="ro6">
          <table:table-cell/>
          <table:table-cell table:number-columns-repeated="2" office:value-type="float" office:value="0">
            <text:p>0</text:p>
          </table:table-cell>
          <table:table-cell office:value-type="string">
            <text:p>3/195594</text:p>
          </table:table-cell>
          <table:table-cell office:value-type="string">
            <text:p>cv::videostab::DensePyrLkOptFlowEstimatorGpu::run(cv::_InputArray</text:p>
          </table:table-cell>
          <table:table-cell office:value-type="string">
            <text:p>const&amp;,</text:p>
          </table:table-cell>
          <table:table-cell office:value-type="string">
            <text:p>cv::_In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)</text:p>
          </table:table-cell>
          <table:table-cell office:value-type="string">
            <text:p>[26]</text:p>
          </table:table-cell>
          <table:table-cell table:number-columns-repeated="1009"/>
        </table:table-row>
        <table:table-row table:style-name="ro6">
          <table:table-cell/>
          <table:table-cell table:number-columns-repeated="2" office:value-type="float" office:value="0">
            <text:p>0</text:p>
          </table:table-cell>
          <table:table-cell office:value-type="string">
            <text:p>3/195594</text:p>
          </table:table-cell>
          <table:table-cell office:value-type="string">
            <text:p>cv::videostab::SparsePyrLkOptFlowEstimatorGpu::run(cv::_InputArray</text:p>
          </table:table-cell>
          <table:table-cell office:value-type="string">
            <text:p>const&amp;,</text:p>
          </table:table-cell>
          <table:table-cell office:value-type="string">
            <text:p>cv::_InputArray</text:p>
          </table:table-cell>
          <table:table-cell office:value-type="string">
            <text:p>const&amp;,</text:p>
          </table:table-cell>
          <table:table-cell office:value-type="string">
            <text:p>cv::_In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)</text:p>
          </table:table-cell>
          <table:table-cell office:value-type="string">
            <text:p>[20]</text:p>
          </table:table-cell>
          <table:table-cell table:number-columns-repeated="1007"/>
        </table:table-row>
        <table:table-row table:style-name="ro9">
          <table:table-cell/>
          <table:table-cell table:number-columns-repeated="2" office:value-type="float" office:value="0">
            <text:p>0</text:p>
          </table:table-cell>
          <table:table-cell office:value-type="string">
            <text:p>3/195594</text:p>
          </table:table-cell>
          <table:table-cell office:value-type="string">
            <text:p>cv::videostab::SparsePyrLkOptFlowEstimatorGpu::SparsePyrLkOptFlowEstimatorGpu()</text:p>
          </table:table-cell>
          <table:table-cell office:value-type="string">
            <text:p>[25]</text:p>
          </table:table-cell>
          <table:table-cell table:number-columns-repeated="1018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string">
            <text:p>1125/195594</text:p>
          </table:table-cell>
          <table:table-cell office:value-type="string">
            <text:p>cv::videostab::MotionStabilizationPipeline::stabilize(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,</text:p>
          </table:table-cell>
          <table:table-cell office:value-type="string">
            <text:p>std::pair&lt;int,</text:p>
          </table:table-cell>
          <table:table-cell office:value-type="string">
            <text:p>int&gt;,</text:p>
          </table:table-cell>
          <table:table-cell office:value-type="string">
            <text:p>cv::Mat*)</text:p>
          </table:table-cell>
          <table:table-cell office:value-type="string">
            <text:p>[8]</text:p>
          </table:table-cell>
          <table:table-cell table:number-columns-repeated="1011"/>
        </table:table-row>
        <table:table-row table:style-name="ro5">
          <table:table-cell office:value-type="string">
            <text:p>[50]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6442+2032</text:p>
          </table:table-cell>
          <table:table-cell office:value-type="string">
            <text:p>cv::videostab::ensureInclusionConstraint(cv::Mat</text:p>
          </table:table-cell>
          <table:table-cell office:value-type="string">
            <text:p>const&amp;,</text:p>
          </table:table-cell>
          <table:table-cell office:value-type="string">
            <text:p>cv::Size_&lt;int&gt;,</text:p>
          </table:table-cell>
          <table:table-cell office:value-type="string">
            <text:p>float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0]</text:p>
          </table:table-cell>
          <table:table-cell table:number-columns-repeated="1012"/>
        </table:table-row>
        <table:table-row table:style-name="ro6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5/5</text:p>
          </table:table-cell>
          <table:table-cell office:value-type="string">
            <text:p>cv::videostab::ConsistentMosaicInpainter::ConsistentMosaicInpainter()</text:p>
          </table:table-cell>
          <table:table-cell office:value-type="string">
            <text:p>[63]</text:p>
          </table:table-cell>
          <table:table-cell table:number-columns-repeated="1018"/>
        </table:table-row>
        <table:table-row table:style-name="ro4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1/2</text:p>
          </table:table-cell>
          <table:table-cell office:value-type="string">
            <text:p>std::vector&lt;cv::Point_&lt;float&gt;,</text:p>
          </table:table-cell>
          <table:table-cell office:value-type="string">
            <text:p>std::allocator&lt;cv::Point_&lt;float&gt;</text:p>
          </table:table-cell>
          <table:table-cell office:value-type="string">
            <text:p>&gt;</text:p>
          </table:table-cell>
          <table:table-cell office:value-type="string">
            <text:p>&gt;::~vector()</text:p>
          </table:table-cell>
          <table:table-cell office:value-type="string">
            <text:p>[74]</text:p>
          </table:table-cell>
          <table:table-cell table:number-columns-repeated="1015"/>
        </table:table-row>
        <table:table-row table:style-name="ro7">
          <table:table-cell/>
          <table:table-cell office:value-type="float" office:value="3525">
            <text:p>3525</text:p>
          </table:table-cell>
          <table:table-cell office:value-type="string">
            <text:p>cv::videostab::estimateOptimalTrimRatio(cv::Mat</text:p>
          </table:table-cell>
          <table:table-cell office:value-type="string">
            <text:p>const&amp;,</text:p>
          </table:table-cell>
          <table:table-cell office:value-type="string">
            <text:p>cv::Size_&lt;int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1]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ain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3]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4">
            <text:p>4</text:p>
          </table:table-cell>
          <table:table-cell office:value-type="string">
            <text:p>cv::videostab::ConsistentMosaic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7]</text:p>
          </table:table-cell>
          <table:table-cell table:number-columns-repeated="1016"/>
        </table:table-row>
        <table:table-row table:style-name="ro5">
          <table:table-cell/>
          <table:table-cell office:value-type="float" office:value="3">
            <text:p>3</text:p>
          </table:table-cell>
          <table:table-cell office:value-type="string">
            <text:p>cv::videostab::ToFileMotionWriter::estimate(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bool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9]</text:p>
          </table:table-cell>
          <table:table-cell table:number-columns-repeated="1014"/>
        </table:table-row>
        <table:table-row table:style-name="ro7">
          <table:table-cell/>
          <table:table-cell office:value-type="float" office:value="2">
            <text:p>2</text:p>
          </table:table-cell>
          <table:table-cell office:value-type="string">
            <text:p>cv::videostab::Motion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8]</text:p>
          </table:table-cell>
          <table:table-cell table:number-columns-repeated="1016"/>
        </table:table-row>
        <table:table-row table:style-name="ro7">
          <table:table-cell/>
          <table:table-cell office:value-type="float" office:value="1">
            <text:p>1</text:p>
          </table:table-cell>
          <table:table-cell office:value-type="string">
            <text:p>cv::videostab::calcFlowMask(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float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6]</text:p>
          </table:table-cell>
          <table:table-cell table:number-columns-repeated="1007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string">
            <text:p>cv::videostab::estimateGlobMotionLeastSquaresAffin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]</text:p>
          </table:table-cell>
          <table:table-cell table:number-columns-repeated="1015"/>
        </table:table-row>
        <table:table-row table:style-name="ro5">
          <table:table-cell/>
          <table:table-cell office:value-type="float" office:value="2032">
            <text:p>2032</text:p>
          </table:table-cell>
          <table:table-cell office:value-type="string">
            <text:p>cv::videostab::ensureInclusionConstraint(cv::Mat</text:p>
          </table:table-cell>
          <table:table-cell office:value-type="string">
            <text:p>const&amp;,</text:p>
          </table:table-cell>
          <table:table-cell office:value-type="string">
            <text:p>cv::Size_&lt;int&gt;,</text:p>
          </table:table-cell>
          <table:table-cell office:value-type="string">
            <text:p>float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0]</text:p>
          </table:table-cell>
          <table:table-cell table:number-columns-repeated="1015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7">
          <table:table-cell/>
          <table:table-cell office:value-type="float" office:value="38585">
            <text:p>38585</text:p>
          </table:table-cell>
          <table:table-cell office:value-type="string">
            <text:p>cv::videostab::estimateOptimalTrimRatio(cv::Mat</text:p>
          </table:table-cell>
          <table:table-cell office:value-type="string">
            <text:p>const&amp;,</text:p>
          </table:table-cell>
          <table:table-cell office:value-type="string">
            <text:p>cv::Size_&lt;int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1]</text:p>
          </table:table-cell>
          <table:table-cell table:number-columns-repeated="1016"/>
        </table:table-row>
        <table:table-row table:style-name="ro7">
          <table:table-cell/>
          <table:table-cell office:value-type="float" office:value="1">
            <text:p>1</text:p>
          </table:table-cell>
          <table:table-cell office:value-type="string">
            <text:p>cv::videostab::Motion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8]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ain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3]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3525">
            <text:p>3525</text:p>
          </table:table-cell>
          <table:table-cell office:value-type="string">
            <text:p>cv::videostab::ensureInclusionConstraint(cv::Mat</text:p>
          </table:table-cell>
          <table:table-cell office:value-type="string">
            <text:p>const&amp;,</text:p>
          </table:table-cell>
          <table:table-cell office:value-type="string">
            <text:p>cv::Size_&lt;int&gt;,</text:p>
          </table:table-cell>
          <table:table-cell office:value-type="string">
            <text:p>float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0]</text:p>
          </table:table-cell>
          <table:table-cell table:number-columns-repeated="1015"/>
        </table:table-row>
        <table:table-row table:style-name="ro6">
          <table:table-cell/>
          <table:table-cell table:number-columns-repeated="2" office:value-type="float" office:value="0">
            <text:p>0</text:p>
          </table:table-cell>
          <table:table-cell office:value-type="string">
            <text:p>1/195594</text:p>
          </table:table-cell>
          <table:table-cell office:value-type="string">
            <text:p>cv::videostab::TranslationBasedLocalOutlierRejector::process(cv::Size_&lt;int&gt;,</text:p>
          </table:table-cell>
          <table:table-cell office:value-type="string">
            <text:p>cv::_InputArray</text:p>
          </table:table-cell>
          <table:table-cell office:value-type="string">
            <text:p>const&amp;,</text:p>
          </table:table-cell>
          <table:table-cell office:value-type="string">
            <text:p>cv::_In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)</text:p>
          </table:table-cell>
          <table:table-cell office:value-type="string">
            <text:p>[27]</text:p>
          </table:table-cell>
          <table:table-cell table:number-columns-repeated="1012"/>
        </table:table-row>
        <table:table-row table:style-name="ro7">
          <table:table-cell office:value-type="string">
            <text:p>[51]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529+38585</text:p>
          </table:table-cell>
          <table:table-cell office:value-type="string">
            <text:p>cv::videostab::estimateOptimalTrimRatio(cv::Mat</text:p>
          </table:table-cell>
          <table:table-cell office:value-type="string">
            <text:p>const&amp;,</text:p>
          </table:table-cell>
          <table:table-cell office:value-type="string">
            <text:p>cv::Size_&lt;int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1]</text:p>
          </table:table-cell>
          <table:table-cell table:number-columns-repeated="1013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1/2</text:p>
          </table:table-cell>
          <table:table-cell office:value-type="string">
            <text:p>cv::Ptr&lt;cv::FeatureDetector&gt;::release()</text:p>
          </table:table-cell>
          <table:table-cell office:value-type="string">
            <text:p>[67]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10528">
            <text:p>10528</text:p>
          </table:table-cell>
          <table:table-cell office:value-type="string">
            <text:p>cv::videostab::calcFlowMask(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float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6]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8770">
            <text:p>8770</text:p>
          </table:table-cell>
          <table:table-cell office:value-type="string">
            <text:p>main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3]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7013">
            <text:p>7013</text:p>
          </table:table-cell>
          <table:table-cell office:value-type="string">
            <text:p>cv::videostab::Motion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8]</text:p>
          </table:table-cell>
          <table:table-cell table:number-columns-repeated="1016"/>
        </table:table-row>
        <table:table-row table:style-name="ro7">
          <table:table-cell/>
          <table:table-cell office:value-type="float" office:value="5">
            <text:p>5</text:p>
          </table:table-cell>
          <table:table-cell office:value-type="string">
            <text:p>cv::videostab::MotionInpainter::MotionInpainter(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9]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">
            <text:p>2</text:p>
          </table:table-cell>
          <table:table-cell office:value-type="string">
            <text:p>cv::videostab::ensureInclusionConstraint(cv::Mat</text:p>
          </table:table-cell>
          <table:table-cell office:value-type="string">
            <text:p>const&amp;,</text:p>
          </table:table-cell>
          <table:table-cell office:value-type="string">
            <text:p>cv::Size_&lt;int&gt;,</text:p>
          </table:table-cell>
          <table:table-cell office:value-type="string">
            <text:p>float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0]</text:p>
          </table:table-cell>
          <table:table-cell table:number-columns-repeated="1015"/>
        </table:table-row>
        <table:table-row table:style-name="ro7">
          <table:table-cell/>
          <table:table-cell office:value-type="float" office:value="1">
            <text:p>1</text:p>
          </table:table-cell>
          <table:table-cell office:value-type="string">
            <text:p>cv::videostab::StabilizerBase::doOneIteration(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1]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1">
            <text:p>1</text:p>
          </table:table-cell>
          <table:table-cell office:value-type="string">
            <text:p>cv::videostab::MotionInpaintBody::operator()(int,</text:p>
          </table:table-cell>
          <table:table-cell office:value-type="string">
            <text:p>int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6]</text:p>
          </table:table-cell>
          <table:table-cell table:number-columns-repeated="1017"/>
        </table:table-row>
        <table:table-row table:style-name="ro7">
          <table:table-cell/>
          <table:table-cell office:value-type="float" office:value="38585">
            <text:p>38585</text:p>
          </table:table-cell>
          <table:table-cell office:value-type="string">
            <text:p>cv::videostab::estimateOptimalTrimRatio(cv::Mat</text:p>
          </table:table-cell>
          <table:table-cell office:value-type="string">
            <text:p>const&amp;,</text:p>
          </table:table-cell>
          <table:table-cell office:value-type="string">
            <text:p>cv::Size_&lt;int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1]</text:p>
          </table:table-cell>
          <table:table-cell table:number-columns-repeated="1016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string">
            <text:p>1/1125</text:p>
          </table:table-cell>
          <table:table-cell office:value-type="string">
            <text:p>cv::videostab::TwoPassStabilizer::setUp(cv::Mat</text:p>
          </table:table-cell>
          <table:table-cell office:value-type="string">
            <text:p>const&amp;)</text:p>
          </table:table-cell>
          <table:table-cell office:value-type="string">
            <text:p>[22]</text:p>
          </table:table-cell>
          <table:table-cell table:number-columns-repeated="1017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office:value-type="string">
            <text:p>1124/1125</text:p>
          </table:table-cell>
          <table:table-cell office:value-type="string">
            <text:p>cv::videostab::MotionFilterBase::stabilize(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,</text:p>
          </table:table-cell>
          <table:table-cell office:value-type="string">
            <text:p>std::pair&lt;int,</text:p>
          </table:table-cell>
          <table:table-cell office:value-type="string">
            <text:p>int&gt;,</text:p>
          </table:table-cell>
          <table:table-cell office:value-type="string">
            <text:p>cv::M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11]</text:p>
          </table:table-cell>
          <table:table-cell table:number-columns-repeated="1009"/>
        </table:table-row>
        <table:table-row table:style-name="ro9">
          <table:table-cell office:value-type="string">
            <text:p>[52]</text:p>
          </table:table-cell>
          <table:table-cell table:number-columns-repeated="3" office:value-type="float" office:value="0">
            <text:p>0</text:p>
          </table:table-cell>
          <table:table-cell office:value-type="float" office:value="1125">
            <text:p>1125</text:p>
          </table:table-cell>
          <table:table-cell office:value-type="string">
            <text:p>cv::gpu::GoodFeaturesToTrackDetector_GPU::~GoodFeaturesToTrackDetector_GPU()</text:p>
          </table:table-cell>
          <table:table-cell office:value-type="string">
            <text:p>[52]</text:p>
          </table:table-cell>
          <table:table-cell table:number-columns-repeated="1017"/>
        </table:table-row>
        <table:table-row table:style-name="ro4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1/1</text:p>
          </table:table-cell>
          <table:table-cell office:value-type="string">
            <text:p>cv::MatExpr::~MatExpr()</text:p>
          </table:table-cell>
          <table:table-cell office:value-type="string">
            <text:p>[75]</text:p>
          </table:table-cell>
          <table:table-cell table:number-columns-repeated="1018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9">
          <table:table-cell/>
          <table:table-cell office:value-type="float" office:value="3">
            <text:p>3</text:p>
          </table:table-cell>
          <table:table-cell office:value-type="string">
            <text:p>cv::videostab::MotionInpaintBody::MotionInpaintBody(cv::videostab::MotionInpaintBody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3]</text:p>
          </table:table-cell>
          <table:table-cell table:number-columns-repeated="1017"/>
        </table:table-row>
        <table:table-row table:style-name="ro5">
          <table:table-cell/>
          <table:table-cell office:value-type="float" office:value="2">
            <text:p>2</text:p>
          </table:table-cell>
          <table:table-cell office:value-type="string">
            <text:p>cv::videostab::estimateGlobMotionLeastSquaresSimilarity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]</text:p>
          </table:table-cell>
          <table:table-cell table:number-columns-repeated="1015"/>
        </table:table-row>
        <table:table-row table:style-name="ro7">
          <table:table-cell/>
          <table:table-cell office:value-type="float" office:value="874">
            <text:p>874</text:p>
          </table:table-cell>
          <table:table-cell office:value-type="string">
            <text:p>cv::videostab::MotionInpaintBody::operator()(int,</text:p>
          </table:table-cell>
          <table:table-cell office:value-type="string">
            <text:p>int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6]</text:p>
          </table:table-cell>
          <table:table-cell table:number-columns-repeated="1017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string">
            <text:p>1/195594</text:p>
          </table:table-cell>
          <table:table-cell office:value-type="string">
            <text:p>cv::videostab::TwoPassStabilizer::setUp(cv::Mat</text:p>
          </table:table-cell>
          <table:table-cell office:value-type="string">
            <text:p>const&amp;)</text:p>
          </table:table-cell>
          <table:table-cell office:value-type="string">
            <text:p>[22]</text:p>
          </table:table-cell>
          <table:table-cell table:number-columns-repeated="1017"/>
        </table:table-row>
        <table:table-row table:style-name="ro9">
          <table:table-cell office:value-type="string">
            <text:p>[53]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877+3</text:p>
          </table:table-cell>
          <table:table-cell office:value-type="string">
            <text:p>cv::videostab::MotionInpaintBody::MotionInpaintBody(cv::videostab::MotionInpaintBody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3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string">
            <text:p>cv::videostab::getMotion(int,</text:p>
          </table:table-cell>
          <table:table-cell office:value-type="string">
            <text:p>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3]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2">
            <text:p>2</text:p>
          </table:table-cell>
          <table:table-cell office:value-type="string">
            <text:p>cv::videostab::estimateGlobMotionLeastSquaresTranslationAndScal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7]</text:p>
          </table:table-cell>
          <table:table-cell table:number-columns-repeated="1015"/>
        </table:table-row>
        <table:table-row table:style-name="ro9">
          <table:table-cell/>
          <table:table-cell office:value-type="float" office:value="3">
            <text:p>3</text:p>
          </table:table-cell>
          <table:table-cell office:value-type="string">
            <text:p>cv::videostab::MotionInpaintBody::MotionInpaintBody(cv::videostab::MotionInpaintBody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3]</text:p>
          </table:table-cell>
          <table:table-cell table:number-columns-repeated="1017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9">
          <table:table-cell/>
          <table:table-cell office:value-type="float" office:value="1">
            <text:p>1</text:p>
          </table:table-cell>
          <table:table-cell office:value-type="string">
            <text:p>cv::videostab::ColorAverageInpaintBody</text:p>
          </table:table-cell>
          <table:table-cell office:value-type="string">
            <text:p>cv::videostab::FastMarchingMethod::run&lt;cv::videostab::ColorAverageInpaintBody&gt;(cv::Mat</text:p>
          </table:table-cell>
          <table:table-cell office:value-type="string">
            <text:p>const&amp;,</text:p>
          </table:table-cell>
          <table:table-cell office:value-type="string">
            <text:p>cv::videostab::ColorAverageInpaintBody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5]</text:p>
          </table:table-cell>
          <table:table-cell table:number-columns-repeated="1015"/>
        </table:table-row>
        <table:table-row table:style-name="ro5">
          <table:table-cell/>
          <table:table-cell office:value-type="float" office:value="874">
            <text:p>874</text:p>
          </table:table-cell>
          <table:table-cell office:value-type="string">
            <text:p>cv::videostab::estimateGlobMotionLeastSquaresTranslation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8]</text:p>
          </table:table-cell>
          <table:table-cell table:number-columns-repeated="1015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office:value-type="string">
            <text:p>1/195594</text:p>
          </table:table-cell>
          <table:table-cell office:value-type="string">
            <text:p>cv::videostab::StabilizerBase::reset()</text:p>
          </table:table-cell>
          <table:table-cell office:value-type="string">
            <text:p>[19]</text:p>
          </table:table-cell>
          <table:table-cell table:number-columns-repeated="1018"/>
        </table:table-row>
        <table:table-row table:style-name="ro5">
          <table:table-cell office:value-type="string">
            <text:p>[54]</text:p>
          </table:table-cell>
          <table:table-cell table:number-columns-repeated="3" office:value-type="float" office:value="0">
            <text:p>0</text:p>
          </table:table-cell>
          <table:table-cell office:value-type="float" office:value="876">
            <text:p>876</text:p>
          </table:table-cell>
          <table:table-cell office:value-type="string">
            <text:p>cv::videostab::estimateGlobMotionLeastSquaresRigid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4]</text:p>
          </table:table-cell>
          <table:table-cell table:number-columns-repeated="1012"/>
        </table:table-row>
        <table:table-row table:style-name="ro5">
          <table:table-cell/>
          <table:table-cell office:value-type="float" office:value="1408108">
            <text:p>1408108</text:p>
          </table:table-cell>
          <table:table-cell office:value-type="string">
            <text:p>cv::videostab::estimateGlobMotionLeastSquaresAffin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]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351372">
            <text:p>351372</text:p>
          </table:table-cell>
          <table:table-cell office:value-type="string">
            <text:p>cv::videostab::estimateGlobMotionLeastSquaresTranslationAndScal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7]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992">
            <text:p>6992</text:p>
          </table:table-cell>
          <table:table-cell office:value-type="string">
            <text:p>main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3]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874">
            <text:p>874</text:p>
          </table:table-cell>
          <table:table-cell office:value-type="string">
            <text:p>cv::videostab::MotionInpaintBody::operator()(int,</text:p>
          </table:table-cell>
          <table:table-cell office:value-type="string">
            <text:p>int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6]</text:p>
          </table:table-cell>
          <table:table-cell table:number-columns-repeated="1017"/>
        </table:table-row>
        <table:table-row table:style-name="ro4">
          <table:table-cell/>
          <table:table-cell office:value-type="float" office:value="874">
            <text:p>874</text:p>
          </table:table-cell>
          <table:table-cell office:value-type="string">
            <text:p>std::basic_string&lt;char,</text:p>
          </table:table-cell>
          <table:table-cell office:value-type="string">
            <text:p>std::char_traits&lt;char&gt;,</text:p>
          </table:table-cell>
          <table:table-cell office:value-type="string">
            <text:p>std::allocator&lt;char&gt;</text:p>
          </table:table-cell>
          <table:table-cell office:value-type="string">
            <text:p>&gt;</text:p>
          </table:table-cell>
          <table:table-cell office:value-type="string">
            <text:p>std::operator+&lt;char,</text:p>
          </table:table-cell>
          <table:table-cell office:value-type="string">
            <text:p>std::char_traits&lt;char&gt;,</text:p>
          </table:table-cell>
          <table:table-cell office:value-type="string">
            <text:p>std::allocator&lt;char&gt;</text:p>
          </table:table-cell>
          <table:table-cell office:value-type="string">
            <text:p>&gt;(char</text:p>
          </table:table-cell>
          <table:table-cell office:value-type="string">
            <text:p>const*,</text:p>
          </table:table-cell>
          <table:table-cell office:value-type="string">
            <text:p>std::basic_string&lt;char,</text:p>
          </table:table-cell>
          <table:table-cell office:value-type="string">
            <text:p>std::char_traits&lt;char&gt;,</text:p>
          </table:table-cell>
          <table:table-cell office:value-type="string">
            <text:p>std::allocator&lt;char&gt;</text:p>
          </table:table-cell>
          <table:table-cell office:value-type="string">
            <text:p>&gt;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5]</text:p>
          </table:table-cell>
          <table:table-cell table:number-columns-repeated="1005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9">
          <table:table-cell/>
          <table:table-cell office:value-type="float" office:value="1">
            <text:p>1</text:p>
          </table:table-cell>
          <table:table-cell office:value-type="string">
            <text:p>cv::videostab::ColorAverageInpaintBody</text:p>
          </table:table-cell>
          <table:table-cell office:value-type="string">
            <text:p>cv::videostab::FastMarchingMethod::run&lt;cv::videostab::ColorAverageInpaintBody&gt;(cv::Mat</text:p>
          </table:table-cell>
          <table:table-cell office:value-type="string">
            <text:p>const&amp;,</text:p>
          </table:table-cell>
          <table:table-cell office:value-type="string">
            <text:p>cv::videostab::ColorAverageInpaintBody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5]</text:p>
          </table:table-cell>
          <table:table-cell table:number-columns-repeated="1015"/>
        </table:table-row>
        <table:table-row table:style-name="ro5">
          <table:table-cell/>
          <table:table-cell office:value-type="float" office:value="874">
            <text:p>874</text:p>
          </table:table-cell>
          <table:table-cell office:value-type="string">
            <text:p>cv::videostab::estimateGlobMotionLeastSquaresRigid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4]</text:p>
          </table:table-cell>
          <table:table-cell table:number-columns-repeated="1015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office:value-type="string">
            <text:p>1/195594</text:p>
          </table:table-cell>
          <table:table-cell office:value-type="string">
            <text:p>cv::videostab::StabilizerBase::reset()</text:p>
          </table:table-cell>
          <table:table-cell office:value-type="string">
            <text:p>[19]</text:p>
          </table:table-cell>
          <table:table-cell table:number-columns-repeated="1018"/>
        </table:table-row>
        <table:table-row table:style-name="ro4">
          <table:table-cell office:value-type="string">
            <text:p>[55]</text:p>
          </table:table-cell>
          <table:table-cell table:number-columns-repeated="3" office:value-type="float" office:value="0">
            <text:p>0</text:p>
          </table:table-cell>
          <table:table-cell office:value-type="float" office:value="876">
            <text:p>876</text:p>
          </table:table-cell>
          <table:table-cell office:value-type="string">
            <text:p>std::basic_string&lt;char,</text:p>
          </table:table-cell>
          <table:table-cell office:value-type="string">
            <text:p>std::char_traits&lt;char&gt;,</text:p>
          </table:table-cell>
          <table:table-cell office:value-type="string">
            <text:p>std::allocator&lt;char&gt;</text:p>
          </table:table-cell>
          <table:table-cell office:value-type="string">
            <text:p>&gt;</text:p>
          </table:table-cell>
          <table:table-cell office:value-type="string">
            <text:p>std::operator+&lt;char,</text:p>
          </table:table-cell>
          <table:table-cell office:value-type="string">
            <text:p>std::char_traits&lt;char&gt;,</text:p>
          </table:table-cell>
          <table:table-cell office:value-type="string">
            <text:p>std::allocator&lt;char&gt;</text:p>
          </table:table-cell>
          <table:table-cell office:value-type="string">
            <text:p>&gt;(char</text:p>
          </table:table-cell>
          <table:table-cell office:value-type="string">
            <text:p>const*,</text:p>
          </table:table-cell>
          <table:table-cell office:value-type="string">
            <text:p>std::basic_string&lt;char,</text:p>
          </table:table-cell>
          <table:table-cell office:value-type="string">
            <text:p>std::char_traits&lt;char&gt;,</text:p>
          </table:table-cell>
          <table:table-cell office:value-type="string">
            <text:p>std::allocator&lt;char&gt;</text:p>
          </table:table-cell>
          <table:table-cell office:value-type="string">
            <text:p>&gt;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5]</text:p>
          </table:table-cell>
          <table:table-cell table:number-columns-repeated="1002"/>
        </table:table-row>
        <table:table-row table:style-name="ro6">
          <table:table-cell/>
          <table:table-cell office:value-type="float" office:value="10">
            <text:p>10</text:p>
          </table:table-cell>
          <table:table-cell office:value-type="string">
            <text:p>cv::videostab::estimateGlobMotionLeastSquaresTranslationAndScal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7]</text:p>
          </table:table-cell>
          <table:table-cell table:number-columns-repeated="1015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7">
          <table:table-cell/>
          <table:table-cell office:value-type="float" office:value="1">
            <text:p>1</text:p>
          </table:table-cell>
          <table:table-cell office:value-type="string">
            <text:p>cv::videostab::MotionInpaintBody::operator()(int,</text:p>
          </table:table-cell>
          <table:table-cell office:value-type="string">
            <text:p>int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6]</text:p>
          </table:table-cell>
          <table:table-cell table:number-columns-repeated="1017"/>
        </table:table-row>
        <table:table-row table:style-name="ro7">
          <table:table-cell/>
          <table:table-cell office:value-type="float" office:value="1">
            <text:p>1</text:p>
          </table:table-cell>
          <table:table-cell office:value-type="string">
            <text:p>cv::videostab::estimateOptimalTrimRatio(cv::Mat</text:p>
          </table:table-cell>
          <table:table-cell office:value-type="string">
            <text:p>const&amp;,</text:p>
          </table:table-cell>
          <table:table-cell office:value-type="string">
            <text:p>cv::Size_&lt;int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1]</text:p>
          </table:table-cell>
          <table:table-cell table:number-columns-repeated="1016"/>
        </table:table-row>
        <table:table-row table:style-name="ro5">
          <table:table-cell/>
          <table:table-cell office:value-type="float" office:value="874">
            <text:p>874</text:p>
          </table:table-cell>
          <table:table-cell office:value-type="string">
            <text:p>cv::videostab::estimateGlobMotionLeastSquaresRigid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4]</text:p>
          </table:table-cell>
          <table:table-cell table:number-columns-repeated="1015"/>
        </table:table-row>
        <table:table-row table:style-name="ro7">
          <table:table-cell office:value-type="string">
            <text:p>[56]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875+1</text:p>
          </table:table-cell>
          <table:table-cell office:value-type="string">
            <text:p>cv::videostab::MotionInpaintBody::operator()(int,</text:p>
          </table:table-cell>
          <table:table-cell office:value-type="string">
            <text:p>int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6]</text:p>
          </table:table-cell>
          <table:table-cell table:number-columns-repeated="1014"/>
        </table:table-row>
        <table:table-row table:style-name="ro9">
          <table:table-cell/>
          <table:table-cell office:value-type="float" office:value="874">
            <text:p>874</text:p>
          </table:table-cell>
          <table:table-cell office:value-type="string">
            <text:p>cv::videostab::MotionInpaintBody::MotionInpaintBody(cv::videostab::MotionInpaintBody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3]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74">
            <text:p>874</text:p>
          </table:table-cell>
          <table:table-cell office:value-type="string">
            <text:p>main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3]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">
            <text:p>2</text:p>
          </table:table-cell>
          <table:table-cell office:value-type="string">
            <text:p>cv::videostab::ConsistentMosaic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7]</text:p>
          </table:table-cell>
          <table:table-cell table:number-columns-repeated="1016"/>
        </table:table-row>
        <table:table-row table:style-name="ro7">
          <table:table-cell/>
          <table:table-cell office:value-type="float" office:value="1">
            <text:p>1</text:p>
          </table:table-cell>
          <table:table-cell office:value-type="string">
            <text:p>cv::videostab::MotionInpaintBody::operator()(int,</text:p>
          </table:table-cell>
          <table:table-cell office:value-type="string">
            <text:p>int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6]</text:p>
          </table:table-cell>
          <table:table-cell table:number-columns-repeated="1017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7">
          <table:table-cell/>
          <table:table-cell office:value-type="float" office:value="874">
            <text:p>874</text:p>
          </table:table-cell>
          <table:table-cell office:value-type="string">
            <text:p>cv::videostab::GaussianMotionFilter::stabilize(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,</text:p>
          </table:table-cell>
          <table:table-cell office:value-type="string">
            <text:p>std::pair&lt;int,</text:p>
          </table:table-cell>
          <table:table-cell office:value-type="string">
            <text:p>int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10]</text:p>
          </table:table-cell>
          <table:table-cell table:number-columns-repeated="1012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office:value-type="string">
            <text:p>1/195594</text:p>
          </table:table-cell>
          <table:table-cell office:value-type="string">
            <text:p>cv::videostab::NullOutlierRejector::process(cv::Size_&lt;int&gt;,</text:p>
          </table:table-cell>
          <table:table-cell office:value-type="string">
            <text:p>cv::_InputArray</text:p>
          </table:table-cell>
          <table:table-cell office:value-type="string">
            <text:p>const&amp;,</text:p>
          </table:table-cell>
          <table:table-cell office:value-type="string">
            <text:p>cv::_In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)</text:p>
          </table:table-cell>
          <table:table-cell office:value-type="string">
            <text:p>[29]</text:p>
          </table:table-cell>
          <table:table-cell table:number-columns-repeated="1012"/>
        </table:table-row>
        <table:table-row table:style-name="ro5">
          <table:table-cell office:value-type="string">
            <text:p>[57]</text:p>
          </table:table-cell>
          <table:table-cell table:number-columns-repeated="3" office:value-type="float" office:value="0">
            <text:p>0</text:p>
          </table:table-cell>
          <table:table-cell office:value-type="float" office:value="875">
            <text:p>875</text:p>
          </table:table-cell>
          <table:table-cell office:value-type="string">
            <text:p>cv::videostab::TwoPassStabilizer::postProcessFrame(cv::Mat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7]</text:p>
          </table:table-cell>
          <table:table-cell table:number-columns-repeated="1014"/>
        </table:table-row>
        <table:table-row table:style-name="ro8">
          <table:table-cell/>
          <table:table-cell office:value-type="float" office:value="874">
            <text:p>874</text:p>
          </table:table-cell>
          <table:table-cell office:value-type="string">
            <text:p>cv::videostab::MotionEstimatorRansacL2::MotionEstimatorRansacL2(cv::videostab::MotionModel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12]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874">
            <text:p>874</text:p>
          </table:table-cell>
          <table:table-cell office:value-type="string">
            <text:p>cv::videostab::getMotion(int,</text:p>
          </table:table-cell>
          <table:table-cell office:value-type="string">
            <text:p>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3]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874">
            <text:p>874</text:p>
          </table:table-cell>
          <table:table-cell office:value-type="string">
            <text:p>cv::videostab::estimateGlobMotionLeastSquaresTranslationAndScal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7]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74">
            <text:p>874</text:p>
          </table:table-cell>
          <table:table-cell office:value-type="string">
            <text:p>main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3]</text:p>
          </table:table-cell>
          <table:table-cell table:number-columns-repeated="1018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7">
          <table:table-cell/>
          <table:table-cell office:value-type="float" office:value="874">
            <text:p>874</text:p>
          </table:table-cell>
          <table:table-cell office:value-type="string">
            <text:p>cv::videostab::GaussianMotionFilter::stabilize(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,</text:p>
          </table:table-cell>
          <table:table-cell office:value-type="string">
            <text:p>std::pair&lt;int,</text:p>
          </table:table-cell>
          <table:table-cell office:value-type="string">
            <text:p>int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10]</text:p>
          </table:table-cell>
          <table:table-cell table:number-columns-repeated="1012"/>
        </table:table-row>
        <table:table-row table:style-name="ro9">
          <table:table-cell/>
          <table:table-cell table:number-columns-repeated="2" office:value-type="float" office:value="0">
            <text:p>0</text:p>
          </table:table-cell>
          <table:table-cell office:value-type="string">
            <text:p>1/195594</text:p>
          </table:table-cell>
          <table:table-cell office:value-type="string">
            <text:p>cv::videostab::DensePyrLkOptFlowEstimatorGpu::DensePyrLkOptFlowEstimatorGpu()</text:p>
          </table:table-cell>
          <table:table-cell office:value-type="string">
            <text:p>[21]</text:p>
          </table:table-cell>
          <table:table-cell table:number-columns-repeated="1018"/>
        </table:table-row>
        <table:table-row table:style-name="ro5">
          <table:table-cell office:value-type="string">
            <text:p>[58]</text:p>
          </table:table-cell>
          <table:table-cell table:number-columns-repeated="3" office:value-type="float" office:value="0">
            <text:p>0</text:p>
          </table:table-cell>
          <table:table-cell office:value-type="float" office:value="875">
            <text:p>875</text:p>
          </table:table-cell>
          <table:table-cell office:value-type="string">
            <text:p>cv::videostab::estimateGlobMotionLeastSquaresTranslation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8]</text:p>
          </table:table-cell>
          <table:table-cell table:number-columns-repeated="1012"/>
        </table:table-row>
        <table:table-row table:style-name="ro6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1/2</text:p>
          </table:table-cell>
          <table:table-cell office:value-type="string">
            <text:p>cv::videostab::FromFileMotionReader::FromFileMotionReader(std::string</text:p>
          </table:table-cell>
          <table:table-cell office:value-type="string">
            <text:p>const&amp;)</text:p>
          </table:table-cell>
          <table:table-cell office:value-type="string">
            <text:p>[70]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118">
            <text:p>6118</text:p>
          </table:table-cell>
          <table:table-cell office:value-type="string">
            <text:p>main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3]</text:p>
          </table:table-cell>
          <table:table-cell table:number-columns-repeated="1018"/>
        </table:table-row>
        <table:table-row table:style-name="ro6">
          <table:table-cell/>
          <table:table-cell office:value-type="float" office:value="877">
            <text:p>877</text:p>
          </table:table-cell>
          <table:table-cell office:value-type="string">
            <text:p>cv::videostab::estimateGlobMotionLeastSquaresTranslationAndScal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7]</text:p>
          </table:table-cell>
          <table:table-cell table:number-columns-repeated="1015"/>
        </table:table-row>
        <table:table-row table:style-name="ro5">
          <table:table-cell/>
          <table:table-cell office:value-type="float" office:value="874">
            <text:p>874</text:p>
          </table:table-cell>
          <table:table-cell office:value-type="string">
            <text:p>cv::videostab::estimateGlobMotionLeastSquaresRigid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4]</text:p>
          </table:table-cell>
          <table:table-cell table:number-columns-repeated="1015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string">
            <text:p>cv::videostab::estimateGlobMotionLeastSquaresAffin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]</text:p>
          </table:table-cell>
          <table:table-cell table:number-columns-repeated="1015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9">
          <table:table-cell/>
          <table:table-cell office:value-type="float" office:value="874">
            <text:p>874</text:p>
          </table:table-cell>
          <table:table-cell office:value-type="string">
            <text:p>cv::videostab::ColorAverageInpaintBody</text:p>
          </table:table-cell>
          <table:table-cell office:value-type="string">
            <text:p>cv::videostab::FastMarchingMethod::run&lt;cv::videostab::ColorAverageInpaintBody&gt;(cv::Mat</text:p>
          </table:table-cell>
          <table:table-cell office:value-type="string">
            <text:p>const&amp;,</text:p>
          </table:table-cell>
          <table:table-cell office:value-type="string">
            <text:p>cv::videostab::ColorAverageInpaintBody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5]</text:p>
          </table:table-cell>
          <table:table-cell table:number-columns-repeated="1015"/>
        </table:table-row>
        <table:table-row table:style-name="ro4">
          <table:table-cell office:value-type="string">
            <text:p>[59]</text:p>
          </table:table-cell>
          <table:table-cell table:number-columns-repeated="3" office:value-type="float" office:value="0">
            <text:p>0</text:p>
          </table:table-cell>
          <table:table-cell office:value-type="float" office:value="874">
            <text:p>874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::vector(unsigned</text:p>
          </table:table-cell>
          <table:table-cell office:value-type="string">
            <text:p>int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std::allocator&lt;cv::Mat&gt;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9]</text:p>
          </table:table-cell>
          <table:table-cell table:number-columns-repeated="1008"/>
        </table:table-row>
        <table:table-row table:style-name="ro7">
          <table:table-cell/>
          <table:table-cell office:value-type="float" office:value="874">
            <text:p>874</text:p>
          </table:table-cell>
          <table:table-cell office:value-type="string">
            <text:p>cv::videostab::GaussianMotionFilter::stabilize(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,</text:p>
          </table:table-cell>
          <table:table-cell office:value-type="string">
            <text:p>std::pair&lt;int,</text:p>
          </table:table-cell>
          <table:table-cell office:value-type="string">
            <text:p>int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10]</text:p>
          </table:table-cell>
          <table:table-cell table:number-columns-repeated="1012"/>
        </table:table-row>
        <table:table-row table:style-name="ro5">
          <table:table-cell/>
          <table:table-cell office:value-type="float" office:value="874">
            <text:p>874</text:p>
          </table:table-cell>
          <table:table-cell office:value-type="string">
            <text:p>cv::videostab::ConsistentMosaic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7]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74">
            <text:p>874</text:p>
          </table:table-cell>
          <table:table-cell office:value-type="string">
            <text:p>main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3]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string">
            <text:p>cv::videostab::ensureInclusionConstraint(cv::Mat</text:p>
          </table:table-cell>
          <table:table-cell office:value-type="string">
            <text:p>const&amp;,</text:p>
          </table:table-cell>
          <table:table-cell office:value-type="string">
            <text:p>cv::Size_&lt;int&gt;,</text:p>
          </table:table-cell>
          <table:table-cell office:value-type="string">
            <text:p>float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0]</text:p>
          </table:table-cell>
          <table:table-cell table:number-columns-repeated="1015"/>
        </table:table-row>
        <table:table-row table:style-name="ro7">
          <table:table-cell/>
          <table:table-cell office:value-type="float" office:value="1">
            <text:p>1</text:p>
          </table:table-cell>
          <table:table-cell office:value-type="string">
            <text:p>cv::videostab::Motion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8]</text:p>
          </table:table-cell>
          <table:table-cell table:number-columns-repeated="1016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5">
          <table:table-cell/>
          <table:table-cell office:value-type="float" office:value="11">
            <text:p>11</text:p>
          </table:table-cell>
          <table:table-cell office:value-type="string">
            <text:p>cv::videostab::ConsistentMosaic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7]</text:p>
          </table:table-cell>
          <table:table-cell table:number-columns-repeated="1016"/>
        </table:table-row>
        <table:table-row table:style-name="ro5">
          <table:table-cell office:value-type="string">
            <text:p>[60]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cv::videostab::InpainterBase::setMotions(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0]</text:p>
          </table:table-cell>
          <table:table-cell table:number-columns-repeated="1012"/>
        </table:table-row>
        <table:table-row table:style-name="ro6">
          <table:table-cell/>
          <table:table-cell office:value-type="float" office:value="2">
            <text:p>2</text:p>
          </table:table-cell>
          <table:table-cell office:value-type="string">
            <text:p>cv::videostab::ConsistentMosaicInpainter::~ConsistentMosaicInpainter(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71]</text:p>
          </table:table-cell>
          <table:table-cell table:number-columns-repeated="1018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7">
          <table:table-cell/>
          <table:table-cell office:value-type="float" office:value="7">
            <text:p>7</text:p>
          </table:table-cell>
          <table:table-cell office:value-type="string">
            <text:p>cv::videostab::StabilizerBase::doOneIteration(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1]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1">
            <text:p>1</text:p>
          </table:table-cell>
          <table:table-cell office:value-type="string">
            <text:p>cv::videostab::estimateOptimalTrimRatio(cv::Mat</text:p>
          </table:table-cell>
          <table:table-cell office:value-type="string">
            <text:p>const&amp;,</text:p>
          </table:table-cell>
          <table:table-cell office:value-type="string">
            <text:p>cv::Size_&lt;int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1]</text:p>
          </table:table-cell>
          <table:table-cell table:number-columns-repeated="1016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office:value-type="string">
            <text:p>7/195594</text:p>
          </table:table-cell>
          <table:table-cell office:value-type="string">
            <text:p>cv::videostab::StabilizerBase::stabilizeFrame()</text:p>
          </table:table-cell>
          <table:table-cell office:value-type="string">
            <text:p>[23]</text:p>
          </table:table-cell>
          <table:table-cell table:number-columns-repeated="1018"/>
        </table:table-row>
        <table:table-row table:style-name="ro7">
          <table:table-cell office:value-type="string">
            <text:p>[61]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8+7</text:p>
          </table:table-cell>
          <table:table-cell office:value-type="string">
            <text:p>cv::videostab::StabilizerBase::doOneIteration(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1]</text:p>
          </table:table-cell>
          <table:table-cell table:number-columns-repeated="1015"/>
        </table:table-row>
        <table:table-row table:style-name="ro5">
          <table:table-cell/>
          <table:table-cell office:value-type="float" office:value="2">
            <text:p>2</text:p>
          </table:table-cell>
          <table:table-cell office:value-type="string">
            <text:p>cv::videostab::TwoPassStabilizer::estimateStabilizationMotion(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2]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string">
            <text:p>cv::videostab::ConsistentMosaic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7]</text:p>
          </table:table-cell>
          <table:table-cell table:number-columns-repeated="1016"/>
        </table:table-row>
        <table:table-row table:style-name="ro7">
          <table:table-cell/>
          <table:table-cell office:value-type="float" office:value="7">
            <text:p>7</text:p>
          </table:table-cell>
          <table:table-cell office:value-type="string">
            <text:p>cv::videostab::StabilizerBase::doOneIteration(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1]</text:p>
          </table:table-cell>
          <table:table-cell table:number-columns-repeated="1018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7">
          <table:table-cell/>
          <table:table-cell office:value-type="float" office:value="2">
            <text:p>2</text:p>
          </table:table-cell>
          <table:table-cell office:value-type="string">
            <text:p>cv::videostab::StabilizerBase::doOneIteration(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1]</text:p>
          </table:table-cell>
          <table:table-cell table:number-columns-repeated="1018"/>
        </table:table-row>
        <table:table-row table:style-name="ro6">
          <table:table-cell/>
          <table:table-cell table:number-columns-repeated="2" office:value-type="float" office:value="0">
            <text:p>0</text:p>
          </table:table-cell>
          <table:table-cell office:value-type="string">
            <text:p>1/195594</text:p>
          </table:table-cell>
          <table:table-cell office:value-type="string">
            <text:p>cv::videostab::SparsePyrLkOptFlowEstimatorGpu::run(cv::_InputArray</text:p>
          </table:table-cell>
          <table:table-cell office:value-type="string">
            <text:p>const&amp;,</text:p>
          </table:table-cell>
          <table:table-cell office:value-type="string">
            <text:p>cv::_InputArray</text:p>
          </table:table-cell>
          <table:table-cell office:value-type="string">
            <text:p>const&amp;,</text:p>
          </table:table-cell>
          <table:table-cell office:value-type="string">
            <text:p>cv::_In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,</text:p>
          </table:table-cell>
          <table:table-cell office:value-type="string">
            <text:p>cv::_OutputArray</text:p>
          </table:table-cell>
          <table:table-cell office:value-type="string">
            <text:p>const&amp;)</text:p>
          </table:table-cell>
          <table:table-cell office:value-type="string">
            <text:p>[20]</text:p>
          </table:table-cell>
          <table:table-cell table:number-columns-repeated="1007"/>
        </table:table-row>
        <table:table-row table:style-name="ro6">
          <table:table-cell/>
          <table:table-cell table:number-columns-repeated="2" office:value-type="float" office:value="0">
            <text:p>0</text:p>
          </table:table-cell>
          <table:table-cell office:value-type="string">
            <text:p>1/195594</text:p>
          </table:table-cell>
          <table:table-cell office:value-type="string">
            <text:p>cv::videostab::SparsePyrLkOptFlowEstimatorGpu::run(cv::gpu::GpuMat</text:p>
          </table:table-cell>
          <table:table-cell office:value-type="string">
            <text:p>const&amp;,</text:p>
          </table:table-cell>
          <table:table-cell office:value-type="string">
            <text:p>cv::gpu::GpuMat</text:p>
          </table:table-cell>
          <table:table-cell office:value-type="string">
            <text:p>const&amp;,</text:p>
          </table:table-cell>
          <table:table-cell office:value-type="string">
            <text:p>cv::gpu::GpuMat</text:p>
          </table:table-cell>
          <table:table-cell office:value-type="string">
            <text:p>const&amp;,</text:p>
          </table:table-cell>
          <table:table-cell office:value-type="string">
            <text:p>cv::gpu::GpuMat&amp;,</text:p>
          </table:table-cell>
          <table:table-cell office:value-type="string">
            <text:p>cv::gpu::GpuMat&amp;)</text:p>
          </table:table-cell>
          <table:table-cell office:value-type="string">
            <text:p>[24]</text:p>
          </table:table-cell>
          <table:table-cell table:number-columns-repeated="1011"/>
        </table:table-row>
        <table:table-row table:style-name="ro9">
          <table:table-cell/>
          <table:table-cell table:number-columns-repeated="2" office:value-type="float" office:value="0">
            <text:p>0</text:p>
          </table:table-cell>
          <table:table-cell office:value-type="string">
            <text:p>2/195594</text:p>
          </table:table-cell>
          <table:table-cell office:value-type="string">
            <text:p>cv::videostab::DensePyrLkOptFlowEstimatorGpu::DensePyrLkOptFlowEstimatorGpu()</text:p>
          </table:table-cell>
          <table:table-cell office:value-type="string">
            <text:p>[21]</text:p>
          </table:table-cell>
          <table:table-cell table:number-columns-repeated="1018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office:value-type="string">
            <text:p>2/195594</text:p>
          </table:table-cell>
          <table:table-cell office:value-type="string">
            <text:p>cv::videostab::StabilizerBase::reset()</text:p>
          </table:table-cell>
          <table:table-cell office:value-type="string">
            <text:p>[19]</text:p>
          </table:table-cell>
          <table:table-cell table:number-columns-repeated="1018"/>
        </table:table-row>
        <table:table-row table:style-name="ro5">
          <table:table-cell office:value-type="string">
            <text:p>[62]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cv::videostab::TwoPassStabilizer::estimateStabilizationMotion(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2]</text:p>
          </table:table-cell>
          <table:table-cell table:number-columns-repeated="1015"/>
        </table:table-row>
        <table:table-row table:style-name="ro5">
          <table:table-cell/>
          <table:table-cell office:value-type="float" office:value="3">
            <text:p>3</text:p>
          </table:table-cell>
          <table:table-cell office:value-type="string">
            <text:p>cv::videostab::estimateGlobMotionLeastSquaresAffin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]</text:p>
          </table:table-cell>
          <table:table-cell table:number-columns-repeated="1015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5/5</text:p>
          </table:table-cell>
          <table:table-cell office:value-type="string">
            <text:p>cv::videostab::ensureInclusionConstraint(cv::Mat</text:p>
          </table:table-cell>
          <table:table-cell office:value-type="string">
            <text:p>const&amp;,</text:p>
          </table:table-cell>
          <table:table-cell office:value-type="string">
            <text:p>cv::Size_&lt;int&gt;,</text:p>
          </table:table-cell>
          <table:table-cell office:value-type="string">
            <text:p>float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0]</text:p>
          </table:table-cell>
          <table:table-cell table:number-columns-repeated="1013"/>
        </table:table-row>
        <table:table-row table:style-name="ro6">
          <table:table-cell office:value-type="string">
            <text:p>[63]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v::videostab::ConsistentMosaicInpainter::ConsistentMosaicInpainter()</text:p>
          </table:table-cell>
          <table:table-cell office:value-type="string">
            <text:p>[63]</text:p>
          </table:table-cell>
          <table:table-cell table:number-columns-repeated="1017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6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1/5</text:p>
          </table:table-cell>
          <table:table-cell office:value-type="string">
            <text:p>cv::videostab::InpainterBase::setMotionModel(cv::videostab::MotionModel)</text:p>
          </table:table-cell>
          <table:table-cell office:value-type="string">
            <text:p>[76]</text:p>
          </table:table-cell>
          <table:table-cell table:number-columns-repeated="1018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2/5</text:p>
          </table:table-cell>
          <table:table-cell office:value-type="string">
            <text:p>cv::videostab::InpainterBase::setRadius(int)</text:p>
          </table:table-cell>
          <table:table-cell office:value-type="string">
            <text:p>[69]</text:p>
          </table:table-cell>
          <table:table-cell table:number-columns-repeated="1018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2/5</text:p>
          </table:table-cell>
          <table:table-cell office:value-type="string">
            <text:p>cv::videostab::InpainterBase::stabilizationMotions()</text:p>
          </table:table-cell>
          <table:table-cell office:value-type="string">
            <text:p>const</text:p>
          </table:table-cell>
          <table:table-cell office:value-type="string">
            <text:p>[322]</text:p>
          </table:table-cell>
          <table:table-cell table:number-columns-repeated="1017"/>
        </table:table-row>
        <table:table-row table:style-name="ro6">
          <table:table-cell office:value-type="string">
            <text:p>[64]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v::videostab::ConsistentMosaicInpainter::~ConsistentMosaicInpainter()</text:p>
          </table:table-cell>
          <table:table-cell office:value-type="string">
            <text:p>[64]</text:p>
          </table:table-cell>
          <table:table-cell table:number-columns-repeated="1017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6">
          <table:table-cell/>
          <table:table-cell office:value-type="float" office:value="3">
            <text:p>3</text:p>
          </table:table-cell>
          <table:table-cell office:value-type="string">
            <text:p>cv::videostab::KeypointBasedMotionEstimatorGpu::estimate(cv::gpu::GpuMat</text:p>
          </table:table-cell>
          <table:table-cell office:value-type="string">
            <text:p>const&amp;,</text:p>
          </table:table-cell>
          <table:table-cell office:value-type="string">
            <text:p>cv::gpu::GpuMat</text:p>
          </table:table-cell>
          <table:table-cell office:value-type="string">
            <text:p>const&amp;,</text:p>
          </table:table-cell>
          <table:table-cell office:value-type="string">
            <text:p>bool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5]</text:p>
          </table:table-cell>
          <table:table-cell table:number-columns-repeated="1014"/>
        </table:table-row>
        <table:table-row table:style-name="ro5">
          <table:table-cell/>
          <table:table-cell office:value-type="float" office:value="5">
            <text:p>5</text:p>
          </table:table-cell>
          <table:table-cell office:value-type="string">
            <text:p>cv::videostab::estimateGlobMotionLeastSquaresSimilarity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]</text:p>
          </table:table-cell>
          <table:table-cell table:number-columns-repeated="1015"/>
        </table:table-row>
        <table:table-row table:style-name="ro6">
          <table:table-cell office:value-type="string">
            <text:p>[65]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5+3</text:p>
          </table:table-cell>
          <table:table-cell office:value-type="string">
            <text:p>cv::videostab::KeypointBasedMotionEstimatorGpu::estimate(cv::gpu::GpuMat</text:p>
          </table:table-cell>
          <table:table-cell office:value-type="string">
            <text:p>const&amp;,</text:p>
          </table:table-cell>
          <table:table-cell office:value-type="string">
            <text:p>cv::gpu::GpuMat</text:p>
          </table:table-cell>
          <table:table-cell office:value-type="string">
            <text:p>const&amp;,</text:p>
          </table:table-cell>
          <table:table-cell office:value-type="string">
            <text:p>bool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5]</text:p>
          </table:table-cell>
          <table:table-cell table:number-columns-repeated="1011"/>
        </table:table-row>
        <table:table-row table:style-name="ro6">
          <table:table-cell/>
          <table:table-cell office:value-type="float" office:value="3">
            <text:p>3</text:p>
          </table:table-cell>
          <table:table-cell office:value-type="string">
            <text:p>cv::videostab::estimateGlobMotionLeastSquaresTranslationAndScal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7]</text:p>
          </table:table-cell>
          <table:table-cell table:number-columns-repeated="1015"/>
        </table:table-row>
        <table:table-row table:style-name="ro10">
          <table:table-cell/>
          <table:table-cell office:value-type="float" office:value="2">
            <text:p>2</text:p>
          </table:table-cell>
          <table:table-cell office:value-type="string">
            <text:p>cv::videostab::KeypointBasedMotionEstimator::KeypointBasedMotionEstimator(cv::Ptr&lt;cv::videostab::MotionEstimatorBase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72]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string">
            <text:p>cv::videostab::estimateGlobMotionLeastSquaresAffin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]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3">
            <text:p>3</text:p>
          </table:table-cell>
          <table:table-cell office:value-type="string">
            <text:p>cv::videostab::KeypointBasedMotionEstimatorGpu::estimate(cv::gpu::GpuMat</text:p>
          </table:table-cell>
          <table:table-cell office:value-type="string">
            <text:p>const&amp;,</text:p>
          </table:table-cell>
          <table:table-cell office:value-type="string">
            <text:p>cv::gpu::GpuMat</text:p>
          </table:table-cell>
          <table:table-cell office:value-type="string">
            <text:p>const&amp;,</text:p>
          </table:table-cell>
          <table:table-cell office:value-type="string">
            <text:p>bool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5]</text:p>
          </table:table-cell>
          <table:table-cell table:number-columns-repeated="1014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6">
          <table:table-cell/>
          <table:table-cell office:value-type="float" office:value="2">
            <text:p>2</text:p>
          </table:table-cell>
          <table:table-cell office:value-type="string">
            <text:p>cv::videostab::ConsistentMosaicInpainter::~ConsistentMosaicInpainter(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71]</text:p>
          </table:table-cell>
          <table:table-cell table:number-columns-repeated="1018"/>
        </table:table-row>
        <table:table-row table:style-name="ro6">
          <table:table-cell/>
          <table:table-cell table:number-columns-repeated="2" office:value-type="float" office:value="0">
            <text:p>0</text:p>
          </table:table-cell>
          <table:table-cell office:value-type="string">
            <text:p>1/195594</text:p>
          </table:table-cell>
          <table:table-cell office:value-type="string">
            <text:p>cv::videostab::InpainterBase::setStabilizationMotions(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)</text:p>
          </table:table-cell>
          <table:table-cell office:value-type="string">
            <text:p>[33]</text:p>
          </table:table-cell>
          <table:table-cell table:number-columns-repeated="1015"/>
        </table:table-row>
        <table:table-row table:style-name="ro7">
          <table:table-cell office:value-type="string">
            <text:p>[66]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v::videostab::ColorInpainter::~ColorInpainter(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6]</text:p>
          </table:table-cell>
          <table:table-cell table:number-columns-repeated="1015"/>
        </table:table-row>
        <table:table-row table:style-name="ro5">
          <table:table-cell/>
          <table:table-cell office:value-type="float" office:value="5">
            <text:p>5</text:p>
          </table:table-cell>
          <table:table-cell office:value-type="string">
            <text:p>cv::videostab::ConsistentMosaic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7]</text:p>
          </table:table-cell>
          <table:table-cell table:number-columns-repeated="1016"/>
        </table:table-row>
        <table:table-row table:style-name="ro7">
          <table:table-cell/>
          <table:table-cell office:value-type="float" office:value="1">
            <text:p>1</text:p>
          </table:table-cell>
          <table:table-cell office:value-type="string">
            <text:p>cv::videostab::ColorInpainter::~ColorInpainter(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78]</text:p>
          </table:table-cell>
          <table:table-cell table:number-columns-repeated="1018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1/2</text:p>
          </table:table-cell>
          <table:table-cell office:value-type="string">
            <text:p>cv::videostab::Motion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8]</text:p>
          </table:table-cell>
          <table:table-cell table:number-columns-repeated="1014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1/2</text:p>
          </table:table-cell>
          <table:table-cell office:value-type="string">
            <text:p>cv::videostab::estimateOptimalTrimRatio(cv::Mat</text:p>
          </table:table-cell>
          <table:table-cell office:value-type="string">
            <text:p>const&amp;,</text:p>
          </table:table-cell>
          <table:table-cell office:value-type="string">
            <text:p>cv::Size_&lt;int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1]</text:p>
          </table:table-cell>
          <table:table-cell table:number-columns-repeated="1014"/>
        </table:table-row>
        <table:table-row table:style-name="ro7">
          <table:table-cell office:value-type="string">
            <text:p>[67]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v::Ptr&lt;cv::FeatureDetector&gt;::release()</text:p>
          </table:table-cell>
          <table:table-cell office:value-type="string">
            <text:p>[67]</text:p>
          </table:table-cell>
          <table:table-cell table:number-columns-repeated="1017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string">
            <text:p>cv::Mat_&lt;unsigned</text:p>
          </table:table-cell>
          <table:table-cell office:value-type="string">
            <text:p>char&gt;::~Mat_()</text:p>
          </table:table-cell>
          <table:table-cell office:value-type="string">
            <text:p>[68]</text:p>
          </table:table-cell>
          <table:table-cell table:number-columns-repeated="1019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2/2</text:p>
          </table:table-cell>
          <table:table-cell office:value-type="string">
            <text:p>cv::videostab::ColorInpainter::~ColorInpainter(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78]</text:p>
          </table:table-cell>
          <table:table-cell table:number-columns-repeated="1016"/>
        </table:table-row>
        <table:table-row table:style-name="ro4">
          <table:table-cell office:value-type="string">
            <text:p>[68]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+2</text:p>
          </table:table-cell>
          <table:table-cell office:value-type="string">
            <text:p>cv::Mat_&lt;unsigned</text:p>
          </table:table-cell>
          <table:table-cell office:value-type="string">
            <text:p>char&gt;::~Mat_()</text:p>
          </table:table-cell>
          <table:table-cell office:value-type="string">
            <text:p>[68]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string">
            <text:p>cv::Mat_&lt;unsigned</text:p>
          </table:table-cell>
          <table:table-cell office:value-type="string">
            <text:p>char&gt;::~Mat_()</text:p>
          </table:table-cell>
          <table:table-cell office:value-type="string">
            <text:p>[68]</text:p>
          </table:table-cell>
          <table:table-cell table:number-columns-repeated="1019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2/2</text:p>
          </table:table-cell>
          <table:table-cell office:value-type="string">
            <text:p>cv::videostab::ConsistentMosaic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7]</text:p>
          </table:table-cell>
          <table:table-cell table:number-columns-repeated="1014"/>
        </table:table-row>
        <table:table-row table:style-name="ro7">
          <table:table-cell office:value-type="string">
            <text:p>[69]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v::videostab::InpainterBase::setRadius(int)</text:p>
          </table:table-cell>
          <table:table-cell office:value-type="string">
            <text:p>[69]</text:p>
          </table:table-cell>
          <table:table-cell table:number-columns-repeated="1017"/>
        </table:table-row>
        <table:table-row table:style-name="ro6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2/5</text:p>
          </table:table-cell>
          <table:table-cell office:value-type="string">
            <text:p>cv::videostab::ConsistentMosaicInpainter::~ConsistentMosaicInpainter()</text:p>
          </table:table-cell>
          <table:table-cell office:value-type="string">
            <text:p>[64]</text:p>
          </table:table-cell>
          <table:table-cell table:number-columns-repeated="1018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1/1</text:p>
          </table:table-cell>
          <table:table-cell office:value-type="string">
            <text:p>cv::videostab::InpainterBase::stabilizedFrames()</text:p>
          </table:table-cell>
          <table:table-cell office:value-type="string">
            <text:p>const</text:p>
          </table:table-cell>
          <table:table-cell office:value-type="string">
            <text:p>[80]</text:p>
          </table:table-cell>
          <table:table-cell table:number-columns-repeated="1017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6">
          <table:table-cell/>
          <table:table-cell office:value-type="float" office:value="1">
            <text:p>1</text:p>
          </table:table-cell>
          <table:table-cell office:value-type="string">
            <text:p>cv::videostab::FromFileMotionReader::FromFileMotionReader(std::string</text:p>
          </table:table-cell>
          <table:table-cell office:value-type="string">
            <text:p>const&amp;)</text:p>
          </table:table-cell>
          <table:table-cell office:value-type="string">
            <text:p>[70]</text:p>
          </table:table-cell>
          <table:table-cell table:number-columns-repeated="1019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1/2</text:p>
          </table:table-cell>
          <table:table-cell office:value-type="string">
            <text:p>cv::videostab::estimateGlobMotionLeastSquaresTranslation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8]</text:p>
          </table:table-cell>
          <table:table-cell table:number-columns-repeated="1013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1/2</text:p>
          </table:table-cell>
          <table:table-cell office:value-type="string">
            <text:p>cv::videostab::TwoPassStabilizer::setUp(cv::Mat</text:p>
          </table:table-cell>
          <table:table-cell office:value-type="string">
            <text:p>const&amp;)</text:p>
          </table:table-cell>
          <table:table-cell office:value-type="string">
            <text:p>[22]</text:p>
          </table:table-cell>
          <table:table-cell table:number-columns-repeated="1017"/>
        </table:table-row>
        <table:table-row table:style-name="ro6">
          <table:table-cell office:value-type="string">
            <text:p>[70]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+1</text:p>
          </table:table-cell>
          <table:table-cell office:value-type="string">
            <text:p>cv::videostab::FromFileMotionReader::FromFileMotionReader(std::string</text:p>
          </table:table-cell>
          <table:table-cell office:value-type="string">
            <text:p>const&amp;)</text:p>
          </table:table-cell>
          <table:table-cell office:value-type="string">
            <text:p>[70]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1">
            <text:p>1</text:p>
          </table:table-cell>
          <table:table-cell office:value-type="string">
            <text:p>cv::videostab::FromFileMotionReader::FromFileMotionReader(std::string</text:p>
          </table:table-cell>
          <table:table-cell office:value-type="string">
            <text:p>const&amp;)</text:p>
          </table:table-cell>
          <table:table-cell office:value-type="string">
            <text:p>[70]</text:p>
          </table:table-cell>
          <table:table-cell table:number-columns-repeated="1019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5">
          <table:table-cell/>
          <table:table-cell office:value-type="float" office:value="2">
            <text:p>2</text:p>
          </table:table-cell>
          <table:table-cell office:value-type="string">
            <text:p>cv::videostab::InpainterBase::setMotions(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0]</text:p>
          </table:table-cell>
          <table:table-cell table:number-columns-repeated="1015"/>
        </table:table-row>
        <table:table-row table:style-name="ro6">
          <table:table-cell office:value-type="string">
            <text:p>[71]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v::videostab::ConsistentMosaicInpainter::~ConsistentMosaicInpainter(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71]</text:p>
          </table:table-cell>
          <table:table-cell table:number-columns-repeated="1015"/>
        </table:table-row>
        <table:table-row table:style-name="ro7">
          <table:table-cell/>
          <table:table-cell office:value-type="float" office:value="2">
            <text:p>2</text:p>
          </table:table-cell>
          <table:table-cell office:value-type="string">
            <text:p>cv::videostab::ColorInpainter::~ColorInpainter(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6]</text:p>
          </table:table-cell>
          <table:table-cell table:number-columns-repeated="1018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6">
          <table:table-cell/>
          <table:table-cell office:value-type="float" office:value="2">
            <text:p>2</text:p>
          </table:table-cell>
          <table:table-cell office:value-type="string">
            <text:p>cv::videostab::KeypointBasedMotionEstimatorGpu::estimate(cv::gpu::GpuMat</text:p>
          </table:table-cell>
          <table:table-cell office:value-type="string">
            <text:p>const&amp;,</text:p>
          </table:table-cell>
          <table:table-cell office:value-type="string">
            <text:p>cv::gpu::GpuMat</text:p>
          </table:table-cell>
          <table:table-cell office:value-type="string">
            <text:p>const&amp;,</text:p>
          </table:table-cell>
          <table:table-cell office:value-type="string">
            <text:p>bool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5]</text:p>
          </table:table-cell>
          <table:table-cell table:number-columns-repeated="1014"/>
        </table:table-row>
        <table:table-row table:style-name="ro10">
          <table:table-cell office:value-type="string">
            <text:p>[72]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v::videostab::KeypointBasedMotionEstimator::KeypointBasedMotionEstimator(cv::Ptr&lt;cv::videostab::MotionEstimatorBase&gt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72]</text:p>
          </table:table-cell>
          <table:table-cell table:number-columns-repeated="1015"/>
        </table:table-row>
        <table:table-row table:style-name="ro5">
          <table:table-cell/>
          <table:table-cell office:value-type="float" office:value="12">
            <text:p>12</text:p>
          </table:table-cell>
          <table:table-cell office:value-type="string">
            <text:p>cv::videostab::estimateGlobMotionLeastSquaresAffin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]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10">
            <text:p>10</text:p>
          </table:table-cell>
          <table:table-cell office:value-type="string">
            <text:p>cv::videostab::estimateGlobMotionLeastSquaresTranslationAndScal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7]</text:p>
          </table:table-cell>
          <table:table-cell table:number-columns-repeated="1015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2/2</text:p>
          </table:table-cell>
          <table:table-cell office:value-type="string">
            <text:p>cv::videostab::ConsistentMosaic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7]</text:p>
          </table:table-cell>
          <table:table-cell table:number-columns-repeated="1014"/>
        </table:table-row>
        <table:table-row table:style-name="ro7">
          <table:table-cell office:value-type="string">
            <text:p>[73]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v::videostab::InpainterBase::frames()</text:p>
          </table:table-cell>
          <table:table-cell office:value-type="string">
            <text:p>const</text:p>
          </table:table-cell>
          <table:table-cell office:value-type="string">
            <text:p>[73]</text:p>
          </table:table-cell>
          <table:table-cell table:number-columns-repeated="1016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1/2</text:p>
          </table:table-cell>
          <table:table-cell office:value-type="string">
            <text:p>cv::videostab::ensureInclusionConstraint(cv::Mat</text:p>
          </table:table-cell>
          <table:table-cell office:value-type="string">
            <text:p>const&amp;,</text:p>
          </table:table-cell>
          <table:table-cell office:value-type="string">
            <text:p>cv::Size_&lt;int&gt;,</text:p>
          </table:table-cell>
          <table:table-cell office:value-type="string">
            <text:p>float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50]</text:p>
          </table:table-cell>
          <table:table-cell table:number-columns-repeated="1013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1/2</text:p>
          </table:table-cell>
          <table:table-cell office:value-type="string">
            <text:p>cv::videostab::StabilizerBase::stabilizeFrame()</text:p>
          </table:table-cell>
          <table:table-cell office:value-type="string">
            <text:p>[23]</text:p>
          </table:table-cell>
          <table:table-cell table:number-columns-repeated="1018"/>
        </table:table-row>
        <table:table-row table:style-name="ro4">
          <table:table-cell office:value-type="string">
            <text:p>[74]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td::vector&lt;cv::Point_&lt;float&gt;,</text:p>
          </table:table-cell>
          <table:table-cell office:value-type="string">
            <text:p>std::allocator&lt;cv::Point_&lt;float&gt;</text:p>
          </table:table-cell>
          <table:table-cell office:value-type="string">
            <text:p>&gt;</text:p>
          </table:table-cell>
          <table:table-cell office:value-type="string">
            <text:p>&gt;::~vector()</text:p>
          </table:table-cell>
          <table:table-cell office:value-type="string">
            <text:p>[74]</text:p>
          </table:table-cell>
          <table:table-cell table:number-columns-repeated="1014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9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1/1</text:p>
          </table:table-cell>
          <table:table-cell office:value-type="string">
            <text:p>cv::gpu::GoodFeaturesToTrackDetector_GPU::~GoodFeaturesToTrackDetector_GPU()</text:p>
          </table:table-cell>
          <table:table-cell office:value-type="string">
            <text:p>[52]</text:p>
          </table:table-cell>
          <table:table-cell table:number-columns-repeated="1018"/>
        </table:table-row>
        <table:table-row table:style-name="ro4">
          <table:table-cell office:value-type="string">
            <text:p>[75]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v::MatExpr::~MatExpr()</text:p>
          </table:table-cell>
          <table:table-cell office:value-type="string">
            <text:p>[75]</text:p>
          </table:table-cell>
          <table:table-cell table:number-columns-repeated="1017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1/1</text:p>
          </table:table-cell>
          <table:table-cell office:value-type="string">
            <text:p>cv::videostab::ConsistentMosaic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7]</text:p>
          </table:table-cell>
          <table:table-cell table:number-columns-repeated="1014"/>
        </table:table-row>
        <table:table-row table:style-name="ro6">
          <table:table-cell office:value-type="string">
            <text:p>[76]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v::videostab::InpainterBase::setMotionModel(cv::videostab::MotionModel)</text:p>
          </table:table-cell>
          <table:table-cell office:value-type="string">
            <text:p>[76]</text:p>
          </table:table-cell>
          <table:table-cell table:number-columns-repeated="1017"/>
        </table:table-row>
        <table:table-row table:style-name="ro6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1/5</text:p>
          </table:table-cell>
          <table:table-cell office:value-type="string">
            <text:p>cv::videostab::ConsistentMosaicInpainter::~ConsistentMosaicInpainter()</text:p>
          </table:table-cell>
          <table:table-cell office:value-type="string">
            <text:p>[64]</text:p>
          </table:table-cell>
          <table:table-cell table:number-columns-repeated="1018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1/1</text:p>
          </table:table-cell>
          <table:table-cell office:value-type="string">
            <text:p>cv::videostab::ConsistentMosaic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7]</text:p>
          </table:table-cell>
          <table:table-cell table:number-columns-repeated="1014"/>
        </table:table-row>
        <table:table-row table:style-name="ro7">
          <table:table-cell office:value-type="string">
            <text:p>[77]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v::videostab::InpainterBase::~InpainterBase()</text:p>
          </table:table-cell>
          <table:table-cell office:value-type="string">
            <text:p>[77]</text:p>
          </table:table-cell>
          <table:table-cell table:number-columns-repeated="1017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7">
          <table:table-cell/>
          <table:table-cell office:value-type="float" office:value="2">
            <text:p>2</text:p>
          </table:table-cell>
          <table:table-cell office:value-type="string">
            <text:p>cv::videostab::ColorInpainter::~ColorInpainter(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78]</text:p>
          </table:table-cell>
          <table:table-cell table:number-columns-repeated="1018"/>
        </table:table-row>
        <table:table-row table:style-name="ro7">
          <table:table-cell/>
          <table:table-cell office:value-type="float" office:value="1">
            <text:p>1</text:p>
          </table:table-cell>
          <table:table-cell office:value-type="string">
            <text:p>cv::videostab::ColorInpainter::~ColorInpainter(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66]</text:p>
          </table:table-cell>
          <table:table-cell table:number-columns-repeated="1018"/>
        </table:table-row>
        <table:table-row table:style-name="ro7">
          <table:table-cell office:value-type="string">
            <text:p>[78]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1+2</text:p>
          </table:table-cell>
          <table:table-cell office:value-type="string">
            <text:p>cv::videostab::ColorInpainter::~ColorInpainter(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78]</text:p>
          </table:table-cell>
          <table:table-cell table:number-columns-repeated="1015"/>
        </table:table-row>
        <table:table-row table:style-name="ro4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2/2</text:p>
          </table:table-cell>
          <table:table-cell office:value-type="string">
            <text:p>cv::Mat_&lt;unsigned</text:p>
          </table:table-cell>
          <table:table-cell office:value-type="string">
            <text:p>char&gt;::~Mat_()</text:p>
          </table:table-cell>
          <table:table-cell office:value-type="string">
            <text:p>[68]</text:p>
          </table:table-cell>
          <table:table-cell table:number-columns-repeated="1017"/>
        </table:table-row>
        <table:table-row table:style-name="ro5">
          <table:table-cell/>
          <table:table-cell office:value-type="float" office:value="6">
            <text:p>6</text:p>
          </table:table-cell>
          <table:table-cell office:value-type="string">
            <text:p>cv::videostab::ConsistentMosaic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47]</text:p>
          </table:table-cell>
          <table:table-cell table:number-columns-repeated="1016"/>
        </table:table-row>
        <table:table-row table:style-name="ro7">
          <table:table-cell/>
          <table:table-cell office:value-type="float" office:value="2">
            <text:p>2</text:p>
          </table:table-cell>
          <table:table-cell office:value-type="string">
            <text:p>cv::videostab::ColorInpainter::~ColorInpainter()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office:value-type="string">
            <text:p>[78]</text:p>
          </table:table-cell>
          <table:table-cell table:number-columns-repeated="1018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1/1</text:p>
          </table:table-cell>
          <table:table-cell office:value-type="string">
            <text:p>cv::videostab::StabilizerBase::postProcessFrame(cv::Mat</text:p>
          </table:table-cell>
          <table:table-cell office:value-type="string">
            <text:p>const&amp;)</text:p>
          </table:table-cell>
          <table:table-cell office:value-type="string">
            <text:p>[34]</text:p>
          </table:table-cell>
          <table:table-cell table:number-columns-repeated="1017"/>
        </table:table-row>
        <table:table-row table:style-name="ro5">
          <table:table-cell office:value-type="string">
            <text:p>[79]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v::videostab::OnePassStabilizer::estimateStabilizationMotion()</text:p>
          </table:table-cell>
          <table:table-cell office:value-type="string">
            <text:p>[79]</text:p>
          </table:table-cell>
          <table:table-cell table:number-columns-repeated="1017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7">
          <table:table-cell/>
          <table:table-cell table:number-columns-repeated="2" office:value-type="float" office:value="0">
            <text:p>0</text:p>
          </table:table-cell>
          <table:table-cell table:style-name="ce6" office:value-type="string">
            <text:p>1/1</text:p>
          </table:table-cell>
          <table:table-cell office:value-type="string">
            <text:p>cv::videostab::InpainterBase::setRadius(int)</text:p>
          </table:table-cell>
          <table:table-cell office:value-type="string">
            <text:p>[69]</text:p>
          </table:table-cell>
          <table:table-cell table:number-columns-repeated="1018"/>
        </table:table-row>
        <table:table-row table:style-name="ro7">
          <table:table-cell office:value-type="string">
            <text:p>[80]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v::videostab::InpainterBase::stabilizedFrames()</text:p>
          </table:table-cell>
          <table:table-cell office:value-type="string">
            <text:p>const</text:p>
          </table:table-cell>
          <table:table-cell office:value-type="string">
            <text:p>[80]</text:p>
          </table:table-cell>
          <table:table-cell table:number-columns-repeated="1016"/>
        </table:table-row>
        <table:table-row table:style-name="ro5">
          <table:table-cell office:value-type="string">
            <text:p>-----------------------------------------------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This</text:p>
          </table:table-cell>
          <table:table-cell office:value-type="string">
            <text:p>table</text:p>
          </table:table-cell>
          <table:table-cell office:value-type="string">
            <text:p>describes</text:p>
          </table:table-cell>
          <table:table-cell office:value-type="string">
            <text:p>the</text:p>
          </table:table-cell>
          <table:table-cell office:value-type="string">
            <text:p>call</text:p>
          </table:table-cell>
          <table:table-cell office:value-type="string">
            <text:p>tree</text:p>
          </table:table-cell>
          <table:table-cell office:value-type="string">
            <text:p>of</text:p>
          </table:table-cell>
          <table:table-cell office:value-type="string">
            <text:p>the</text:p>
          </table:table-cell>
          <table:table-cell office:value-type="string">
            <text:p>program,</text:p>
          </table:table-cell>
          <table:table-cell office:value-type="string">
            <text:p>and</text:p>
          </table:table-cell>
          <table:table-cell office:value-type="string">
            <text:p>was</text:p>
          </table:table-cell>
          <table:table-cell office:value-type="string">
            <text:p>sorted</text:p>
          </table:table-cell>
          <table:table-cell office:value-type="string">
            <text:p>by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the</text:p>
          </table:table-cell>
          <table:table-cell office:value-type="string">
            <text:p>total</text:p>
          </table:table-cell>
          <table:table-cell office:value-type="string">
            <text:p>amount</text:p>
          </table:table-cell>
          <table:table-cell office:value-type="string">
            <text:p>of</text:p>
          </table:table-cell>
          <table:table-cell office:value-type="string">
            <text:p>time</text:p>
          </table:table-cell>
          <table:table-cell office:value-type="string">
            <text:p>spent</text:p>
          </table:table-cell>
          <table:table-cell office:value-type="string">
            <text:p>in</text:p>
          </table:table-cell>
          <table:table-cell office:value-type="string">
            <text:p>each</text:p>
          </table:table-cell>
          <table:table-cell office:value-type="string">
            <text:p>function</text:p>
          </table:table-cell>
          <table:table-cell office:value-type="string">
            <text:p>and</text:p>
          </table:table-cell>
          <table:table-cell office:value-type="string">
            <text:p>its</text:p>
          </table:table-cell>
          <table:table-cell office:value-type="string">
            <text:p>children.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Each</text:p>
          </table:table-cell>
          <table:table-cell office:value-type="string">
            <text:p>entry</text:p>
          </table:table-cell>
          <table:table-cell office:value-type="string">
            <text:p>in</text:p>
          </table:table-cell>
          <table:table-cell office:value-type="string">
            <text:p>this</text:p>
          </table:table-cell>
          <table:table-cell office:value-type="string">
            <text:p>table</text:p>
          </table:table-cell>
          <table:table-cell office:value-type="string">
            <text:p>consists</text:p>
          </table:table-cell>
          <table:table-cell office:value-type="string">
            <text:p>of</text:p>
          </table:table-cell>
          <table:table-cell office:value-type="string">
            <text:p>several</text:p>
          </table:table-cell>
          <table:table-cell office:value-type="string">
            <text:p>lines.</text:p>
          </table:table-cell>
          <table:table-cell office:value-type="string">
            <text:p>The</text:p>
          </table:table-cell>
          <table:table-cell office:value-type="string">
            <text:p>line</text:p>
          </table:table-cell>
          <table:table-cell office:value-type="string">
            <text:p>with</text:p>
          </table:table-cell>
          <table:table-cell office:value-type="string">
            <text:p>the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index</text:p>
          </table:table-cell>
          <table:table-cell office:value-type="string">
            <text:p>number</text:p>
          </table:table-cell>
          <table:table-cell office:value-type="string">
            <text:p>at</text:p>
          </table:table-cell>
          <table:table-cell office:value-type="string">
            <text:p>the</text:p>
          </table:table-cell>
          <table:table-cell office:value-type="string">
            <text:p>left</text:p>
          </table:table-cell>
          <table:table-cell office:value-type="string">
            <text:p>hand</text:p>
          </table:table-cell>
          <table:table-cell office:value-type="string">
            <text:p>margin</text:p>
          </table:table-cell>
          <table:table-cell office:value-type="string">
            <text:p>lists</text:p>
          </table:table-cell>
          <table:table-cell office:value-type="string">
            <text:p>the</text:p>
          </table:table-cell>
          <table:table-cell office:value-type="string">
            <text:p>current</text:p>
          </table:table-cell>
          <table:table-cell office:value-type="string">
            <text:p>function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he</text:p>
          </table:table-cell>
          <table:table-cell office:value-type="string">
            <text:p>lines</text:p>
          </table:table-cell>
          <table:table-cell office:value-type="string">
            <text:p>above</text:p>
          </table:table-cell>
          <table:table-cell office:value-type="string">
            <text:p>it</text:p>
          </table:table-cell>
          <table:table-cell office:value-type="string">
            <text:p>list</text:p>
          </table:table-cell>
          <table:table-cell office:value-type="string">
            <text:p>the</text:p>
          </table:table-cell>
          <table:table-cell office:value-type="string">
            <text:p>functions</text:p>
          </table:table-cell>
          <table:table-cell office:value-type="string">
            <text:p>that</text:p>
          </table:table-cell>
          <table:table-cell office:value-type="string">
            <text:p>called</text:p>
          </table:table-cell>
          <table:table-cell office:value-type="string">
            <text:p>this</text:p>
          </table:table-cell>
          <table:table-cell office:value-type="string">
            <text:p>function,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d</text:p>
          </table:table-cell>
          <table:table-cell office:value-type="string">
            <text:p>the</text:p>
          </table:table-cell>
          <table:table-cell office:value-type="string">
            <text:p>lines</text:p>
          </table:table-cell>
          <table:table-cell office:value-type="string">
            <text:p>below</text:p>
          </table:table-cell>
          <table:table-cell office:value-type="string">
            <text:p>it</text:p>
          </table:table-cell>
          <table:table-cell office:value-type="string">
            <text:p>list</text:p>
          </table:table-cell>
          <table:table-cell office:value-type="string">
            <text:p>the</text:p>
          </table:table-cell>
          <table:table-cell office:value-type="string">
            <text:p>functions</text:p>
          </table:table-cell>
          <table:table-cell office:value-type="string">
            <text:p>this</text:p>
          </table:table-cell>
          <table:table-cell office:value-type="string">
            <text:p>one</text:p>
          </table:table-cell>
          <table:table-cell office:value-type="string">
            <text:p>called.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his</text:p>
          </table:table-cell>
          <table:table-cell office:value-type="string">
            <text:p>line</text:p>
          </table:table-cell>
          <table:table-cell office:value-type="string">
            <text:p>lists: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ndex<text:tab/>A</text:p>
          </table:table-cell>
          <table:table-cell office:value-type="string">
            <text:p>unique</text:p>
          </table:table-cell>
          <table:table-cell office:value-type="string">
            <text:p>number</text:p>
          </table:table-cell>
          <table:table-cell office:value-type="string">
            <text:p>given</text:p>
          </table:table-cell>
          <table:table-cell office:value-type="string">
            <text:p>to</text:p>
          </table:table-cell>
          <table:table-cell office:value-type="string">
            <text:p>each</text:p>
          </table:table-cell>
          <table:table-cell office:value-type="string">
            <text:p>element</text:p>
          </table:table-cell>
          <table:table-cell office:value-type="string">
            <text:p>of</text:p>
          </table:table-cell>
          <table:table-cell office:value-type="string">
            <text:p>the</text:p>
          </table:table-cell>
          <table:table-cell office:value-type="string">
            <text:p>table.</text:p>
          </table:table-cell>
          <table:table-cell table:number-columns-repeated="1013"/>
        </table:table-row>
        <table:table-row table:style-name="ro1">
          <table:table-cell office:value-type="string">
            <text:p><text:tab/><text:tab/>Index</text:p>
          </table:table-cell>
          <table:table-cell office:value-type="string">
            <text:p>numbers</text:p>
          </table:table-cell>
          <table:table-cell office:value-type="string">
            <text:p>are</text:p>
          </table:table-cell>
          <table:table-cell office:value-type="string">
            <text:p>sorted</text:p>
          </table:table-cell>
          <table:table-cell office:value-type="string">
            <text:p>numerically.</text:p>
          </table:table-cell>
          <table:table-cell table:number-columns-repeated="1019"/>
        </table:table-row>
        <table:table-row table:style-name="ro1">
          <table:table-cell office:value-type="string">
            <text:p><text:tab/><text:tab/>The</text:p>
          </table:table-cell>
          <table:table-cell office:value-type="string">
            <text:p>index</text:p>
          </table:table-cell>
          <table:table-cell office:value-type="string">
            <text:p>number</text:p>
          </table:table-cell>
          <table:table-cell office:value-type="string">
            <text:p>is</text:p>
          </table:table-cell>
          <table:table-cell office:value-type="string">
            <text:p>printed</text:p>
          </table:table-cell>
          <table:table-cell office:value-type="string">
            <text:p>next</text:p>
          </table:table-cell>
          <table:table-cell office:value-type="string">
            <text:p>to</text:p>
          </table:table-cell>
          <table:table-cell office:value-type="string">
            <text:p>every</text:p>
          </table:table-cell>
          <table:table-cell office:value-type="string">
            <text:p>function</text:p>
          </table:table-cell>
          <table:table-cell office:value-type="string">
            <text:p>name</text:p>
          </table:table-cell>
          <table:table-cell office:value-type="string">
            <text:p>so</text:p>
          </table:table-cell>
          <table:table-cell table:number-columns-repeated="1013"/>
        </table:table-row>
        <table:table-row table:style-name="ro1">
          <table:table-cell office:value-type="string">
            <text:p><text:tab/><text:tab/>it</text:p>
          </table:table-cell>
          <table:table-cell office:value-type="string">
            <text:p>is</text:p>
          </table:table-cell>
          <table:table-cell office:value-type="string">
            <text:p>easier</text:p>
          </table:table-cell>
          <table:table-cell office:value-type="string">
            <text:p>to</text:p>
          </table:table-cell>
          <table:table-cell office:value-type="string">
            <text:p>look</text:p>
          </table:table-cell>
          <table:table-cell office:value-type="string">
            <text:p>up</text:p>
          </table:table-cell>
          <table:table-cell office:value-type="string">
            <text:p>where</text:p>
          </table:table-cell>
          <table:table-cell office:value-type="string">
            <text:p>the</text:p>
          </table:table-cell>
          <table:table-cell office:value-type="string">
            <text:p>function</text:p>
          </table:table-cell>
          <table:table-cell office:value-type="string">
            <text:p>in</text:p>
          </table:table-cell>
          <table:table-cell office:value-type="string">
            <text:p>the</text:p>
          </table:table-cell>
          <table:table-cell office:value-type="string">
            <text:p>table.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time<text:tab/>This</text:p>
          </table:table-cell>
          <table:table-cell office:value-type="string">
            <text:p>is</text:p>
          </table:table-cell>
          <table:table-cell office:value-type="string">
            <text:p>the</text:p>
          </table:table-cell>
          <table:table-cell office:value-type="string">
            <text:p>percentage</text:p>
          </table:table-cell>
          <table:table-cell office:value-type="string">
            <text:p>of</text:p>
          </table:table-cell>
          <table:table-cell office:value-type="string">
            <text:p>the</text:p>
          </table:table-cell>
          <table:table-cell office:value-type="string">
            <text:p>`total'</text:p>
          </table:table-cell>
          <table:table-cell office:value-type="string">
            <text:p>time</text:p>
          </table:table-cell>
          <table:table-cell office:value-type="string">
            <text:p>that</text:p>
          </table:table-cell>
          <table:table-cell office:value-type="string">
            <text:p>was</text:p>
          </table:table-cell>
          <table:table-cell office:value-type="string">
            <text:p>spent</text:p>
          </table:table-cell>
          <table:table-cell table:number-columns-repeated="1011"/>
        </table:table-row>
        <table:table-row table:style-name="ro1">
          <table:table-cell office:value-type="string">
            <text:p><text:tab/><text:tab/>in</text:p>
          </table:table-cell>
          <table:table-cell office:value-type="string">
            <text:p>this</text:p>
          </table:table-cell>
          <table:table-cell office:value-type="string">
            <text:p>function</text:p>
          </table:table-cell>
          <table:table-cell office:value-type="string">
            <text:p>and</text:p>
          </table:table-cell>
          <table:table-cell office:value-type="string">
            <text:p>its</text:p>
          </table:table-cell>
          <table:table-cell office:value-type="string">
            <text:p>children.</text:p>
          </table:table-cell>
          <table:table-cell office:value-type="string">
            <text:p>Note</text:p>
          </table:table-cell>
          <table:table-cell office:value-type="string">
            <text:p>that</text:p>
          </table:table-cell>
          <table:table-cell office:value-type="string">
            <text:p>due</text:p>
          </table:table-cell>
          <table:table-cell office:value-type="string">
            <text:p>to</text:p>
          </table:table-cell>
          <table:table-cell table:number-columns-repeated="1014"/>
        </table:table-row>
        <table:table-row table:style-name="ro1">
          <table:table-cell office:value-type="string">
            <text:p><text:tab/><text:tab/>different</text:p>
          </table:table-cell>
          <table:table-cell office:value-type="string">
            <text:p>viewpoints,</text:p>
          </table:table-cell>
          <table:table-cell office:value-type="string">
            <text:p>functions</text:p>
          </table:table-cell>
          <table:table-cell office:value-type="string">
            <text:p>excluded</text:p>
          </table:table-cell>
          <table:table-cell office:value-type="string">
            <text:p>by</text:p>
          </table:table-cell>
          <table:table-cell office:value-type="string">
            <text:p>options,</text:p>
          </table:table-cell>
          <table:table-cell office:value-type="string">
            <text:p>etc,</text:p>
          </table:table-cell>
          <table:table-cell table:number-columns-repeated="1017"/>
        </table:table-row>
        <table:table-row table:style-name="ro1">
          <table:table-cell office:value-type="string">
            <text:p><text:tab/><text:tab/>these</text:p>
          </table:table-cell>
          <table:table-cell office:value-type="string">
            <text:p>numbers</text:p>
          </table:table-cell>
          <table:table-cell office:value-type="string">
            <text:p>will</text:p>
          </table:table-cell>
          <table:table-cell office:value-type="string">
            <text:p>NOT</text:p>
          </table:table-cell>
          <table:table-cell office:value-type="string">
            <text:p>add</text:p>
          </table:table-cell>
          <table:table-cell office:value-type="string">
            <text:p>up</text:p>
          </table:table-cell>
          <table:table-cell office:value-type="string">
            <text:p>to</text:p>
          </table:table-cell>
          <table:table-cell office:value-type="string">
            <text:p>100%.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self<text:tab/>This</text:p>
          </table:table-cell>
          <table:table-cell office:value-type="string">
            <text:p>is</text:p>
          </table:table-cell>
          <table:table-cell office:value-type="string">
            <text:p>the</text:p>
          </table:table-cell>
          <table:table-cell office:value-type="string">
            <text:p>total</text:p>
          </table:table-cell>
          <table:table-cell office:value-type="string">
            <text:p>amount</text:p>
          </table:table-cell>
          <table:table-cell office:value-type="string">
            <text:p>of</text:p>
          </table:table-cell>
          <table:table-cell office:value-type="string">
            <text:p>time</text:p>
          </table:table-cell>
          <table:table-cell office:value-type="string">
            <text:p>spent</text:p>
          </table:table-cell>
          <table:table-cell office:value-type="string">
            <text:p>in</text:p>
          </table:table-cell>
          <table:table-cell office:value-type="string">
            <text:p>this</text:p>
          </table:table-cell>
          <table:table-cell office:value-type="string">
            <text:p>function.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children<text:tab/>This</text:p>
          </table:table-cell>
          <table:table-cell office:value-type="string">
            <text:p>is</text:p>
          </table:table-cell>
          <table:table-cell office:value-type="string">
            <text:p>the</text:p>
          </table:table-cell>
          <table:table-cell office:value-type="string">
            <text:p>total</text:p>
          </table:table-cell>
          <table:table-cell office:value-type="string">
            <text:p>amount</text:p>
          </table:table-cell>
          <table:table-cell office:value-type="string">
            <text:p>of</text:p>
          </table:table-cell>
          <table:table-cell office:value-type="string">
            <text:p>time</text:p>
          </table:table-cell>
          <table:table-cell office:value-type="string">
            <text:p>propagated</text:p>
          </table:table-cell>
          <table:table-cell office:value-type="string">
            <text:p>into</text:p>
          </table:table-cell>
          <table:table-cell office:value-type="string">
            <text:p>this</text:p>
          </table:table-cell>
          <table:table-cell table:number-columns-repeated="1013"/>
        </table:table-row>
        <table:table-row table:style-name="ro1">
          <table:table-cell office:value-type="string">
            <text:p><text:tab/><text:tab/>function</text:p>
          </table:table-cell>
          <table:table-cell office:value-type="string">
            <text:p>by</text:p>
          </table:table-cell>
          <table:table-cell office:value-type="string">
            <text:p>its</text:p>
          </table:table-cell>
          <table:table-cell office:value-type="string">
            <text:p>children.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called<text:tab/>This</text:p>
          </table:table-cell>
          <table:table-cell office:value-type="string">
            <text:p>is</text:p>
          </table:table-cell>
          <table:table-cell office:value-type="string">
            <text:p>the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imes</text:p>
          </table:table-cell>
          <table:table-cell office:value-type="string">
            <text:p>the</text:p>
          </table:table-cell>
          <table:table-cell office:value-type="string">
            <text:p>function</text:p>
          </table:table-cell>
          <table:table-cell office:value-type="string">
            <text:p>was</text:p>
          </table:table-cell>
          <table:table-cell office:value-type="string">
            <text:p>called.</text:p>
          </table:table-cell>
          <table:table-cell table:number-columns-repeated="1013"/>
        </table:table-row>
        <table:table-row table:style-name="ro1">
          <table:table-cell office:value-type="string">
            <text:p><text:tab/><text:tab/>If</text:p>
          </table:table-cell>
          <table:table-cell office:value-type="string">
            <text:p>the</text:p>
          </table:table-cell>
          <table:table-cell office:value-type="string">
            <text:p>function</text:p>
          </table:table-cell>
          <table:table-cell office:value-type="string">
            <text:p>called</text:p>
          </table:table-cell>
          <table:table-cell office:value-type="string">
            <text:p>itself</text:p>
          </table:table-cell>
          <table:table-cell office:value-type="string">
            <text:p>recursively,</text:p>
          </table:table-cell>
          <table:table-cell office:value-type="string">
            <text:p>the</text:p>
          </table:table-cell>
          <table:table-cell office:value-type="string">
            <text:p>number</text:p>
          </table:table-cell>
          <table:table-cell table:number-columns-repeated="1016"/>
        </table:table-row>
        <table:table-row table:style-name="ro1">
          <table:table-cell office:value-type="string">
            <text:p><text:tab/><text:tab/>only</text:p>
          </table:table-cell>
          <table:table-cell office:value-type="string">
            <text:p>includes</text:p>
          </table:table-cell>
          <table:table-cell office:value-type="string">
            <text:p>non-recursive</text:p>
          </table:table-cell>
          <table:table-cell office:value-type="string">
            <text:p>calls,</text:p>
          </table:table-cell>
          <table:table-cell office:value-type="string">
            <text:p>and</text:p>
          </table:table-cell>
          <table:table-cell office:value-type="string">
            <text:p>is</text:p>
          </table:table-cell>
          <table:table-cell office:value-type="string">
            <text:p>followed</text:p>
          </table:table-cell>
          <table:table-cell office:value-type="string">
            <text:p>by</text:p>
          </table:table-cell>
          <table:table-cell table:number-columns-repeated="1016"/>
        </table:table-row>
        <table:table-row table:style-name="ro1">
          <table:table-cell office:value-type="string">
            <text:p><text:tab/><text:tab/>a</text:p>
          </table:table-cell>
          <table:table-cell office:value-type="string">
            <text:p>`+'</text:p>
          </table:table-cell>
          <table:table-cell office:value-type="string">
            <text:p>and</text:p>
          </table:table-cell>
          <table:table-cell office:value-type="string">
            <text:p>the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recursive</text:p>
          </table:table-cell>
          <table:table-cell office:value-type="string">
            <text:p>calls.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name<text:tab/>The</text:p>
          </table:table-cell>
          <table:table-cell office:value-type="string">
            <text:p>name</text:p>
          </table:table-cell>
          <table:table-cell office:value-type="string">
            <text:p>of</text:p>
          </table:table-cell>
          <table:table-cell office:value-type="string">
            <text:p>the</text:p>
          </table:table-cell>
          <table:table-cell office:value-type="string">
            <text:p>current</text:p>
          </table:table-cell>
          <table:table-cell office:value-type="string">
            <text:p>function.</text:p>
          </table:table-cell>
          <table:table-cell office:value-type="string">
            <text:p>The</text:p>
          </table:table-cell>
          <table:table-cell office:value-type="string">
            <text:p>index</text:p>
          </table:table-cell>
          <table:table-cell office:value-type="string">
            <text:p>number</text:p>
          </table:table-cell>
          <table:table-cell office:value-type="string">
            <text:p>is</text:p>
          </table:table-cell>
          <table:table-cell table:number-columns-repeated="1013"/>
        </table:table-row>
        <table:table-row table:style-name="ro1">
          <table:table-cell office:value-type="string">
            <text:p><text:tab/><text:tab/>printed</text:p>
          </table:table-cell>
          <table:table-cell office:value-type="string">
            <text:p>after</text:p>
          </table:table-cell>
          <table:table-cell office:value-type="string">
            <text:p>it.</text:p>
          </table:table-cell>
          <table:table-cell office:value-type="string">
            <text:p>If</text:p>
          </table:table-cell>
          <table:table-cell office:value-type="string">
            <text:p>the</text:p>
          </table:table-cell>
          <table:table-cell office:value-type="string">
            <text:p>function</text:p>
          </table:table-cell>
          <table:table-cell office:value-type="string">
            <text:p>is</text:p>
          </table:table-cell>
          <table:table-cell office:value-type="string">
            <text:p>a</text:p>
          </table:table-cell>
          <table:table-cell office:value-type="string">
            <text:p>member</text:p>
          </table:table-cell>
          <table:table-cell office:value-type="string">
            <text:p>of</text:p>
          </table:table-cell>
          <table:table-cell office:value-type="string">
            <text:p>a</text:p>
          </table:table-cell>
          <table:table-cell table:number-columns-repeated="1013"/>
        </table:table-row>
        <table:table-row table:style-name="ro1">
          <table:table-cell office:value-type="string">
            <text:p><text:tab/><text:tab/>cycle,</text:p>
          </table:table-cell>
          <table:table-cell office:value-type="string">
            <text:p>the</text:p>
          </table:table-cell>
          <table:table-cell office:value-type="string">
            <text:p>cycle</text:p>
          </table:table-cell>
          <table:table-cell office:value-type="string">
            <text:p>number</text:p>
          </table:table-cell>
          <table:table-cell office:value-type="string">
            <text:p>is</text:p>
          </table:table-cell>
          <table:table-cell office:value-type="string">
            <text:p>printed</text:p>
          </table:table-cell>
          <table:table-cell office:value-type="string">
            <text:p>between</text:p>
          </table:table-cell>
          <table:table-cell office:value-type="string">
            <text:p>the</text:p>
          </table:table-cell>
          <table:table-cell table:number-columns-repeated="1016"/>
        </table:table-row>
        <table:table-row table:style-name="ro1">
          <table:table-cell office:value-type="string">
            <text:p><text:tab/><text:tab/>function's</text:p>
          </table:table-cell>
          <table:table-cell office:value-type="string">
            <text:p>name</text:p>
          </table:table-cell>
          <table:table-cell office:value-type="string">
            <text:p>and</text:p>
          </table:table-cell>
          <table:table-cell office:value-type="string">
            <text:p>the</text:p>
          </table:table-cell>
          <table:table-cell office:value-type="string">
            <text:p>index</text:p>
          </table:table-cell>
          <table:table-cell office:value-type="string">
            <text:p>number.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For</text:p>
          </table:table-cell>
          <table:table-cell office:value-type="string">
            <text:p>the</text:p>
          </table:table-cell>
          <table:table-cell office:value-type="string">
            <text:p>function's</text:p>
          </table:table-cell>
          <table:table-cell office:value-type="string">
            <text:p>parents,</text:p>
          </table:table-cell>
          <table:table-cell office:value-type="string">
            <text:p>the</text:p>
          </table:table-cell>
          <table:table-cell office:value-type="string">
            <text:p>fields</text:p>
          </table:table-cell>
          <table:table-cell office:value-type="string">
            <text:p>have</text:p>
          </table:table-cell>
          <table:table-cell office:value-type="string">
            <text:p>the</text:p>
          </table:table-cell>
          <table:table-cell office:value-type="string">
            <text:p>following</text:p>
          </table:table-cell>
          <table:table-cell office:value-type="string">
            <text:p>meanings: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self<text:tab/>This</text:p>
          </table:table-cell>
          <table:table-cell office:value-type="string">
            <text:p>is</text:p>
          </table:table-cell>
          <table:table-cell office:value-type="string">
            <text:p>the</text:p>
          </table:table-cell>
          <table:table-cell office:value-type="string">
            <text:p>amount</text:p>
          </table:table-cell>
          <table:table-cell office:value-type="string">
            <text:p>of</text:p>
          </table:table-cell>
          <table:table-cell office:value-type="string">
            <text:p>time</text:p>
          </table:table-cell>
          <table:table-cell office:value-type="string">
            <text:p>that</text:p>
          </table:table-cell>
          <table:table-cell office:value-type="string">
            <text:p>was</text:p>
          </table:table-cell>
          <table:table-cell office:value-type="string">
            <text:p>propagated</text:p>
          </table:table-cell>
          <table:table-cell office:value-type="string">
            <text:p>directly</text:p>
          </table:table-cell>
          <table:table-cell table:number-columns-repeated="1013"/>
        </table:table-row>
        <table:table-row table:style-name="ro1">
          <table:table-cell office:value-type="string">
            <text:p><text:tab/><text:tab/>from</text:p>
          </table:table-cell>
          <table:table-cell office:value-type="string">
            <text:p>the</text:p>
          </table:table-cell>
          <table:table-cell office:value-type="string">
            <text:p>function</text:p>
          </table:table-cell>
          <table:table-cell office:value-type="string">
            <text:p>into</text:p>
          </table:table-cell>
          <table:table-cell office:value-type="string">
            <text:p>this</text:p>
          </table:table-cell>
          <table:table-cell office:value-type="string">
            <text:p>parent.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children<text:tab/>This</text:p>
          </table:table-cell>
          <table:table-cell office:value-type="string">
            <text:p>is</text:p>
          </table:table-cell>
          <table:table-cell office:value-type="string">
            <text:p>the</text:p>
          </table:table-cell>
          <table:table-cell office:value-type="string">
            <text:p>amount</text:p>
          </table:table-cell>
          <table:table-cell office:value-type="string">
            <text:p>of</text:p>
          </table:table-cell>
          <table:table-cell office:value-type="string">
            <text:p>time</text:p>
          </table:table-cell>
          <table:table-cell office:value-type="string">
            <text:p>that</text:p>
          </table:table-cell>
          <table:table-cell office:value-type="string">
            <text:p>was</text:p>
          </table:table-cell>
          <table:table-cell office:value-type="string">
            <text:p>propagated</text:p>
          </table:table-cell>
          <table:table-cell office:value-type="string">
            <text:p>from</text:p>
          </table:table-cell>
          <table:table-cell table:number-columns-repeated="1013"/>
        </table:table-row>
        <table:table-row table:style-name="ro1">
          <table:table-cell office:value-type="string">
            <text:p><text:tab/><text:tab/>the</text:p>
          </table:table-cell>
          <table:table-cell office:value-type="string">
            <text:p>function's</text:p>
          </table:table-cell>
          <table:table-cell office:value-type="string">
            <text:p>children</text:p>
          </table:table-cell>
          <table:table-cell office:value-type="string">
            <text:p>into</text:p>
          </table:table-cell>
          <table:table-cell office:value-type="string">
            <text:p>this</text:p>
          </table:table-cell>
          <table:table-cell office:value-type="string">
            <text:p>parent.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called<text:tab/>This</text:p>
          </table:table-cell>
          <table:table-cell office:value-type="string">
            <text:p>is</text:p>
          </table:table-cell>
          <table:table-cell office:value-type="string">
            <text:p>the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imes</text:p>
          </table:table-cell>
          <table:table-cell office:value-type="string">
            <text:p>this</text:p>
          </table:table-cell>
          <table:table-cell office:value-type="string">
            <text:p>parent</text:p>
          </table:table-cell>
          <table:table-cell office:value-type="string">
            <text:p>called</text:p>
          </table:table-cell>
          <table:table-cell office:value-type="string">
            <text:p>the</text:p>
          </table:table-cell>
          <table:table-cell table:number-columns-repeated="1013"/>
        </table:table-row>
        <table:table-row table:style-name="ro1">
          <table:table-cell office:value-type="string">
            <text:p><text:tab/><text:tab/>function</text:p>
          </table:table-cell>
          <table:table-cell office:value-type="string">
            <text:p>`/'</text:p>
          </table:table-cell>
          <table:table-cell office:value-type="string">
            <text:p>the</text:p>
          </table:table-cell>
          <table:table-cell office:value-type="string">
            <text:p>total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imes</text:p>
          </table:table-cell>
          <table:table-cell office:value-type="string">
            <text:p>the</text:p>
          </table:table-cell>
          <table:table-cell office:value-type="string">
            <text:p>function</text:p>
          </table:table-cell>
          <table:table-cell table:number-columns-repeated="1015"/>
        </table:table-row>
        <table:table-row table:style-name="ro1">
          <table:table-cell office:value-type="string">
            <text:p><text:tab/><text:tab/>was</text:p>
          </table:table-cell>
          <table:table-cell office:value-type="string">
            <text:p>called.</text:p>
          </table:table-cell>
          <table:table-cell office:value-type="string">
            <text:p>Recursive</text:p>
          </table:table-cell>
          <table:table-cell office:value-type="string">
            <text:p>calls</text:p>
          </table:table-cell>
          <table:table-cell office:value-type="string">
            <text:p>to</text:p>
          </table:table-cell>
          <table:table-cell office:value-type="string">
            <text:p>the</text:p>
          </table:table-cell>
          <table:table-cell office:value-type="string">
            <text:p>function</text:p>
          </table:table-cell>
          <table:table-cell office:value-type="string">
            <text:p>are</text:p>
          </table:table-cell>
          <table:table-cell office:value-type="string">
            <text:p>not</text:p>
          </table:table-cell>
          <table:table-cell table:number-columns-repeated="1015"/>
        </table:table-row>
        <table:table-row table:style-name="ro1">
          <table:table-cell office:value-type="string">
            <text:p><text:tab/><text:tab/>included</text:p>
          </table:table-cell>
          <table:table-cell office:value-type="string">
            <text:p>in</text:p>
          </table:table-cell>
          <table:table-cell office:value-type="string">
            <text:p>the</text:p>
          </table:table-cell>
          <table:table-cell office:value-type="string">
            <text:p>number</text:p>
          </table:table-cell>
          <table:table-cell office:value-type="string">
            <text:p>after</text:p>
          </table:table-cell>
          <table:table-cell office:value-type="string">
            <text:p>the</text:p>
          </table:table-cell>
          <table:table-cell office:value-type="string">
            <text:p>`/'.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name<text:tab/>This</text:p>
          </table:table-cell>
          <table:table-cell office:value-type="string">
            <text:p>is</text:p>
          </table:table-cell>
          <table:table-cell office:value-type="string">
            <text:p>the</text:p>
          </table:table-cell>
          <table:table-cell office:value-type="string">
            <text:p>name</text:p>
          </table:table-cell>
          <table:table-cell office:value-type="string">
            <text:p>of</text:p>
          </table:table-cell>
          <table:table-cell office:value-type="string">
            <text:p>the</text:p>
          </table:table-cell>
          <table:table-cell office:value-type="string">
            <text:p>parent.</text:p>
          </table:table-cell>
          <table:table-cell office:value-type="string">
            <text:p>The</text:p>
          </table:table-cell>
          <table:table-cell office:value-type="string">
            <text:p>parent's</text:p>
          </table:table-cell>
          <table:table-cell office:value-type="string">
            <text:p>index</text:p>
          </table:table-cell>
          <table:table-cell table:number-columns-repeated="1013"/>
        </table:table-row>
        <table:table-row table:style-name="ro1">
          <table:table-cell office:value-type="string">
            <text:p><text:tab/><text:tab/>number</text:p>
          </table:table-cell>
          <table:table-cell office:value-type="string">
            <text:p>is</text:p>
          </table:table-cell>
          <table:table-cell office:value-type="string">
            <text:p>printed</text:p>
          </table:table-cell>
          <table:table-cell office:value-type="string">
            <text:p>after</text:p>
          </table:table-cell>
          <table:table-cell office:value-type="string">
            <text:p>it.</text:p>
          </table:table-cell>
          <table:table-cell office:value-type="string">
            <text:p>If</text:p>
          </table:table-cell>
          <table:table-cell office:value-type="string">
            <text:p>the</text:p>
          </table:table-cell>
          <table:table-cell office:value-type="string">
            <text:p>parent</text:p>
          </table:table-cell>
          <table:table-cell office:value-type="string">
            <text:p>is</text:p>
          </table:table-cell>
          <table:table-cell office:value-type="string">
            <text:p>a</text:p>
          </table:table-cell>
          <table:table-cell table:number-columns-repeated="1014"/>
        </table:table-row>
        <table:table-row table:style-name="ro1">
          <table:table-cell office:value-type="string">
            <text:p><text:tab/><text:tab/>member</text:p>
          </table:table-cell>
          <table:table-cell office:value-type="string">
            <text:p>of</text:p>
          </table:table-cell>
          <table:table-cell office:value-type="string">
            <text:p>a</text:p>
          </table:table-cell>
          <table:table-cell office:value-type="string">
            <text:p>cycle,</text:p>
          </table:table-cell>
          <table:table-cell office:value-type="string">
            <text:p>the</text:p>
          </table:table-cell>
          <table:table-cell office:value-type="string">
            <text:p>cycle</text:p>
          </table:table-cell>
          <table:table-cell office:value-type="string">
            <text:p>number</text:p>
          </table:table-cell>
          <table:table-cell office:value-type="string">
            <text:p>is</text:p>
          </table:table-cell>
          <table:table-cell office:value-type="string">
            <text:p>printed</text:p>
          </table:table-cell>
          <table:table-cell office:value-type="string">
            <text:p>between</text:p>
          </table:table-cell>
          <table:table-cell table:number-columns-repeated="1014"/>
        </table:table-row>
        <table:table-row table:style-name="ro1">
          <table:table-cell office:value-type="string">
            <text:p><text:tab/><text:tab/>the</text:p>
          </table:table-cell>
          <table:table-cell office:value-type="string">
            <text:p>name</text:p>
          </table:table-cell>
          <table:table-cell office:value-type="string">
            <text:p>and</text:p>
          </table:table-cell>
          <table:table-cell office:value-type="string">
            <text:p>the</text:p>
          </table:table-cell>
          <table:table-cell office:value-type="string">
            <text:p>index</text:p>
          </table:table-cell>
          <table:table-cell office:value-type="string">
            <text:p>number.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If</text:p>
          </table:table-cell>
          <table:table-cell office:value-type="string">
            <text:p>the</text:p>
          </table:table-cell>
          <table:table-cell office:value-type="string">
            <text:p>parents</text:p>
          </table:table-cell>
          <table:table-cell office:value-type="string">
            <text:p>of</text:p>
          </table:table-cell>
          <table:table-cell office:value-type="string">
            <text:p>the</text:p>
          </table:table-cell>
          <table:table-cell office:value-type="string">
            <text:p>function</text:p>
          </table:table-cell>
          <table:table-cell office:value-type="string">
            <text:p>cannot</text:p>
          </table:table-cell>
          <table:table-cell office:value-type="string">
            <text:p>be</text:p>
          </table:table-cell>
          <table:table-cell office:value-type="string">
            <text:p>determined,</text:p>
          </table:table-cell>
          <table:table-cell office:value-type="string">
            <text:p>the</text:p>
          </table:table-cell>
          <table:table-cell office:value-type="string">
            <text:p>word</text:p>
          </table:table-cell>
          <table:table-cell table:number-columns-repeated="1012"/>
        </table:table-row>
        <table:table-row table:style-name="ro4">
          <table:table-cell/>
          <table:table-cell office:value-type="string">
            <text:p>`&lt;spontaneous&gt;'</text:p>
          </table:table-cell>
          <table:table-cell office:value-type="string">
            <text:p>is</text:p>
          </table:table-cell>
          <table:table-cell office:value-type="string">
            <text:p>printed</text:p>
          </table:table-cell>
          <table:table-cell office:value-type="string">
            <text:p>in</text:p>
          </table:table-cell>
          <table:table-cell office:value-type="string">
            <text:p>the</text:p>
          </table:table-cell>
          <table:table-cell office:value-type="string">
            <text:p>`name'</text:p>
          </table:table-cell>
          <table:table-cell office:value-type="string">
            <text:p>field,</text:p>
          </table:table-cell>
          <table:table-cell office:value-type="string">
            <text:p>and</text:p>
          </table:table-cell>
          <table:table-cell office:value-type="string">
            <text:p>all</text:p>
          </table:table-cell>
          <table:table-cell office:value-type="string">
            <text:p>the</text:p>
          </table:table-cell>
          <table:table-cell office:value-type="string">
            <text:p>other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fields</text:p>
          </table:table-cell>
          <table:table-cell office:value-type="string">
            <text:p>are</text:p>
          </table:table-cell>
          <table:table-cell office:value-type="string">
            <text:p>blank.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For</text:p>
          </table:table-cell>
          <table:table-cell office:value-type="string">
            <text:p>the</text:p>
          </table:table-cell>
          <table:table-cell office:value-type="string">
            <text:p>function's</text:p>
          </table:table-cell>
          <table:table-cell office:value-type="string">
            <text:p>children,</text:p>
          </table:table-cell>
          <table:table-cell office:value-type="string">
            <text:p>the</text:p>
          </table:table-cell>
          <table:table-cell office:value-type="string">
            <text:p>fields</text:p>
          </table:table-cell>
          <table:table-cell office:value-type="string">
            <text:p>have</text:p>
          </table:table-cell>
          <table:table-cell office:value-type="string">
            <text:p>the</text:p>
          </table:table-cell>
          <table:table-cell office:value-type="string">
            <text:p>following</text:p>
          </table:table-cell>
          <table:table-cell office:value-type="string">
            <text:p>meanings: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self<text:tab/>This</text:p>
          </table:table-cell>
          <table:table-cell office:value-type="string">
            <text:p>is</text:p>
          </table:table-cell>
          <table:table-cell office:value-type="string">
            <text:p>the</text:p>
          </table:table-cell>
          <table:table-cell office:value-type="string">
            <text:p>amount</text:p>
          </table:table-cell>
          <table:table-cell office:value-type="string">
            <text:p>of</text:p>
          </table:table-cell>
          <table:table-cell office:value-type="string">
            <text:p>time</text:p>
          </table:table-cell>
          <table:table-cell office:value-type="string">
            <text:p>that</text:p>
          </table:table-cell>
          <table:table-cell office:value-type="string">
            <text:p>was</text:p>
          </table:table-cell>
          <table:table-cell office:value-type="string">
            <text:p>propagated</text:p>
          </table:table-cell>
          <table:table-cell office:value-type="string">
            <text:p>directly</text:p>
          </table:table-cell>
          <table:table-cell table:number-columns-repeated="1013"/>
        </table:table-row>
        <table:table-row table:style-name="ro1">
          <table:table-cell office:value-type="string">
            <text:p><text:tab/><text:tab/>from</text:p>
          </table:table-cell>
          <table:table-cell office:value-type="string">
            <text:p>the</text:p>
          </table:table-cell>
          <table:table-cell office:value-type="string">
            <text:p>child</text:p>
          </table:table-cell>
          <table:table-cell office:value-type="string">
            <text:p>into</text:p>
          </table:table-cell>
          <table:table-cell office:value-type="string">
            <text:p>the</text:p>
          </table:table-cell>
          <table:table-cell office:value-type="string">
            <text:p>function.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children<text:tab/>This</text:p>
          </table:table-cell>
          <table:table-cell office:value-type="string">
            <text:p>is</text:p>
          </table:table-cell>
          <table:table-cell office:value-type="string">
            <text:p>the</text:p>
          </table:table-cell>
          <table:table-cell office:value-type="string">
            <text:p>amount</text:p>
          </table:table-cell>
          <table:table-cell office:value-type="string">
            <text:p>of</text:p>
          </table:table-cell>
          <table:table-cell office:value-type="string">
            <text:p>time</text:p>
          </table:table-cell>
          <table:table-cell office:value-type="string">
            <text:p>that</text:p>
          </table:table-cell>
          <table:table-cell office:value-type="string">
            <text:p>was</text:p>
          </table:table-cell>
          <table:table-cell office:value-type="string">
            <text:p>propagated</text:p>
          </table:table-cell>
          <table:table-cell office:value-type="string">
            <text:p>from</text:p>
          </table:table-cell>
          <table:table-cell office:value-type="string">
            <text:p>the</text:p>
          </table:table-cell>
          <table:table-cell table:number-columns-repeated="1012"/>
        </table:table-row>
        <table:table-row table:style-name="ro1">
          <table:table-cell office:value-type="string">
            <text:p><text:tab/><text:tab/>child's</text:p>
          </table:table-cell>
          <table:table-cell office:value-type="string">
            <text:p>children</text:p>
          </table:table-cell>
          <table:table-cell office:value-type="string">
            <text:p>to</text:p>
          </table:table-cell>
          <table:table-cell office:value-type="string">
            <text:p>the</text:p>
          </table:table-cell>
          <table:table-cell office:value-type="string">
            <text:p>function.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called<text:tab/>This</text:p>
          </table:table-cell>
          <table:table-cell office:value-type="string">
            <text:p>is</text:p>
          </table:table-cell>
          <table:table-cell office:value-type="string">
            <text:p>the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imes</text:p>
          </table:table-cell>
          <table:table-cell office:value-type="string">
            <text:p>the</text:p>
          </table:table-cell>
          <table:table-cell office:value-type="string">
            <text:p>function</text:p>
          </table:table-cell>
          <table:table-cell office:value-type="string">
            <text:p>called</text:p>
          </table:table-cell>
          <table:table-cell table:number-columns-repeated="1014"/>
        </table:table-row>
        <table:table-row table:style-name="ro1">
          <table:table-cell office:value-type="string">
            <text:p><text:tab/><text:tab/>this</text:p>
          </table:table-cell>
          <table:table-cell office:value-type="string">
            <text:p>child</text:p>
          </table:table-cell>
          <table:table-cell office:value-type="string">
            <text:p>`/'</text:p>
          </table:table-cell>
          <table:table-cell office:value-type="string">
            <text:p>the</text:p>
          </table:table-cell>
          <table:table-cell office:value-type="string">
            <text:p>total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imes</text:p>
          </table:table-cell>
          <table:table-cell office:value-type="string">
            <text:p>the</text:p>
          </table:table-cell>
          <table:table-cell office:value-type="string">
            <text:p>child</text:p>
          </table:table-cell>
          <table:table-cell table:number-columns-repeated="1014"/>
        </table:table-row>
        <table:table-row table:style-name="ro1">
          <table:table-cell office:value-type="string">
            <text:p><text:tab/><text:tab/>was</text:p>
          </table:table-cell>
          <table:table-cell office:value-type="string">
            <text:p>called.</text:p>
          </table:table-cell>
          <table:table-cell office:value-type="string">
            <text:p>Recursive</text:p>
          </table:table-cell>
          <table:table-cell office:value-type="string">
            <text:p>calls</text:p>
          </table:table-cell>
          <table:table-cell office:value-type="string">
            <text:p>by</text:p>
          </table:table-cell>
          <table:table-cell office:value-type="string">
            <text:p>the</text:p>
          </table:table-cell>
          <table:table-cell office:value-type="string">
            <text:p>child</text:p>
          </table:table-cell>
          <table:table-cell office:value-type="string">
            <text:p>are</text:p>
          </table:table-cell>
          <table:table-cell office:value-type="string">
            <text:p>not</text:p>
          </table:table-cell>
          <table:table-cell table:number-columns-repeated="1015"/>
        </table:table-row>
        <table:table-row table:style-name="ro1">
          <table:table-cell office:value-type="string">
            <text:p><text:tab/><text:tab/>listed</text:p>
          </table:table-cell>
          <table:table-cell office:value-type="string">
            <text:p>in</text:p>
          </table:table-cell>
          <table:table-cell office:value-type="string">
            <text:p>the</text:p>
          </table:table-cell>
          <table:table-cell office:value-type="string">
            <text:p>number</text:p>
          </table:table-cell>
          <table:table-cell office:value-type="string">
            <text:p>after</text:p>
          </table:table-cell>
          <table:table-cell office:value-type="string">
            <text:p>the</text:p>
          </table:table-cell>
          <table:table-cell office:value-type="string">
            <text:p>`/'.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name<text:tab/>This</text:p>
          </table:table-cell>
          <table:table-cell office:value-type="string">
            <text:p>is</text:p>
          </table:table-cell>
          <table:table-cell office:value-type="string">
            <text:p>the</text:p>
          </table:table-cell>
          <table:table-cell office:value-type="string">
            <text:p>name</text:p>
          </table:table-cell>
          <table:table-cell office:value-type="string">
            <text:p>of</text:p>
          </table:table-cell>
          <table:table-cell office:value-type="string">
            <text:p>the</text:p>
          </table:table-cell>
          <table:table-cell office:value-type="string">
            <text:p>child.</text:p>
          </table:table-cell>
          <table:table-cell office:value-type="string">
            <text:p>The</text:p>
          </table:table-cell>
          <table:table-cell office:value-type="string">
            <text:p>child's</text:p>
          </table:table-cell>
          <table:table-cell office:value-type="string">
            <text:p>index</text:p>
          </table:table-cell>
          <table:table-cell table:number-columns-repeated="1013"/>
        </table:table-row>
        <table:table-row table:style-name="ro1">
          <table:table-cell office:value-type="string">
            <text:p><text:tab/><text:tab/>number</text:p>
          </table:table-cell>
          <table:table-cell office:value-type="string">
            <text:p>is</text:p>
          </table:table-cell>
          <table:table-cell office:value-type="string">
            <text:p>printed</text:p>
          </table:table-cell>
          <table:table-cell office:value-type="string">
            <text:p>after</text:p>
          </table:table-cell>
          <table:table-cell office:value-type="string">
            <text:p>it.</text:p>
          </table:table-cell>
          <table:table-cell office:value-type="string">
            <text:p>If</text:p>
          </table:table-cell>
          <table:table-cell office:value-type="string">
            <text:p>the</text:p>
          </table:table-cell>
          <table:table-cell office:value-type="string">
            <text:p>child</text:p>
          </table:table-cell>
          <table:table-cell office:value-type="string">
            <text:p>is</text:p>
          </table:table-cell>
          <table:table-cell office:value-type="string">
            <text:p>a</text:p>
          </table:table-cell>
          <table:table-cell table:number-columns-repeated="1014"/>
        </table:table-row>
        <table:table-row table:style-name="ro1">
          <table:table-cell office:value-type="string">
            <text:p><text:tab/><text:tab/>member</text:p>
          </table:table-cell>
          <table:table-cell office:value-type="string">
            <text:p>of</text:p>
          </table:table-cell>
          <table:table-cell office:value-type="string">
            <text:p>a</text:p>
          </table:table-cell>
          <table:table-cell office:value-type="string">
            <text:p>cycle,</text:p>
          </table:table-cell>
          <table:table-cell office:value-type="string">
            <text:p>the</text:p>
          </table:table-cell>
          <table:table-cell office:value-type="string">
            <text:p>cycle</text:p>
          </table:table-cell>
          <table:table-cell office:value-type="string">
            <text:p>number</text:p>
          </table:table-cell>
          <table:table-cell office:value-type="string">
            <text:p>is</text:p>
          </table:table-cell>
          <table:table-cell office:value-type="string">
            <text:p>printed</text:p>
          </table:table-cell>
          <table:table-cell table:number-columns-repeated="1015"/>
        </table:table-row>
        <table:table-row table:style-name="ro1">
          <table:table-cell office:value-type="string">
            <text:p><text:tab/><text:tab/>between</text:p>
          </table:table-cell>
          <table:table-cell office:value-type="string">
            <text:p>the</text:p>
          </table:table-cell>
          <table:table-cell office:value-type="string">
            <text:p>name</text:p>
          </table:table-cell>
          <table:table-cell office:value-type="string">
            <text:p>and</text:p>
          </table:table-cell>
          <table:table-cell office:value-type="string">
            <text:p>the</text:p>
          </table:table-cell>
          <table:table-cell office:value-type="string">
            <text:p>index</text:p>
          </table:table-cell>
          <table:table-cell office:value-type="string">
            <text:p>number.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If</text:p>
          </table:table-cell>
          <table:table-cell office:value-type="string">
            <text:p>there</text:p>
          </table:table-cell>
          <table:table-cell office:value-type="string">
            <text:p>are</text:p>
          </table:table-cell>
          <table:table-cell office:value-type="string">
            <text:p>any</text:p>
          </table:table-cell>
          <table:table-cell office:value-type="string">
            <text:p>cycles</text:p>
          </table:table-cell>
          <table:table-cell office:value-type="string">
            <text:p>(circles)</text:p>
          </table:table-cell>
          <table:table-cell office:value-type="string">
            <text:p>in</text:p>
          </table:table-cell>
          <table:table-cell office:value-type="string">
            <text:p>the</text:p>
          </table:table-cell>
          <table:table-cell office:value-type="string">
            <text:p>call</text:p>
          </table:table-cell>
          <table:table-cell office:value-type="string">
            <text:p>graph,</text:p>
          </table:table-cell>
          <table:table-cell office:value-type="string">
            <text:p>there</text:p>
          </table:table-cell>
          <table:table-cell office:value-type="string">
            <text:p>is</text:p>
          </table:table-cell>
          <table:table-cell office:value-type="string">
            <text:p>an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entry</text:p>
          </table:table-cell>
          <table:table-cell office:value-type="string">
            <text:p>for</text:p>
          </table:table-cell>
          <table:table-cell office:value-type="string">
            <text:p>the</text:p>
          </table:table-cell>
          <table:table-cell office:value-type="string">
            <text:p>cycle-as-a-whole.</text:p>
          </table:table-cell>
          <table:table-cell office:value-type="string">
            <text:p>This</text:p>
          </table:table-cell>
          <table:table-cell office:value-type="string">
            <text:p>entry</text:p>
          </table:table-cell>
          <table:table-cell office:value-type="string">
            <text:p>shows</text:p>
          </table:table-cell>
          <table:table-cell office:value-type="string">
            <text:p>who</text:p>
          </table:table-cell>
          <table:table-cell office:value-type="string">
            <text:p>called</text:p>
          </table:table-cell>
          <table:table-cell office:value-type="string">
            <text:p>th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ycle</text:p>
          </table:table-cell>
          <table:table-cell office:value-type="string">
            <text:p>(as</text:p>
          </table:table-cell>
          <table:table-cell office:value-type="string">
            <text:p>parents)</text:p>
          </table:table-cell>
          <table:table-cell office:value-type="string">
            <text:p>and</text:p>
          </table:table-cell>
          <table:table-cell office:value-type="string">
            <text:p>the</text:p>
          </table:table-cell>
          <table:table-cell office:value-type="string">
            <text:p>members</text:p>
          </table:table-cell>
          <table:table-cell office:value-type="string">
            <text:p>of</text:p>
          </table:table-cell>
          <table:table-cell office:value-type="string">
            <text:p>the</text:p>
          </table:table-cell>
          <table:table-cell office:value-type="string">
            <text:p>cycle</text:p>
          </table:table-cell>
          <table:table-cell office:value-type="string">
            <text:p>(as</text:p>
          </table:table-cell>
          <table:table-cell office:value-type="string">
            <text:p>children.)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he</text:p>
          </table:table-cell>
          <table:table-cell office:value-type="string">
            <text:p>`+'</text:p>
          </table:table-cell>
          <table:table-cell office:value-type="string">
            <text:p>recursive</text:p>
          </table:table-cell>
          <table:table-cell office:value-type="string">
            <text:p>calls</text:p>
          </table:table-cell>
          <table:table-cell office:value-type="string">
            <text:p>entry</text:p>
          </table:table-cell>
          <table:table-cell office:value-type="string">
            <text:p>shows</text:p>
          </table:table-cell>
          <table:table-cell office:value-type="string">
            <text:p>the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function</text:p>
          </table:table-cell>
          <table:table-cell office:value-type="string">
            <text:p>calls</text:p>
          </table:table-cell>
          <table:table-cell office:value-type="string">
            <text:p>that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were</text:p>
          </table:table-cell>
          <table:table-cell office:value-type="string">
            <text:p>internal</text:p>
          </table:table-cell>
          <table:table-cell office:value-type="string">
            <text:p>to</text:p>
          </table:table-cell>
          <table:table-cell office:value-type="string">
            <text:p>the</text:p>
          </table:table-cell>
          <table:table-cell office:value-type="string">
            <text:p>cycle,</text:p>
          </table:table-cell>
          <table:table-cell office:value-type="string">
            <text:p>and</text:p>
          </table:table-cell>
          <table:table-cell office:value-type="string">
            <text:p>the</text:p>
          </table:table-cell>
          <table:table-cell office:value-type="string">
            <text:p>calls</text:p>
          </table:table-cell>
          <table:table-cell office:value-type="string">
            <text:p>entry</text:p>
          </table:table-cell>
          <table:table-cell office:value-type="string">
            <text:p>for</text:p>
          </table:table-cell>
          <table:table-cell office:value-type="string">
            <text:p>each</text:p>
          </table:table-cell>
          <table:table-cell office:value-type="string">
            <text:p>member</text:p>
          </table:table-cell>
          <table:table-cell office:value-type="string">
            <text:p>shows,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for</text:p>
          </table:table-cell>
          <table:table-cell office:value-type="string">
            <text:p>that</text:p>
          </table:table-cell>
          <table:table-cell office:value-type="string">
            <text:p>member,</text:p>
          </table:table-cell>
          <table:table-cell office:value-type="string">
            <text:p>how</text:p>
          </table:table-cell>
          <table:table-cell office:value-type="string">
            <text:p>many</text:p>
          </table:table-cell>
          <table:table-cell office:value-type="string">
            <text:p>times</text:p>
          </table:table-cell>
          <table:table-cell office:value-type="string">
            <text:p>it</text:p>
          </table:table-cell>
          <table:table-cell office:value-type="string">
            <text:p>was</text:p>
          </table:table-cell>
          <table:table-cell office:value-type="string">
            <text:p>called</text:p>
          </table:table-cell>
          <table:table-cell office:value-type="string">
            <text:p>from</text:p>
          </table:table-cell>
          <table:table-cell office:value-type="string">
            <text:p>other</text:p>
          </table:table-cell>
          <table:table-cell office:value-type="string">
            <text:p>members</text:p>
          </table:table-cell>
          <table:table-cell office:value-type="string">
            <text:p>of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the</text:p>
          </table:table-cell>
          <table:table-cell office:value-type="string">
            <text:p>cycle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/>
          </table:table-cell>
          <table:table-cell table:number-columns-repeated="1023"/>
        </table:table-row>
        <table:table-row table:style-name="ro1">
          <table:table-cell office:value-type="string">
            <text:p>Index</text:p>
          </table:table-cell>
          <table:table-cell office:value-type="string">
            <text:p>by</text:p>
          </table:table-cell>
          <table:table-cell office:value-type="string">
            <text:p>function</text:p>
          </table:table-cell>
          <table:table-cell office:value-type="string">
            <text:p>nam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/>
          <table:table-cell office:value-type="string">
            <text:p>[67]</text:p>
          </table:table-cell>
          <table:table-cell office:value-type="string">
            <text:p>cv::Ptr&lt;cv::FeatureDetector&gt;::release()</text:p>
          </table:table-cell>
          <table:table-cell office:value-type="string">
            <text:p>[11]</text:p>
          </table:table-cell>
          <table:table-cell office:value-type="string">
            <text:p>cv::videostab::MotionFilterBase::stabilize(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,</text:p>
          </table:table-cell>
          <table:table-cell office:value-type="string">
            <text:p>std::pair&lt;int,</text:p>
          </table:table-cell>
          <table:table-cell office:value-type="string">
            <text:p>int&gt;,</text:p>
          </table:table-cell>
          <table:table-cell office:value-type="string">
            <text:p>cv::Mat*)</text:p>
          </table:table-cell>
          <table:table-cell office:value-type="string">
            <text:p>[50]</text:p>
          </table:table-cell>
          <table:table-cell office:value-type="string">
            <text:p>cv::videostab::ensureInclusionConstraint(cv::Mat</text:p>
          </table:table-cell>
          <table:table-cell office:value-type="string">
            <text:p>const&amp;,</text:p>
          </table:table-cell>
          <table:table-cell office:value-type="string">
            <text:p>cv::Size_&lt;int&gt;,</text:p>
          </table:table-cell>
          <table:table-cell office:value-type="string">
            <text:p>float)</text:p>
          </table:table-cell>
          <table:table-cell table:number-columns-repeated="1007"/>
        </table:table-row>
        <table:table-row table:style-name="ro9">
          <table:table-cell/>
          <table:table-cell office:value-type="string">
            <text:p>[52]</text:p>
          </table:table-cell>
          <table:table-cell office:value-type="string">
            <text:p>cv::gpu::GoodFeaturesToTrackDetector_GPU::~GoodFeaturesToTrackDetector_GPU()</text:p>
          </table:table-cell>
          <table:table-cell office:value-type="string">
            <text:p>[53]</text:p>
          </table:table-cell>
          <table:table-cell office:value-type="string">
            <text:p>cv::videostab::MotionInpaintBody::MotionInpaintBody(cv::videostab::MotionInpaintBody</text:p>
          </table:table-cell>
          <table:table-cell office:value-type="string">
            <text:p>const&amp;)</text:p>
          </table:table-cell>
          <table:table-cell office:value-type="string">
            <text:p>[72]</text:p>
          </table:table-cell>
          <table:table-cell office:value-type="string">
            <text:p>cv::videostab::KeypointBasedMotionEstimator::KeypointBasedMotionEstimator(cv::Ptr&lt;cv::videostab::MotionEstimatorBase&gt;)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[68]</text:p>
          </table:table-cell>
          <table:table-cell office:value-type="string">
            <text:p>cv::Mat_&lt;unsigned</text:p>
          </table:table-cell>
          <table:table-cell office:value-type="string">
            <text:p>char&gt;::~Mat_()</text:p>
          </table:table-cell>
          <table:table-cell office:value-type="string">
            <text:p>[56]</text:p>
          </table:table-cell>
          <table:table-cell office:value-type="string">
            <text:p>cv::videostab::MotionInpaintBody::operator()(int,</text:p>
          </table:table-cell>
          <table:table-cell office:value-type="string">
            <text:p>int)</text:p>
          </table:table-cell>
          <table:table-cell office:value-type="string">
            <text:p>[65]</text:p>
          </table:table-cell>
          <table:table-cell office:value-type="string">
            <text:p>cv::videostab::KeypointBasedMotionEstimatorGpu::estimate(cv::gpu::GpuMat</text:p>
          </table:table-cell>
          <table:table-cell office:value-type="string">
            <text:p>const&amp;,</text:p>
          </table:table-cell>
          <table:table-cell office:value-type="string">
            <text:p>cv::gpu::GpuMat</text:p>
          </table:table-cell>
          <table:table-cell office:value-type="string">
            <text:p>const&amp;,</text:p>
          </table:table-cell>
          <table:table-cell office:value-type="string">
            <text:p>bool*)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[75]</text:p>
          </table:table-cell>
          <table:table-cell office:value-type="string">
            <text:p>cv::MatExpr::~MatExpr()</text:p>
          </table:table-cell>
          <table:table-cell office:value-type="string">
            <text:p>[32]</text:p>
          </table:table-cell>
          <table:table-cell office:value-type="string">
            <text:p>cv::videostab::OnePassStabilizer::estimateMotion()</text:p>
          </table:table-cell>
          <table:table-cell office:value-type="string">
            <text:p>[43]</text:p>
          </table:table-cell>
          <table:table-cell office:value-type="string">
            <text:p>cv::videostab::getMotion(int,</text:p>
          </table:table-cell>
          <table:table-cell office:value-type="string">
            <text:p>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)</text:p>
          </table:table-cell>
          <table:table-cell table:number-columns-repeated="1012"/>
        </table:table-row>
        <table:table-row table:style-name="ro5">
          <table:table-cell/>
          <table:table-cell office:value-type="string">
            <text:p>[46]</text:p>
          </table:table-cell>
          <table:table-cell office:value-type="string">
            <text:p>cv::videostab::calcFlowMask(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float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cv::Mat&amp;)</text:p>
          </table:table-cell>
          <table:table-cell office:value-type="string">
            <text:p>[79]</text:p>
          </table:table-cell>
          <table:table-cell office:value-type="string">
            <text:p>cv::videostab::OnePassStabilizer::estimateStabilizationMotion()</text:p>
          </table:table-cell>
          <table:table-cell office:value-type="string">
            <text:p>[54]</text:p>
          </table:table-cell>
          <table:table-cell office:value-type="string">
            <text:p>cv::videostab::estimateGlobMotionLeastSquaresRigid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table:number-columns-repeated="1003"/>
        </table:table-row>
        <table:table-row table:style-name="ro5">
          <table:table-cell/>
          <table:table-cell office:value-type="string">
            <text:p>[60]</text:p>
          </table:table-cell>
          <table:table-cell office:value-type="string">
            <text:p>cv::videostab::InpainterBase::setMotions(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)</text:p>
          </table:table-cell>
          <table:table-cell office:value-type="string">
            <text:p>[57]</text:p>
          </table:table-cell>
          <table:table-cell office:value-type="string">
            <text:p>cv::videostab::TwoPassStabilizer::postProcessFrame(cv::Mat</text:p>
          </table:table-cell>
          <table:table-cell office:value-type="string">
            <text:p>const&amp;)</text:p>
          </table:table-cell>
          <table:table-cell office:value-type="string">
            <text:p>[6]</text:p>
          </table:table-cell>
          <table:table-cell office:value-type="string">
            <text:p>cv::videostab::estimateGlobMotionLeastSquaresAffin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[76]</text:p>
          </table:table-cell>
          <table:table-cell office:value-type="string">
            <text:p>cv::videostab::InpainterBase::setMotionModel(cv::videostab::MotionModel)</text:p>
          </table:table-cell>
          <table:table-cell office:value-type="string">
            <text:p>[62]</text:p>
          </table:table-cell>
          <table:table-cell office:value-type="string">
            <text:p>cv::videostab::TwoPassStabilizer::estimateStabilizationMotion()</text:p>
          </table:table-cell>
          <table:table-cell office:value-type="string">
            <text:p>[4]</text:p>
          </table:table-cell>
          <table:table-cell office:value-type="string">
            <text:p>cv::videostab::estimateGlobMotionLeastSquaresSimilarity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table:number-columns-repeated="1014"/>
        </table:table-row>
        <table:table-row table:style-name="ro9">
          <table:table-cell/>
          <table:table-cell office:value-type="string">
            <text:p>[33]</text:p>
          </table:table-cell>
          <table:table-cell office:value-type="string">
            <text:p>cv::videostab::InpainterBase::setStabilizationMotions(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)</text:p>
          </table:table-cell>
          <table:table-cell office:value-type="string">
            <text:p>[44]</text:p>
          </table:table-cell>
          <table:table-cell office:value-type="string">
            <text:p>cv::videostab::MotionInpaintBody</text:p>
          </table:table-cell>
          <table:table-cell office:value-type="string">
            <text:p>cv::videostab::FastMarchingMethod::run&lt;cv::videostab::MotionInpaintBody&gt;(cv::Mat</text:p>
          </table:table-cell>
          <table:table-cell office:value-type="string">
            <text:p>const&amp;,</text:p>
          </table:table-cell>
          <table:table-cell office:value-type="string">
            <text:p>cv::videostab::MotionInpaintBody)</text:p>
          </table:table-cell>
          <table:table-cell office:value-type="string">
            <text:p>[58]</text:p>
          </table:table-cell>
          <table:table-cell office:value-type="string">
            <text:p>cv::videostab::estimateGlobMotionLeastSquaresTranslation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table:number-columns-repeated="1008"/>
        </table:table-row>
        <table:table-row table:style-name="ro9">
          <table:table-cell/>
          <table:table-cell office:value-type="string">
            <text:p>[69]</text:p>
          </table:table-cell>
          <table:table-cell office:value-type="string">
            <text:p>cv::videostab::InpainterBase::setRadius(int)</text:p>
          </table:table-cell>
          <table:table-cell office:value-type="string">
            <text:p>[45]</text:p>
          </table:table-cell>
          <table:table-cell office:value-type="string">
            <text:p>cv::videostab::ColorAverageInpaintBody</text:p>
          </table:table-cell>
          <table:table-cell office:value-type="string">
            <text:p>cv::videostab::FastMarchingMethod::run&lt;cv::videostab::ColorAverageInpaintBody&gt;(cv::Mat</text:p>
          </table:table-cell>
          <table:table-cell office:value-type="string">
            <text:p>const&amp;,</text:p>
          </table:table-cell>
          <table:table-cell office:value-type="string">
            <text:p>cv::videostab::ColorAverageInpaintBody)</text:p>
          </table:table-cell>
          <table:table-cell office:value-type="string">
            <text:p>[7]</text:p>
          </table:table-cell>
          <table:table-cell office:value-type="string">
            <text:p>cv::videostab::estimateGlobMotionLeastSquaresTranslationAndScale(int,</text:p>
          </table:table-cell>
          <table:table-cell office:value-type="string">
            <text:p>cv::Point_&lt;float&gt;*,</text:p>
          </table:table-cell>
          <table:table-cell office:value-type="string">
            <text:p>cv::Point_&lt;float&gt;*,</text:p>
          </table:table-cell>
          <table:table-cell office:value-type="string">
            <text:p>float*)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[77]</text:p>
          </table:table-cell>
          <table:table-cell office:value-type="string">
            <text:p>cv::videostab::InpainterBase::~InpainterBase()</text:p>
          </table:table-cell>
          <table:table-cell office:value-type="string">
            <text:p>[9]</text:p>
          </table:table-cell>
          <table:table-cell office:value-type="string">
            <text:p>cv::videostab::ToFileMotionWriter::estimate(cv::Mat</text:p>
          </table:table-cell>
          <table:table-cell office:value-type="string">
            <text:p>const&amp;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bool*)</text:p>
          </table:table-cell>
          <table:table-cell office:value-type="string">
            <text:p>[80]</text:p>
          </table:table-cell>
          <table:table-cell office:value-type="string">
            <text:p>cv::videostab::InpainterBase::stabilizedFrames()</text:p>
          </table:table-cell>
          <table:table-cell office:value-type="string">
            <text:p>const</text:p>
          </table:table-cell>
          <table:table-cell table:number-columns-repeated="1012"/>
        </table:table-row>
        <table:table-row table:style-name="ro5">
          <table:table-cell/>
          <table:table-cell office:value-type="string">
            <text:p>[16]</text:p>
          </table:table-cell>
          <table:table-cell office:value-type="string">
            <text:p>cv::videostab::Color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[5]</text:p>
          </table:table-cell>
          <table:table-cell office:value-type="string">
            <text:p>cv::videostab::ToFileMotionWriter::ToFileMotionWriter(std::string</text:p>
          </table:table-cell>
          <table:table-cell office:value-type="string">
            <text:p>const&amp;,</text:p>
          </table:table-cell>
          <table:table-cell office:value-type="string">
            <text:p>cv::Ptr&lt;cv::videostab::ImageMotionEstimatorBase&gt;)</text:p>
          </table:table-cell>
          <table:table-cell office:value-type="string">
            <text:p>[73]</text:p>
          </table:table-cell>
          <table:table-cell office:value-type="string">
            <text:p>cv::videostab::InpainterBase::frames()</text:p>
          </table:table-cell>
          <table:table-cell office:value-type="string">
            <text:p>const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[78]</text:p>
          </table:table-cell>
          <table:table-cell office:value-type="string">
            <text:p>cv::videostab::ColorInpainter::~ColorInpainter()</text:p>
          </table:table-cell>
          <table:table-cell office:value-type="string">
            <text:p>[70]</text:p>
          </table:table-cell>
          <table:table-cell office:value-type="string">
            <text:p>cv::videostab::FromFileMotionReader::FromFileMotionReader(std::string</text:p>
          </table:table-cell>
          <table:table-cell office:value-type="string">
            <text:p>const&amp;)</text:p>
          </table:table-cell>
          <table:table-cell office:value-type="string">
            <text:p>[59]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::vector(unsigned</text:p>
          </table:table-cell>
          <table:table-cell office:value-type="string">
            <text:p>int,</text:p>
          </table:table-cell>
          <table:table-cell office:value-type="string">
            <text:p>cv::Mat</text:p>
          </table:table-cell>
          <table:table-cell office:value-type="string">
            <text:p>const&amp;,</text:p>
          </table:table-cell>
          <table:table-cell office:value-type="string">
            <text:p>std::allocator&lt;cv::Mat&gt;</text:p>
          </table:table-cell>
          <table:table-cell office:value-type="string">
            <text:p>const&amp;)</text:p>
          </table:table-cell>
          <table:table-cell table:number-columns-repeated="1009"/>
        </table:table-row>
        <table:table-row table:style-name="ro7">
          <table:table-cell/>
          <table:table-cell office:value-type="string">
            <text:p>[66]</text:p>
          </table:table-cell>
          <table:table-cell office:value-type="string">
            <text:p>cv::videostab::ColorInpainter::~ColorInpainter()</text:p>
          </table:table-cell>
          <table:table-cell office:value-type="string">
            <text:p>[10]</text:p>
          </table:table-cell>
          <table:table-cell office:value-type="string">
            <text:p>cv::videostab::GaussianMotionFilter::stabilize(int,</text:p>
          </table:table-cell>
          <table:table-cell office:value-type="string">
            <text:p>std::vector&lt;cv::Mat,</text:p>
          </table:table-cell>
          <table:table-cell office:value-type="string">
            <text:p>std::allocator&lt;cv::Mat&gt;</text:p>
          </table:table-cell>
          <table:table-cell office:value-type="string">
            <text:p>&gt;</text:p>
          </table:table-cell>
          <table:table-cell office:value-type="string">
            <text:p>const&amp;,</text:p>
          </table:table-cell>
          <table:table-cell office:value-type="string">
            <text:p>std::pair&lt;int,</text:p>
          </table:table-cell>
          <table:table-cell office:value-type="string">
            <text:p>int&gt;)</text:p>
          </table:table-cell>
          <table:table-cell office:value-type="string">
            <text:p>[74]</text:p>
          </table:table-cell>
          <table:table-cell office:value-type="string">
            <text:p>std::vector&lt;cv::Point_&lt;float&gt;,</text:p>
          </table:table-cell>
          <table:table-cell office:value-type="string">
            <text:p>std::allocator&lt;cv::Point_&lt;float&gt;</text:p>
          </table:table-cell>
          <table:table-cell office:value-type="string">
            <text:p>&gt;</text:p>
          </table:table-cell>
          <table:table-cell office:value-type="string">
            <text:p>&gt;::~vector()</text:p>
          </table:table-cell>
          <table:table-cell table:number-columns-repeated="1008"/>
        </table:table-row>
        <table:table-row table:style-name="ro8">
          <table:table-cell/>
          <table:table-cell office:value-type="string">
            <text:p>[61]</text:p>
          </table:table-cell>
          <table:table-cell office:value-type="string">
            <text:p>cv::videostab::StabilizerBase::doOneIteration()</text:p>
          </table:table-cell>
          <table:table-cell office:value-type="string">
            <text:p>[12]</text:p>
          </table:table-cell>
          <table:table-cell office:value-type="string">
            <text:p>cv::videostab::MotionEstimatorRansacL2::MotionEstimatorRansacL2(cv::videostab::MotionModel)</text:p>
          </table:table-cell>
          <table:table-cell office:value-type="string">
            <text:p>[36]</text:p>
          </table:table-cell>
          <table:table-cell office:value-type="string">
            <text:p>std::vector&lt;std::vector&lt;int,</text:p>
          </table:table-cell>
          <table:table-cell office:value-type="string">
            <text:p>std::allocator&lt;int&gt;</text:p>
          </table:table-cell>
          <table:table-cell office:value-type="string">
            <text:p>&gt;,</text:p>
          </table:table-cell>
          <table:table-cell office:value-type="string">
            <text:p>std::allocator&lt;std::vector&lt;int,</text:p>
          </table:table-cell>
          <table:table-cell office:value-type="string">
            <text:p>std::allocator&lt;int&gt;</text:p>
          </table:table-cell>
          <table:table-cell table:number-columns-repeated="2" office:value-type="string">
            <text:p>&gt;</text:p>
          </table:table-cell>
          <table:table-cell office:value-type="string">
            <text:p>&gt;::_M_fill_assign(unsigned</text:p>
          </table:table-cell>
          <table:table-cell office:value-type="string">
            <text:p>int,</text:p>
          </table:table-cell>
          <table:table-cell office:value-type="string">
            <text:p>std::vector&lt;int,</text:p>
          </table:table-cell>
          <table:table-cell office:value-type="string">
            <text:p>std::allocator&lt;int&gt;</text:p>
          </table:table-cell>
          <table:table-cell office:value-type="string">
            <text:p>&gt;</text:p>
          </table:table-cell>
          <table:table-cell office:value-type="string">
            <text:p>const&amp;)</text:p>
          </table:table-cell>
          <table:table-cell table:number-columns-repeated="1005"/>
        </table:table-row>
        <table:table-row table:style-name="ro7">
          <table:table-cell/>
          <table:table-cell office:value-type="string">
            <text:p>[23]</text:p>
          </table:table-cell>
          <table:table-cell office:value-type="string">
            <text:p>cv::videostab::StabilizerBase::stabilizeFrame()</text:p>
          </table:table-cell>
          <table:table-cell office:value-type="string">
            <text:p>[51]</text:p>
          </table:table-cell>
          <table:table-cell office:value-type="string">
            <text:p>cv::videostab::estimateOptimalTrimRatio(cv::Mat</text:p>
          </table:table-cell>
          <table:table-cell office:value-type="string">
            <text:p>const&amp;,</text:p>
          </table:table-cell>
          <table:table-cell office:value-type="string">
            <text:p>cv::Size_&lt;int&gt;)</text:p>
          </table:table-cell>
          <table:table-cell office:value-type="string">
            <text:p>[55]</text:p>
          </table:table-cell>
          <table:table-cell office:value-type="string">
            <text:p>std::basic_string&lt;char,</text:p>
          </table:table-cell>
          <table:table-cell office:value-type="string">
            <text:p>std::char_traits&lt;char&gt;,</text:p>
          </table:table-cell>
          <table:table-cell office:value-type="string">
            <text:p>std::allocator&lt;char&gt;</text:p>
          </table:table-cell>
          <table:table-cell office:value-type="string">
            <text:p>&gt;</text:p>
          </table:table-cell>
          <table:table-cell office:value-type="string">
            <text:p>std::operator+&lt;char,</text:p>
          </table:table-cell>
          <table:table-cell office:value-type="string">
            <text:p>std::char_traits&lt;char&gt;,</text:p>
          </table:table-cell>
          <table:table-cell office:value-type="string">
            <text:p>std::allocator&lt;char&gt;</text:p>
          </table:table-cell>
          <table:table-cell office:value-type="string">
            <text:p>&gt;(char</text:p>
          </table:table-cell>
          <table:table-cell office:value-type="string">
            <text:p>const*,</text:p>
          </table:table-cell>
          <table:table-cell office:value-type="string">
            <text:p>std::basic_string&lt;char,</text:p>
          </table:table-cell>
          <table:table-cell office:value-type="string">
            <text:p>std::char_traits&lt;char&gt;,</text:p>
          </table:table-cell>
          <table:table-cell office:value-type="string">
            <text:p>std::allocator&lt;char&gt;</text:p>
          </table:table-cell>
          <table:table-cell office:value-type="string">
            <text:p>&gt;</text:p>
          </table:table-cell>
          <table:table-cell office:value-type="string">
            <text:p>const&amp;)</text:p>
          </table:table-cell>
          <table:table-cell table:number-columns-repeated="1002"/>
        </table:table-row>
        <table:table-row table:style-name="ro5">
          <table:table-cell/>
          <table:table-cell office:value-type="string">
            <text:p>[34]</text:p>
          </table:table-cell>
          <table:table-cell office:value-type="string">
            <text:p>cv::videostab::StabilizerBase::postProcessFrame(cv::Mat</text:p>
          </table:table-cell>
          <table:table-cell office:value-type="string">
            <text:p>const&amp;)</text:p>
          </table:table-cell>
          <table:table-cell office:value-type="string">
            <text:p>[47]</text:p>
          </table:table-cell>
          <table:table-cell office:value-type="string">
            <text:p>cv::videostab::ConsistentMosaic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[3]</text:p>
          </table:table-cell>
          <table:table-cell office:value-type="string">
            <text:p>main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[19]</text:p>
          </table:table-cell>
          <table:table-cell office:value-type="string">
            <text:p>cv::videostab::StabilizerBase::reset()</text:p>
          </table:table-cell>
          <table:table-cell office:value-type="string">
            <text:p>[63]</text:p>
          </table:table-cell>
          <table:table-cell office:value-type="string">
            <text:p>cv::videostab::ConsistentMosaicInpainter::ConsistentMosaicInpainter()</text:p>
          </table:table-cell>
          <table:table-cell office:value-type="string">
            <text:p>[1]</text:p>
          </table:table-cell>
          <table:table-cell office:value-type="string">
            <text:p>&lt;cycle</text:p>
          </table:table-cell>
          <table:table-cell office:value-type="string">
            <text:p>1&gt;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[48]</text:p>
          </table:table-cell>
          <table:table-cell office:value-type="string">
            <text:p>cv::videostab::MotionInpainter::inpaint(int,</text:p>
          </table:table-cell>
          <table:table-cell office:value-type="string">
            <text:p>cv::Mat&amp;,</text:p>
          </table:table-cell>
          <table:table-cell office:value-type="string">
            <text:p>cv::Mat&amp;)</text:p>
          </table:table-cell>
          <table:table-cell office:value-type="string">
            <text:p>[71]</text:p>
          </table:table-cell>
          <table:table-cell office:value-type="string">
            <text:p>cv::videostab::ConsistentMosaicInpainter::~ConsistentMosaicInpainter()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[49]</text:p>
          </table:table-cell>
          <table:table-cell office:value-type="string">
            <text:p>cv::videostab::MotionInpainter::MotionInpainter()</text:p>
          </table:table-cell>
          <table:table-cell office:value-type="string">
            <text:p>[64]</text:p>
          </table:table-cell>
          <table:table-cell office:value-type="string">
            <text:p>cv::videostab::ConsistentMosaicInpainter::~ConsistentMosaicInpainter()</text:p>
          </table:table-cell>
          <table:table-cell table:number-columns-repeated="1019"/>
        </table:table-row>
        <table:table-row table:style-name="ro2" table:number-rows-repeated="10477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:Sheet1.T59" table:contains-header="false">
          <table:sort table:bind-styles-to-content="false"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25T14:57:47</dc:date>
    <dc:creator>Rodrigo Cayón</dc:creator>
    <meta:document-statistic meta:table-count="1" meta:cell-count="6562" meta:object-count="1"/>
    <meta:generator>LibreOffice/3.6$Linux_x86 LibreOffice_project/58f22d5-270d05a-e2abed1-ea17a85-9b5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31cm" svg:height="15.933cm" xlink:href=".." xlink:type="simple" chart:class="chart:circle" chart:style-name="ch1">
        <chart:legend chart:legend-position="top" svg:x="2.184cm" svg:y="0.956cm" style:legend-expansion="wide" chart:style-name="ch2"/>
        <chart:plot-area chart:style-name="ch3" table:cell-range-address="Sheet1.G6:Sheet1.G9 Sheet1.E4:Sheet1.E4 Sheet1.E6:Sheet1.E9 Sheet1.G4:Sheet1.G4" chart:data-source-has-labels="both" svg:x="0.394cm" svg:y="3.366cm" svg:width="18.943cm" svg:height="12.249cm">
          <chartooo:coordinate-region svg:x="3.741cm" svg:y="3.367cm" svg:width="12.248cm" svg:height="12.248cm"/>
          <chart:axis chart:dimension="x" chart:name="primary-x" chart:style-name="ch4" chartooo:axis-type="auto">
            <chartooo:date-scale/>
            <chart:categories table:cell-range-address="Sheet1.G6:Sheet1.G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6:Sheet1.E9" chart:label-cell-address="Sheet1.E4:Sheet1.E4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Sheet1.G6:Sheet1.G9" chart:label-cell-address="Sheet1.G4:Sheet1.G4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f us/call</text:p>
                <draw:g>
                  <svg:desc>Sheet1.E4:Sheet1.E4</svg:desc>
                </draw:g>
              </table:table-cell>
              <table:table-cell office:value-type="string">
                <text:p>name</text:p>
                <draw:g>
                  <svg:desc>Sheet1.G4:Sheet1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v::videostab::MotionEstimatorRansacL2::MotionEstimatorRansacL2(cv::videostab::MotionModel)</text:p>
                <draw:g>
                  <svg:desc>Sheet1.G6:Sheet1.G9</svg:desc>
                </draw:g>
              </table:table-cell>
              <table:table-cell office:value-type="float" office:value="11.44">
                <text:p>11.44</text:p>
                <draw:g>
                  <svg:desc>Sheet1.E6:Sheet1.E9</svg:desc>
                </draw:g>
              </table:table-cell>
              <table:table-cell office:value-type="float" office:value="NaN">
                <text:p>NaN</text:p>
                <draw:g>
                  <svg:desc>Sheet1.G6:Sheet1.G9</svg:desc>
                </draw:g>
              </table:table-cell>
            </table:table-row>
            <table:table-row>
              <table:table-cell office:value-type="string">
                <text:p>cv::videostab::MotionFilterBase::stabilize(int,</text:p>
              </table:table-cell>
              <table:table-cell office:value-type="float" office:value="8.89">
                <text:p>8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v::videostab::GaussianMotionFilter::stabilize(int,</text:p>
              </table:table-cell>
              <table:table-cell office:value-type="float" office:value="2.67">
                <text:p>2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v::videostab::ToFileMotionWriter::ToFileMotionWriter(std::string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58f22d5-270d05a-e2abed1-ea17a85-9b5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